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3pt"/>
    </style:style>
    <style:style style:name="co2" style:family="table-column">
      <style:table-column-properties fo:break-before="auto" style:column-width="64.01pt"/>
    </style:style>
    <style:style style:name="co3" style:family="table-column">
      <style:table-column-properties fo:break-before="auto" style:column-width="160.24pt"/>
    </style:style>
    <style:style style:name="co4" style:family="table-column">
      <style:table-column-properties fo:break-before="auto" style:column-width="29.76pt"/>
    </style:style>
    <style:style style:name="co5" style:family="table-column">
      <style:table-column-properties fo:break-before="auto" style:column-width="262.94pt"/>
    </style:style>
    <style:style style:name="co6" style:family="table-column">
      <style:table-column-properties fo:break-before="auto" style:column-width="92.75pt"/>
    </style:style>
    <style:style style:name="co7" style:family="table-column">
      <style:table-column-properties fo:break-before="auto" style:column-width="397.96pt"/>
    </style:style>
    <style:style style:name="co8" style:family="table-column">
      <style:table-column-properties fo:break-before="auto" style:column-width="339.36pt"/>
    </style:style>
    <style:style style:name="co9" style:family="table-column">
      <style:table-column-properties fo:break-before="auto" style:column-width="224.05pt"/>
    </style:style>
    <style:style style:name="co10" style:family="table-column">
      <style:table-column-properties fo:break-before="auto" style:column-width="802.37pt"/>
    </style:style>
    <style:style style:name="co11" style:family="table-column">
      <style:table-column-properties fo:break-before="auto" style:column-width="60.49pt"/>
    </style:style>
    <style:style style:name="co12" style:family="table-column">
      <style:table-column-properties fo:break-before="auto" style:column-width="219.6pt"/>
    </style:style>
    <style:style style:name="co13" style:family="table-column">
      <style:table-column-properties fo:break-before="auto" style:column-width="471pt"/>
    </style:style>
    <style:style style:name="co14" style:family="table-column">
      <style:table-column-properties fo:break-before="auto" style:column-width="334.15pt"/>
    </style:style>
    <style:style style:name="co15" style:family="table-column">
      <style:table-column-properties fo:break-before="auto" style:column-width="475.06pt"/>
    </style:style>
    <style:style style:name="co16" style:family="table-column">
      <style:table-column-properties fo:break-before="auto" style:column-width="328.2pt"/>
    </style:style>
    <style:style style:name="co17" style:family="table-column">
      <style:table-column-properties fo:break-before="auto" style:column-width="117.61pt"/>
    </style:style>
    <style:style style:name="co18" style:family="table-column">
      <style:table-column-properties fo:break-before="auto" style:column-width="69.05pt"/>
    </style:style>
    <style:style style:name="co19" style:family="table-column">
      <style:table-column-properties fo:break-before="auto" style:column-width="66.05pt"/>
    </style:style>
    <style:style style:name="ro1" style:family="table-row">
      <style:table-row-properties style:row-height="12.8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29pt" fo:break-before="auto" style:use-optimal-row-height="true"/>
    </style:style>
    <style:style style:name="ro4" style:family="table-row">
      <style:table-row-properties style:row-height="24.04pt" fo:break-before="auto" style:use-optimal-row-height="true"/>
    </style:style>
    <style:style style:name="ro5" style:family="table-row">
      <style:table-row-properties style:row-height="49.49pt" fo:break-before="auto" style:use-optimal-row-height="true"/>
    </style:style>
    <style:style style:name="ro6" style:family="table-row">
      <style:table-row-properties style:row-height="37.5pt" fo:break-before="auto" style:use-optimal-row-height="true"/>
    </style:style>
    <style:style style:name="ro7" style:family="table-row">
      <style:table-row-properties style:row-height="25.5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Watchlist" table:style-name="ta1" table:print="false">
        <table:table-column table:style-name="co1" table:default-cell-style-name="Default"/>
        <table:table-column table:style-name="co2" table:default-cell-style-name="ce1"/>
        <table:table-column table:style-name="co2" table:number-columns-repeated="13" table:default-cell-style-name="Default"/>
        <table:table-row table:style-name="ro1">
          <table:table-cell office:value-type="string" calcext:value-type="string">
            <text:p>Cheap Rentals in Wellington</text:p>
          </table:table-cell>
          <table:table-cell table:style-name="Default"/>
          <table:table-cell table:number-columns-repeated="13"/>
        </table:table-row>
        <table:table-row table:style-name="ro2">
          <table:table-cell/>
          <table:table-cell table:style-name="Default"/>
          <table:table-cell table:number-columns-repeated="11"/>
          <table:table-cell office:value-type="string" calcext:value-type="string">
            <text:p>Travel Costs</text:p>
          </table:table-cell>
          <table:table-cell/>
        </table:table-row>
        <table:table-row table:style-name="ro2">
          <table:table-cell office:value-type="string" calcext:value-type="string">
            <text:p><text:s/></text:p>
          </table:table-cell>
          <table:table-cell table:style-name="Default" office:value-type="string" calcext:value-type="string">
            <text:p>Name</text:p>
          </table:table-cell>
          <table:table-cell office:value-type="string" calcext:value-type="string">
            <text:p>Location</text:p>
          </table:table-cell>
          <table:table-cell office:value-type="string" calcext:value-type="string">
            <text:p>Rent</text:p>
          </table:table-cell>
          <table:table-cell office:value-type="string" calcext:value-type="string">
            <text:p>Expenses</text:p>
          </table:table-cell>
          <table:table-cell office:value-type="string" calcext:value-type="string">
            <text:p>Move-in Costs</text:p>
          </table:table-cell>
          <table:table-cell office:value-type="string" calcext:value-type="string">
            <text:p>Travel Cost</text:p>
          </table:table-cell>
          <table:table-cell office:value-type="string" calcext:value-type="string">
            <text:p>Furnishing</text:p>
          </table:table-cell>
          <table:table-cell office:value-type="string" calcext:value-type="string">
            <text:p>Total Cost</text:p>
          </table:table-cell>
          <table:table-cell office:value-type="string" calcext:value-type="string">
            <text:p>Annual Cost</text:p>
          </table:table-cell>
          <table:table-cell office:value-type="string" calcext:value-type="string">
            <text:p>% of Net Income</text:p>
          </table:table-cell>
          <table:table-cell office:value-type="string" calcext:value-type="string">
            <text:p>Miscellaneous</text:p>
          </table:table-cell>
          <table:table-cell/>
          <table:table-cell office:value-type="string" calcext:value-type="string">
            <text:p>Location</text:p>
          </table:table-cell>
          <table:table-cell office:value-type="string" calcext:value-type="string">
            <text:p>Cost per week</text:p>
          </table:table-cell>
        </table:table-row>
        <table:table-row table:style-name="ro3">
          <table:table-cell/>
          <table:table-cell office:value-type="string" calcext:value-type="string">
            <text:p> Mount Cook, 1 bedroom, $195 pw </text:p>
          </table:table-cell>
          <table:table-cell table:style-name="ce1" table:formula="of:=VLOOKUP([.B4];[Data.A2:.S157];1)" office:value-type="string" office:string-value="" calcext:value-type="error">
            <text:p>#N/A</text:p>
          </table:table-cell>
          <table:table-cell table:number-columns-repeated="12"/>
        </table:table-row>
        <table:table-row table:style-name="ro4">
          <table:table-cell/>
          <table:table-cell office:value-type="string" calcext:value-type="string">
            <text:p> <text:a xlink:href="https://www.trademe.co.nz/Browse/Listing.aspx?id=1235240925" xlink:type="simple">Taita, 1 bedroom, $170 pw</text:a></text:p>
          </table:table-cell>
          <table:table-cell table:style-name="ce1"/>
          <table:table-cell table:number-columns-repeated="12"/>
        </table:table-row>
        <table:table-row table:style-name="ro4">
          <table:table-cell/>
          <table:table-cell office:value-type="string" calcext:value-type="string">
            <text:p> <text:a xlink:href="https://www.trademe.co.nz/Browse/Listing.aspx?id=1184159832" xlink:type="simple">Wellington Central, 1 bedroom, $155 pw</text:a></text:p>
          </table:table-cell>
          <table:table-cell table:style-name="ce1"/>
          <table:table-cell table:number-columns-repeated="12"/>
        </table:table-row>
        <table:table-row table:style-name="ro4">
          <table:table-cell/>
          <table:table-cell office:value-type="string" calcext:value-type="string">
            <text:p> <text:a xlink:href="https://www.trademe.co.nz/Browse/Listing.aspx?id=1153267830" xlink:type="simple">Newtown, 1 bedroom, $190 pw</text:a></text:p>
          </table:table-cell>
          <table:table-cell table:style-name="ce1"/>
          <table:table-cell table:number-columns-repeated="12"/>
        </table:table-row>
        <table:table-row table:style-name="ro4">
          <table:table-cell/>
          <table:table-cell office:value-type="string" calcext:value-type="string">
            <text:p> <text:a xlink:href="https://www.trademe.co.nz/Browse/Listing.aspx?id=973955938" xlink:type="simple">Newtown, 1 bedroom, $190 pw</text:a></text:p>
          </table:table-cell>
          <table:table-cell table:number-columns-repeated="13"/>
        </table:table-row>
        <table:table-row table:style-name="ro4">
          <table:table-cell/>
          <table:table-cell office:value-type="string" calcext:value-type="string">
            <text:p> <text:a xlink:href="https://www.trademe.co.nz/Browse/Listing.aspx?id=1223474697" xlink:type="simple">Wellington Central, 1 bedroom, $195 pw</text:a></text:p>
          </table:table-cell>
          <table:table-cell table:number-columns-repeated="13"/>
        </table:table-row>
        <table:table-row table:style-name="ro4">
          <table:table-cell/>
          <table:table-cell office:value-type="string" calcext:value-type="string">
            <text:p> <text:a xlink:href="https://www.trademe.co.nz/Browse/Listing.aspx?id=1050868596" xlink:type="simple">Wellington Central, 1 bedroom, $200 pw</text:a></text:p>
          </table:table-cell>
          <table:table-cell table:number-columns-repeated="13"/>
        </table:table-row>
        <table:table-row table:style-name="ro4">
          <table:table-cell/>
          <table:table-cell office:value-type="string" calcext:value-type="string">
            <text:p> <text:a xlink:href="https://www.trademe.co.nz/Browse/Listing.aspx?id=1207335040" xlink:type="simple">Wellington Central, 1 bedroom, $200 pw</text:a></text:p>
          </table:table-cell>
          <table:table-cell table:number-columns-repeated="13"/>
        </table:table-row>
        <table:table-row table:style-name="ro4">
          <table:table-cell/>
          <table:table-cell office:value-type="string" calcext:value-type="string">
            <text:p> <text:a xlink:href="https://www.trademe.co.nz/Browse/Listing.aspx?id=1238156540" xlink:type="simple">Wellington Central, 1 bedroom, $225 pw</text:a></text:p>
          </table:table-cell>
          <table:table-cell table:number-columns-repeated="13"/>
        </table:table-row>
        <table:table-row table:style-name="ro4">
          <table:table-cell/>
          <table:table-cell office:value-type="string" calcext:value-type="string">
            <text:p> <text:a xlink:href="https://www.trademe.co.nz/Browse/Listing.aspx?id=1238349594" xlink:type="simple">Thorndon, 1 bedroom, $200 pw</text:a></text:p>
          </table:table-cell>
          <table:table-cell table:number-columns-repeated="13"/>
        </table:table-row>
        <table:table-row table:style-name="ro4">
          <table:table-cell/>
          <table:table-cell office:value-type="string" calcext:value-type="string">
            <text:p> <text:a xlink:href="https://www.trademe.co.nz/Browse/Listing.aspx?id=1238404199" xlink:type="simple">Hataitai, 1 bedroom, $180 pw</text:a></text:p>
          </table:table-cell>
          <table:table-cell table:number-columns-repeated="13"/>
        </table:table-row>
        <table:table-row table:style-name="ro4">
          <table:table-cell/>
          <table:table-cell office:value-type="string" calcext:value-type="string">
            <text:p> <text:a xlink:href="https://www.trademe.co.nz/Browse/Listing.aspx?id=1238874473" xlink:type="simple">Taita, 1 bedroom, $180 pw</text:a></text:p>
          </table:table-cell>
          <table:table-cell table:number-columns-repeated="13"/>
        </table:table-row>
        <table:table-row table:style-name="ro4">
          <table:table-cell/>
          <table:table-cell office:value-type="string" calcext:value-type="string">
            <text:p> <text:a xlink:href="https://www.trademe.co.nz/Browse/Listing.aspx?id=1238996096" xlink:type="simple">Hataitai, 1 bedroom, $195 pw</text:a></text:p>
          </table:table-cell>
          <table:table-cell table:number-columns-repeated="13"/>
        </table:table-row>
        <table:table-row table:style-name="ro4">
          <table:table-cell/>
          <table:table-cell office:value-type="string" calcext:value-type="string">
            <text:p> <text:a xlink:href="https://www.trademe.co.nz/Browse/Listing.aspx?id=1164997080" xlink:type="simple">Karori, 1 bedroom, $150 pw</text:a></text:p>
          </table:table-cell>
          <table:table-cell table:number-columns-repeated="13"/>
        </table:table-row>
      </table:table>
      <table:table table:name="Data" table:style-name="ta1" table:print="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2">
          <table:table-cell office:value-type="string" calcext:value-type="string">
            <text:p>title</text:p>
          </table:table-cell>
          <table:table-cell office:value-type="string" calcext:value-type="string">
            <text:p>price</text:p>
          </table:table-cell>
          <table:table-cell office:value-type="string" calcext:value-type="string">
            <text:p>available_date</text:p>
          </table:table-cell>
          <table:table-cell office:value-type="string" calcext:value-type="string">
            <text:p>listdate</text:p>
          </table:table-cell>
          <table:table-cell office:value-type="string" calcext:value-type="string">
            <text:p>link</text:p>
          </table:table-cell>
          <table:table-cell office:value-type="string" calcext:value-type="string">
            <text:p>location</text:p>
          </table:table-cell>
          <table:table-cell office:value-type="string" calcext:value-type="string">
            <text:p>Location:</text:p>
          </table:table-cell>
          <table:table-cell office:value-type="string" calcext:value-type="string">
            <text:p>contact</text:p>
          </table:table-cell>
          <table:table-cell office:value-type="string" calcext:value-type="string">
            <text:p>description</text:p>
          </table:table-cell>
          <table:table-cell office:value-type="string" calcext:value-type="string">
            <text:p>page_views</text:p>
          </table:table-cell>
          <table:table-cell office:value-type="string" calcext:value-type="string">
            <text:p>Available:</text:p>
          </table:table-cell>
          <table:table-cell office:value-type="string" calcext:value-type="string">
            <text:p>Furnishings:</text:p>
          </table:table-cell>
          <table:table-cell office:value-type="string" calcext:value-type="string">
            <text:p>Ideal tenants:</text:p>
          </table:table-cell>
          <table:table-cell office:value-type="string" calcext:value-type="string">
            <text:p>In the area:</text:p>
          </table:table-cell>
          <table:table-cell office:value-type="string" calcext:value-type="string">
            <text:p>Parking:</text:p>
          </table:table-cell>
          <table:table-cell office:value-type="string" calcext:value-type="string">
            <text:p>Property ID#:</text:p>
          </table:table-cell>
          <table:table-cell office:value-type="string" calcext:value-type="string">
            <text:p>Smoke alarm:</text:p>
          </table:table-cell>
          <table:table-cell office:value-type="string" calcext:value-type="string">
            <text:p>bathrooms</text:p>
          </table:table-cell>
          <table:table-cell office:value-type="string" calcext:value-type="string">
            <text:p>bedrooms</text:p>
          </table:table-cell>
        </table:table-row>
        <table:table-row table:style-name="ro5">
          <table:table-cell office:value-type="string" calcext:value-type="string">
            <text:p>219 Willis Street</text:p>
          </table:table-cell>
          <table:table-cell office:value-type="float" office:value="310" calcext:value-type="float">
            <text:p>310</text:p>
          </table:table-cell>
          <table:table-cell office:value-type="string" calcext:value-type="string">
            <text:p>Available Now</text:p>
          </table:table-cell>
          <table:table-cell office:value-type="string" calcext:value-type="string">
            <text:p>Listed Thu, 19 Sep</text:p>
          </table:table-cell>
          <table:table-cell office:value-type="string" calcext:value-type="string">
            <text:p>http://www.trademe.co.nz/property/residential-property-to-rent/auction-887680806.htm</text:p>
          </table:table-cell>
          <table:table-cell office:value-type="string" calcext:value-type="string">
            <text:p>Wellington Central, Wellington</text:p>
          </table:table-cell>
          <table:table-cell office:value-type="string" calcext:value-type="string">
            <text:p>219 Willis Street</text:p>
            <text:p>Wellington Central</text:p>
            <text:p>Wellington</text:p>
            <text:p>Wellington</text:p>
          </table:table-cell>
          <table:table-cell/>
          <table:table-cell office:value-type="string" calcext:value-type="string">
            <text:p>1 bedroom apartment with 1 bathroom.Studio &amp; Twin share apartments with en suite bathroom &amp; shower and Kitchenette FacilitiesWeekly rates from $310 onwards, call us for the best rates possible!!! Each apartment differs in shape and size and rates may vary.Studio suitable for a couple, Twin suitable for upto 3 people. Additional person rates my apply.Weekly internet of 3GB included.Rent includes electricity, hot water, and free SKY television. The apartment is fully furnished; including bed, fridge, tv, and almost everything you may need.There is a shared laundry, which costs $4 <text:s/>each per wash and dry. Weekly room service can be included for additional $40/week.Each apartment differs in shape and size and rates may vary.Suitable for up to 2 tenants.No pets or smokers.</text:p>
          </table:table-cell>
          <table:table-cell office:value-type="float" office:value="39060" calcext:value-type="float">
            <text:p>39060</text:p>
          </table:table-cell>
          <table:table-cell office:value-type="string" calcext:value-type="string">
            <text:p>Now</text:p>
          </table:table-cell>
          <table:table-cell office:value-type="string" calcext:value-type="string">
            <text:p>Fully furnished - Bed, TV, whiteware.</text:p>
          </table:table-cell>
          <table:table-cell office:value-type="string" calcext:value-type="string">
            <text:p>Working Profession­als</text:p>
          </table:table-cell>
          <table:table-cell office:value-type="string" calcext:value-type="string">
            <text:p>Very Centrally located, Short walk to Courtenay Place, Lambton Quay, Massey, Te Papa</text:p>
          </table:table-cell>
          <table:table-cell/>
          <table:table-cell office:value-type="string" calcext:value-type="string">
            <text:p>CLL865</text:p>
          </table:table-cell>
          <table:table-cell/>
          <table:table-cell table:number-columns-repeated="2" office:value-type="float" office:value="1" calcext:value-type="float">
            <text:p>1</text:p>
          </table:table-cell>
        </table:table-row>
        <table:table-row table:style-name="ro5">
          <table:table-cell office:value-type="string" calcext:value-type="string">
            <text:p>36 Taranaki Street</text:p>
          </table:table-cell>
          <table:table-cell office:value-type="float" office:value="295" calcext:value-type="float">
            <text:p>295</text:p>
          </table:table-cell>
          <table:table-cell office:value-type="string" calcext:value-type="string">
            <text:p>Available Wed 28 Dec</text:p>
          </table:table-cell>
          <table:table-cell office:value-type="string" calcext:value-type="string">
            <text:p>Listed Tue, 24 Sep</text:p>
          </table:table-cell>
          <table:table-cell office:value-type="string" calcext:value-type="string">
            <text:p>http://www.trademe.co.nz/property/residential-property-to-rent/auction-1077857745.htm</text:p>
          </table:table-cell>
          <table:table-cell office:value-type="string" calcext:value-type="string">
            <text:p>Wellington Central, Wellington</text:p>
          </table:table-cell>
          <table:table-cell office:value-type="string" calcext:value-type="string">
            <text:p>36 Taranaki Street</text:p>
            <text:p>Wellington Central</text:p>
            <text:p>Wellington</text:p>
            <text:p>Wellington</text:p>
          </table:table-cell>
          <table:table-cell/>
          <table:table-cell office:value-type="string" calcext:value-type="string">
            <text:p>1 bedroom apartment with 1 bathroom.Valma Studios, located at 36 Taranaki Street, offers studio apartments in a convenient downtown Wellington location.Each studio apartment has a double bed,fridge,cook top,microwave its own kitchen and its own bathroom. Self contained independent bliss in central Wellington.The building is a wonderful art deco building that has been earthquake strengthened and we are currently undertaking some refurbishment works. A range of sizes is available from $295 to $365 per week.THIS RENTAL INCLUDES POWER, WATER AND INTERNET (5Gb every thirty days)Central laundry facilities and common room with brand new furniture and the latest generation 3D 47 inch large screen LED television.The building has a central radiator system throughout with at least one radiator in each room making it the place to be in a Wellington winter.We have limited availability so get yourself a great central Wellington base for 2017.Please call or text to confirm a viewing 027 586 4749 and please include your contact phone number.Suitable for up to 2 tenants.No pets or smokers.</text:p>
          </table:table-cell>
          <table:table-cell office:value-type="float" office:value="31353" calcext:value-type="float">
            <text:p>31353</text:p>
          </table:table-cell>
          <table:table-cell office:value-type="string" calcext:value-type="string">
            <text:p>Wed 28 Dec</text:p>
          </table:table-cell>
          <table:table-cell office:value-type="string" calcext:value-type="string">
            <text:p>Double or Queen size bed in each room, with some studios being fully furnished.</text:p>
          </table:table-cell>
          <table:table-cell/>
          <table:table-cell office:value-type="string" calcext:value-type="string">
            <text:p>Located within a short walk of all Wellington amenities and education facilities­.</text:p>
          </table:table-cell>
          <table:table-cell/>
          <table:table-cell office:value-type="string" calcext:value-type="string">
            <text:p>CYS062</text:p>
          </table:table-cell>
          <table:table-cell/>
          <table:table-cell table:number-columns-repeated="2" office:value-type="float" office:value="1" calcext:value-type="float">
            <text:p>1</text:p>
          </table:table-cell>
        </table:table-row>
        <table:table-row table:style-name="ro5">
          <table:table-cell office:value-type="string" calcext:value-type="string">
            <text:p>113 Coromandel St</text:p>
          </table:table-cell>
          <table:table-cell office:value-type="float" office:value="190" calcext:value-type="float">
            <text:p>190</text:p>
          </table:table-cell>
          <table:table-cell office:value-type="string" calcext:value-type="string">
            <text:p>Available NOW - FREE INTERNET + POWER + SKY TV</text:p>
          </table:table-cell>
          <table:table-cell office:value-type="string" calcext:value-type="string">
            <text:p>Listed Fri, 30 Oct</text:p>
          </table:table-cell>
          <table:table-cell office:value-type="string" calcext:value-type="string">
            <text:p>http://www.trademe.co.nz/property/residential-property-to-rent/auction-973955938.htm</text:p>
          </table:table-cell>
          <table:table-cell office:value-type="string" calcext:value-type="string">
            <text:p>Newtown, Wellington</text:p>
          </table:table-cell>
          <table:table-cell office:value-type="string" calcext:value-type="string">
            <text:p>113 Coromandel St</text:p>
            <text:p>Newtown</text:p>
            <text:p>Wellington</text:p>
            <text:p>Wellington</text:p>
          </table:table-cell>
          <table:table-cell office:value-type="string" calcext:value-type="string">
            <text:p>Lionel</text:p>
          </table:table-cell>
          <table:table-cell office:value-type="string" calcext:value-type="string">
            <text:p>1 bedroom unit with 1 bathroom.1 bedroom unit with 1 bathroom.We now have a room available to rent at the Pickled Parrot Lodge, conveniently situated at 113 Coromandel St in Newtown.The room is fully furnished and includes bed, desk, drawers, wardrobe, heater etc. There is a shared lounge/kitchen facility and separate male/female bathrooms. Washing machines and driers are provided.*** RENT INCLUDES FREE POWER, HOT WATER, TELEPHONE, WI-FI INTERNET ***The location is ideal, within easy walking distance to the hospital and Newtown shops, and buses go to the city every few minutes as it's just off the main bus route (3, 11, 18, 43 and 44).Room is $190pw (single), $220pw (double) and we have bigger/twin rooms available for $260 - subject to availability.This is probably the most economical place to stay anywhere in the Wellington City area. We have a minimum stay of 3 months, and after that you can move out anytime with just 1 weeks notice.*** BEST VALUE ACCOMMODATION IN WELLINGTON. ***Bond is 1 weeks rent (refundable) and rent is paid weekly in advance, no fixed terms. To move in you just need 1 week bond + 1 week rent + photo-ID + a bank account number. No EFTPOS.There is a lovely green outdoor area. Carparking is an extra $10pw (subject to availability), and there is free street parking available right out front.No pets, no smoking inside.**************************************CALL OR TEXT 021 179 4524 FOR ALL ENQUIRIES OR TO ARRANGE A VIEWING TIME. &gt;&gt; DO NOT EMAIL &lt;&lt;*************************************Suitable for up to 2 tenants.No pets or smokers.Agency reference #: PPL</text:p>
          </table:table-cell>
          <table:table-cell office:value-type="float" office:value="25903" calcext:value-type="float">
            <text:p>25903</text:p>
          </table:table-cell>
          <table:table-cell office:value-type="string" calcext:value-type="string">
            <text:p>NOW - FREE INTERNET + POWER + SKY TV</text:p>
          </table:table-cell>
          <table:table-cell office:value-type="string" calcext:value-type="string">
            <text:p>Bed, desk, chair, drawers, wardrobe, heater, etc</text:p>
          </table:table-cell>
          <table:table-cell office:value-type="string" calcext:value-type="string">
            <text:p>Respectful and quiet working singles or couples, mature students.</text:p>
          </table:table-cell>
          <table:table-cell office:value-type="string" calcext:value-type="string">
            <text:p>Hospital, Newtown shops, New World, McDonalds. Short bus ride to the city</text:p>
          </table:table-cell>
          <table:table-cell office:value-type="string" calcext:value-type="string">
            <text:p>Free street parking</text:p>
          </table:table-cell>
          <table:table-cell office:value-type="string" calcext:value-type="string">
            <text:p>ENA127</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124 Willis Street</text:p>
          </table:table-cell>
          <table:table-cell office:value-type="float" office:value="200" calcext:value-type="float">
            <text:p>200</text:p>
          </table:table-cell>
          <table:table-cell office:value-type="string" calcext:value-type="string">
            <text:p>Available Sun 1 Jan</text:p>
          </table:table-cell>
          <table:table-cell office:value-type="string" calcext:value-type="string">
            <text:p>Listed Tue, 8 Sep</text:p>
          </table:table-cell>
          <table:table-cell office:value-type="string" calcext:value-type="string">
            <text:p>http://www.trademe.co.nz/property/residential-property-to-rent/auction-1050868596.htm</text:p>
          </table:table-cell>
          <table:table-cell office:value-type="string" calcext:value-type="string">
            <text:p>Wellington Central, Wellington</text:p>
          </table:table-cell>
          <table:table-cell office:value-type="string" calcext:value-type="string">
            <text:p>124 Willis Street</text:p>
            <text:p>Wellington Central</text:p>
            <text:p>Wellington</text:p>
            <text:p>Wellington</text:p>
          </table:table-cell>
          <table:table-cell office:value-type="string" calcext:value-type="string">
            <text:p>Reception</text:p>
          </table:table-cell>
          <table:table-cell office:value-type="string" calcext:value-type="string">
            <text:p>1 bedroom apartment with 1 bathroom.Affordable accommodation is available at the Hotel St George, a great option for out-of-town workers, students or travelers who plan on a lengthy stay in the capital. These furnished one bedroom rooms have a communal bathroom on the same floor.Rent includes power, hot water and heating as well as security card access and 24 hour CCTV.There is a common area kitchen, dining room and large lounge with Sky TV and pool tables. A coin operated laundry is onsite. Reception support from 8am till 5.30pm.Wireless high-speed internet available.$30 - 20GB, $40 – 40GB, $50 – 60GB, $60 – 80GB.Visit our website for more information.www.hotelstgeorge.co.nzPlease call today to arrange a viewing on 0800 784 367.Suitable for one tenant.No pets or smokers.Agency reference #: STG 200-1</text:p>
          </table:table-cell>
          <table:table-cell office:value-type="float" office:value="22343" calcext:value-type="float">
            <text:p>22343</text:p>
          </table:table-cell>
          <table:table-cell office:value-type="string" calcext:value-type="string">
            <text:p>Sun 1 Jan</text:p>
          </table:table-cell>
          <table:table-cell office:value-type="string" calcext:value-type="string">
            <text:p>Furnished</text:p>
          </table:table-cell>
          <table:table-cell office:value-type="string" calcext:value-type="string">
            <text:p>Single Person</text:p>
          </table:table-cell>
          <table:table-cell office:value-type="string" calcext:value-type="string">
            <text:p>Everything­. Located in City Centre</text:p>
          </table:table-cell>
          <table:table-cell office:value-type="string" calcext:value-type="string">
            <text:p>Call Prime Parking for options 0800 774 637</text:p>
          </table:table-cell>
          <table:table-cell office:value-type="string" calcext:value-type="string">
            <text:p>ELC648</text:p>
          </table:table-cell>
          <table:table-cell/>
          <table:table-cell table:number-columns-repeated="2" office:value-type="float" office:value="1" calcext:value-type="float">
            <text:p>1</text:p>
          </table:table-cell>
        </table:table-row>
        <table:table-row table:style-name="ro5">
          <table:table-cell office:value-type="string" calcext:value-type="string">
            <text:p>6/255 Waterloo Road</text:p>
          </table:table-cell>
          <table:table-cell office:value-type="float" office:value="310" calcext:value-type="float">
            <text:p>310</text:p>
          </table:table-cell>
          <table:table-cell office:value-type="string" calcext:value-type="string">
            <text:p>Available Sat 28 Jan</text:p>
          </table:table-cell>
          <table:table-cell office:value-type="string" calcext:value-type="string">
            <text:p>Listed Wed, 5 Oct</text:p>
          </table:table-cell>
          <table:table-cell office:value-type="string" calcext:value-type="string">
            <text:p>http://www.trademe.co.nz/property/residential-property-to-rent/auction-1175379614.htm</text:p>
          </table:table-cell>
          <table:table-cell office:value-type="string" calcext:value-type="string">
            <text:p>Waterloo, Lower Hutt</text:p>
          </table:table-cell>
          <table:table-cell office:value-type="string" calcext:value-type="string">
            <text:p>6/255 Waterloo Road</text:p>
            <text:p>Waterloo</text:p>
            <text:p>Lower Hutt</text:p>
            <text:p>Wellington</text:p>
          </table:table-cell>
          <table:table-cell/>
          <table:table-cell office:value-type="string" calcext:value-type="string">
            <text:p>2 bedroom apartment with 1 bathroom.Lovely ground floor 2 bedroom apartment available in sought after Waterloo Road. <text:s/>Close to the interchange and shops. Gee for commute into Wellington. Great schools close by. <text:s/>Plenty of off street parking available. Two weeks rent in advance and two weeks deposit required. Prefer professional couple or family. Must be considerate of the other tenants. Open home on Sunday 22 January 2017. 2.30pm. Unable to show before then due to the current tenants unavailability.Suitable for up to 4 tenants.No pets or smokers.</text:p>
          </table:table-cell>
          <table:table-cell office:value-type="float" office:value="17635" calcext:value-type="float">
            <text:p>17635</text:p>
          </table:table-cell>
          <table:table-cell office:value-type="string" calcext:value-type="string">
            <text:p>Sat 28 Jan</text:p>
          </table:table-cell>
          <table:table-cell office:value-type="string" calcext:value-type="string">
            <text:p>Oven and hob, dishwasher­.</text:p>
          </table:table-cell>
          <table:table-cell office:value-type="string" calcext:value-type="string">
            <text:p>Single or profession­al couple. Children welcome.</text:p>
          </table:table-cell>
          <table:table-cell office:value-type="string" calcext:value-type="string">
            <text:p>Good schools and parks locally. Close to town centre. Waterloo interchang­e five minutes walk away.</text:p>
          </table:table-cell>
          <table:table-cell office:value-type="string" calcext:value-type="string">
            <text:p>Off street.</text:p>
          </table:table-cell>
          <table:table-cell office:value-type="string" calcext:value-type="string">
            <text:p>EZK791</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124 Willis Street</text:p>
          </table:table-cell>
          <table:table-cell office:value-type="float" office:value="220" calcext:value-type="float">
            <text:p>220</text:p>
          </table:table-cell>
          <table:table-cell office:value-type="string" calcext:value-type="string">
            <text:p>Available Sun 1 Jan</text:p>
          </table:table-cell>
          <table:table-cell office:value-type="string" calcext:value-type="string">
            <text:p>Listed Tue, 8 Sep</text:p>
          </table:table-cell>
          <table:table-cell office:value-type="string" calcext:value-type="string">
            <text:p>http://www.trademe.co.nz/property/residential-property-to-rent/auction-1050869043.htm</text:p>
          </table:table-cell>
          <table:table-cell office:value-type="string" calcext:value-type="string">
            <text:p>Wellington Central, Wellington</text:p>
          </table:table-cell>
          <table:table-cell office:value-type="string" calcext:value-type="string">
            <text:p>124 Willis Street</text:p>
            <text:p>Wellington Central</text:p>
            <text:p>Wellington</text:p>
            <text:p>Wellington</text:p>
          </table:table-cell>
          <table:table-cell office:value-type="string" calcext:value-type="string">
            <text:p>Reception</text:p>
          </table:table-cell>
          <table:table-cell office:value-type="string" calcext:value-type="string">
            <text:p>1 bedroom apartment with 1 bathroom.Affordable accommodation is available at the Hotel St George, a great option for out-of-town workers, students or travelers who plan on a lengthy stay in the capital. These furnished rooms have an adjacent twin share bathroom.Rent includes power, hot water and heating as well as security card access and 24 hour CCTV.There is a common area kitchen, dining room and large lounge with Sky TV and pool tables. A coin operated laundry is onsite. Reception support from 8am till 5.30pm.Wireless high-speed internet available.$30 - 20GB, $40 – 40GB, $50 – 60GB, $60 – 80GB.Visit our website for more information.www.hotelstgeorge.co.nzSuitable for one tenant.No pets or smokers.Agency reference #: STG 220-1</text:p>
          </table:table-cell>
          <table:table-cell office:value-type="float" office:value="16880" calcext:value-type="float">
            <text:p>16880</text:p>
          </table:table-cell>
          <table:table-cell office:value-type="string" calcext:value-type="string">
            <text:p>Sun 1 Jan</text:p>
          </table:table-cell>
          <table:table-cell office:value-type="string" calcext:value-type="string">
            <text:p>Furnished</text:p>
          </table:table-cell>
          <table:table-cell office:value-type="string" calcext:value-type="string">
            <text:p>Single person</text:p>
          </table:table-cell>
          <table:table-cell office:value-type="string" calcext:value-type="string">
            <text:p>Everything­. Located in City Centre</text:p>
          </table:table-cell>
          <table:table-cell office:value-type="string" calcext:value-type="string">
            <text:p>Call Prime Parking for options 0800 774 637</text:p>
          </table:table-cell>
          <table:table-cell office:value-type="string" calcext:value-type="string">
            <text:p>ELC660</text:p>
          </table:table-cell>
          <table:table-cell/>
          <table:table-cell table:number-columns-repeated="2" office:value-type="float" office:value="1" calcext:value-type="float">
            <text:p>1</text:p>
          </table:table-cell>
        </table:table-row>
        <table:table-row table:style-name="ro5">
          <table:table-cell office:value-type="string" calcext:value-type="string">
            <text:p>160 Adelaide Road</text:p>
          </table:table-cell>
          <table:table-cell office:value-type="float" office:value="200" calcext:value-type="float">
            <text:p>200</text:p>
          </table:table-cell>
          <table:table-cell office:value-type="string" calcext:value-type="string">
            <text:p>Available Sat 25 Jun</text:p>
          </table:table-cell>
          <table:table-cell office:value-type="string" calcext:value-type="string">
            <text:p>Listed Mon, 20 Jun</text:p>
          </table:table-cell>
          <table:table-cell office:value-type="string" calcext:value-type="string">
            <text:p>http://www.trademe.co.nz/property/residential-property-to-rent/auction-1108863530.htm</text:p>
          </table:table-cell>
          <table:table-cell office:value-type="string" calcext:value-type="string">
            <text:p>Newtown, Wellington</text:p>
          </table:table-cell>
          <table:table-cell office:value-type="string" calcext:value-type="string">
            <text:p>160 Adelaide Road</text:p>
            <text:p>Newtown</text:p>
            <text:p>Wellington</text:p>
            <text:p>Wellington</text:p>
          </table:table-cell>
          <table:table-cell/>
          <table:table-cell office:value-type="string" calcext:value-type="string">
            <text:p>1 bedroom unit with 6 or more bathrooms.Room available at Loafers Lodge.Suit mature tidy male, all facilites share no rooms with en-suites.Power and heating included in rent.Bedding can be supplied $20 per week extraWiFi starts from $29.95 30 days 3 Gigs.Check out our website onwww.loaferslodge.co.nzSuitable for one tenant.Smokers OK, no pets</text:p>
          </table:table-cell>
          <table:table-cell office:value-type="float" office:value="15933" calcext:value-type="float">
            <text:p>15933</text:p>
          </table:table-cell>
          <table:table-cell office:value-type="string" calcext:value-type="string">
            <text:p>Sat 25 Jun</text:p>
          </table:table-cell>
          <table:table-cell office:value-type="string" calcext:value-type="string">
            <text:p>Bed wardrobe draws</text:p>
          </table:table-cell>
          <table:table-cell office:value-type="string" calcext:value-type="string">
            <text:p>long term tidy</text:p>
          </table:table-cell>
          <table:table-cell office:value-type="string" calcext:value-type="string">
            <text:p>Close to hospital, supermarke­t, bus stops. <text:s text:c="2"/>15 minutes walk to Courtenay Place.</text:p>
          </table:table-cell>
          <table:table-cell office:value-type="string" calcext:value-type="string">
            <text:p>if available $45 pw</text:p>
          </table:table-cell>
          <table:table-cell office:value-type="string" calcext:value-type="string">
            <text:p>EVX451</text:p>
          </table:table-cell>
          <table:table-cell/>
          <table:table-cell office:value-type="float" office:value="6" calcext:value-type="float">
            <text:p>6</text:p>
          </table:table-cell>
          <table:table-cell office:value-type="float" office:value="1" calcext:value-type="float">
            <text:p>1</text:p>
          </table:table-cell>
        </table:table-row>
        <table:table-row table:style-name="ro5">
          <table:table-cell office:value-type="string" calcext:value-type="string">
            <text:p>363 Willis Street</text:p>
          </table:table-cell>
          <table:table-cell office:value-type="float" office:value="300" calcext:value-type="float">
            <text:p>300</text:p>
          </table:table-cell>
          <table:table-cell office:value-type="string" calcext:value-type="string">
            <text:p>Available Sun 1 Jan</text:p>
          </table:table-cell>
          <table:table-cell office:value-type="string" calcext:value-type="string">
            <text:p>Listed Wed, 22 Apr</text:p>
          </table:table-cell>
          <table:table-cell office:value-type="string" calcext:value-type="string">
            <text:p>http://www.trademe.co.nz/property/residential-property-to-rent/auction-1050867302.htm</text:p>
          </table:table-cell>
          <table:table-cell office:value-type="string" calcext:value-type="string">
            <text:p>Te Aro, Wellington</text:p>
          </table:table-cell>
          <table:table-cell office:value-type="string" calcext:value-type="string">
            <text:p>363 Willis Street</text:p>
            <text:p>Te Aro</text:p>
            <text:p>Wellington</text:p>
            <text:p>Wellington</text:p>
          </table:table-cell>
          <table:table-cell office:value-type="string" calcext:value-type="string">
            <text:p>Please email stay@capitalaccommodation.co.nz</text:p>
          </table:table-cell>
          <table:table-cell office:value-type="string" calcext:value-type="string">
            <text:p>1 bedroom unit with 1 bathroom.Capital Accommodation Wellington is a unique complex offering 87 comfortable 25m2 studio units.Stay from 3 - 12 months for $300 per week.Other leasing terms also available;7 days - 3 months $350 pw.+12 months $280 pw.The studio includes a double size bed (Some have two single beds), ensuite bathroom and kitchenette with under bench fridge, toaster, kettle and microwave.Rent includes power - NO POWER BILLThere is a shared common kitchen and dining area for cooking and a onsite laundry. Capital Accommodation is conveniently located in the City with transport, universities and shops near by.Email to enquire about availability or look at our website www.capitalaccommodation.co.nz Suitable for up to 2 tenants.Smokers OK, no petsAgency reference #: CAP 300-1</text:p>
          </table:table-cell>
          <table:table-cell office:value-type="float" office:value="13710" calcext:value-type="float">
            <text:p>13710</text:p>
          </table:table-cell>
          <table:table-cell office:value-type="string" calcext:value-type="string">
            <text:p>Sun 1 Jan</text:p>
          </table:table-cell>
          <table:table-cell office:value-type="string" calcext:value-type="string">
            <text:p>Double bed (some with two singles), drawers, study desk/table and chairs, wardrobe and bedside table</text:p>
          </table:table-cell>
          <table:table-cell office:value-type="string" calcext:value-type="string">
            <text:p>Profession­al or student</text:p>
          </table:table-cell>
          <table:table-cell office:value-type="string" calcext:value-type="string">
            <text:p>Transport, shops, mini-mart, city</text:p>
          </table:table-cell>
          <table:table-cell office:value-type="string" calcext:value-type="string">
            <text:p>$50 per week extra - enquire about availabili­ty.</text:p>
          </table:table-cell>
          <table:table-cell office:value-type="string" calcext:value-type="string">
            <text:p>EGN559</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190 Tinakori Road,CBD Thorndon</text:p>
          </table:table-cell>
          <table:table-cell office:value-type="float" office:value="155" calcext:value-type="float">
            <text:p>155</text:p>
          </table:table-cell>
          <table:table-cell office:value-type="string" calcext:value-type="string">
            <text:p>Available Tue 10 Jan</text:p>
          </table:table-cell>
          <table:table-cell office:value-type="string" calcext:value-type="string">
            <text:p>Listed Tue, 18 Oct</text:p>
          </table:table-cell>
          <table:table-cell office:value-type="string" calcext:value-type="string">
            <text:p>http://www.trademe.co.nz/property/residential-property-to-rent/auction-1184159832.htm</text:p>
          </table:table-cell>
          <table:table-cell office:value-type="string" calcext:value-type="string">
            <text:p>Wellington Central, Wellington</text:p>
          </table:table-cell>
          <table:table-cell office:value-type="string" calcext:value-type="string">
            <text:p>190 Tinakori Road,CBD Thorndon</text:p>
            <text:p>Wellington Central</text:p>
            <text:p>Wellington</text:p>
            <text:p>Wellington</text:p>
          </table:table-cell>
          <table:table-cell/>
          <table:table-cell office:value-type="string" calcext:value-type="string">
            <text:p>1 bedroom apartment with 3 bathrooms.This is a hostelUpdated 9th January 2016The address of the Hostel 190, Tinakori Road, CBD, ThorndonCheck map or GPSBoarding House / Hostel hostels roomavailableViewing times- Saturday and Sunday 3 Pm to 6 Pm- Monday Not Showing- Tuesday to Friday 5Pm to 8 PmRent includes power, shared fridge, single bed, drawers, wardrobe, shared telephone, free washing machine &amp; FREE WIFIBring 1 week rent + 1 week Bond and I.D.Other Hostels:- 35, Thompson st - Hostel Full - 68 Ellice St <text:s/>- <text:s/>Vacant RoomsSee Trade Me ad for detailsMuch cheaper than a room in a flat.Includes electricity. Every room has locks on the doorsWell worth a visit to see the place.Ideal tenant is as follows:Knows how to pay the rent,Looking for long term tenants,Minimum stay is 28 days,Doesn't make noise,Doesn't need a mother to clean up after him.Please do NOT email. Just visit address during advertised times.No pets or smokers. (No smoking outside even)Suitable for one tenant.No pets or smokers.Agency reference #: 190</text:p>
          </table:table-cell>
          <table:table-cell office:value-type="float" office:value="13534" calcext:value-type="float">
            <text:p>13534</text:p>
          </table:table-cell>
          <table:table-cell office:value-type="string" calcext:value-type="string">
            <text:p>Tue 10 Jan</text:p>
          </table:table-cell>
          <table:table-cell office:value-type="string" calcext:value-type="string">
            <text:p>bed, closet draws. Shared fridge and washer</text:p>
          </table:table-cell>
          <table:table-cell office:value-type="string" calcext:value-type="string">
            <text:p>Max 1 person.</text:p>
          </table:table-cell>
          <table:table-cell office:value-type="string" calcext:value-type="string">
            <text:p>New World</text:p>
          </table:table-cell>
          <table:table-cell office:value-type="string" calcext:value-type="string">
            <text:p>Coupon</text:p>
          </table:table-cell>
          <table:table-cell office:value-type="string" calcext:value-type="string">
            <text:p>EZY171</text:p>
          </table:table-cell>
          <table:table-cell office:value-type="string" calcext:value-type="string">
            <text:p>Yes</text:p>
          </table:table-cell>
          <table:table-cell office:value-type="float" office:value="3" calcext:value-type="float">
            <text:p>3</text:p>
          </table:table-cell>
          <table:table-cell office:value-type="float" office:value="1" calcext:value-type="float">
            <text:p>1</text:p>
          </table:table-cell>
        </table:table-row>
        <table:table-row table:style-name="ro5">
          <table:table-cell office:value-type="string" calcext:value-type="string">
            <text:p>363 Willis Street</text:p>
          </table:table-cell>
          <table:table-cell office:value-type="float" office:value="280" calcext:value-type="float">
            <text:p>280</text:p>
          </table:table-cell>
          <table:table-cell office:value-type="string" calcext:value-type="string">
            <text:p>Available Sun 1 Jan</text:p>
          </table:table-cell>
          <table:table-cell office:value-type="string" calcext:value-type="string">
            <text:p>Listed Fri, 28 Nov</text:p>
          </table:table-cell>
          <table:table-cell office:value-type="string" calcext:value-type="string">
            <text:p>http://www.trademe.co.nz/property/residential-property-to-rent/auction-1050868030.htm</text:p>
          </table:table-cell>
          <table:table-cell office:value-type="string" calcext:value-type="string">
            <text:p>Wellington Central, Wellington</text:p>
          </table:table-cell>
          <table:table-cell office:value-type="string" calcext:value-type="string">
            <text:p>363 Willis Street</text:p>
            <text:p>Wellington Central</text:p>
            <text:p>Wellington</text:p>
            <text:p>Wellington</text:p>
          </table:table-cell>
          <table:table-cell office:value-type="string" calcext:value-type="string">
            <text:p>Please email stay@capitalaccommodation.co.nz</text:p>
          </table:table-cell>
          <table:table-cell office:value-type="string" calcext:value-type="string">
            <text:p>1 bedroom apartment with 1 bathroom.Capital Accommodation Wellington is a unique complex offering 87 comfortable 25m2 studio units.Stay for 12 months or longer for $280 per week.Other leases also available;7 days - 3 months $350 pw.3 - 12 months $300 pw.The studio includes a double size bed (Some have two single beds), ensuite bathroom and kitchenette with under bench fridge, toaster, kettle and microwave.Rent includes power - NO POWER BILLThere is a shared common kitchen and dining area for cooking and a onsite laundry. Capital Accommodation is conveniently located in the City with transport, universities and shops near by.Email to enquire about availability or look at our website www.capitalaccommodation.co.nz Suitable for one tenant.Smokers OK, no petsAgency reference #: CAP 280-1</text:p>
          </table:table-cell>
          <table:table-cell office:value-type="float" office:value="12966" calcext:value-type="float">
            <text:p>12966</text:p>
          </table:table-cell>
          <table:table-cell office:value-type="string" calcext:value-type="string">
            <text:p>Sun 1 Jan</text:p>
          </table:table-cell>
          <table:table-cell office:value-type="string" calcext:value-type="string">
            <text:p>Double bed, fridge, kettle, microwave, wardrobe, toaster, drawers, bedside table, desk and chairs</text:p>
          </table:table-cell>
          <table:table-cell office:value-type="string" calcext:value-type="string">
            <text:p>Student or profession­al</text:p>
          </table:table-cell>
          <table:table-cell office:value-type="string" calcext:value-type="string">
            <text:p>Universiti­es, shops and night life</text:p>
          </table:table-cell>
          <table:table-cell office:value-type="string" calcext:value-type="string">
            <text:p>Available $50 per week</text:p>
          </table:table-cell>
          <table:table-cell office:value-type="string" calcext:value-type="string">
            <text:p>EBX415</text:p>
          </table:table-cell>
          <table:table-cell/>
          <table:table-cell table:number-columns-repeated="2" office:value-type="float" office:value="1" calcext:value-type="float">
            <text:p>1</text:p>
          </table:table-cell>
        </table:table-row>
        <table:table-row table:style-name="ro5">
          <table:table-cell office:value-type="string" calcext:value-type="string">
            <text:p>124 Willis Street</text:p>
          </table:table-cell>
          <table:table-cell office:value-type="float" office:value="250" calcext:value-type="float">
            <text:p>250</text:p>
          </table:table-cell>
          <table:table-cell office:value-type="string" calcext:value-type="string">
            <text:p>Available Sun 1 Jan</text:p>
          </table:table-cell>
          <table:table-cell office:value-type="string" calcext:value-type="string">
            <text:p>Listed Fri, 28 Nov</text:p>
          </table:table-cell>
          <table:table-cell office:value-type="string" calcext:value-type="string">
            <text:p>http://www.trademe.co.nz/property/residential-property-to-rent/auction-1050868868.htm</text:p>
          </table:table-cell>
          <table:table-cell office:value-type="string" calcext:value-type="string">
            <text:p>Wellington Central, Wellington</text:p>
          </table:table-cell>
          <table:table-cell office:value-type="string" calcext:value-type="string">
            <text:p>124 Willis Street</text:p>
            <text:p>Wellington Central</text:p>
            <text:p>Wellington</text:p>
            <text:p>Wellington</text:p>
          </table:table-cell>
          <table:table-cell office:value-type="string" calcext:value-type="string">
            <text:p>Reception</text:p>
          </table:table-cell>
          <table:table-cell office:value-type="string" calcext:value-type="string">
            <text:p>1 bedroom apartment with 1 bathroom.Affordable accommodation is available at the Hotel St George, a great option for out-of-town workers, students or travelers who plan on a lengthy stay in the Capital. These furnished rooms have an en suite bathroom and are available either with a single bed, double bed or two single beds. Rent includes power, hot water and heating as well as security card access and 24 hour CCTV.There is a common area kitchen, dining room and large lounge with Sky TV and pool tables. A coin operated laundry is onsite. Reception support from 8am till 5.30pm.Wireless high-speed internet available.$30 - 20GB, $40 – 40GB, $50 – 60GB, $60 – 80GB.Visit our website for more information.www.hotelstgeorge.co.nzPlease call today to arrange a viewing on 0800 784 367.Suitable for up to 2 tenants.Smokers OK, no petsAgency reference #: STG 250-1</text:p>
          </table:table-cell>
          <table:table-cell office:value-type="float" office:value="12941" calcext:value-type="float">
            <text:p>12941</text:p>
          </table:table-cell>
          <table:table-cell office:value-type="string" calcext:value-type="string">
            <text:p>Sun 1 Jan</text:p>
          </table:table-cell>
          <table:table-cell office:value-type="string" calcext:value-type="string">
            <text:p>Furnished</text:p>
          </table:table-cell>
          <table:table-cell office:value-type="string" calcext:value-type="string">
            <text:p>Single, Twin or Couple</text:p>
            <text:p>(one tenant is $250 p/w; two tenants $280 p/w)</text:p>
          </table:table-cell>
          <table:table-cell office:value-type="string" calcext:value-type="string">
            <text:p>Everything­. Located in City Centre</text:p>
          </table:table-cell>
          <table:table-cell office:value-type="string" calcext:value-type="string">
            <text:p>Call Prime Parking for options 0800 774 637</text:p>
          </table:table-cell>
          <table:table-cell office:value-type="string" calcext:value-type="string">
            <text:p>EBX422</text:p>
          </table:table-cell>
          <table:table-cell/>
          <table:table-cell table:number-columns-repeated="2" office:value-type="float" office:value="1" calcext:value-type="float">
            <text:p>1</text:p>
          </table:table-cell>
        </table:table-row>
        <table:table-row table:style-name="ro5">
          <table:table-cell office:value-type="string" calcext:value-type="string">
            <text:p>363 Willis Street</text:p>
          </table:table-cell>
          <table:table-cell office:value-type="float" office:value="350" calcext:value-type="float">
            <text:p>350</text:p>
          </table:table-cell>
          <table:table-cell office:value-type="string" calcext:value-type="string">
            <text:p>Available Sun 1 Jan</text:p>
          </table:table-cell>
          <table:table-cell office:value-type="string" calcext:value-type="string">
            <text:p>Listed Sun, 26 Apr</text:p>
          </table:table-cell>
          <table:table-cell office:value-type="string" calcext:value-type="string">
            <text:p>http://www.trademe.co.nz/property/residential-property-to-rent/auction-1050868311.htm</text:p>
          </table:table-cell>
          <table:table-cell office:value-type="string" calcext:value-type="string">
            <text:p>Te Aro, Wellington</text:p>
          </table:table-cell>
          <table:table-cell office:value-type="string" calcext:value-type="string">
            <text:p>363 Willis Street</text:p>
            <text:p>Te Aro</text:p>
            <text:p>Wellington</text:p>
            <text:p>Wellington</text:p>
          </table:table-cell>
          <table:table-cell office:value-type="string" calcext:value-type="string">
            <text:p>please email stay@capitalaccommodation.co.nz</text:p>
          </table:table-cell>
          <table:table-cell office:value-type="string" calcext:value-type="string">
            <text:p>1 bedroom unit with 1 bathroom.Capital Accommodation Wellington is a unique complex offering 87 comfortable 25m2 studio units.Stay from 7 days up to 3 months for $350 per week.Longer leases also available;3-12 months $300 pw.+12 months $280 pw.The studio includes a double size bed (Some have two single beds), ensuite bathroom and kitchenette with under bench fridge, toaster, kettle and microwave.Rent includes power - NO POWER BILLThere is a shared common kitchen and dining area for cooking and a onsite laundry. Capital Accommodation is conveniently located in the City with transport, universities and shops near by.Email to enquire about availability or look at our website www.capitalaccommodation.co.nzSuitable for up to 2 tenants.Smokers OK, no petsAgency reference #: CAP 350-1</text:p>
          </table:table-cell>
          <table:table-cell office:value-type="float" office:value="11481" calcext:value-type="float">
            <text:p>11481</text:p>
          </table:table-cell>
          <table:table-cell office:value-type="string" calcext:value-type="string">
            <text:p>Sun 1 Jan</text:p>
          </table:table-cell>
          <table:table-cell office:value-type="string" calcext:value-type="string">
            <text:p>Double bed (some with two singles), drawers, study desk/table and chairs, wardrobe and bedside table</text:p>
          </table:table-cell>
          <table:table-cell office:value-type="string" calcext:value-type="string">
            <text:p>Profession­al or student</text:p>
          </table:table-cell>
          <table:table-cell office:value-type="string" calcext:value-type="string">
            <text:p>Transport, shops, mini-mart, city</text:p>
          </table:table-cell>
          <table:table-cell office:value-type="string" calcext:value-type="string">
            <text:p>$50 per week extra - enquire about availabili­ty.</text:p>
          </table:table-cell>
          <table:table-cell office:value-type="string" calcext:value-type="string">
            <text:p>EGR519</text:p>
          </table:table-cell>
          <table:table-cell/>
          <table:table-cell table:number-columns-repeated="2" office:value-type="float" office:value="1" calcext:value-type="float">
            <text:p>1</text:p>
          </table:table-cell>
        </table:table-row>
        <table:table-row table:style-name="ro5">
          <table:table-cell office:value-type="string" calcext:value-type="string">
            <text:p>113 Coromandel St</text:p>
          </table:table-cell>
          <table:table-cell office:value-type="float" office:value="190" calcext:value-type="float">
            <text:p>190</text:p>
          </table:table-cell>
          <table:table-cell office:value-type="string" calcext:value-type="string">
            <text:p>Available Sat 10 Sep</text:p>
          </table:table-cell>
          <table:table-cell office:value-type="string" calcext:value-type="string">
            <text:p>Listed Wed, 31 Aug</text:p>
          </table:table-cell>
          <table:table-cell office:value-type="string" calcext:value-type="string">
            <text:p>http://www.trademe.co.nz/property/residential-property-to-rent/auction-1153267830.htm</text:p>
          </table:table-cell>
          <table:table-cell office:value-type="string" calcext:value-type="string">
            <text:p>Newtown, Wellington</text:p>
          </table:table-cell>
          <table:table-cell office:value-type="string" calcext:value-type="string">
            <text:p>113 Coromandel St</text:p>
            <text:p>Newtown</text:p>
            <text:p>Wellington</text:p>
            <text:p>Wellington</text:p>
          </table:table-cell>
          <table:table-cell office:value-type="string" calcext:value-type="string">
            <text:p>Lionel</text:p>
          </table:table-cell>
          <table:table-cell office:value-type="string" calcext:value-type="string">
            <text:p>1 bedroom unit with 1 bathroom.We now have a room available to rent at the Pickled Parrot Lodge, conveniently situated at 113 Coromandel St in Newtown.The room is fully furnished and includes bed, desk, drawers, wardrobe, heater etc. There is a shared lounge/kitchen facility and separate male/female bathrooms. Washing machines and driers are provided.*** RENT INCLUDES FREE POWER, HOT WATER, TELEPHONE, WI-FI INTERNET ***The location is ideal, within easy walking distance to the hospital and Newtown shops, and buses go to the city every few minutes as it's just off the main bus route (3, 11, 18, 43 and 44).Room is $190pw (single), $220pw (double) and we have bigger/twin rooms available for $260 - subject to availability.This is probably the most economical place to stay anywhere in the Wellington City area. We have a minimum stay of 3 months, and after that you can move out anytime with just 1 weeks notice.*** BEST VALUE ACCOMMODATION IN WELLINGTON. ***Bond is 1 weeks rent (refundable) and rent is paid weekly in advance, no fixed terms. To move in you just need 1 week bond + 1 week rent + photo-ID + a bank account number. No EFTPOS.There is a lovely green outdoor area. Carparking is an extra $10pw (subject to availability), and there is free street parking available right out front.No pets, no smoking inside.**************************************CALL OR TEXT 021 179 4524 FOR ALL ENQUIRIES OR TO ARRANGE A VIEWING TIME. &gt;&gt; DO NOT EMAIL &lt;&lt;*************************************http://www.quayside.co.nz/pickled-parrot-lodge/Suitable for up to 2 tenants.No pets or smokers.Agency reference #: PPL</text:p>
          </table:table-cell>
          <table:table-cell office:value-type="float" office:value="11203" calcext:value-type="float">
            <text:p>11203</text:p>
          </table:table-cell>
          <table:table-cell office:value-type="string" calcext:value-type="string">
            <text:p>Sat 10 Sep</text:p>
          </table:table-cell>
          <table:table-cell office:value-type="string" calcext:value-type="string">
            <text:p>Bed, desk, chair, drawers, wardrobe, heater, etc</text:p>
          </table:table-cell>
          <table:table-cell office:value-type="string" calcext:value-type="string">
            <text:p>Respectful and quiet working singles or couples, mature students.</text:p>
          </table:table-cell>
          <table:table-cell office:value-type="string" calcext:value-type="string">
            <text:p>Hospital, Newtown shops, New World, McDonalds. Short bus ride to the city</text:p>
          </table:table-cell>
          <table:table-cell office:value-type="string" calcext:value-type="string">
            <text:p>Free street parking, or $10pw off-street</text:p>
          </table:table-cell>
          <table:table-cell office:value-type="string" calcext:value-type="string">
            <text:p>EYH162</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6">
          <table:table-cell office:value-type="string" calcext:value-type="string">
            <text:p>Karori</text:p>
          </table:table-cell>
          <table:table-cell office:value-type="float" office:value="150" calcext:value-type="float">
            <text:p>150</text:p>
          </table:table-cell>
          <table:table-cell office:value-type="string" calcext:value-type="string">
            <text:p>Available Tue 5 Apr</text:p>
          </table:table-cell>
          <table:table-cell office:value-type="string" calcext:value-type="string">
            <text:p>Listed Mon, 19 Sep</text:p>
          </table:table-cell>
          <table:table-cell office:value-type="string" calcext:value-type="string">
            <text:p>http://www.trademe.co.nz/property/residential-property-to-rent/auction-1164997080.htm</text:p>
          </table:table-cell>
          <table:table-cell office:value-type="string" calcext:value-type="string">
            <text:p>Karori, Wellington</text:p>
          </table:table-cell>
          <table:table-cell office:value-type="string" calcext:value-type="string">
            <text:p>Karori</text:p>
            <text:p>Wellington</text:p>
            <text:p>Wellington</text:p>
          </table:table-cell>
          <table:table-cell office:value-type="string" calcext:value-type="string">
            <text:p>Property Management Office</text:p>
          </table:table-cell>
          <table:table-cell office:value-type="string" calcext:value-type="string">
            <text:p>1 bedroom house with 2 bathrooms.Large bedroom (unfurnished) <text:s/>available in this large 7 bedroom house. Couples welcomed (priced accordingly)Large house with 3 bathrooms located down the end of Cathie Place in Karori, views of Wellington, large kitchen, and living area. Current tenants are long term students and professionals. All very welcoming!Rent includes power, wifi and cleaning of common areas.Great views in a nice quiet area.Bus stop, 5 minutes to Karori shopsOff street parking.No pets.Agency reference #: 344869</text:p>
          </table:table-cell>
          <table:table-cell office:value-type="float" office:value="10356" calcext:value-type="float">
            <text:p>10356</text:p>
          </table:table-cell>
          <table:table-cell office:value-type="string" calcext:value-type="string">
            <text:p>Tue 5 Apr</text:p>
          </table:table-cell>
          <table:table-cell office:value-type="string" calcext:value-type="string">
            <text:p>Unfurnishe­d</text:p>
          </table:table-cell>
          <table:table-cell table:number-columns-repeated="2"/>
          <table:table-cell office:value-type="string" calcext:value-type="string">
            <text:p>1 car space</text:p>
          </table:table-cell>
          <table:table-cell table:number-columns-repeated="2"/>
          <table:table-cell office:value-type="float" office:value="2" calcext:value-type="float">
            <text:p>2</text:p>
          </table:table-cell>
          <table:table-cell office:value-type="float" office:value="1" calcext:value-type="float">
            <text:p>1</text:p>
          </table:table-cell>
        </table:table-row>
        <table:table-row table:style-name="ro5">
          <table:table-cell office:value-type="string" calcext:value-type="string">
            <text:p>41 Hopper Street</text:p>
          </table:table-cell>
          <table:table-cell office:value-type="float" office:value="300" calcext:value-type="float">
            <text:p>300</text:p>
          </table:table-cell>
          <table:table-cell office:value-type="string" calcext:value-type="string">
            <text:p>Available Wed 15 Feb</text:p>
          </table:table-cell>
          <table:table-cell office:value-type="string" calcext:value-type="string">
            <text:p>Listed Wed, 30 Nov</text:p>
          </table:table-cell>
          <table:table-cell office:value-type="string" calcext:value-type="string">
            <text:p>http://www.trademe.co.nz/property/residential-property-to-rent/auction-1212707388.htm</text:p>
          </table:table-cell>
          <table:table-cell office:value-type="string" calcext:value-type="string">
            <text:p>Te Aro, Wellington</text:p>
          </table:table-cell>
          <table:table-cell office:value-type="string" calcext:value-type="string">
            <text:p>41 Hopper Street</text:p>
            <text:p>Te Aro</text:p>
            <text:p>Wellington</text:p>
            <text:p>Wellington</text:p>
          </table:table-cell>
          <table:table-cell office:value-type="string" calcext:value-type="string">
            <text:p>Rose Iversen</text:p>
          </table:table-cell>
          <table:table-cell office:value-type="string" calcext:value-type="string">
            <text:p>1 bedroom apartment with 1 bathroom.Brand New Apartments available from end of February/beginning of March <text:s/>2017•<text:tab/>Built to 100% Earthquake Standard (NBS)•<text:tab/>Architecturally designed by Solari Architects •<text:tab/>Fully insulated &amp; double glazedVedado Apartments are the latest in a line of very successful developments offered by this talented design and build team. <text:s/>It progresses on from the popular Revolucion, Masina, and Detroit apartment complexes to provide the best of modern eclectic design brought together to provide a complex that allows for the needs of modern living within a warm, safe and secure environment.Vedado Apartments comprises of two blocks that are centred around a sizable central courtyard, the aspect and positioning of these blocks creates apartments that are light and airyFlexible living is created through careful design of the apartments and the complex as a whole. <text:s/>Both one bedroom and studio apartments are available, studio rent ranges from $300.00 to $330.00 per week.For further information including floor plans and apartment features, please visit http://vedadoapartments.co.nz/ or visit our facebook page https://www.facebook.com/taylorpropertyplus/.***Register Your Interest***Register your interest below via ViewingTracker TODAY. If you experience a problem when doing this from a mobile device please download the "Trade Me Property App" or copy &amp; paste the link "http://www.property-plus.viewingtracker.com/ <text:s/>" into your web browser. Viewing times will be organised and notified in the February.Please do not visit the construction site for health and safety purposes, but register your interest early ready for release and viewings in February. If you book in using the ‘Viewing Tracker’ link below you will be notified in February of the first viewing times.As this project nears completion some features, such as furnishing may be subject to change.Suitable for up to 2 tenants.No pets or smokers.Agency reference #: STU-VEDA</text:p>
          </table:table-cell>
          <table:table-cell office:value-type="float" office:value="7215" calcext:value-type="float">
            <text:p>7215</text:p>
          </table:table-cell>
          <table:table-cell office:value-type="string" calcext:value-type="string">
            <text:p>Wed 15 Feb</text:p>
          </table:table-cell>
          <table:table-cell office:value-type="string" calcext:value-type="string">
            <text:p>Queen dropdown bed system <text:s text:c="2"/>Leather couch <text:s text:c="2"/>TV and DVD/Stereo <text:s text:c="3"/>Fridge <text:s text:c="2"/>Most have a washer dryer combo</text:p>
          </table:table-cell>
          <table:table-cell office:value-type="string" calcext:value-type="string">
            <text:p>Profession­al and caring</text:p>
          </table:table-cell>
          <table:table-cell/>
          <table:table-cell office:value-type="string" calcext:value-type="string">
            <text:p>Available at additional cost</text:p>
          </table:table-cell>
          <table:table-cell office:value-type="string" calcext:value-type="string">
            <text:p>FBR348</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69A Duncan Terrace</text:p>
          </table:table-cell>
          <table:table-cell office:value-type="float" office:value="340" calcext:value-type="float">
            <text:p>340</text:p>
          </table:table-cell>
          <table:table-cell office:value-type="string" calcext:value-type="string">
            <text:p>Available Tue 13 Dec</text:p>
          </table:table-cell>
          <table:table-cell office:value-type="string" calcext:value-type="string">
            <text:p>Listed Wed, 16 Nov</text:p>
          </table:table-cell>
          <table:table-cell office:value-type="string" calcext:value-type="string">
            <text:p>http://www.trademe.co.nz/property/residential-property-to-rent/auction-1203168550.htm</text:p>
          </table:table-cell>
          <table:table-cell office:value-type="string" calcext:value-type="string">
            <text:p>Kilbirnie, Wellington</text:p>
          </table:table-cell>
          <table:table-cell office:value-type="string" calcext:value-type="string">
            <text:p>69A Duncan Terrace</text:p>
            <text:p>Kilbirnie</text:p>
            <text:p>Wellington</text:p>
            <text:p>Wellington</text:p>
          </table:table-cell>
          <table:table-cell office:value-type="string" calcext:value-type="string">
            <text:p>Reception</text:p>
          </table:table-cell>
          <table:table-cell office:value-type="string" calcext:value-type="string">
            <text:p>1 bedroom unit with 1 bathroom.Solid one bedroom lower flat in a very quiet street and is a <text:s/>short walk to the Kilbernie. <text:s/>All amenities in walking distance and 15 minutes drive to CBD.Property Includes all whiteware. <text:s/>Suit single professional or couple.To book a viewing of this property; click on the Viewing Tracker box, or go to www.quinovickt.viewingtracker.com (please copy and paste the link).Note that you must pre-book to attend a viewing as numbers are limited for each appointment. The property may be occupied so please do not go on the property without the viewing agent.Suitable for up to 2 tenants.No pets or smokers.Agency reference #: KT160595</text:p>
          </table:table-cell>
          <table:table-cell office:value-type="float" office:value="6275" calcext:value-type="float">
            <text:p>6275</text:p>
          </table:table-cell>
          <table:table-cell office:value-type="string" calcext:value-type="string">
            <text:p>Tue 13 Dec</text:p>
          </table:table-cell>
          <table:table-cell office:value-type="string" calcext:value-type="string">
            <text:p>Oven, fridge freezer, washing machine, dryer</text:p>
          </table:table-cell>
          <table:table-cell table:number-columns-repeated="2"/>
          <table:table-cell office:value-type="string" calcext:value-type="string">
            <text:p>(None)</text:p>
          </table:table-cell>
          <table:table-cell table:number-columns-repeated="2"/>
          <table:table-cell table:number-columns-repeated="2" office:value-type="float" office:value="1" calcext:value-type="float">
            <text:p>1</text:p>
          </table:table-cell>
        </table:table-row>
        <table:table-row table:style-name="ro5">
          <table:table-cell office:value-type="string" calcext:value-type="string">
            <text:p>Lower/117 Wallace St</text:p>
          </table:table-cell>
          <table:table-cell office:value-type="float" office:value="195" calcext:value-type="float">
            <text:p>195</text:p>
          </table:table-cell>
          <table:table-cell office:value-type="string" calcext:value-type="string">
            <text:p>Available Mon 6 Feb</text:p>
          </table:table-cell>
          <table:table-cell office:value-type="string" calcext:value-type="string">
            <text:p>Listed Thu, 29 Dec</text:p>
          </table:table-cell>
          <table:table-cell office:value-type="string" calcext:value-type="string">
            <text:p>http://www.trademe.co.nz/property/residential-property-to-rent/auction-1231452372.htm</text:p>
          </table:table-cell>
          <table:table-cell office:value-type="string" calcext:value-type="string">
            <text:p>Mount Cook, Wellington</text:p>
          </table:table-cell>
          <table:table-cell office:value-type="string" calcext:value-type="string">
            <text:p>Lower/117 Wallace St</text:p>
            <text:p>Mount Cook</text:p>
            <text:p>Wellington</text:p>
            <text:p>Wellington</text:p>
          </table:table-cell>
          <table:table-cell office:value-type="string" calcext:value-type="string">
            <text:p>Reception</text:p>
          </table:table-cell>
          <table:table-cell office:value-type="string" calcext:value-type="string">
            <text:p>1 bedroom unit with 1 bathroom.Central Mt Cook Location. <text:s/>Recently renovated STUDIO APARTMENT.Close to Uni, Countdown - Contact us today to make an appointment!**To see this property, please book in at http://www.quinovickt.viewingtracker.com **Suitable for one tenant.No pets or smokers.Agency reference #: KT160183</text:p>
          </table:table-cell>
          <table:table-cell office:value-type="float" office:value="5265" calcext:value-type="float">
            <text:p>5265</text:p>
          </table:table-cell>
          <table:table-cell office:value-type="string" calcext:value-type="string">
            <text:p>Mon 6 Feb</text:p>
          </table:table-cell>
          <table:table-cell office:value-type="string" calcext:value-type="string">
            <text:p>Oven</text:p>
          </table:table-cell>
          <table:table-cell table:number-columns-repeated="2"/>
          <table:table-cell office:value-type="string" calcext:value-type="string">
            <text:p>Not Specified</text:p>
          </table:table-cell>
          <table:table-cell office:value-type="string" calcext:value-type="string">
            <text:p>FCK402</text:p>
          </table:table-cell>
          <table:table-cell/>
          <table:table-cell table:number-columns-repeated="2" office:value-type="float" office:value="1" calcext:value-type="float">
            <text:p>1</text:p>
          </table:table-cell>
        </table:table-row>
        <table:table-row table:style-name="ro5">
          <table:table-cell office:value-type="string" calcext:value-type="string">
            <text:p>33a Ernest St</text:p>
          </table:table-cell>
          <table:table-cell office:value-type="float" office:value="315" calcext:value-type="float">
            <text:p>315</text:p>
          </table:table-cell>
          <table:table-cell office:value-type="string" calcext:value-type="string">
            <text:p>Available Sun 22 Jan</text:p>
          </table:table-cell>
          <table:table-cell office:value-type="string" calcext:value-type="string">
            <text:p>Listed Tue, 3 Jan</text:p>
          </table:table-cell>
          <table:table-cell office:value-type="string" calcext:value-type="string">
            <text:p>http://www.trademe.co.nz/property/residential-property-to-rent/auction-1234728920.htm</text:p>
          </table:table-cell>
          <table:table-cell office:value-type="string" calcext:value-type="string">
            <text:p>Ranui Heights, Porirua</text:p>
          </table:table-cell>
          <table:table-cell office:value-type="string" calcext:value-type="string">
            <text:p>33a Ernest St</text:p>
            <text:p>Ranui Heights</text:p>
            <text:p>Porirua</text:p>
            <text:p>Wellington</text:p>
          </table:table-cell>
          <table:table-cell/>
          <table:table-cell office:value-type="string" calcext:value-type="string">
            <text:p>2 bedroom apartment with 1 bathroom.Very high spec spacious apartment, only 2nd time come up to rent in past 6 years which is when it was refurbed. Attached garage (remote access)New CarpetsOpen plan lounge / kitchen. Elec hob and extractor, waste disposal double sink.UHF aerial plus Sat. Fiber broadbandSurround sound speaker systemVery large master bedroom (30+sqm)Garden area and fruit trees.Viewings will be end of week commencing 9th of Jan. <text:s/>To be arranged by phone please.Please phone (no text) after 7pm evenings for more details.No in house cats and dogs pleaseSuitable for up to 3 tenants.Pets Negotiable.</text:p>
          </table:table-cell>
          <table:table-cell office:value-type="float" office:value="4711" calcext:value-type="float">
            <text:p>4711</text:p>
          </table:table-cell>
          <table:table-cell office:value-type="string" calcext:value-type="string">
            <text:p>Sun 22 Jan</text:p>
          </table:table-cell>
          <table:table-cell office:value-type="string" calcext:value-type="string">
            <text:p>Hob and oven, sat dish, speaker system</text:p>
          </table:table-cell>
          <table:table-cell office:value-type="string" calcext:value-type="string">
            <text:p>Proffessio­nal couple</text:p>
          </table:table-cell>
          <table:table-cell office:value-type="string" calcext:value-type="string">
            <text:p>Shops about 1km</text:p>
          </table:table-cell>
          <table:table-cell office:value-type="string" calcext:value-type="string">
            <text:p>Garage plus further off street</text:p>
          </table:table-cell>
          <table:table-cell office:value-type="string" calcext:value-type="string">
            <text:p>FCL506</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3R/153 The Terrace</text:p>
          </table:table-cell>
          <table:table-cell office:value-type="float" office:value="330" calcext:value-type="float">
            <text:p>330</text:p>
          </table:table-cell>
          <table:table-cell office:value-type="string" calcext:value-type="string">
            <text:p>Available Thu 22 Dec</text:p>
          </table:table-cell>
          <table:table-cell office:value-type="string" calcext:value-type="string">
            <text:p>Listed Tue, 20 Dec</text:p>
          </table:table-cell>
          <table:table-cell office:value-type="string" calcext:value-type="string">
            <text:p>http://www.trademe.co.nz/property/residential-property-to-rent/auction-1226094545.htm</text:p>
          </table:table-cell>
          <table:table-cell office:value-type="string" calcext:value-type="string">
            <text:p>Wellington Central, Wellington</text:p>
          </table:table-cell>
          <table:table-cell office:value-type="string" calcext:value-type="string">
            <text:p>3R/153 The Terrace</text:p>
            <text:p>Wellington Central</text:p>
            <text:p>Wellington</text:p>
            <text:p>Wellington</text:p>
          </table:table-cell>
          <table:table-cell office:value-type="string" calcext:value-type="string">
            <text:p>Amber Carr</text:p>
          </table:table-cell>
          <table:table-cell office:value-type="string" calcext:value-type="string">
            <text:p>1 bedroom apartment with 1 bathroom.NB. PLEASE READ CONTENTS OF ADVERT BELOW BEFORE MAKING A VIEWING!_______To book in to see this property, please click on the “book a viewing tab above”. Please do not view the flat outside of the viewing times as it is currently tenanted, thanks!_______This is a double bedroom available within a fully furnished 2 bedroom apartment at The Atrium Apartments on the Terrace. You would be living with one other working professional. Features of this property include:•<text:tab/>Secure access via security key card access •<text:tab/>Situated on level 3 of the building •<text:tab/>The atrium is located in the centre of the building &amp; is open throughout every floor to the glass ceiling ensuring there is lots of light coming into the complex•<text:tab/>Bedroom is a reasonable size with dual access either side of bedroom and includes a double bed &amp; wardrobe•<text:tab/>The bathroom includes a shower cubicle, toilet, vanity &amp; heated towel-rail•<text:tab/>Modern galley styled kitchen with fitted oven, electric hob, microwave &amp; range hood as well as a dishwasher•<text:tab/>Washer/Dryer situated within a cupboard in kitchen•<text:tab/>Kitchen comes fully equipped with cutlery, pots, pans, knives, cups, plates, glasses etc•<text:tab/>Lounge comes fully equipped with couch (which is also a fold out bed), table and chairs, TV &amp; cabinet, ironing board &amp; iron•<text:tab/>Large west facing balcony off lounge•<text:tab/>Open plan kitchen/living area receives great afternoon to evening sun <text:s/>This room is being offered on a fixed-term lease until 24th September 2017. If a tenancy has worked well we are in the practice of offering a further fixed-term tenancy at the new market rent._______MOVE-IN COSTS:Bond: $990.00 (3 weeks rent)Rent in advance: $660.00 (2 weeks in adv)No letting fee______Apply online at http://www.housingplus.co.nz/application-form/. Feel free to apply before the viewing as this may speed up the process for you.Suitable for up to 2 tenants.No pets or smokers.</text:p>
          </table:table-cell>
          <table:table-cell office:value-type="float" office:value="4143" calcext:value-type="float">
            <text:p>4143</text:p>
          </table:table-cell>
          <table:table-cell office:value-type="string" calcext:value-type="string">
            <text:p>Thu 22 Dec</text:p>
          </table:table-cell>
          <table:table-cell office:value-type="string" calcext:value-type="string">
            <text:p>Fully furnished!</text:p>
          </table:table-cell>
          <table:table-cell office:value-type="string" calcext:value-type="string">
            <text:p>All applicants welcome!</text:p>
          </table:table-cell>
          <table:table-cell office:value-type="string" calcext:value-type="string">
            <text:p>Restaurant­s, cafes, Lambton Quay, CBD, bus stops, Parliament­, Motorway</text:p>
          </table:table-cell>
          <table:table-cell office:value-type="string" calcext:value-type="string">
            <text:p>Car park available for an extra $60 per week</text:p>
          </table:table-cell>
          <table:table-cell office:value-type="string" calcext:value-type="string">
            <text:p>FCG635</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48b Ashton fitchett drive</text:p>
          </table:table-cell>
          <table:table-cell office:value-type="float" office:value="280" calcext:value-type="float">
            <text:p>280</text:p>
          </table:table-cell>
          <table:table-cell office:value-type="string" calcext:value-type="string">
            <text:p>Available Mon 2 Jan</text:p>
          </table:table-cell>
          <table:table-cell office:value-type="string" calcext:value-type="string">
            <text:p>Listed Fri, 30 Dec</text:p>
          </table:table-cell>
          <table:table-cell office:value-type="string" calcext:value-type="string">
            <text:p>http://www.trademe.co.nz/property/residential-property-to-rent/auction-1232289734.htm</text:p>
          </table:table-cell>
          <table:table-cell office:value-type="string" calcext:value-type="string">
            <text:p>Brooklyn, Wellington</text:p>
          </table:table-cell>
          <table:table-cell office:value-type="string" calcext:value-type="string">
            <text:p>48b Ashton fitchett drive</text:p>
            <text:p>Brooklyn</text:p>
            <text:p>Wellington</text:p>
            <text:p>Wellington</text:p>
          </table:table-cell>
          <table:table-cell/>
          <table:table-cell office:value-type="string" calcext:value-type="string">
            <text:p>1 bedroom house with 1 bathroom.Gorgeous tiny house in a beautiful rural setting, 15 -20 minutes from the CBD via gravel rd (4x4 vehicle required)Decrease your footprint, live off the grid and enjoy the simple life in this rural setting.Suitable for up to 2 tenants.No pets or smokers.</text:p>
          </table:table-cell>
          <table:table-cell office:value-type="float" office:value="4020" calcext:value-type="float">
            <text:p>4020</text:p>
          </table:table-cell>
          <table:table-cell office:value-type="string" calcext:value-type="string">
            <text:p>Mon 2 Jan</text:p>
          </table:table-cell>
          <table:table-cell table:number-columns-repeated="4"/>
          <table:table-cell office:value-type="string" calcext:value-type="string">
            <text:p>FCK850</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Apt 206/15 Holland Street</text:p>
          </table:table-cell>
          <table:table-cell office:value-type="float" office:value="310" calcext:value-type="float">
            <text:p>310</text:p>
          </table:table-cell>
          <table:table-cell office:value-type="string" calcext:value-type="string">
            <text:p>Available Thu 16 Feb</text:p>
          </table:table-cell>
          <table:table-cell office:value-type="string" calcext:value-type="string">
            <text:p>Listed Sun, 18 Dec</text:p>
          </table:table-cell>
          <table:table-cell office:value-type="string" calcext:value-type="string">
            <text:p>http://www.trademe.co.nz/property/residential-property-to-rent/auction-1224711901.htm</text:p>
          </table:table-cell>
          <table:table-cell office:value-type="string" calcext:value-type="string">
            <text:p>Wellington Central, Wellington</text:p>
          </table:table-cell>
          <table:table-cell office:value-type="string" calcext:value-type="string">
            <text:p>Apt 206/15 Holland Street</text:p>
            <text:p>Wellington Central</text:p>
            <text:p>Wellington</text:p>
            <text:p>Wellington</text:p>
          </table:table-cell>
          <table:table-cell office:value-type="string" calcext:value-type="string">
            <text:p>Reception</text:p>
          </table:table-cell>
          <table:table-cell office:value-type="string" calcext:value-type="string">
            <text:p>1 bedroom unit with 1 bathroom.Great for those who want a central city home and save a little cash before Christmas!For those who love city dwelling, this is the perfect apartment for you. This modern FULLY FURNISHED studio apartment and is tastefully decorated throughout with stylish furnishings including all the essential mod cons and entertainment appliances. Including a brand new flat screen TV and DVD player this apartment has been newly refurbished. It boasts a private with balcony with city views. Located in Holland Street a stones throw from Courtenay Place it is perfect for a single or professional couple wanting to save precious time; it is in such a central location that it eliminates the need to commute for those working in the city.To book a viewing of this property click on the Viewing Tracker box, or go to www.quinovickt.viewingtracker.com (please copy and paste the link) or txt 021 468 966Note that you must pre book to attend a viewing as numbers are limited for each appointment. The property may be occupied so please do not go on the property without the viewing agent.No pets or smokers.Agency reference #: KT120992</text:p>
          </table:table-cell>
          <table:table-cell office:value-type="float" office:value="3940" calcext:value-type="float">
            <text:p>3940</text:p>
          </table:table-cell>
          <table:table-cell office:value-type="string" calcext:value-type="string">
            <text:p>Thu 16 Feb</text:p>
          </table:table-cell>
          <table:table-cell office:value-type="string" calcext:value-type="string">
            <text:p>Electric Stove, Fridge/Fre­ezer, Washing Machine/Dr­yer combo, Dishwasher</text:p>
          </table:table-cell>
          <table:table-cell table:number-columns-repeated="2"/>
          <table:table-cell office:value-type="string" calcext:value-type="string">
            <text:p>Not Specified</text:p>
          </table:table-cell>
          <table:table-cell table:number-columns-repeated="2"/>
          <table:table-cell table:number-columns-repeated="2" office:value-type="float" office:value="1" calcext:value-type="float">
            <text:p>1</text:p>
          </table:table-cell>
        </table:table-row>
        <table:table-row table:style-name="ro5">
          <table:table-cell office:value-type="string" calcext:value-type="string">
            <text:p>220/20 Glenmore Street</text:p>
          </table:table-cell>
          <table:table-cell office:value-type="float" office:value="280" calcext:value-type="float">
            <text:p>280</text:p>
          </table:table-cell>
          <table:table-cell office:value-type="string" calcext:value-type="string">
            <text:p>Available Tue 10 Jan</text:p>
          </table:table-cell>
          <table:table-cell office:value-type="string" calcext:value-type="string">
            <text:p>Listed Wed, 7 Dec</text:p>
          </table:table-cell>
          <table:table-cell office:value-type="string" calcext:value-type="string">
            <text:p>http://www.trademe.co.nz/property/residential-property-to-rent/auction-1217386364.htm</text:p>
          </table:table-cell>
          <table:table-cell office:value-type="string" calcext:value-type="string">
            <text:p>Thorndon, Wellington</text:p>
          </table:table-cell>
          <table:table-cell office:value-type="string" calcext:value-type="string">
            <text:p>220/20 Glenmore Street</text:p>
            <text:p>Thorndon</text:p>
            <text:p>Wellington</text:p>
            <text:p>Wellington</text:p>
          </table:table-cell>
          <table:table-cell office:value-type="string" calcext:value-type="string">
            <text:p>Te Aomihia Dennis</text:p>
          </table:table-cell>
          <table:table-cell office:value-type="string" calcext:value-type="string">
            <text:p>1 bedroom apartment with 1 bathroom.***VIEWINGS***Viewings will recommence in the New Year of 2017. <text:s/>Please register to view via ViewingTracker below, or if these times do not suit be register you interest via ViewingTracker and if other times are arranged you will be notified. <text:s text:c="2"/>If you experience a problem when booking a viewing from a mobile device please download the "Trade Me Property App" or copy &amp; paste the link "http://www.property-plus.viewingtracker.com/ <text:s/>" into your web browser.** Fully earthquake strengthened** FREE INTERNET up to 50Gb per monthJoin now to be apart of the developing Sharella community this Christmas!!A six or twelve months lease is available. Less than six months is negotiable.The studio apartment is north facing, light, airy and contain modern fixtures and fittings such as:- A private ensuite with a bath and a shower over it, toilet and large sink.- Mini-fridge, Hobb, &amp; Microwave,- Flatscreen TV &amp; DVD/Stereo, leather couch, &amp; a queen sized drop-down bed system.Located in the suburb of Thorndon, and directly across from the beautiful Botanic gardens this complex has THE location!It's only 9 minutes to the Government buildings, 15 minutes to the Victoria University Kelburn campus, bus services are at the door, only a 2-3 minute drive to the motorway, only 20 minutes walk to the waterfront and 20 minutes to the railway station. <text:s/>It's an EXTREMELY handy location.There is a communal laundry and kitchen available on the first level in the building. (Power is read by meter).Due to security access please meet at main foyer entrance Glenmore Street on time by lobby area. For more information please see: http://sharella.co.nz/ For application forms see: http://property-plus.co.nz/tenants/Suitable for up to 2 tenants.No pets or smokers.Agency reference #: 220STU</text:p>
          </table:table-cell>
          <table:table-cell office:value-type="float" office:value="3777" calcext:value-type="float">
            <text:p>3777</text:p>
          </table:table-cell>
          <table:table-cell office:value-type="string" calcext:value-type="string">
            <text:p>Tue 10 Jan</text:p>
          </table:table-cell>
          <table:table-cell office:value-type="string" calcext:value-type="string">
            <text:p>Fridge, Microwave, Flatscreen TV and DVD/Stereo­, leather couch, queen sized drop-down bed system</text:p>
          </table:table-cell>
          <table:table-cell office:value-type="string" calcext:value-type="string">
            <text:p>Profession­al and caring</text:p>
          </table:table-cell>
          <table:table-cell office:value-type="string" calcext:value-type="string">
            <text:p>Cafes, restaurants, walking distance to CBD, universities &amp;amp; Government buildings</text:p>
          </table:table-cell>
          <table:table-cell office:value-type="string" calcext:value-type="string">
            <text:p>Street parking</text:p>
          </table:table-cell>
          <table:table-cell office:value-type="string" calcext:value-type="string">
            <text:p>FBX156</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6F/16 The Terrace</text:p>
          </table:table-cell>
          <table:table-cell office:value-type="float" office:value="350" calcext:value-type="float">
            <text:p>350</text:p>
          </table:table-cell>
          <table:table-cell office:value-type="string" calcext:value-type="string">
            <text:p>Available Sun 1 Jan</text:p>
          </table:table-cell>
          <table:table-cell office:value-type="string" calcext:value-type="string">
            <text:p>Listed Sun, 1 Jan</text:p>
          </table:table-cell>
          <table:table-cell office:value-type="string" calcext:value-type="string">
            <text:p>http://www.trademe.co.nz/property/residential-property-to-rent/auction-1233534767.htm</text:p>
          </table:table-cell>
          <table:table-cell office:value-type="string" calcext:value-type="string">
            <text:p>Wellington Central, Wellington</text:p>
          </table:table-cell>
          <table:table-cell office:value-type="string" calcext:value-type="string">
            <text:p>6F/16 The Terrace</text:p>
            <text:p>Wellington Central</text:p>
            <text:p>Wellington</text:p>
            <text:p>Wellington</text:p>
          </table:table-cell>
          <table:table-cell/>
          <table:table-cell office:value-type="string" calcext:value-type="string">
            <text:p>1 bedroom apartment with 1 bathroom.A two bedroom apartment with recently replaced double glazed windows <text:s/>in this distinctive building. The work on the windows is expected to be completed by the end of February and the reduced rent of $350 per week reflects this inconvenience. On completion and removal of the scaffolding the rent will increase to $600 per week.The apartment is 80 sq.m and on the corner of the building on the 6th floor with views up Bolton Street. The apartment is lightfilled and will have new blinds throughout. The appealing bathroom is tiled with shower and laundry. There is access on to a small balcony and a heat pump in the living room. A most appealing and well located apartment for the discerning tenant. $350 per week until completion of current refurbishment work and then $600 per week from then on.Suitable for up to 2 tenants.No pets or smokers.</text:p>
          </table:table-cell>
          <table:table-cell office:value-type="float" office:value="3602" calcext:value-type="float">
            <text:p>3602</text:p>
          </table:table-cell>
          <table:table-cell office:value-type="string" calcext:value-type="string">
            <text:p>Sun 1 Jan</text:p>
          </table:table-cell>
          <table:table-cell office:value-type="string" calcext:value-type="string">
            <text:p>Refrigerat­or <text:s/>freezer - new dishwasher - washing machine - clothes dryer - heat pump</text:p>
          </table:table-cell>
          <table:table-cell office:value-type="string" calcext:value-type="string">
            <text:p>Profession­al couple or single.</text:p>
          </table:table-cell>
          <table:table-cell office:value-type="string" calcext:value-type="string">
            <text:p>Shopping - restaurant­s - cafes - transport - waterfront - Thorndon market and supermarke­t close by.</text:p>
          </table:table-cell>
          <table:table-cell office:value-type="string" calcext:value-type="string">
            <text:p>No parking but parking building very close behind Bolton Hotel</text:p>
          </table:table-cell>
          <table:table-cell office:value-type="string" calcext:value-type="string">
            <text:p>FCL087</text:p>
          </table:table-cell>
          <table:table-cell/>
          <table:table-cell table:number-columns-repeated="2" office:value-type="float" office:value="1" calcext:value-type="float">
            <text:p>1</text:p>
          </table:table-cell>
        </table:table-row>
        <table:table-row table:style-name="ro5">
          <table:table-cell office:value-type="string" calcext:value-type="string">
            <text:p>22C St Michaels Crescent</text:p>
          </table:table-cell>
          <table:table-cell office:value-type="float" office:value="349" calcext:value-type="float">
            <text:p>349</text:p>
          </table:table-cell>
          <table:table-cell office:value-type="string" calcext:value-type="string">
            <text:p>Available Wed 1 Feb</text:p>
          </table:table-cell>
          <table:table-cell office:value-type="string" calcext:value-type="string">
            <text:p>Listed Sat, 7 Jan</text:p>
          </table:table-cell>
          <table:table-cell office:value-type="string" calcext:value-type="string">
            <text:p>http://www.trademe.co.nz/property/residential-property-to-rent/auction-1236967006.htm</text:p>
          </table:table-cell>
          <table:table-cell office:value-type="string" calcext:value-type="string">
            <text:p>Kelburn, Wellington</text:p>
          </table:table-cell>
          <table:table-cell office:value-type="string" calcext:value-type="string">
            <text:p>22C St Michaels Crescent</text:p>
            <text:p>Kelburn</text:p>
            <text:p>Wellington</text:p>
            <text:p>Wellington</text:p>
          </table:table-cell>
          <table:table-cell/>
          <table:table-cell office:value-type="string" calcext:value-type="string">
            <text:p>2 bedroom house with 1 bathroom.1 bedroom downstairs flat. <text:s/>Plus a very, very small room for an office, or bedroom for quests. Concrete area for entertaining/BBQ's.Suitable for up to 2 tenants.No pets or smokers.</text:p>
          </table:table-cell>
          <table:table-cell office:value-type="float" office:value="3378" calcext:value-type="float">
            <text:p>3378</text:p>
          </table:table-cell>
          <table:table-cell office:value-type="string" calcext:value-type="string">
            <text:p>Wed 1 Feb</text:p>
          </table:table-cell>
          <table:table-cell table:number-columns-repeated="4"/>
          <table:table-cell office:value-type="string" calcext:value-type="string">
            <text:p>FCN676</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26 Glenmore Street</text:p>
          </table:table-cell>
          <table:table-cell office:value-type="float" office:value="330" calcext:value-type="float">
            <text:p>330</text:p>
          </table:table-cell>
          <table:table-cell office:value-type="string" calcext:value-type="string">
            <text:p>Available Fri 20 Jan</text:p>
          </table:table-cell>
          <table:table-cell office:value-type="string" calcext:value-type="string">
            <text:p>Listed Wed, 21 Dec</text:p>
          </table:table-cell>
          <table:table-cell office:value-type="string" calcext:value-type="string">
            <text:p>http://www.trademe.co.nz/property/residential-property-to-rent/auction-1226667474.htm</text:p>
          </table:table-cell>
          <table:table-cell office:value-type="string" calcext:value-type="string">
            <text:p>Thorndon, Wellington</text:p>
          </table:table-cell>
          <table:table-cell office:value-type="string" calcext:value-type="string">
            <text:p>26 Glenmore Street</text:p>
            <text:p>Thorndon</text:p>
            <text:p>Wellington</text:p>
            <text:p>Wellington</text:p>
          </table:table-cell>
          <table:table-cell office:value-type="string" calcext:value-type="string">
            <text:p>Te Aomihia Dennis</text:p>
          </table:table-cell>
          <table:table-cell office:value-type="string" calcext:value-type="string">
            <text:p>1 bedroom apartment with 1 bathroom.***VIEWINGS***Viewings will recommence in the New Year of 2017. <text:s/>Please register to view via ViewingTracker below, or if these times do not suit be register you interest via ViewingTracker and if other times are arranged you will be notified. <text:s text:c="2"/>If you experience a problem when booking a viewing from a mobile device please download the "Trade Me Property App" or copy &amp; paste the link "http://www.property-plus.viewingtracker.com/ <text:s/>" into your web browser.** Fully earthquake strengthen**** Double glazed**** Fully insulated ****FREE INTERNET up to 100GB per month**Welcome to Sharella Living’s newest addition to the Thorndon community, this final stage extends the architecturally designed complex. These stylish, industrial apartments emphasis a modern and rustic yet warm architectural design.8 Brand New Fully self-contained studio apartments available from Saturday 21st January 2017. Rents vary from $330 - $350 per week.The median floor area size for the studio apartments are 24 m2. Floor area's vary is size.Located in the heart of Thorndon, directly across from the Botanic gardens this complex is THE Location! Short WALK to everything – only 9 minutes to the Government Buildings, 15 minutes to Victoria University Kelburn campus. Bus services are at the entrance, a 2 – 3 minute drive to the motorway. Only 20 minute walk to the water front and all that has to offer and 20 minutes’ walk to the railway station, it’s an EXTREMLY handy location.For more information please see: sharella.co.nz For application forms see: http://property-plus.co.nz/tenants/Suitable for up to 2 tenants.No pets or smokers.Agency reference #: 26AP-STU</text:p>
          </table:table-cell>
          <table:table-cell office:value-type="float" office:value="3262" calcext:value-type="float">
            <text:p>3262</text:p>
          </table:table-cell>
          <table:table-cell office:value-type="string" calcext:value-type="string">
            <text:p>Fri 20 Jan</text:p>
          </table:table-cell>
          <table:table-cell office:value-type="string" calcext:value-type="string">
            <text:p>Couch, Q-size bed system, TV, DVD, stereo, hot plate, small oven, M-fridge and combo washer/dri­er</text:p>
          </table:table-cell>
          <table:table-cell office:value-type="string" calcext:value-type="string">
            <text:p>Professional &amp;amp</text:p>
          </table:table-cell>
          <table:table-cell office:value-type="string" calcext:value-type="string">
            <text:p><text:s/>caring</text:p>
          </table:table-cell>
          <table:table-cell office:value-type="string" calcext:value-type="string">
            <text:p>Cafes, restaurant­s, walking distance to CBD, universiti­es, Government buildings, very handy location</text:p>
          </table:table-cell>
          <table:table-cell office:value-type="string" calcext:value-type="string">
            <text:p>There is limited car park spaces above at $60pw &amp;amp</text:p>
          </table:table-cell>
          <table:table-cell office:value-type="string" calcext:value-type="string">
            <text:p><text:s/>street parking available.</text:p>
          </table:table-cell>
          <table:table-cell office:value-type="string" calcext:value-type="string">
            <text:p>FCH214</text:p>
          </table:table-cell>
          <table:table-cell office:value-type="string" calcext:value-type="string">
            <text:p>Yes</text:p>
          </table:table-cell>
        </table:table-row>
        <table:table-row table:style-name="ro5">
          <table:table-cell office:value-type="string" calcext:value-type="string">
            <text:p>219 Willis Street</text:p>
          </table:table-cell>
          <table:table-cell office:value-type="float" office:value="340" calcext:value-type="float">
            <text:p>340</text:p>
          </table:table-cell>
          <table:table-cell office:value-type="string" calcext:value-type="string">
            <text:p>Available NOW - FREE INTERNET + POWER + SKY TV</text:p>
          </table:table-cell>
          <table:table-cell office:value-type="string" calcext:value-type="string">
            <text:p>Listed Mon, 16 Jul</text:p>
          </table:table-cell>
          <table:table-cell office:value-type="string" calcext:value-type="string">
            <text:p>http://www.trademe.co.nz/property/residential-property-to-rent/auction-1204147111.htm</text:p>
          </table:table-cell>
          <table:table-cell office:value-type="string" calcext:value-type="string">
            <text:p>Wellington Central, Wellington</text:p>
          </table:table-cell>
          <table:table-cell office:value-type="string" calcext:value-type="string">
            <text:p>219 Willis Street</text:p>
            <text:p>Wellington Central</text:p>
            <text:p>Wellington</text:p>
            <text:p>Wellington</text:p>
          </table:table-cell>
          <table:table-cell/>
          <table:table-cell office:value-type="string" calcext:value-type="string">
            <text:p>1 bedroom apartment with 1 bathroom.We now have a choice of fully furnished studio apartments available for rent from $330 p.w., centrally located at 219 Willis Street. It is suitable for either a medium or long term stay.Rent includes free electricity, free hot water, and free SKY television. The apartment is fully furnished; including bed (choice of double, king or 2x single beds), fridge, linen, sofa, tv, and almost everything you may need. There is a shared laundry, which costs $4. Telephone is not provided, but can be connected at your expense. FREE INTERNET - 5Gb per week.It is a studio apartment with a combined bedroom/kitchen/living area, and is the size of a hotel room. It gets excellent sun and has a view out over Wellington City. The building has secure access.The bond required is 2 weeks rent + $100. The tenancy is a periodic tenancy, which means you can move out with 3 weeks' notice.The apartment is suitable for 1-2 people only. The apartment is not suitable for any pets or smokers. Applicants may need to complete an application form, and a credit check may be required.Please note the photos are for illustrative purposes only, and the actual apartment may differ slightly from the photos shown. There are various apartments available from $330-$350pw, depending on the size.If you would like further information, or to arrange a viewing time, please phone on 0274 443464, or send a text requesting a call back. ***** If emailing then please ENSURE you give your mobile PHONE NUMBER when making contact, so we can get back to you. *****Suitable for up to 2 tenants.No pets or smokers.Agency reference #: 219 Willis St</text:p>
          </table:table-cell>
          <table:table-cell office:value-type="float" office:value="3160" calcext:value-type="float">
            <text:p>3160</text:p>
          </table:table-cell>
          <table:table-cell office:value-type="string" calcext:value-type="string">
            <text:p>NOW - FREE INTERNET + POWER + SKY TV</text:p>
          </table:table-cell>
          <table:table-cell office:value-type="string" calcext:value-type="string">
            <text:p>Fully furnished - bed, sofa, TV, whiteware.</text:p>
          </table:table-cell>
          <table:table-cell office:value-type="string" calcext:value-type="string">
            <text:p>Profession­al/s</text:p>
          </table:table-cell>
          <table:table-cell office:value-type="string" calcext:value-type="string">
            <text:p>Short walk to Courtenay Place, Lambton Quay, Massey, Te Papa - everything Wellington has to offer!</text:p>
          </table:table-cell>
          <table:table-cell office:value-type="string" calcext:value-type="string">
            <text:p>$50pw if available. Otherwise there are other carparks available nearby.</text:p>
          </table:table-cell>
          <table:table-cell office:value-type="string" calcext:value-type="string">
            <text:p>CQG144</text:p>
          </table:table-cell>
          <table:table-cell/>
          <table:table-cell table:number-columns-repeated="2" office:value-type="float" office:value="1" calcext:value-type="float">
            <text:p>1</text:p>
          </table:table-cell>
        </table:table-row>
        <table:table-row table:style-name="ro5">
          <table:table-cell office:value-type="string" calcext:value-type="string">
            <text:p>124 Willis Street</text:p>
          </table:table-cell>
          <table:table-cell office:value-type="float" office:value="200" calcext:value-type="float">
            <text:p>200</text:p>
          </table:table-cell>
          <table:table-cell office:value-type="string" calcext:value-type="string">
            <text:p>Available Sun 1 Jan</text:p>
          </table:table-cell>
          <table:table-cell office:value-type="string" calcext:value-type="string">
            <text:p>Listed Tue, 22 Nov</text:p>
          </table:table-cell>
          <table:table-cell office:value-type="string" calcext:value-type="string">
            <text:p>http://www.trademe.co.nz/property/residential-property-to-rent/auction-1207335040.htm</text:p>
          </table:table-cell>
          <table:table-cell office:value-type="string" calcext:value-type="string">
            <text:p>Wellington Central, Wellington</text:p>
          </table:table-cell>
          <table:table-cell office:value-type="string" calcext:value-type="string">
            <text:p>124 Willis Street</text:p>
            <text:p>Wellington Central</text:p>
            <text:p>Wellington</text:p>
            <text:p>Wellington</text:p>
          </table:table-cell>
          <table:table-cell office:value-type="string" calcext:value-type="string">
            <text:p>Reception</text:p>
          </table:table-cell>
          <table:table-cell office:value-type="string" calcext:value-type="string">
            <text:p>1 bedroom apartment with 1 bathroom.Affordable accommodation is available at the Hotel St George, a great option for out-of-town workers, students or travelers who plan on a lengthy stay in the capital. These furnished one bedroom rooms have a communal bathroom on the same floor.Rent includes power, hot water and heating as well as security card access and 24 hour CCTV.There is a common area kitchen, dining room and large lounge with Sky TV and pool tables. A coin operated laundry is onsite. Reception support from 8am till 5.30pm.Wireless high-speed internet available.$30 - 20GB, $40 – 40GB, $50 – 60GB, $60 – 80GB.Visit our website for more information.www.hotelstgeorge.co.nzPlease call today to arrange a viewing on 0800 784 367.Suitable for one tenant.No pets or smokers.Agency reference #: STG 200-2</text:p>
          </table:table-cell>
          <table:table-cell office:value-type="float" office:value="3155" calcext:value-type="float">
            <text:p>3155</text:p>
          </table:table-cell>
          <table:table-cell office:value-type="string" calcext:value-type="string">
            <text:p>Sun 1 Jan</text:p>
          </table:table-cell>
          <table:table-cell office:value-type="string" calcext:value-type="string">
            <text:p>Furnished</text:p>
          </table:table-cell>
          <table:table-cell office:value-type="string" calcext:value-type="string">
            <text:p>Single Person</text:p>
          </table:table-cell>
          <table:table-cell office:value-type="string" calcext:value-type="string">
            <text:p>Everything­. Located in City Centre</text:p>
          </table:table-cell>
          <table:table-cell/>
          <table:table-cell office:value-type="string" calcext:value-type="string">
            <text:p>FBI950</text:p>
          </table:table-cell>
          <table:table-cell/>
          <table:table-cell table:number-columns-repeated="2" office:value-type="float" office:value="1" calcext:value-type="float">
            <text:p>1</text:p>
          </table:table-cell>
        </table:table-row>
        <table:table-row table:style-name="ro5">
          <table:table-cell office:value-type="string" calcext:value-type="string">
            <text:p>6b/6 takutai road</text:p>
          </table:table-cell>
          <table:table-cell office:value-type="float" office:value="260" calcext:value-type="float">
            <text:p>260</text:p>
          </table:table-cell>
          <table:table-cell office:value-type="string" calcext:value-type="string">
            <text:p>Available Fri 9 Dec</text:p>
          </table:table-cell>
          <table:table-cell office:value-type="string" calcext:value-type="string">
            <text:p>Listed Fri, 9 Dec</text:p>
          </table:table-cell>
          <table:table-cell office:value-type="string" calcext:value-type="string">
            <text:p>http://www.trademe.co.nz/property/residential-property-to-rent/auction-1219100068.htm</text:p>
          </table:table-cell>
          <table:table-cell office:value-type="string" calcext:value-type="string">
            <text:p>Pukerua Bay, Porirua</text:p>
          </table:table-cell>
          <table:table-cell office:value-type="string" calcext:value-type="string">
            <text:p>6b/6 takutai road</text:p>
            <text:p>Pukerua Bay</text:p>
            <text:p>Porirua</text:p>
            <text:p>Wellington</text:p>
          </table:table-cell>
          <table:table-cell/>
          <table:table-cell office:value-type="string" calcext:value-type="string">
            <text:p>1 bedroom house with 1 bathroom.fully furnished ,sunny , close to beach and shops ,heat pump fridge , stove , micro wave , foldout couch, french doors onto small deckSuitable for one tenant.</text:p>
          </table:table-cell>
          <table:table-cell office:value-type="float" office:value="3113" calcext:value-type="float">
            <text:p>3113</text:p>
          </table:table-cell>
          <table:table-cell office:value-type="string" calcext:value-type="string">
            <text:p>Fri 9 Dec</text:p>
          </table:table-cell>
          <table:table-cell office:value-type="string" calcext:value-type="string">
            <text:p>stove, microwave, foldout couch, fridge</text:p>
          </table:table-cell>
          <table:table-cell office:value-type="string" calcext:value-type="string">
            <text:p>quite , honest ,reliable</text:p>
          </table:table-cell>
          <table:table-cell office:value-type="string" calcext:value-type="string">
            <text:p>shops, beach ,montainbi­king, 3 min walk to train</text:p>
          </table:table-cell>
          <table:table-cell office:value-type="string" calcext:value-type="string">
            <text:p>off street</text:p>
          </table:table-cell>
          <table:table-cell office:value-type="string" calcext:value-type="string">
            <text:p>FBZ849</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4-18 Sussex Street</text:p>
          </table:table-cell>
          <table:table-cell office:value-type="float" office:value="240" calcext:value-type="float">
            <text:p>240</text:p>
          </table:table-cell>
          <table:table-cell office:value-type="string" calcext:value-type="string">
            <text:p>Available Tue 7 Feb</text:p>
          </table:table-cell>
          <table:table-cell office:value-type="string" calcext:value-type="string">
            <text:p>Listed Mon, 2 Jan</text:p>
          </table:table-cell>
          <table:table-cell office:value-type="string" calcext:value-type="string">
            <text:p>http://www.trademe.co.nz/property/residential-property-to-rent/auction-1234081256.htm</text:p>
          </table:table-cell>
          <table:table-cell office:value-type="string" calcext:value-type="string">
            <text:p>Mount Cook, Wellington</text:p>
          </table:table-cell>
          <table:table-cell office:value-type="string" calcext:value-type="string">
            <text:p>4-18 Sussex Street</text:p>
            <text:p>Mount Cook</text:p>
            <text:p>Wellington</text:p>
            <text:p>Wellington</text:p>
          </table:table-cell>
          <table:table-cell office:value-type="string" calcext:value-type="string">
            <text:p>Quinovic Vivian St</text:p>
          </table:table-cell>
          <table:table-cell office:value-type="string" calcext:value-type="string">
            <text:p>1 bedroom unit with 1 bathroom.** To book a viewing (or if scheduled times do not suit) please phone (04) 382 8300 or email showings@quinovic-vivianst.co.nz and include your contact number**Furnished studio apartment located at the city end of Mt Cook.Handy to Massey or Victoria Universities, Newtown and the Hospital. Easy walking distance to the CBDSecure access, quiet and private.The apartment has an open plan living/study/bedroom area, adjacent kitchen and separate bathroom.Shared laundry facilities on site.Suitable for up to 2 tenants.No pets or smokers.Agency reference #: VS120600</text:p>
          </table:table-cell>
          <table:table-cell office:value-type="float" office:value="2946" calcext:value-type="float">
            <text:p>2946</text:p>
          </table:table-cell>
          <table:table-cell office:value-type="string" calcext:value-type="string">
            <text:p>Tue 7 Feb</text:p>
          </table:table-cell>
          <table:table-cell office:value-type="string" calcext:value-type="string">
            <text:p>Fridge, microwave,­- double hob</text:p>
          </table:table-cell>
          <table:table-cell table:number-columns-repeated="2"/>
          <table:table-cell office:value-type="string" calcext:value-type="string">
            <text:p>(None)</text:p>
          </table:table-cell>
          <table:table-cell office:value-type="string" calcext:value-type="string">
            <text:p>FCL248</text:p>
          </table:table-cell>
          <table:table-cell/>
          <table:table-cell table:number-columns-repeated="2" office:value-type="float" office:value="1" calcext:value-type="float">
            <text:p>1</text:p>
          </table:table-cell>
        </table:table-row>
        <table:table-row table:style-name="ro5">
          <table:table-cell office:value-type="string" calcext:value-type="string">
            <text:p>3A Versailles st</text:p>
          </table:table-cell>
          <table:table-cell office:value-type="float" office:value="325" calcext:value-type="float">
            <text:p>325</text:p>
          </table:table-cell>
          <table:table-cell office:value-type="string" calcext:value-type="string">
            <text:p>Available Mon 6 Feb</text:p>
          </table:table-cell>
          <table:table-cell office:value-type="string" calcext:value-type="string">
            <text:p>Listed Fri, 6 Jan</text:p>
          </table:table-cell>
          <table:table-cell office:value-type="string" calcext:value-type="string">
            <text:p>http://www.trademe.co.nz/property/residential-property-to-rent/auction-1236463854.htm</text:p>
          </table:table-cell>
          <table:table-cell office:value-type="string" calcext:value-type="string">
            <text:p>Karori, Wellington</text:p>
          </table:table-cell>
          <table:table-cell office:value-type="string" calcext:value-type="string">
            <text:p>3A Versailles st</text:p>
            <text:p>Karori</text:p>
            <text:p>Wellington</text:p>
            <text:p>Wellington</text:p>
          </table:table-cell>
          <table:table-cell/>
          <table:table-cell office:value-type="string" calcext:value-type="string">
            <text:p>1 bedroom unit with 1 bathroom.**Viewings 2pm Sunday 15th, with other private ones available if times suit, email your details through to confirm a time**Recently renovated flat. Very private with <text:s/>a separate entrance to the dwelling, big maintained lawn and gardens with room for veggies. From the lawn is a big view over Karori.Lots of parking + No 21 bus stop right outside the house, No18 a short walk, No3 bit further.The flat itself gets good sun and generally new/tidy throughout. Fully insulated and waterproofed so dry feeling compared to most downstairs flats. WIFI available. Above the flat is a 2 more floors where the owners live, they are mostly on the top floor meaning privacy to the bottom. Just 2 people + a baby + a golden retriever and cat you will get to know. We are very relaxed and let the tenant do their thing, we like to get the right people and forget about inspections and checking up on them.Overall its a great spot and neighbourhood, all previous tenants have loved it. Pretty much just need a bed and you can move in!Suitable for up to 2 tenants.Pets negotiable, no smokers.</text:p>
          </table:table-cell>
          <table:table-cell office:value-type="float" office:value="2591" calcext:value-type="float">
            <text:p>2591</text:p>
          </table:table-cell>
          <table:table-cell office:value-type="string" calcext:value-type="string">
            <text:p>Mon 6 Feb</text:p>
          </table:table-cell>
          <table:table-cell office:value-type="string" calcext:value-type="string">
            <text:p>Dishwasher­, Washing machine, Dryer, Fridge, Microwave, Vacuum cleaner, couch and other furnishing­s.</text:p>
          </table:table-cell>
          <table:table-cell office:value-type="string" calcext:value-type="string">
            <text:p>Quiet, respectful­.</text:p>
          </table:table-cell>
          <table:table-cell office:value-type="string" calcext:value-type="string">
            <text:p>Gipps St Deli + butcher 2min walk. Karori and Marsden shops 10min walk, CBD 10min bus.</text:p>
          </table:table-cell>
          <table:table-cell office:value-type="string" calcext:value-type="string">
            <text:p>Carport or Garage neg. On road.</text:p>
          </table:table-cell>
          <table:table-cell office:value-type="string" calcext:value-type="string">
            <text:p>FCN187</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57 Wakefield St</text:p>
          </table:table-cell>
          <table:table-cell office:value-type="float" office:value="325" calcext:value-type="float">
            <text:p>325</text:p>
          </table:table-cell>
          <table:table-cell office:value-type="string" calcext:value-type="string">
            <text:p>Available Sat 28 Jan</text:p>
          </table:table-cell>
          <table:table-cell office:value-type="string" calcext:value-type="string">
            <text:p>Listed Fri, 6 Jan</text:p>
          </table:table-cell>
          <table:table-cell office:value-type="string" calcext:value-type="string">
            <text:p>http://www.trademe.co.nz/property/residential-property-to-rent/auction-1236564364.htm</text:p>
          </table:table-cell>
          <table:table-cell office:value-type="string" calcext:value-type="string">
            <text:p>Alicetown, Lower Hutt</text:p>
          </table:table-cell>
          <table:table-cell office:value-type="string" calcext:value-type="string">
            <text:p>57 Wakefield St</text:p>
            <text:p>Alicetown</text:p>
            <text:p>Lower Hutt</text:p>
            <text:p>Wellington</text:p>
          </table:table-cell>
          <table:table-cell office:value-type="string" calcext:value-type="string">
            <text:p>Reception</text:p>
          </table:table-cell>
          <table:table-cell office:value-type="string" calcext:value-type="string">
            <text:p>3 bedroom house with 1 bathroom.This original Alicetown house is very affordable and is set on a huge, sunny, family friendly section. <text:s/>The house has two living areas and <text:s/>is heated by a heat pump. <text:s/>Two of the three bedrooms have wardrobes. <text:s/>The kitchen is functional and the large laundry is separate and comes with a work bench and vice! <text:s/>It is set in an excellent location, on a sunny site, with the train station nearby. <text:s/>This one is a real bargain. <text:s/>Book your viewing now.Pets <text:s/>Negotiable No pets or smokers.Agency reference #: HV110519</text:p>
          </table:table-cell>
          <table:table-cell office:value-type="float" office:value="2577" calcext:value-type="float">
            <text:p>2577</text:p>
          </table:table-cell>
          <table:table-cell office:value-type="string" calcext:value-type="string">
            <text:p>Sat 28 Jan</text:p>
          </table:table-cell>
          <table:table-cell table:number-columns-repeated="3"/>
          <table:table-cell office:value-type="string" calcext:value-type="string">
            <text:p>Not Specified</text:p>
          </table:table-cell>
          <table:table-cell office:value-type="string" calcext:value-type="string">
            <text:p>FCN400</text:p>
          </table:table-cell>
          <table:table-cell/>
          <table:table-cell office:value-type="float" office:value="1" calcext:value-type="float">
            <text:p>1</text:p>
          </table:table-cell>
          <table:table-cell office:value-type="float" office:value="3" calcext:value-type="float">
            <text:p>3</text:p>
          </table:table-cell>
        </table:table-row>
        <table:table-row table:style-name="ro5">
          <table:table-cell office:value-type="string" calcext:value-type="string">
            <text:p>217 The terrace</text:p>
          </table:table-cell>
          <table:table-cell office:value-type="float" office:value="340" calcext:value-type="float">
            <text:p>340</text:p>
          </table:table-cell>
          <table:table-cell office:value-type="string" calcext:value-type="string">
            <text:p>Available Fri 6 Jan</text:p>
          </table:table-cell>
          <table:table-cell office:value-type="string" calcext:value-type="string">
            <text:p>Listed Tue, 13 Dec</text:p>
          </table:table-cell>
          <table:table-cell office:value-type="string" calcext:value-type="string">
            <text:p>http://www.trademe.co.nz/property/residential-property-to-rent/auction-1221894523.htm</text:p>
          </table:table-cell>
          <table:table-cell office:value-type="string" calcext:value-type="string">
            <text:p>Wellington Central, Wellington</text:p>
          </table:table-cell>
          <table:table-cell office:value-type="string" calcext:value-type="string">
            <text:p>217 The terrace</text:p>
            <text:p>Wellington Central</text:p>
            <text:p>Wellington</text:p>
            <text:p>Wellington</text:p>
          </table:table-cell>
          <table:table-cell office:value-type="string" calcext:value-type="string">
            <text:p>Aaron Graham</text:p>
          </table:table-cell>
          <table:table-cell office:value-type="string" calcext:value-type="string">
            <text:p>1 bedroom apartment with 1 bathroom.1 bedroom apartment with 1 bathroom.This is a studio unit, not a 1 bedroom.Fully furnished studio apartment including power. Ready to go, just walk in with your bags. Super central location on the terrace with direct access to the Church St Steps. Minutes walk to the central city or Vic Uni.Kitchenette and washing machine in unit.Email if you would like to be contacted for a viewing. Next one will be 5/1 when we return to work.PERSONAL PROPERTY MANAGEMENT LTDSuitable for up to 2 tenants.No pets or smokers.</text:p>
          </table:table-cell>
          <table:table-cell office:value-type="float" office:value="2533" calcext:value-type="float">
            <text:p>2533</text:p>
          </table:table-cell>
          <table:table-cell office:value-type="string" calcext:value-type="string">
            <text:p>Fri 6 Jan</text:p>
          </table:table-cell>
          <table:table-cell office:value-type="string" calcext:value-type="string">
            <text:p>Fully furnished including linen. Ready to live in when you walk in.</text:p>
          </table:table-cell>
          <table:table-cell/>
          <table:table-cell office:value-type="string" calcext:value-type="string">
            <text:p>Minutes walk from Central city, beehive or Vic Uni.</text:p>
          </table:table-cell>
          <table:table-cell office:value-type="string" calcext:value-type="string">
            <text:p>None</text:p>
          </table:table-cell>
          <table:table-cell office:value-type="string" calcext:value-type="string">
            <text:p>FCC087</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6">
          <table:table-cell office:value-type="string" calcext:value-type="string">
            <text:p>Hataitai</text:p>
          </table:table-cell>
          <table:table-cell office:value-type="float" office:value="280" calcext:value-type="float">
            <text:p>280</text:p>
          </table:table-cell>
          <table:table-cell office:value-type="string" calcext:value-type="string">
            <text:p>Available Wed 8 Feb</text:p>
          </table:table-cell>
          <table:table-cell office:value-type="string" calcext:value-type="string">
            <text:p>Listed Fri, 6 Jan</text:p>
          </table:table-cell>
          <table:table-cell office:value-type="string" calcext:value-type="string">
            <text:p>http://www.trademe.co.nz/property/residential-property-to-rent/auction-1236384734.htm</text:p>
          </table:table-cell>
          <table:table-cell office:value-type="string" calcext:value-type="string">
            <text:p>Hataitai, Wellington</text:p>
          </table:table-cell>
          <table:table-cell office:value-type="string" calcext:value-type="string">
            <text:p>Hataitai</text:p>
            <text:p>Wellington</text:p>
            <text:p>Wellington</text:p>
          </table:table-cell>
          <table:table-cell office:value-type="string" calcext:value-type="string">
            <text:p>Rochelle Lawrie</text:p>
          </table:table-cell>
          <table:table-cell office:value-type="string" calcext:value-type="string">
            <text:p>1 bedroom house with 1 bathroom.Hataitai, Baden Road,One double bedroom unit at street level with own car pad as well as on-street parkingSpacious bedroom and big loungeFantastic location close to public transport and shops Washing machine is included.Maintenance of lawns and gardens included in rent.Shared outside area including clotheslineNo pets or smokersSuitable for up to 2 tenants.No pets or smokers.Agency reference #: AAN1275</text:p>
          </table:table-cell>
          <table:table-cell office:value-type="float" office:value="2511" calcext:value-type="float">
            <text:p>2511</text:p>
          </table:table-cell>
          <table:table-cell office:value-type="string" calcext:value-type="string">
            <text:p>Wed 8 Feb</text:p>
          </table:table-cell>
          <table:table-cell office:value-type="string" calcext:value-type="string">
            <text:p>Oven, Washing Machine, Fibre braodband available</text:p>
          </table:table-cell>
          <table:table-cell table:number-columns-repeated="2"/>
          <table:table-cell office:value-type="string" calcext:value-type="string">
            <text:p>car pad plus on-street parking</text:p>
          </table:table-cell>
          <table:table-cell table:number-columns-repeated="2"/>
          <table:table-cell table:number-columns-repeated="2" office:value-type="float" office:value="1" calcext:value-type="float">
            <text:p>1</text:p>
          </table:table-cell>
        </table:table-row>
        <table:table-row table:style-name="ro5">
          <table:table-cell office:value-type="string" calcext:value-type="string">
            <text:p>124 Willis Street</text:p>
          </table:table-cell>
          <table:table-cell office:value-type="float" office:value="220" calcext:value-type="float">
            <text:p>220</text:p>
          </table:table-cell>
          <table:table-cell office:value-type="string" calcext:value-type="string">
            <text:p>Available Sun 1 Jan</text:p>
          </table:table-cell>
          <table:table-cell office:value-type="string" calcext:value-type="string">
            <text:p>Listed Tue, 22 Nov</text:p>
          </table:table-cell>
          <table:table-cell office:value-type="string" calcext:value-type="string">
            <text:p>http://www.trademe.co.nz/property/residential-property-to-rent/auction-1207335536.htm</text:p>
          </table:table-cell>
          <table:table-cell office:value-type="string" calcext:value-type="string">
            <text:p>Wellington Central, Wellington</text:p>
          </table:table-cell>
          <table:table-cell office:value-type="string" calcext:value-type="string">
            <text:p>124 Willis Street</text:p>
            <text:p>Wellington Central</text:p>
            <text:p>Wellington</text:p>
            <text:p>Wellington</text:p>
          </table:table-cell>
          <table:table-cell office:value-type="string" calcext:value-type="string">
            <text:p>Reception</text:p>
          </table:table-cell>
          <table:table-cell office:value-type="string" calcext:value-type="string">
            <text:p>1 bedroom apartment with 1 bathroom.Affordable accommodation is available at the Hotel St George, a great option for out-of-town workers, students or travelers who plan on a lengthy stay in the capital. These furnished rooms have an adjacent twin share bathroom.Rent includes power, hot water and heating as well as security card access and 24 hour CCTV.There is a common area kitchen, dining room and large lounge with Sky TV and pool tables. A coin operated laundry is onsite. Reception support from 8am till 5.30pm.Wireless high-speed internet available.$30 - 20GB, $40 – 40GB, $50 – 60GB, $60 – 80GB.Visit our website for more information.www.hotelstgeorge.co.nzSuitable for one tenant.No pets or smokers.Agency reference #: STG 220-2</text:p>
          </table:table-cell>
          <table:table-cell office:value-type="float" office:value="2485" calcext:value-type="float">
            <text:p>2485</text:p>
          </table:table-cell>
          <table:table-cell office:value-type="string" calcext:value-type="string">
            <text:p>Sun 1 Jan</text:p>
          </table:table-cell>
          <table:table-cell office:value-type="string" calcext:value-type="string">
            <text:p>Furnished</text:p>
          </table:table-cell>
          <table:table-cell office:value-type="string" calcext:value-type="string">
            <text:p>Single person</text:p>
          </table:table-cell>
          <table:table-cell office:value-type="string" calcext:value-type="string">
            <text:p>Everything­. Located in City Centre</text:p>
          </table:table-cell>
          <table:table-cell office:value-type="string" calcext:value-type="string">
            <text:p>Call Prime Parking for options 0800 774 637</text:p>
          </table:table-cell>
          <table:table-cell office:value-type="string" calcext:value-type="string">
            <text:p>FBI952</text:p>
          </table:table-cell>
          <table:table-cell/>
          <table:table-cell table:number-columns-repeated="2" office:value-type="float" office:value="1" calcext:value-type="float">
            <text:p>1</text:p>
          </table:table-cell>
        </table:table-row>
        <table:table-row table:style-name="ro5">
          <table:table-cell office:value-type="string" calcext:value-type="string">
            <text:p>410/12 Martin Square</text:p>
          </table:table-cell>
          <table:table-cell office:value-type="float" office:value="290" calcext:value-type="float">
            <text:p>290</text:p>
          </table:table-cell>
          <table:table-cell office:value-type="string" calcext:value-type="string">
            <text:p>Available Wed 1 Feb</text:p>
          </table:table-cell>
          <table:table-cell office:value-type="string" calcext:value-type="string">
            <text:p>Listed Wed, 21 Dec</text:p>
          </table:table-cell>
          <table:table-cell office:value-type="string" calcext:value-type="string">
            <text:p>http://www.trademe.co.nz/property/residential-property-to-rent/auction-1226706349.htm</text:p>
          </table:table-cell>
          <table:table-cell office:value-type="string" calcext:value-type="string">
            <text:p>Te Aro, Wellington</text:p>
          </table:table-cell>
          <table:table-cell office:value-type="string" calcext:value-type="string">
            <text:p>410/12 Martin Square</text:p>
            <text:p>Te Aro</text:p>
            <text:p>Wellington</text:p>
            <text:p>Wellington</text:p>
          </table:table-cell>
          <table:table-cell office:value-type="string" calcext:value-type="string">
            <text:p>Rose Iversen</text:p>
          </table:table-cell>
          <table:table-cell office:value-type="string" calcext:value-type="string">
            <text:p>1 bedroom apartment with 1 bathroom.***VIEWINGS***Viewings will recommence in the New Year of 2017. <text:s/>Please register to view via ViewingTracker below, or if these times do not suit be register you interest via ViewingTracker and if other times are arranged you will be notified. <text:s text:c="2"/>If you experience a problem when booking a viewing from a mobile device please download the "Trade Me Property App" or copy &amp; paste the link "http://www.property-plus.viewingtracker.com/ <text:s/>" into your web browser.STUDIO APARTMENT4th floor spacious studio with great city outlook. Very secure building. Fully appointed kitchen incl hob, mini fridge &amp; microwave. Separate bathroom with quality fixtures and fittings.Very handy location off Taranaki and Tory Streets – short walk to work, cafés, entertainment areas and more. Please note this apartment includes furnishings, but the pictures are not of the exact apartment. New photos to come in 2017. <text:s text:c="3"/>For application forms see: http://property-plus.co.nz/tenants/Happy Holidays!Suitable for up to 2 tenants.No pets or smokers.Agency reference #: 410-12-MS</text:p>
          </table:table-cell>
          <table:table-cell office:value-type="float" office:value="2456" calcext:value-type="float">
            <text:p>2456</text:p>
          </table:table-cell>
          <table:table-cell office:value-type="string" calcext:value-type="string">
            <text:p>Wed 1 Feb</text:p>
          </table:table-cell>
          <table:table-cell office:value-type="string" calcext:value-type="string">
            <text:p>Fully furnished - <text:s/>excluding bed sheets and towels.</text:p>
          </table:table-cell>
          <table:table-cell office:value-type="string" calcext:value-type="string">
            <text:p>Profession­al and Caring</text:p>
          </table:table-cell>
          <table:table-cell office:value-type="string" calcext:value-type="string">
            <text:p>Universiti­es, Cafes, Courtenay Place, Transport Links etc</text:p>
          </table:table-cell>
          <table:table-cell/>
          <table:table-cell office:value-type="string" calcext:value-type="string">
            <text:p>FCH361</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311/20 Glenmore Street</text:p>
          </table:table-cell>
          <table:table-cell office:value-type="float" office:value="290" calcext:value-type="float">
            <text:p>290</text:p>
          </table:table-cell>
          <table:table-cell office:value-type="string" calcext:value-type="string">
            <text:p>Available Thu 12 Jan</text:p>
          </table:table-cell>
          <table:table-cell office:value-type="string" calcext:value-type="string">
            <text:p>Listed Wed, 21 Dec</text:p>
          </table:table-cell>
          <table:table-cell office:value-type="string" calcext:value-type="string">
            <text:p>http://www.trademe.co.nz/property/residential-property-to-rent/auction-1226713225.htm</text:p>
          </table:table-cell>
          <table:table-cell office:value-type="string" calcext:value-type="string">
            <text:p>Thorndon, Wellington</text:p>
          </table:table-cell>
          <table:table-cell office:value-type="string" calcext:value-type="string">
            <text:p>311/20 Glenmore Street</text:p>
            <text:p>Thorndon</text:p>
            <text:p>Wellington</text:p>
            <text:p>Wellington</text:p>
          </table:table-cell>
          <table:table-cell office:value-type="string" calcext:value-type="string">
            <text:p>Te Aomihia Dennis</text:p>
          </table:table-cell>
          <table:table-cell office:value-type="string" calcext:value-type="string">
            <text:p>1 bedroom apartment with 1 bathroom.***VIEWINGS***Viewings will recommence in the New Year of 2017. <text:s/>Please register to view via ViewingTracker below, or if these times do not suit be register you interest via ViewingTracker and if other times are arranged you will be notified. <text:s text:c="2"/>If you experience a problem when booking a viewing from a mobile device please download the "Trade Me Property App" or copy &amp; paste the link "http://www.property-plus.viewingtracker.com/ <text:s/>" into your web browser.** Fully earthquake complaint** FREE INTERNET up to 50Gb per monthThere will be 2 - 5 large and spacious studio apartments available in from 12/01/2017. The rents range from $280 - $290 pw. The apartments facing southeast admire the stunning view of the botanical gardens while the north facing studio receive all day sun ALL year round.A six or twelve months lease is available. Less than six months is negotiable.The studio apartment is south east facing, light, airy and contain modern fixtures and fittings such as:- A private ensuite with a bath and a shower over it, toilet and large sink.- Mini-fridge, Hobb, &amp; Microwave,- Flatscreen TV &amp; DVD/Stereo, leather couch, &amp; a queen sized drop-down bed system.Located in the suburb of Thorndon, and directly across from the beautiful Botanic gardens this complex has THE location!It's only 9 minutes to the Government buildings, 15 minutes to the Victoria University Kelburn campus, bus services are at the door, only a 2-3 minute drive to the motorway, only 20 minutes walk to the waterfront and 20 minutes to the railway station. <text:s/>It's an EXTREMELY handy location.There is a communal laundry and kitchen available on the first level in the building. (Power is read by meter).Due to security access please meet at main foyer entrance Glenmore Street on time by lobby area. For more information please see: http://sharella.co.nz/ For application forms see: http://property-plus.co.nz/tenants/Suitable for up to 2 tenants.No pets or smokers.Agency reference #: 313STU</text:p>
          </table:table-cell>
          <table:table-cell office:value-type="float" office:value="2346" calcext:value-type="float">
            <text:p>2346</text:p>
          </table:table-cell>
          <table:table-cell office:value-type="string" calcext:value-type="string">
            <text:p>Thu 12 Jan</text:p>
          </table:table-cell>
          <table:table-cell office:value-type="string" calcext:value-type="string">
            <text:p>Fridge, Microwave, Flatscreen TV and DVD/Stereo­, leather couch, queen sized drop-down bed system</text:p>
          </table:table-cell>
          <table:table-cell office:value-type="string" calcext:value-type="string">
            <text:p>Profession­al and caring</text:p>
          </table:table-cell>
          <table:table-cell office:value-type="string" calcext:value-type="string">
            <text:p>Cafes, restaurants, walking distance to CBD, universities &amp;amp; Government buildings</text:p>
          </table:table-cell>
          <table:table-cell office:value-type="string" calcext:value-type="string">
            <text:p>Street parking</text:p>
          </table:table-cell>
          <table:table-cell office:value-type="string" calcext:value-type="string">
            <text:p>FCH385</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12 Aporoa grove</text:p>
          </table:table-cell>
          <table:table-cell office:value-type="float" office:value="295" calcext:value-type="float">
            <text:p>295</text:p>
          </table:table-cell>
          <table:table-cell office:value-type="string" calcext:value-type="string">
            <text:p>Available Thu 12 Jan</text:p>
          </table:table-cell>
          <table:table-cell office:value-type="string" calcext:value-type="string">
            <text:p>Listed Fri, 6 Jan</text:p>
          </table:table-cell>
          <table:table-cell office:value-type="string" calcext:value-type="string">
            <text:p>http://www.trademe.co.nz/property/residential-property-to-rent/auction-1236803322.htm</text:p>
          </table:table-cell>
          <table:table-cell office:value-type="string" calcext:value-type="string">
            <text:p>Wainuiomata, Lower Hutt</text:p>
          </table:table-cell>
          <table:table-cell office:value-type="string" calcext:value-type="string">
            <text:p>12 Aporoa grove</text:p>
            <text:p>Wainuiomata</text:p>
            <text:p>Lower Hutt</text:p>
            <text:p>Wellington</text:p>
          </table:table-cell>
          <table:table-cell/>
          <table:table-cell office:value-type="string" calcext:value-type="string">
            <text:p>3 bedroom house with 1 bathroom.$295 rent is including lawns mowedheat pump very tidy homehuge outdoor lawn area and fully fencedcarpet and insulationOpen for viewing Sunday the 8th of January 1pm-3pm4 weeks bond and 1 week in advanceSORRY PROPERTY HAS BEEN LEASEDdue to having so many enquires to this property we have tried to reply to everyone that applied,if we haven't made contact,we do appoligise,regards deaneSuitable for up to 5 tenants.No pets or smokers.</text:p>
          </table:table-cell>
          <table:table-cell office:value-type="float" office:value="2317" calcext:value-type="float">
            <text:p>2317</text:p>
          </table:table-cell>
          <table:table-cell office:value-type="string" calcext:value-type="string">
            <text:p>Thu 12 Jan</text:p>
          </table:table-cell>
          <table:table-cell/>
          <table:table-cell office:value-type="string" calcext:value-type="string">
            <text:p>long term respectful &amp;amp; tidy tenant who pays rent </text:p>
            <text:p>on time every week</text:p>
          </table:table-cell>
          <table:table-cell office:value-type="string" calcext:value-type="string">
            <text:p>walking distant to dairy,shop­s,school and playground</text:p>
          </table:table-cell>
          <table:table-cell office:value-type="string" calcext:value-type="string">
            <text:p>carport</text:p>
          </table:table-cell>
          <table:table-cell office:value-type="string" calcext:value-type="string">
            <text:p>FCN634</text:p>
          </table:table-cell>
          <table:table-cell office:value-type="string" calcext:value-type="string">
            <text:p>Yes</text:p>
          </table:table-cell>
          <table:table-cell office:value-type="float" office:value="1" calcext:value-type="float">
            <text:p>1</text:p>
          </table:table-cell>
          <table:table-cell office:value-type="float" office:value="3" calcext:value-type="float">
            <text:p>3</text:p>
          </table:table-cell>
        </table:table-row>
        <table:table-row table:style-name="ro6">
          <table:table-cell office:value-type="string" calcext:value-type="string">
            <text:p>Ranui Heights</text:p>
          </table:table-cell>
          <table:table-cell office:value-type="float" office:value="210" calcext:value-type="float">
            <text:p>210</text:p>
          </table:table-cell>
          <table:table-cell office:value-type="string" calcext:value-type="string">
            <text:p>Available Sat 28 Jan</text:p>
          </table:table-cell>
          <table:table-cell office:value-type="string" calcext:value-type="string">
            <text:p>Listed Thu, 5 Jan</text:p>
          </table:table-cell>
          <table:table-cell office:value-type="string" calcext:value-type="string">
            <text:p>http://www.trademe.co.nz/property/residential-property-to-rent/auction-1235730170.htm</text:p>
          </table:table-cell>
          <table:table-cell office:value-type="string" calcext:value-type="string">
            <text:p>Ranui Heights, Porirua</text:p>
          </table:table-cell>
          <table:table-cell office:value-type="string" calcext:value-type="string">
            <text:p>Ranui Heights</text:p>
            <text:p>Porirua</text:p>
            <text:p>Wellington</text:p>
          </table:table-cell>
          <table:table-cell office:value-type="string" calcext:value-type="string">
            <text:p>Geoff Miller</text:p>
          </table:table-cell>
          <table:table-cell office:value-type="string" calcext:value-type="string">
            <text:p>2 bedroom unit with 1 bathroom.Ranui Heights, Gear Tce. 2 double bedroom unit. Two storey. <text:s/>Shower over bath. Views and good sun make this a desirable property. Suitable for up to 3 tenants.No pets or smokers.Agency reference #: AAN1379</text:p>
          </table:table-cell>
          <table:table-cell office:value-type="float" office:value="2271" calcext:value-type="float">
            <text:p>2271</text:p>
          </table:table-cell>
          <table:table-cell office:value-type="string" calcext:value-type="string">
            <text:p>Sat 28 Jan</text:p>
          </table:table-cell>
          <table:table-cell table:number-columns-repeated="6"/>
          <table:table-cell office:value-type="float" office:value="1" calcext:value-type="float">
            <text:p>1</text:p>
          </table:table-cell>
          <table:table-cell office:value-type="float" office:value="2" calcext:value-type="float">
            <text:p>2</text:p>
          </table:table-cell>
        </table:table-row>
        <table:table-row table:style-name="ro6">
          <table:table-cell office:value-type="string" calcext:value-type="string">
            <text:p>Karaka Bays</text:p>
          </table:table-cell>
          <table:table-cell office:value-type="float" office:value="200" calcext:value-type="float">
            <text:p>200</text:p>
          </table:table-cell>
          <table:table-cell office:value-type="string" calcext:value-type="string">
            <text:p>Available Mon 9 Jan</text:p>
          </table:table-cell>
          <table:table-cell office:value-type="string" calcext:value-type="string">
            <text:p>Listed Wed, 4 Jan</text:p>
          </table:table-cell>
          <table:table-cell office:value-type="string" calcext:value-type="string">
            <text:p>http://www.trademe.co.nz/property/residential-property-to-rent/auction-1235411849.htm</text:p>
          </table:table-cell>
          <table:table-cell office:value-type="string" calcext:value-type="string">
            <text:p>Karaka Bays, Wellington</text:p>
          </table:table-cell>
          <table:table-cell office:value-type="string" calcext:value-type="string">
            <text:p>Karaka Bays</text:p>
            <text:p>Wellington</text:p>
            <text:p>Wellington</text:p>
          </table:table-cell>
          <table:table-cell/>
          <table:table-cell office:value-type="string" calcext:value-type="string">
            <text:p>1 bedroom unit with 1 bathroom.Garden studio.Quiet female required.Owner on site.Magnificent seaviews.Walking distance to Scorchorama, Larder, Polo.Walk to beaches.will install fire alarm.Suitable for one tenant.No pets or smokers.</text:p>
          </table:table-cell>
          <table:table-cell office:value-type="float" office:value="2216" calcext:value-type="float">
            <text:p>2216</text:p>
          </table:table-cell>
          <table:table-cell office:value-type="string" calcext:value-type="string">
            <text:p>Mon 9 Jan</text:p>
          </table:table-cell>
          <table:table-cell office:value-type="string" calcext:value-type="string">
            <text:p>Fridge, microwave and washing machine. <text:s text:c="2"/>2 hobs on bench.</text:p>
          </table:table-cell>
          <table:table-cell office:value-type="string" calcext:value-type="string">
            <text:p>Quiet woman.</text:p>
          </table:table-cell>
          <table:table-cell office:value-type="string" calcext:value-type="string">
            <text:p>as above</text:p>
          </table:table-cell>
          <table:table-cell office:value-type="string" calcext:value-type="string">
            <text:p>on street parking.</text:p>
          </table:table-cell>
          <table:table-cell office:value-type="string" calcext:value-type="string">
            <text:p>FCM243</text:p>
          </table:table-cell>
          <table:table-cell office:value-type="string" calcext:value-type="string">
            <text:p>No</text:p>
          </table:table-cell>
          <table:table-cell table:number-columns-repeated="2" office:value-type="float" office:value="1" calcext:value-type="float">
            <text:p>1</text:p>
          </table:table-cell>
        </table:table-row>
        <table:table-row table:style-name="ro5">
          <table:table-cell office:value-type="string" calcext:value-type="string">
            <text:p>100B Grafton Road (Downstairs)</text:p>
          </table:table-cell>
          <table:table-cell office:value-type="float" office:value="310" calcext:value-type="float">
            <text:p>310</text:p>
          </table:table-cell>
          <table:table-cell office:value-type="string" calcext:value-type="string">
            <text:p>Available Sat 18 Feb</text:p>
          </table:table-cell>
          <table:table-cell office:value-type="string" calcext:value-type="string">
            <text:p>Listed Tue, 3 Jan</text:p>
          </table:table-cell>
          <table:table-cell office:value-type="string" calcext:value-type="string">
            <text:p>http://www.trademe.co.nz/property/residential-property-to-rent/auction-1234813572.htm</text:p>
          </table:table-cell>
          <table:table-cell office:value-type="string" calcext:value-type="string">
            <text:p>Roseneath, Wellington</text:p>
          </table:table-cell>
          <table:table-cell office:value-type="string" calcext:value-type="string">
            <text:p>100B Grafton Road (Downstairs)</text:p>
            <text:p>Roseneath</text:p>
            <text:p>Wellington</text:p>
            <text:p>Wellington</text:p>
          </table:table-cell>
          <table:table-cell office:value-type="string" calcext:value-type="string">
            <text:p>Reception</text:p>
          </table:table-cell>
          <table:table-cell office:value-type="string" calcext:value-type="string">
            <text:p>1 bedroom unit with 1 bathroom.Situated in Grafton Road, this studio unit would suit either a single person or a couple just starting out. There is an alcove off the living area which can be used as a bedroom or study. <text:s/>This property enjoys fabulous sea views and all day sun, is only 10 mins to the city and has a bus stop right outside. <text:s/>The bathroom and kitchen are separate. Heat pump, bar fridge and small freezer, and benchtop hotplate are included with the property. On street parking available. Book to view via viewing tracker or call our office on 04 4990100.Suitable for up to 2 tenants.No pets or smokers.Agency reference #: LQ110494</text:p>
          </table:table-cell>
          <table:table-cell office:value-type="float" office:value="2180" calcext:value-type="float">
            <text:p>2180</text:p>
          </table:table-cell>
          <table:table-cell office:value-type="string" calcext:value-type="string">
            <text:p>Sat 18 Feb</text:p>
          </table:table-cell>
          <table:table-cell office:value-type="string" calcext:value-type="string">
            <text:p>Small Bar Fridge/Fre­ezer, Benchtop Stove and Heat Pump</text:p>
          </table:table-cell>
          <table:table-cell table:number-columns-repeated="2"/>
          <table:table-cell office:value-type="string" calcext:value-type="string">
            <text:p>Not Specified</text:p>
          </table:table-cell>
          <table:table-cell office:value-type="string" calcext:value-type="string">
            <text:p>FCL532</text:p>
          </table:table-cell>
          <table:table-cell/>
          <table:table-cell table:number-columns-repeated="2" office:value-type="float" office:value="1" calcext:value-type="float">
            <text:p>1</text:p>
          </table:table-cell>
        </table:table-row>
        <table:table-row table:style-name="ro6">
          <table:table-cell office:value-type="string" calcext:value-type="string">
            <text:p>37 Arahura Drive ,Gladstone</text:p>
          </table:table-cell>
          <table:table-cell office:value-type="float" office:value="285" calcext:value-type="float">
            <text:p>285</text:p>
          </table:table-cell>
          <table:table-cell office:value-type="string" calcext:value-type="string">
            <text:p>Available Sun 22 Jan</text:p>
          </table:table-cell>
          <table:table-cell office:value-type="string" calcext:value-type="string">
            <text:p>Listed Thu, 5 Jan</text:p>
          </table:table-cell>
          <table:table-cell office:value-type="string" calcext:value-type="string">
            <text:p>http://www.trademe.co.nz/property/residential-property-to-rent/auction-1235788897.htm</text:p>
          </table:table-cell>
          <table:table-cell office:value-type="string" calcext:value-type="string">
            <text:p>Masterton, Masterton</text:p>
          </table:table-cell>
          <table:table-cell office:value-type="string" calcext:value-type="string">
            <text:p>37 Arahura Drive ,Gladstone</text:p>
            <text:p>Masterton</text:p>
            <text:p>Wellington</text:p>
          </table:table-cell>
          <table:table-cell office:value-type="string" calcext:value-type="string">
            <text:p>Lifestyle Property Management</text:p>
          </table:table-cell>
          <table:table-cell office:value-type="string" calcext:value-type="string">
            <text:p>3 bedroom townhouse with 1 bathroom.Low maintenance home in a peaceful rural setting.With three bedrooms, one bathroom, open plan kitchen/living/dining areas and a sunny deck looking out over farmland.Approx 20 minutes to Carterton and Masterton and zoned for Gladstone School.The rent includes ($45PW <text:s/>fee for power, this figure will increase in winter)Sorry no dogs, cats negotiable.Pets negotiable, no smokers.</text:p>
          </table:table-cell>
          <table:table-cell office:value-type="float" office:value="2064" calcext:value-type="float">
            <text:p>2064</text:p>
          </table:table-cell>
          <table:table-cell office:value-type="string" calcext:value-type="string">
            <text:p>Sun 22 Jan</text:p>
          </table:table-cell>
          <table:table-cell office:value-type="string" calcext:value-type="string">
            <text:p>Stove</text:p>
          </table:table-cell>
          <table:table-cell office:value-type="string" calcext:value-type="string">
            <text:p>Tidy quiet couple or small family</text:p>
          </table:table-cell>
          <table:table-cell office:value-type="string" calcext:value-type="string">
            <text:p>Gladstone School, Gladstone Inn</text:p>
          </table:table-cell>
          <table:table-cell office:value-type="string" calcext:value-type="string">
            <text:p>Plenty of off-street</text:p>
          </table:table-cell>
          <table:table-cell office:value-type="string" calcext:value-type="string">
            <text:p>FCM531</text:p>
          </table:table-cell>
          <table:table-cell office:value-type="string" calcext:value-type="string">
            <text:p>Yes</text:p>
          </table:table-cell>
          <table:table-cell office:value-type="float" office:value="1" calcext:value-type="float">
            <text:p>1</text:p>
          </table:table-cell>
          <table:table-cell office:value-type="float" office:value="3" calcext:value-type="float">
            <text:p>3</text:p>
          </table:table-cell>
        </table:table-row>
        <table:table-row table:style-name="ro5">
          <table:table-cell office:value-type="string" calcext:value-type="string">
            <text:p>124 Willis Street</text:p>
          </table:table-cell>
          <table:table-cell office:value-type="float" office:value="250" calcext:value-type="float">
            <text:p>250</text:p>
          </table:table-cell>
          <table:table-cell office:value-type="string" calcext:value-type="string">
            <text:p>Available Sun 1 Jan</text:p>
          </table:table-cell>
          <table:table-cell office:value-type="string" calcext:value-type="string">
            <text:p>Listed Tue, 22 Nov</text:p>
          </table:table-cell>
          <table:table-cell office:value-type="string" calcext:value-type="string">
            <text:p>http://www.trademe.co.nz/property/residential-property-to-rent/auction-1207335315.htm</text:p>
          </table:table-cell>
          <table:table-cell office:value-type="string" calcext:value-type="string">
            <text:p>Wellington Central, Wellington</text:p>
          </table:table-cell>
          <table:table-cell office:value-type="string" calcext:value-type="string">
            <text:p>124 Willis Street</text:p>
            <text:p>Wellington Central</text:p>
            <text:p>Wellington</text:p>
            <text:p>Wellington</text:p>
          </table:table-cell>
          <table:table-cell office:value-type="string" calcext:value-type="string">
            <text:p>Reception</text:p>
          </table:table-cell>
          <table:table-cell office:value-type="string" calcext:value-type="string">
            <text:p>1 bedroom apartment with 1 bathroom.Affordable accommodation is available at the Hotel St George, a great option for out-of-town workers, students or travelers who plan on a lengthy stay in the Capital. These furnished rooms have an en suite bathroom and are available either with a single bed, double bed or two single beds. Rent includes power, hot water and heating as well as security card access and 24 hour CCTV.There is a common area kitchen, dining room and large lounge with Sky TV and pool tables. A coin operated laundry is onsite. Reception support from 8am till 5.30pm.Wireless high-speed internet available.$30 - 20GB, $40 – 40GB, $50 – 60GB, $60 – 80GB.Visit our website for more information.www.hotelstgeorge.co.nzPlease call today to arrange a viewing on 0800 784 367.Suitable for up to 2 tenants.Smokers OK, no petsAgency reference #: STG 250-2</text:p>
          </table:table-cell>
          <table:table-cell office:value-type="float" office:value="2010" calcext:value-type="float">
            <text:p>2010</text:p>
          </table:table-cell>
          <table:table-cell office:value-type="string" calcext:value-type="string">
            <text:p>Sun 1 Jan</text:p>
          </table:table-cell>
          <table:table-cell office:value-type="string" calcext:value-type="string">
            <text:p>Furnished</text:p>
          </table:table-cell>
          <table:table-cell office:value-type="string" calcext:value-type="string">
            <text:p>Single, Twin or Couple</text:p>
            <text:p>(one tenant is $250 p/w; two tenants $280 p/w)</text:p>
          </table:table-cell>
          <table:table-cell office:value-type="string" calcext:value-type="string">
            <text:p>Everything­. Located in City Centre</text:p>
          </table:table-cell>
          <table:table-cell/>
          <table:table-cell office:value-type="string" calcext:value-type="string">
            <text:p>FBI951</text:p>
          </table:table-cell>
          <table:table-cell/>
          <table:table-cell table:number-columns-repeated="2" office:value-type="float" office:value="1" calcext:value-type="float">
            <text:p>1</text:p>
          </table:table-cell>
        </table:table-row>
        <table:table-row table:style-name="ro5">
          <table:table-cell office:value-type="string" calcext:value-type="string">
            <text:p>Drummond Street</text:p>
          </table:table-cell>
          <table:table-cell office:value-type="float" office:value="350" calcext:value-type="float">
            <text:p>350</text:p>
          </table:table-cell>
          <table:table-cell office:value-type="string" calcext:value-type="string">
            <text:p>Available Thu 19 Jan</text:p>
          </table:table-cell>
          <table:table-cell office:value-type="string" calcext:value-type="string">
            <text:p>Listed Fri, 6 Jan</text:p>
          </table:table-cell>
          <table:table-cell office:value-type="string" calcext:value-type="string">
            <text:p>http://www.trademe.co.nz/property/residential-property-to-rent/auction-1236816714.htm</text:p>
          </table:table-cell>
          <table:table-cell office:value-type="string" calcext:value-type="string">
            <text:p>Mount Cook, Wellington</text:p>
          </table:table-cell>
          <table:table-cell office:value-type="string" calcext:value-type="string">
            <text:p>Drummond Street</text:p>
            <text:p>Mount Cook</text:p>
            <text:p>Wellington</text:p>
            <text:p>Wellington</text:p>
          </table:table-cell>
          <table:table-cell/>
          <table:table-cell office:value-type="string" calcext:value-type="string">
            <text:p>1 bedroom apartment with 1 bathroom.New one bedroom apartment for rent, fully furnished.Located in sunny, quite street in central Mt Cook with sea-view.Opposite Massey University, 5 minutes walking to Count Down.Available from 19th Jan, max 2 people, prefer profession.Suitable for up to 2 tenants.No pets or smokers.</text:p>
          </table:table-cell>
          <table:table-cell office:value-type="float" office:value="1948" calcext:value-type="float">
            <text:p>1948</text:p>
          </table:table-cell>
          <table:table-cell office:value-type="string" calcext:value-type="string">
            <text:p>Thu 19 Jan</text:p>
          </table:table-cell>
          <table:table-cell office:value-type="string" calcext:value-type="string">
            <text:p>Fully furnished with white-ware­.</text:p>
          </table:table-cell>
          <table:table-cell office:value-type="string" calcext:value-type="string">
            <text:p>Prefer profession­.</text:p>
          </table:table-cell>
          <table:table-cell/>
          <table:table-cell office:value-type="string" calcext:value-type="string">
            <text:p>One car park.</text:p>
          </table:table-cell>
          <table:table-cell office:value-type="string" calcext:value-type="string">
            <text:p>FCN643</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6b Pimble Avenue (bottom)</text:p>
          </table:table-cell>
          <table:table-cell office:value-type="float" office:value="230" calcext:value-type="float">
            <text:p>230</text:p>
          </table:table-cell>
          <table:table-cell office:value-type="string" calcext:value-type="string">
            <text:p>Available Thu 19 Jan</text:p>
          </table:table-cell>
          <table:table-cell office:value-type="string" calcext:value-type="string">
            <text:p>Listed Wed, 4 Jan</text:p>
          </table:table-cell>
          <table:table-cell office:value-type="string" calcext:value-type="string">
            <text:p>http://www.trademe.co.nz/property/residential-property-to-rent/auction-1235069922.htm</text:p>
          </table:table-cell>
          <table:table-cell office:value-type="string" calcext:value-type="string">
            <text:p>Karori, Wellington</text:p>
          </table:table-cell>
          <table:table-cell office:value-type="string" calcext:value-type="string">
            <text:p>6b Pimble Avenue (bottom)</text:p>
            <text:p>Karori</text:p>
            <text:p>Wellington</text:p>
            <text:p>Wellington</text:p>
          </table:table-cell>
          <table:table-cell office:value-type="string" calcext:value-type="string">
            <text:p>Sam Halliday</text:p>
          </table:table-cell>
          <table:table-cell office:value-type="string" calcext:value-type="string">
            <text:p>1 bedroom unit with 1 bathroom.Lovely one bedroom is coming up for rent, situated in a quiet street with one off street car park. Property features kitchen, separate lounge and a good size bedroom with <text:s/>bathroom. <text:s/>Lots of wardrobe space and a little lawn out the front, which is maintained for you. <text:s/>The bathroom has a shower over the bath, a toilet and vanity. <text:s/>The upstairs neighbours are a wonderful family, who lived there for many years. <text:s/>We're looking for a single or a couple that fit this lovely quiet property. <text:s/>Fixed term for 12 months to start. No pets. Stove included.To make an enquiry or to book an appointment to view, simply click on the Viewing Tracker link and follow the prompts.No pets or smokers.Agency reference #: OXY7448</text:p>
          </table:table-cell>
          <table:table-cell office:value-type="float" office:value="1914" calcext:value-type="float">
            <text:p>1914</text:p>
          </table:table-cell>
          <table:table-cell office:value-type="string" calcext:value-type="string">
            <text:p>Thu 19 Jan</text:p>
          </table:table-cell>
          <table:table-cell office:value-type="string" calcext:value-type="string">
            <text:p>Floor and window dressings, oven and light fittings</text:p>
          </table:table-cell>
          <table:table-cell table:number-columns-repeated="2"/>
          <table:table-cell office:value-type="string" calcext:value-type="string">
            <text:p>One off street car park</text:p>
          </table:table-cell>
          <table:table-cell table:number-columns-repeated="2"/>
          <table:table-cell table:number-columns-repeated="2" office:value-type="float" office:value="1" calcext:value-type="float">
            <text:p>1</text:p>
          </table:table-cell>
        </table:table-row>
        <table:table-row table:style-name="ro5">
          <table:table-cell office:value-type="string" calcext:value-type="string">
            <text:p>7B Jackson St - Lower</text:p>
          </table:table-cell>
          <table:table-cell office:value-type="float" office:value="330" calcext:value-type="float">
            <text:p>330</text:p>
          </table:table-cell>
          <table:table-cell office:value-type="string" calcext:value-type="string">
            <text:p>Available Sat 4 Feb</text:p>
          </table:table-cell>
          <table:table-cell office:value-type="string" calcext:value-type="string">
            <text:p>Listed Fri, 6 Jan</text:p>
          </table:table-cell>
          <table:table-cell office:value-type="string" calcext:value-type="string">
            <text:p>http://www.trademe.co.nz/property/residential-property-to-rent/auction-1236740588.htm</text:p>
          </table:table-cell>
          <table:table-cell office:value-type="string" calcext:value-type="string">
            <text:p>Island Bay, Wellington</text:p>
          </table:table-cell>
          <table:table-cell office:value-type="string" calcext:value-type="string">
            <text:p>7B Jackson St - Lower</text:p>
            <text:p>Island Bay</text:p>
            <text:p>Wellington</text:p>
            <text:p>Wellington</text:p>
          </table:table-cell>
          <table:table-cell office:value-type="string" calcext:value-type="string">
            <text:p>Reception</text:p>
          </table:table-cell>
          <table:table-cell office:value-type="string" calcext:value-type="string">
            <text:p>1 bedroom house with 1 bathroom.1 bedroom unit with 1 bathroom.Solid, well presented 1 bedroom unit with good size lounge, a tidy kitchen and 1 bathroom. Situated in a very quiet street the flat is a short walk to all amenities and only a 10 minutes drive to CBD. <text:s/>Suitable for up to 2 tenants.No pets or smokers.Agency reference #: KT140392</text:p>
          </table:table-cell>
          <table:table-cell office:value-type="float" office:value="1802" calcext:value-type="float">
            <text:p>1802</text:p>
          </table:table-cell>
          <table:table-cell office:value-type="string" calcext:value-type="string">
            <text:p>Sat 4 Feb</text:p>
          </table:table-cell>
          <table:table-cell office:value-type="string" calcext:value-type="string">
            <text:p>Oven</text:p>
          </table:table-cell>
          <table:table-cell table:number-columns-repeated="2"/>
          <table:table-cell office:value-type="string" calcext:value-type="string">
            <text:p>(None) LOTS OF STREET PARKING AVAILAB</text:p>
          </table:table-cell>
          <table:table-cell office:value-type="string" calcext:value-type="string">
            <text:p>FCN617</text:p>
          </table:table-cell>
          <table:table-cell/>
          <table:table-cell table:number-columns-repeated="2" office:value-type="float" office:value="1" calcext:value-type="float">
            <text:p>1</text:p>
          </table:table-cell>
        </table:table-row>
        <table:table-row table:style-name="ro5">
          <table:table-cell office:value-type="string" calcext:value-type="string">
            <text:p>219 Willis Street</text:p>
          </table:table-cell>
          <table:table-cell office:value-type="float" office:value="340" calcext:value-type="float">
            <text:p>340</text:p>
          </table:table-cell>
          <table:table-cell office:value-type="string" calcext:value-type="string">
            <text:p>Available NOW - FREE INTERNET + POWER + SKY TV</text:p>
          </table:table-cell>
          <table:table-cell office:value-type="string" calcext:value-type="string">
            <text:p>Listed Wed, 26 Aug</text:p>
          </table:table-cell>
          <table:table-cell office:value-type="string" calcext:value-type="string">
            <text:p>http://www.trademe.co.nz/property/residential-property-to-rent/auction-1204147103.htm</text:p>
          </table:table-cell>
          <table:table-cell office:value-type="string" calcext:value-type="string">
            <text:p>Wellington Central, Wellington</text:p>
          </table:table-cell>
          <table:table-cell office:value-type="string" calcext:value-type="string">
            <text:p>219 Willis Street</text:p>
            <text:p>Wellington Central</text:p>
            <text:p>Wellington</text:p>
            <text:p>Wellington</text:p>
          </table:table-cell>
          <table:table-cell/>
          <table:table-cell office:value-type="string" calcext:value-type="string">
            <text:p>1 bedroom apartment with 1 bathroom.We now have a fully furnished studio apartment available for rent from $330 p.w., centrally located in Richard Pearse House, at 219 Willis Street. It is suitable for either a short or long term stay.Rent includes free electricity, free hot water, and free SKY television. The apartment is fully furnished; including bed, fridge, linen, sofa, tv, and almost everything you may need. There is a shared laundry, which costs $4 per use. Telephone is not provided, but can be connected at your expense. <text:s/>FREE INTERNET - 5 Gigabyte per week.It is a studio apartment with a combined bedroom/kitchen/living area, and is the size of a hotel room. It gets excellent sun and has a view out over Wellington City. The building has secure access.The bond required is 2 weeks rent + $100. The tenancy is a periodic tenancy, which means you can move out with 3 weeks' notice.The apartment is suitable for 1-2 people only. The apartment is not suitable for any pets or smokers. All applicants will need to complete an application form, and a credit check is required.Please note the photos are for illustrative purposes only, and the actual apartment may differ slightly from the photos shown.If you would like further information, or to arrange a viewing time, please phone on 0274 443464. If emailing then please ENSURE you give your mobile phone number when making contact, so we can get back to you.Suitable for up to 2 tenants.No pets or smokers.</text:p>
          </table:table-cell>
          <table:table-cell office:value-type="float" office:value="1794" calcext:value-type="float">
            <text:p>1794</text:p>
          </table:table-cell>
          <table:table-cell office:value-type="string" calcext:value-type="string">
            <text:p>NOW - FREE INTERNET + POWER + SKY TV</text:p>
          </table:table-cell>
          <table:table-cell office:value-type="string" calcext:value-type="string">
            <text:p>Fully furnished - bed, sofa, TV, whiteware.</text:p>
          </table:table-cell>
          <table:table-cell office:value-type="string" calcext:value-type="string">
            <text:p>Profession­al/s.</text:p>
          </table:table-cell>
          <table:table-cell office:value-type="string" calcext:value-type="string">
            <text:p>Short walk to Courtenay Place, Lambton Quay, Massey, Te Papa - everything Wellington has to offer!</text:p>
          </table:table-cell>
          <table:table-cell office:value-type="string" calcext:value-type="string">
            <text:p>No parking provided. Other carparks are available nearby.</text:p>
          </table:table-cell>
          <table:table-cell office:value-type="string" calcext:value-type="string">
            <text:p>ADQ399</text:p>
          </table:table-cell>
          <table:table-cell/>
          <table:table-cell table:number-columns-repeated="2" office:value-type="float" office:value="1" calcext:value-type="float">
            <text:p>1</text:p>
          </table:table-cell>
        </table:table-row>
        <table:table-row table:style-name="ro5">
          <table:table-cell office:value-type="string" calcext:value-type="string">
            <text:p>11 Manly Gardens</text:p>
          </table:table-cell>
          <table:table-cell office:value-type="float" office:value="350" calcext:value-type="float">
            <text:p>350</text:p>
          </table:table-cell>
          <table:table-cell office:value-type="string" calcext:value-type="string">
            <text:p>Available Wed 4 Jan</text:p>
          </table:table-cell>
          <table:table-cell office:value-type="string" calcext:value-type="string">
            <text:p>Listed Wed, 4 Jan</text:p>
          </table:table-cell>
          <table:table-cell office:value-type="string" calcext:value-type="string">
            <text:p>http://www.trademe.co.nz/property/residential-property-to-rent/auction-1235272759.htm</text:p>
          </table:table-cell>
          <table:table-cell office:value-type="string" calcext:value-type="string">
            <text:p>Paraparaumu Beach, Kapiti Coast</text:p>
          </table:table-cell>
          <table:table-cell office:value-type="string" calcext:value-type="string">
            <text:p>11 Manly Gardens</text:p>
            <text:p>Paraparaumu Beach</text:p>
            <text:p>Kapiti Coast</text:p>
            <text:p>Wellington</text:p>
          </table:table-cell>
          <table:table-cell office:value-type="string" calcext:value-type="string">
            <text:p>Vanessa</text:p>
          </table:table-cell>
          <table:table-cell office:value-type="string" calcext:value-type="string">
            <text:p>2 bedroom townhouse with 1 bathroom.This well presented two bedroom home is available now. Some features include two double bedrooms with wardrobes, an internal access single garage and great heating.Kitchen:·<text:tab/>Double wall oven·<text:tab/>Gas hob·<text:tab/>Rangehood·<text:tab/>Lots of cupboard storage spaceLounge:·<text:tab/>Spacious·<text:tab/>Gas heater·<text:tab/>Large wall panel heater·<text:tab/>CarpetedBedrooms:·<text:tab/>Two double bedrooms·<text:tab/>Both bedrooms include a double wardrobe·<text:tab/>Panel heater in bedrooms·<text:tab/>CarpetedBathroom/Laundry:·<text:tab/>Shower·<text:tab/>Vanity·<text:tab/>Bath·<text:tab/>Separate toilet·<text:tab/>Separate laundry, located in garageExterior:·<text:tab/>Fully fenced·<text:tab/>Internal access single garage·<text:tab/>Off street parking·<text:tab/>Private back garden·<text:tab/>Water not included in rentIn the Area:·<text:tab/>Five minute drive to Paraparaumu Train Station·<text:tab/>Close to transportNo pets allowed.Please book yourself in for an appointment via our Viewing Tracker feature.If these times do not suit you then please email through your enquiry.Viewings are by appointment only.**If you are using an iPhone or Android, please download the TradeMe Property app.**No smokers.Agency reference #: MANL0011</text:p>
          </table:table-cell>
          <table:table-cell office:value-type="float" office:value="1783" calcext:value-type="float">
            <text:p>1783</text:p>
          </table:table-cell>
          <table:table-cell office:value-type="string" calcext:value-type="string">
            <text:p>Wed 4 Jan</text:p>
          </table:table-cell>
          <table:table-cell office:value-type="string" calcext:value-type="string">
            <text:p>No</text:p>
          </table:table-cell>
          <table:table-cell table:number-columns-repeated="2"/>
          <table:table-cell office:value-type="string" calcext:value-type="string">
            <text:p>Internal access single garage, off street parking</text:p>
          </table:table-cell>
          <table:table-cell office:value-type="string" calcext:value-type="string">
            <text:p>FCM160</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43A Hall Street</text:p>
          </table:table-cell>
          <table:table-cell office:value-type="float" office:value="315" calcext:value-type="float">
            <text:p>315</text:p>
          </table:table-cell>
          <table:table-cell office:value-type="string" calcext:value-type="string">
            <text:p>Available Thu 9 Feb</text:p>
          </table:table-cell>
          <table:table-cell office:value-type="string" calcext:value-type="string">
            <text:p>Listed Fri, 6 Jan</text:p>
          </table:table-cell>
          <table:table-cell office:value-type="string" calcext:value-type="string">
            <text:p>http://www.trademe.co.nz/property/residential-property-to-rent/auction-1236607152.htm</text:p>
          </table:table-cell>
          <table:table-cell office:value-type="string" calcext:value-type="string">
            <text:p>Newtown, Wellington</text:p>
          </table:table-cell>
          <table:table-cell office:value-type="string" calcext:value-type="string">
            <text:p>43A Hall Street</text:p>
            <text:p>Newtown</text:p>
            <text:p>Wellington</text:p>
            <text:p>Wellington</text:p>
          </table:table-cell>
          <table:table-cell office:value-type="string" calcext:value-type="string">
            <text:p>Polished Property Management</text:p>
          </table:table-cell>
          <table:table-cell office:value-type="string" calcext:value-type="string">
            <text:p>1 bedroom house with 1 bathroom.This "Cheap" centrally located 1 bedroom flat is located on Hall Street in Newtown. Short walking distance to all amenities Inlcuding Wellington Hospital, Massey University, Newtown Shops, NZ School of Dance.If you are wanting to live by yourself and are after something cheap in Newtown then this is your chance.Offering the following:* 1 Bedroom* Lounge* Kitchen with Fridge Freezer supplied.* Laundry with Washing Machine provided* Private courtyard - Fully fenced <text:s/>* Owner maintains groundsTo book a viewing please book in via Viewing Tracker. All times are set and as the property is currently tenanted we are unable to reschedule viewings.No pets or smokers.Agency reference #: POL32</text:p>
          </table:table-cell>
          <table:table-cell office:value-type="float" office:value="1776" calcext:value-type="float">
            <text:p>1776</text:p>
          </table:table-cell>
          <table:table-cell office:value-type="string" calcext:value-type="string">
            <text:p>Thu 9 Feb</text:p>
          </table:table-cell>
          <table:table-cell office:value-type="string" calcext:value-type="string">
            <text:p>Fridge Freezer and Washing Machine</text:p>
          </table:table-cell>
          <table:table-cell/>
          <table:table-cell office:value-type="string" calcext:value-type="string">
            <text:p>Wellington Hospital, Massey University­, Newtown Shops, Count down super market</text:p>
          </table:table-cell>
          <table:table-cell office:value-type="string" calcext:value-type="string">
            <text:p>Residents parking may be obtained through the council</text:p>
          </table:table-cell>
          <table:table-cell office:value-type="string" calcext:value-type="string">
            <text:p>FCN492</text:p>
          </table:table-cell>
          <table:table-cell/>
          <table:table-cell table:number-columns-repeated="2" office:value-type="float" office:value="1" calcext:value-type="float">
            <text:p>1</text:p>
          </table:table-cell>
        </table:table-row>
        <table:table-row table:style-name="ro5">
          <table:table-cell office:value-type="string" calcext:value-type="string">
            <text:p>304A/170 Taranaki Street</text:p>
          </table:table-cell>
          <table:table-cell office:value-type="float" office:value="350" calcext:value-type="float">
            <text:p>350</text:p>
          </table:table-cell>
          <table:table-cell office:value-type="string" calcext:value-type="string">
            <text:p>Available Sat 11 Feb</text:p>
          </table:table-cell>
          <table:table-cell office:value-type="string" calcext:value-type="string">
            <text:p>Listed Wed, 4 Jan</text:p>
          </table:table-cell>
          <table:table-cell office:value-type="string" calcext:value-type="string">
            <text:p>http://www.trademe.co.nz/property/residential-property-to-rent/auction-1235371747.htm</text:p>
          </table:table-cell>
          <table:table-cell office:value-type="string" calcext:value-type="string">
            <text:p>Te Aro, Wellington</text:p>
          </table:table-cell>
          <table:table-cell office:value-type="string" calcext:value-type="string">
            <text:p>304A/170 Taranaki Street</text:p>
            <text:p>Te Aro</text:p>
            <text:p>Wellington</text:p>
            <text:p>Wellington</text:p>
          </table:table-cell>
          <table:table-cell/>
          <table:table-cell office:value-type="string" calcext:value-type="string">
            <text:p>1 bedroom apartment with 1 bathroom.This is a Studio Apartment and the Building is only six years old in a very central location.low noise and well managed by the Body CorpThe rent includes powerThis is a 19 sqm furnished unit.Double bed,Window dressings,light fittings,fixed floor coverings,oven,electric hob,rangehood,washing machine/dryer,fridge/Freezer,Dishwasher,table and chairs,TV &amp; speakers,DVD player,vacuum cleaner,iron lamp and clock.Suitable for up to 2 tenants.No pets or smokers.Agency reference #: The Peak</text:p>
          </table:table-cell>
          <table:table-cell office:value-type="float" office:value="1685" calcext:value-type="float">
            <text:p>1685</text:p>
          </table:table-cell>
          <table:table-cell office:value-type="string" calcext:value-type="string">
            <text:p>Sat 11 Feb</text:p>
          </table:table-cell>
          <table:table-cell office:value-type="string" calcext:value-type="string">
            <text:p>Furnished as in Details</text:p>
          </table:table-cell>
          <table:table-cell office:value-type="string" calcext:value-type="string">
            <text:p>Student or career Tenants,Cl­ean and tidy with good references­.</text:p>
          </table:table-cell>
          <table:table-cell office:value-type="string" calcext:value-type="string">
            <text:p>Comfortable walking distance to Courtenay place,Cuba st. <text:s/>Vic &amp;amp; Massey campuses</text:p>
          </table:table-cell>
          <table:table-cell office:value-type="string" calcext:value-type="string">
            <text:p>Nil</text:p>
          </table:table-cell>
          <table:table-cell office:value-type="string" calcext:value-type="string">
            <text:p>FCM227</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4/16a Colson Street</text:p>
          </table:table-cell>
          <table:table-cell office:value-type="float" office:value="250" calcext:value-type="float">
            <text:p>250</text:p>
          </table:table-cell>
          <table:table-cell office:value-type="string" calcext:value-type="string">
            <text:p>Available Fri 20 Jan</text:p>
          </table:table-cell>
          <table:table-cell office:value-type="string" calcext:value-type="string">
            <text:p>Listed Thu, 5 Jan</text:p>
          </table:table-cell>
          <table:table-cell office:value-type="string" calcext:value-type="string">
            <text:p>http://www.trademe.co.nz/property/residential-property-to-rent/auction-1235907419.htm</text:p>
          </table:table-cell>
          <table:table-cell office:value-type="string" calcext:value-type="string">
            <text:p>Avalon, Lower Hutt</text:p>
          </table:table-cell>
          <table:table-cell office:value-type="string" calcext:value-type="string">
            <text:p>4/16a Colson Street</text:p>
            <text:p>Avalon</text:p>
            <text:p>Lower Hutt</text:p>
            <text:p>Wellington</text:p>
          </table:table-cell>
          <table:table-cell office:value-type="string" calcext:value-type="string">
            <text:p>Robert Hansen</text:p>
          </table:table-cell>
          <table:table-cell office:value-type="string" calcext:value-type="string">
            <text:p>1 bedroom unit with 1 bathroom.**To see this property please book in at www.lpm.viewingtracker.com (please copy and paste this link).****Please note this is a studio unit**Well maintained studio unit with modern kitchen and bathroom. Beautiful polished timber floors throughout.This unit is set in sunny, quiet, park-like grounds and has one off street carpark.**To see this property please book in at www.lpm.viewingtracker.com (please copy and paste this link).**Apply online at www.lpmproperty.co.nzSuitable for up to 2 tenants.No pets or smokers.Agency reference #: WLP1065</text:p>
          </table:table-cell>
          <table:table-cell office:value-type="float" office:value="1664" calcext:value-type="float">
            <text:p>1664</text:p>
          </table:table-cell>
          <table:table-cell office:value-type="string" calcext:value-type="string">
            <text:p>Fri 20 Jan</text:p>
          </table:table-cell>
          <table:table-cell office:value-type="string" calcext:value-type="string">
            <text:p>Oven</text:p>
          </table:table-cell>
          <table:table-cell/>
          <table:table-cell office:value-type="string" calcext:value-type="string">
            <text:p>Close to bus stops and train station.</text:p>
          </table:table-cell>
          <table:table-cell office:value-type="string" calcext:value-type="string">
            <text:p>One off street</text:p>
          </table:table-cell>
          <table:table-cell office:value-type="string" calcext:value-type="string">
            <text:p>FCM821</text:p>
          </table:table-cell>
          <table:table-cell/>
          <table:table-cell table:number-columns-repeated="2" office:value-type="float" office:value="1" calcext:value-type="float">
            <text:p>1</text:p>
          </table:table-cell>
        </table:table-row>
        <table:table-row table:style-name="ro5">
          <table:table-cell office:value-type="string" calcext:value-type="string">
            <text:p>227a Muritai Road</text:p>
          </table:table-cell>
          <table:table-cell office:value-type="float" office:value="250" calcext:value-type="float">
            <text:p>250</text:p>
          </table:table-cell>
          <table:table-cell office:value-type="string" calcext:value-type="string">
            <text:p>Available Sat 18 Feb</text:p>
          </table:table-cell>
          <table:table-cell office:value-type="string" calcext:value-type="string">
            <text:p>Listed Thu, 5 Jan</text:p>
          </table:table-cell>
          <table:table-cell office:value-type="string" calcext:value-type="string">
            <text:p>http://www.trademe.co.nz/property/residential-property-to-rent/auction-1235708852.htm</text:p>
          </table:table-cell>
          <table:table-cell office:value-type="string" calcext:value-type="string">
            <text:p>Eastbourne, Lower Hutt</text:p>
          </table:table-cell>
          <table:table-cell office:value-type="string" calcext:value-type="string">
            <text:p>227a Muritai Road</text:p>
            <text:p>Eastbourne</text:p>
            <text:p>Lower Hutt</text:p>
            <text:p>Wellington</text:p>
          </table:table-cell>
          <table:table-cell office:value-type="string" calcext:value-type="string">
            <text:p>Reception</text:p>
          </table:table-cell>
          <table:table-cell office:value-type="string" calcext:value-type="string">
            <text:p>1 bedroom apartment with 1 bathroom.Do you see yourself living close to the beach and walking distance to the lovely Eastbourne village. <text:s/>Here is you chance to live in a cute and cosy flat with a large double bedroom, a separate lounge with a heat pump <text:s/>and a tidy kitchen + bathroom. <text:s/>All of this at such an affordable rent and l in a fantastic location! <text:s/>Your friends are going to be so envious of you! Parking is on the road. <text:s text:c="5"/>Suitable for up to 2 tenants.No pets or smokers.Agency reference #: HV110516</text:p>
          </table:table-cell>
          <table:table-cell office:value-type="float" office:value="1641" calcext:value-type="float">
            <text:p>1641</text:p>
          </table:table-cell>
          <table:table-cell office:value-type="string" calcext:value-type="string">
            <text:p>Sat 18 Feb</text:p>
          </table:table-cell>
          <table:table-cell office:value-type="string" calcext:value-type="string">
            <text:p>oven, heatpump</text:p>
          </table:table-cell>
          <table:table-cell table:number-columns-repeated="2"/>
          <table:table-cell office:value-type="string" calcext:value-type="string">
            <text:p>Not Specified</text:p>
          </table:table-cell>
          <table:table-cell office:value-type="string" calcext:value-type="string">
            <text:p>FCM338</text:p>
          </table:table-cell>
          <table:table-cell/>
          <table:table-cell table:number-columns-repeated="2" office:value-type="float" office:value="1" calcext:value-type="float">
            <text:p>1</text:p>
          </table:table-cell>
        </table:table-row>
        <table:table-row table:style-name="ro5">
          <table:table-cell office:value-type="string" calcext:value-type="string">
            <text:p>27 Ngaio Street</text:p>
          </table:table-cell>
          <table:table-cell office:value-type="float" office:value="295" calcext:value-type="float">
            <text:p>295</text:p>
          </table:table-cell>
          <table:table-cell office:value-type="string" calcext:value-type="string">
            <text:p>Available Wed 4 Jan</text:p>
          </table:table-cell>
          <table:table-cell office:value-type="string" calcext:value-type="string">
            <text:p>Listed Sun, 1 Jan</text:p>
          </table:table-cell>
          <table:table-cell office:value-type="string" calcext:value-type="string">
            <text:p>http://www.trademe.co.nz/property/residential-property-to-rent/auction-1233208563.htm</text:p>
          </table:table-cell>
          <table:table-cell office:value-type="string" calcext:value-type="string">
            <text:p>Otaki Beach, Kapiti Coast</text:p>
          </table:table-cell>
          <table:table-cell office:value-type="string" calcext:value-type="string">
            <text:p>27 Ngaio Street</text:p>
            <text:p>Otaki Beach</text:p>
            <text:p>Kapiti Coast</text:p>
            <text:p>Wellington</text:p>
          </table:table-cell>
          <table:table-cell/>
          <table:table-cell office:value-type="string" calcext:value-type="string">
            <text:p>2 bedroom house with 1 bathroom.Tidy beach Bach style house in Otaki Beach walking distance from the dairy, restaurant, café and the beach.Two bedrooms with built in wardrobes, open plan dining/living and lounge, separate laundry and bathroom with a shower over a shub and heat pump.Single car carport.Large section with shrubbery and good sized shed.Reference required.Suitable for up to 3 tenants.Pets negotiable, no smokers.</text:p>
          </table:table-cell>
          <table:table-cell office:value-type="float" office:value="1632" calcext:value-type="float">
            <text:p>1632</text:p>
          </table:table-cell>
          <table:table-cell office:value-type="string" calcext:value-type="string">
            <text:p>Wed 4 Jan</text:p>
          </table:table-cell>
          <table:table-cell table:number-columns-repeated="3"/>
          <table:table-cell office:value-type="string" calcext:value-type="string">
            <text:p>Carport</text:p>
          </table:table-cell>
          <table:table-cell office:value-type="string" calcext:value-type="string">
            <text:p>FCL003</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5b Chella Way</text:p>
          </table:table-cell>
          <table:table-cell office:value-type="float" office:value="270" calcext:value-type="float">
            <text:p>270</text:p>
          </table:table-cell>
          <table:table-cell office:value-type="string" calcext:value-type="string">
            <text:p>Available Fri 13 Jan</text:p>
          </table:table-cell>
          <table:table-cell office:value-type="string" calcext:value-type="string">
            <text:p>Listed Thu, 5 Jan</text:p>
          </table:table-cell>
          <table:table-cell office:value-type="string" calcext:value-type="string">
            <text:p>http://www.trademe.co.nz/property/residential-property-to-rent/auction-1236012435.htm</text:p>
          </table:table-cell>
          <table:table-cell office:value-type="string" calcext:value-type="string">
            <text:p>Khandallah, Wellington</text:p>
          </table:table-cell>
          <table:table-cell office:value-type="string" calcext:value-type="string">
            <text:p>5b Chella Way</text:p>
            <text:p>Khandallah</text:p>
            <text:p>Wellington</text:p>
            <text:p>Wellington</text:p>
          </table:table-cell>
          <table:table-cell office:value-type="string" calcext:value-type="string">
            <text:p>Claire Weggery</text:p>
          </table:table-cell>
          <table:table-cell office:value-type="string" calcext:value-type="string">
            <text:p>1 bedroom house with 1 bathroom.If you are looking for your new home in a quiet street with great neighbours than look no further than this unit.Open plan living/dining and kitchen with a lovely outlook over Khandallah. The kitchen has lots of storage options and great bench space for cooking, baking or even crafts.With a good sized double bedroom it has 2 wardrobes of different sizes giving options for your storage needs.Relax in the bath at the end of the day, or quick shower run and dash to go and meet friends in the Khandallah Village for a meal.Khandallah Village has all the main amenities including supermarket, pharmacy, takeaways,cafes and much more. Great place to stroll to on a Sunday for a morning coffee.Catch the train to work and leave your car behind in the off street park.**Book your viewing today using the viewing tracker app below. The agent attending will be able to ask any questions you have in regards to the tenancy onsite.** **Please respect the neighbours and current tenants by not viewing the property without a confirmed booking with the agent.**Suitable for up to 2 tenants.No pets or smokers.Agency reference #: HSS14</text:p>
          </table:table-cell>
          <table:table-cell office:value-type="float" office:value="1610" calcext:value-type="float">
            <text:p>1610</text:p>
          </table:table-cell>
          <table:table-cell office:value-type="string" calcext:value-type="string">
            <text:p>Fri 13 Jan</text:p>
          </table:table-cell>
          <table:table-cell office:value-type="string" calcext:value-type="string">
            <text:p>Drapes/Bli­nds, Smoke Alarms, Oven</text:p>
          </table:table-cell>
          <table:table-cell office:value-type="string" calcext:value-type="string">
            <text:p>Tenant will be selected on merit.</text:p>
          </table:table-cell>
          <table:table-cell/>
          <table:table-cell office:value-type="string" calcext:value-type="string">
            <text:p>Left side of carpad</text:p>
          </table:table-cell>
          <table:table-cell office:value-type="string" calcext:value-type="string">
            <text:p>FCM923</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73 Whites Line East</text:p>
          </table:table-cell>
          <table:table-cell office:value-type="float" office:value="350" calcext:value-type="float">
            <text:p>350</text:p>
          </table:table-cell>
          <table:table-cell office:value-type="string" calcext:value-type="string">
            <text:p>Available Sat 25 Feb</text:p>
          </table:table-cell>
          <table:table-cell office:value-type="string" calcext:value-type="string">
            <text:p>Listed Thu, 5 Jan</text:p>
          </table:table-cell>
          <table:table-cell office:value-type="string" calcext:value-type="string">
            <text:p>http://www.trademe.co.nz/property/residential-property-to-rent/auction-1235800699.htm</text:p>
          </table:table-cell>
          <table:table-cell office:value-type="string" calcext:value-type="string">
            <text:p>Waiwhetu, Lower Hutt</text:p>
          </table:table-cell>
          <table:table-cell office:value-type="string" calcext:value-type="string">
            <text:p>73 Whites Line East</text:p>
            <text:p>Waiwhetu</text:p>
            <text:p>Lower Hutt</text:p>
            <text:p>Wellington</text:p>
          </table:table-cell>
          <table:table-cell office:value-type="string" calcext:value-type="string">
            <text:p>Reception</text:p>
          </table:table-cell>
          <table:table-cell office:value-type="string" calcext:value-type="string">
            <text:p>2 bedroom unit with 1 bathroom.Refurbished character apartment located in Waiwhetu. <text:s/>The property consists of two generous bedrooms, a spacious lounge, modern kitchen, Infinity hot water, single garage, plenty of street parking and elevated views. <text:s/>Come and view this property for yourself.Suitable for up to 3 tenants.No pets or smokers.Agency reference #: HV110254</text:p>
          </table:table-cell>
          <table:table-cell office:value-type="float" office:value="1544" calcext:value-type="float">
            <text:p>1544</text:p>
          </table:table-cell>
          <table:table-cell office:value-type="string" calcext:value-type="string">
            <text:p>Sat 25 Feb</text:p>
          </table:table-cell>
          <table:table-cell office:value-type="string" calcext:value-type="string">
            <text:p>Gas stove, dishwasher</text:p>
          </table:table-cell>
          <table:table-cell table:number-columns-repeated="2"/>
          <table:table-cell office:value-type="string" calcext:value-type="string">
            <text:p>Single</text:p>
          </table:table-cell>
          <table:table-cell table:number-columns-repeated="2"/>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138 Rangituhi Crescent</text:p>
          </table:table-cell>
          <table:table-cell office:value-type="float" office:value="250" calcext:value-type="float">
            <text:p>250</text:p>
          </table:table-cell>
          <table:table-cell office:value-type="string" calcext:value-type="string">
            <text:p>Available Fri 6 Jan</text:p>
          </table:table-cell>
          <table:table-cell office:value-type="string" calcext:value-type="string">
            <text:p>Listed Fri, 9 Dec</text:p>
          </table:table-cell>
          <table:table-cell office:value-type="string" calcext:value-type="string">
            <text:p>http://www.trademe.co.nz/property/residential-property-to-rent/auction-1231487679.htm</text:p>
          </table:table-cell>
          <table:table-cell office:value-type="string" calcext:value-type="string">
            <text:p>Elsdon, Porirua</text:p>
          </table:table-cell>
          <table:table-cell office:value-type="string" calcext:value-type="string">
            <text:p>138 Rangituhi Crescent</text:p>
            <text:p>Elsdon</text:p>
            <text:p>Porirua</text:p>
            <text:p>Wellington</text:p>
          </table:table-cell>
          <table:table-cell office:value-type="string" calcext:value-type="string">
            <text:p>Madeleine van Rooyen</text:p>
          </table:table-cell>
          <table:table-cell office:value-type="string" calcext:value-type="string">
            <text:p>1 bedroom apartment with 1 bathroom.One bedroom downstairs flat with open plan kitchen and living room, bathroom and laundry.Suitable for up to 2 tenants.No pets or smokers.Agency reference #: Rangituhi</text:p>
          </table:table-cell>
          <table:table-cell office:value-type="float" office:value="1540" calcext:value-type="float">
            <text:p>1540</text:p>
          </table:table-cell>
          <table:table-cell office:value-type="string" calcext:value-type="string">
            <text:p>Fri 6 Jan</text:p>
          </table:table-cell>
          <table:table-cell office:value-type="string" calcext:value-type="string">
            <text:p>unfurnishe­d</text:p>
          </table:table-cell>
          <table:table-cell office:value-type="string" calcext:value-type="string">
            <text:p>references required</text:p>
          </table:table-cell>
          <table:table-cell/>
          <table:table-cell office:value-type="string" calcext:value-type="string">
            <text:p>on street</text:p>
          </table:table-cell>
          <table:table-cell office:value-type="string" calcext:value-type="string">
            <text:p>FBY931</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14B Dawson Street</text:p>
          </table:table-cell>
          <table:table-cell office:value-type="float" office:value="340" calcext:value-type="float">
            <text:p>340</text:p>
          </table:table-cell>
          <table:table-cell office:value-type="string" calcext:value-type="string">
            <text:p>Available Mon 9 Jan</text:p>
          </table:table-cell>
          <table:table-cell office:value-type="string" calcext:value-type="string">
            <text:p>Listed Yesterday</text:p>
          </table:table-cell>
          <table:table-cell office:value-type="string" calcext:value-type="string">
            <text:p>http://www.trademe.co.nz/property/residential-property-to-rent/auction-1238218268.htm</text:p>
          </table:table-cell>
          <table:table-cell office:value-type="string" calcext:value-type="string">
            <text:p>Berhampore, Wellington</text:p>
          </table:table-cell>
          <table:table-cell office:value-type="string" calcext:value-type="string">
            <text:p>14B Dawson Street</text:p>
            <text:p>Berhampore</text:p>
            <text:p>Wellington</text:p>
            <text:p>Wellington</text:p>
          </table:table-cell>
          <table:table-cell/>
          <table:table-cell office:value-type="string" calcext:value-type="string">
            <text:p>2 bedroom townhouse with 1 bathroom.Basic but sunny upstairs flat in converted two storied house. Close to Berhampore primary school, bus route, bakery, cafes, takeaway and petrol station.Suitable for up to 2 tenants.No pets or smokers.</text:p>
          </table:table-cell>
          <table:table-cell office:value-type="float" office:value="1534" calcext:value-type="float">
            <text:p>1534</text:p>
          </table:table-cell>
          <table:table-cell office:value-type="string" calcext:value-type="string">
            <text:p>Mon 9 Jan</text:p>
          </table:table-cell>
          <table:table-cell/>
          <table:table-cell office:value-type="string" calcext:value-type="string">
            <text:p>Profession­al couple or single parent with a child</text:p>
          </table:table-cell>
          <table:table-cell office:value-type="string" calcext:value-type="string">
            <text:p>Schools, bus route.,gol­f course.</text:p>
          </table:table-cell>
          <table:table-cell office:value-type="string" calcext:value-type="string">
            <text:p>street parking only</text:p>
          </table:table-cell>
          <table:table-cell office:value-type="string" calcext:value-type="string">
            <text:p>FCP340</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Back/6c Moir St</text:p>
          </table:table-cell>
          <table:table-cell office:value-type="float" office:value="250" calcext:value-type="float">
            <text:p>250</text:p>
          </table:table-cell>
          <table:table-cell office:value-type="string" calcext:value-type="string">
            <text:p>Available Wed 11 Jan</text:p>
          </table:table-cell>
          <table:table-cell office:value-type="string" calcext:value-type="string">
            <text:p>Listed Yesterday</text:p>
          </table:table-cell>
          <table:table-cell office:value-type="string" calcext:value-type="string">
            <text:p>http://www.trademe.co.nz/property/residential-property-to-rent/auction-1238341093.htm</text:p>
          </table:table-cell>
          <table:table-cell office:value-type="string" calcext:value-type="string">
            <text:p>Mount Victoria, Wellington</text:p>
          </table:table-cell>
          <table:table-cell office:value-type="string" calcext:value-type="string">
            <text:p>Back/6c Moir St</text:p>
            <text:p>Mount Victoria</text:p>
            <text:p>Wellington</text:p>
            <text:p>Wellington</text:p>
          </table:table-cell>
          <table:table-cell office:value-type="string" calcext:value-type="string">
            <text:p>Anna Wallace</text:p>
          </table:table-cell>
          <table:table-cell office:value-type="string" calcext:value-type="string">
            <text:p>1 bedroom house with 1 bathroom.Set under the trees in a quiet back garden, a private studio with french doors and deck . Plenty of storage and its own carpark.No pets or smokers.Agency reference #: NTG1737</text:p>
          </table:table-cell>
          <table:table-cell office:value-type="float" office:value="1444" calcext:value-type="float">
            <text:p>1444</text:p>
          </table:table-cell>
          <table:table-cell office:value-type="string" calcext:value-type="string">
            <text:p>Wed 11 Jan</text:p>
          </table:table-cell>
          <table:table-cell table:number-columns-repeated="4"/>
          <table:table-cell office:value-type="string" calcext:value-type="string">
            <text:p>FCP764</text:p>
          </table:table-cell>
          <table:table-cell/>
          <table:table-cell table:number-columns-repeated="2" office:value-type="float" office:value="1" calcext:value-type="float">
            <text:p>1</text:p>
          </table:table-cell>
        </table:table-row>
        <table:table-row table:style-name="ro5">
          <table:table-cell office:value-type="string" calcext:value-type="string">
            <text:p>Fabians Road</text:p>
          </table:table-cell>
          <table:table-cell office:value-type="float" office:value="300" calcext:value-type="float">
            <text:p>300</text:p>
          </table:table-cell>
          <table:table-cell office:value-type="string" calcext:value-type="string">
            <text:p>Available Sat 14 Jan</text:p>
          </table:table-cell>
          <table:table-cell office:value-type="string" calcext:value-type="string">
            <text:p>Listed Tue, 3 Jan</text:p>
          </table:table-cell>
          <table:table-cell office:value-type="string" calcext:value-type="string">
            <text:p>http://www.trademe.co.nz/property/residential-property-to-rent/auction-1234592713.htm</text:p>
          </table:table-cell>
          <table:table-cell office:value-type="string" calcext:value-type="string">
            <text:p>Greytown, South Wairarapa</text:p>
          </table:table-cell>
          <table:table-cell office:value-type="string" calcext:value-type="string">
            <text:p>Fabians Road</text:p>
            <text:p>Greytown</text:p>
            <text:p>South Wairarapa</text:p>
            <text:p>Wellington</text:p>
          </table:table-cell>
          <table:table-cell/>
          <table:table-cell office:value-type="string" calcext:value-type="string">
            <text:p>3 bedroom house with 1 bathroom.Private rural property with outstanding views,One of the 3 bedrooms is a sun porch at the front of the house.Wooden floors.One open fire and one log burner.Unfurnished. (photographed occupied)Suitable for up to 4 tenants.Pets negotiable, no smokers.</text:p>
          </table:table-cell>
          <table:table-cell office:value-type="float" office:value="1428" calcext:value-type="float">
            <text:p>1428</text:p>
          </table:table-cell>
          <table:table-cell office:value-type="string" calcext:value-type="string">
            <text:p>Sat 14 Jan</text:p>
          </table:table-cell>
          <table:table-cell office:value-type="string" calcext:value-type="string">
            <text:p>Oven</text:p>
          </table:table-cell>
          <table:table-cell office:value-type="string" calcext:value-type="string">
            <text:p>Quiet couple or small family</text:p>
          </table:table-cell>
          <table:table-cell office:value-type="string" calcext:value-type="string">
            <text:p>School bus at the end of driveway <text:s text:c="2"/>5 minutes from Greytown <text:s text:c="2"/>10 minutes from Martinboro­ugh</text:p>
          </table:table-cell>
          <table:table-cell office:value-type="string" calcext:value-type="string">
            <text:p>Plenty of parking/op­en front garage</text:p>
          </table:table-cell>
          <table:table-cell office:value-type="string" calcext:value-type="string">
            <text:p>FCL470</text:p>
          </table:table-cell>
          <table:table-cell office:value-type="string" calcext:value-type="string">
            <text:p>Yes</text:p>
          </table:table-cell>
          <table:table-cell office:value-type="float" office:value="1" calcext:value-type="float">
            <text:p>1</text:p>
          </table:table-cell>
          <table:table-cell office:value-type="float" office:value="3" calcext:value-type="float">
            <text:p>3</text:p>
          </table:table-cell>
        </table:table-row>
        <table:table-row table:style-name="ro5">
          <table:table-cell office:value-type="string" calcext:value-type="string">
            <text:p>8 Frank Johnson Street</text:p>
          </table:table-cell>
          <table:table-cell office:value-type="float" office:value="330" calcext:value-type="float">
            <text:p>330</text:p>
          </table:table-cell>
          <table:table-cell office:value-type="string" calcext:value-type="string">
            <text:p>Available Wed 1 Feb</text:p>
          </table:table-cell>
          <table:table-cell office:value-type="string" calcext:value-type="string">
            <text:p>Listed Yesterday</text:p>
          </table:table-cell>
          <table:table-cell office:value-type="string" calcext:value-type="string">
            <text:p>http://www.trademe.co.nz/property/residential-property-to-rent/auction-1238351420.htm</text:p>
          </table:table-cell>
          <table:table-cell office:value-type="string" calcext:value-type="string">
            <text:p>Johnsonville, Wellington</text:p>
          </table:table-cell>
          <table:table-cell office:value-type="string" calcext:value-type="string">
            <text:p>8 Frank Johnson Street</text:p>
            <text:p>Johnsonville</text:p>
            <text:p>Wellington</text:p>
            <text:p>Wellington</text:p>
          </table:table-cell>
          <table:table-cell office:value-type="string" calcext:value-type="string">
            <text:p>Campbell Cowan</text:p>
          </table:table-cell>
          <table:table-cell office:value-type="string" calcext:value-type="string">
            <text:p>2 bedroom house with 1 bathroom.Two bedrooms Separate bathroom and toilet. Handy to train station, medical centre, motorway, shops, Two car carpad. Not fenced.Please email for a viewing time - campbellc@gfn.co.nzMinimum move in costs are related to weekly rental priceFirst weeks rent4 x weeks bondVIEWING AT 5.30 PM WEDNESDAY 11TH Suitable for up to 4 tenants.Smokers OK, no petsAgency reference #: FNG4874</text:p>
          </table:table-cell>
          <table:table-cell office:value-type="float" office:value="1417" calcext:value-type="float">
            <text:p>1417</text:p>
          </table:table-cell>
          <table:table-cell office:value-type="string" calcext:value-type="string">
            <text:p>Wed 1 Feb</text:p>
          </table:table-cell>
          <table:table-cell office:value-type="string" calcext:value-type="string">
            <text:p>lounge suite and coffee table can be included</text:p>
          </table:table-cell>
          <table:table-cell table:number-columns-repeated="5"/>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305/169 The Terrace</text:p>
          </table:table-cell>
          <table:table-cell office:value-type="float" office:value="260" calcext:value-type="float">
            <text:p>260</text:p>
          </table:table-cell>
          <table:table-cell office:value-type="string" calcext:value-type="string">
            <text:p>Available Tue 10 Jan</text:p>
          </table:table-cell>
          <table:table-cell office:value-type="string" calcext:value-type="string">
            <text:p>Listed Sat, 7 Jan</text:p>
          </table:table-cell>
          <table:table-cell office:value-type="string" calcext:value-type="string">
            <text:p>http://www.trademe.co.nz/property/residential-property-to-rent/auction-1237347853.htm</text:p>
          </table:table-cell>
          <table:table-cell office:value-type="string" calcext:value-type="string">
            <text:p>Wellington Central, Wellington</text:p>
          </table:table-cell>
          <table:table-cell office:value-type="string" calcext:value-type="string">
            <text:p>305/169 The Terrace</text:p>
            <text:p>Wellington Central</text:p>
            <text:p>Wellington</text:p>
            <text:p>Wellington</text:p>
          </table:table-cell>
          <table:table-cell/>
          <table:table-cell office:value-type="string" calcext:value-type="string">
            <text:p>1 bedroom apartment with 1 bathroom.Vic Central Apartments is ideally located on The Terrace and is <text:s/>close to Wellington's CBD, <text:s/>Victoria University, Weltec, LCB. It is a very popular location and will suit both professional people and students.The studio is fully self-contained with oven and 2 hobs, microwave, flat screen television, double bed, study desk, bookshelf, wardrobe, cooking utensils etc.Electricity and internet - prepaid. Shared laundry facility on each floor.Viewing on Tues &amp; Wed 10,11 Jan 6pm, <text:s/>Please email if you wish to view studio.Suitable for up to 2 tenants.Smokers OK, no pets</text:p>
          </table:table-cell>
          <table:table-cell office:value-type="float" office:value="1397" calcext:value-type="float">
            <text:p>1397</text:p>
          </table:table-cell>
          <table:table-cell office:value-type="string" calcext:value-type="string">
            <text:p>Tue 10 Jan</text:p>
          </table:table-cell>
          <table:table-cell office:value-type="string" calcext:value-type="string">
            <text:p>Fully furnished.</text:p>
          </table:table-cell>
          <table:table-cell office:value-type="string" calcext:value-type="string">
            <text:p>Single profession­al or student</text:p>
          </table:table-cell>
          <table:table-cell office:value-type="string" calcext:value-type="string">
            <text:p>Close to all amenities - Victoria University­, Weltec, LCB, CBD,shops, gym, restaurant­s, supermarke­t.</text:p>
          </table:table-cell>
          <table:table-cell office:value-type="string" calcext:value-type="string">
            <text:p>Available in near by parking buildings</text:p>
          </table:table-cell>
          <table:table-cell office:value-type="string" calcext:value-type="string">
            <text:p>FCN867</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E101A/28 Torrens Tce</text:p>
          </table:table-cell>
          <table:table-cell office:value-type="float" office:value="330" calcext:value-type="float">
            <text:p>330</text:p>
          </table:table-cell>
          <table:table-cell office:value-type="string" calcext:value-type="string">
            <text:p>Available Thu 19 Jan</text:p>
          </table:table-cell>
          <table:table-cell office:value-type="string" calcext:value-type="string">
            <text:p>Listed Yesterday</text:p>
          </table:table-cell>
          <table:table-cell office:value-type="string" calcext:value-type="string">
            <text:p>http://www.trademe.co.nz/property/residential-property-to-rent/auction-1238237183.htm</text:p>
          </table:table-cell>
          <table:table-cell office:value-type="string" calcext:value-type="string">
            <text:p>Wellington Central, Wellington</text:p>
          </table:table-cell>
          <table:table-cell office:value-type="string" calcext:value-type="string">
            <text:p>E101A/28 Torrens Tce</text:p>
            <text:p>Wellington Central</text:p>
            <text:p>Wellington</text:p>
            <text:p>Wellington</text:p>
          </table:table-cell>
          <table:table-cell office:value-type="string" calcext:value-type="string">
            <text:p>Sheila Molnar</text:p>
          </table:table-cell>
          <table:table-cell office:value-type="string" calcext:value-type="string">
            <text:p>1 bedroom apartment with 1 bathroom.Courtyard facing (approx. 25m2)ground floor studio unit with patio. <text:s/>*** Viewing***Please book with viewing tracker or call/text Sheila 0274 150 510. Minimum lease 3 months.*** 100% current earthquake code*** Free internet 50GB per month*** Architecturally designed, modern quiet and well managed complexCuba Quarter location - a vibrant area rich in culture and the arts, cafes, shopping and entertainment and yet offers a relaxed low rise urban lifestyleFor more info please:email us at info@property-plus.co.nztext Sheila Molnar on 0274 150 510or go to our website http://www.revolucionapartments.co.nz/Follow us on Facebook: https://www.facebook.com/taylorpropertyplusSuitable for up to 2 tenants.No pets or smokers.Agency reference #: E101A</text:p>
          </table:table-cell>
          <table:table-cell office:value-type="float" office:value="1375" calcext:value-type="float">
            <text:p>1375</text:p>
          </table:table-cell>
          <table:table-cell office:value-type="string" calcext:value-type="string">
            <text:p>Thu 19 Jan</text:p>
          </table:table-cell>
          <table:table-cell office:value-type="string" calcext:value-type="string">
            <text:p>Fridge, was­her/drier, dishdraw, leather couch, drop down queen size bed and TV/Stereo system.</text:p>
          </table:table-cell>
          <table:table-cell office:value-type="string" calcext:value-type="string">
            <text:p>Caring profession­al.</text:p>
          </table:table-cell>
          <table:table-cell office:value-type="string" calcext:value-type="string">
            <text:p>Cafes, restaurant­s, shops, theatres and all that Wellington has to offer.</text:p>
          </table:table-cell>
          <table:table-cell office:value-type="string" calcext:value-type="string">
            <text:p>Secure parking available for additional cost.</text:p>
          </table:table-cell>
          <table:table-cell office:value-type="string" calcext:value-type="string">
            <text:p>FCP386</text:p>
          </table:table-cell>
          <table:table-cell/>
          <table:table-cell table:number-columns-repeated="2" office:value-type="float" office:value="1" calcext:value-type="float">
            <text:p>1</text:p>
          </table:table-cell>
        </table:table-row>
        <table:table-row table:style-name="ro5">
          <table:table-cell office:value-type="string" calcext:value-type="string">
            <text:p>4/18 Lambley Road</text:p>
          </table:table-cell>
          <table:table-cell office:value-type="float" office:value="330" calcext:value-type="float">
            <text:p>330</text:p>
          </table:table-cell>
          <table:table-cell office:value-type="string" calcext:value-type="string">
            <text:p>Available Sat 14 Jan</text:p>
          </table:table-cell>
          <table:table-cell office:value-type="string" calcext:value-type="string">
            <text:p>Listed Yesterday</text:p>
          </table:table-cell>
          <table:table-cell office:value-type="string" calcext:value-type="string">
            <text:p>http://www.trademe.co.nz/property/residential-property-to-rent/auction-1238313902.htm</text:p>
          </table:table-cell>
          <table:table-cell office:value-type="string" calcext:value-type="string">
            <text:p>Titahi Bay, Porirua</text:p>
          </table:table-cell>
          <table:table-cell office:value-type="string" calcext:value-type="string">
            <text:p>4/18 Lambley Road</text:p>
            <text:p>Titahi Bay</text:p>
            <text:p>Porirua</text:p>
            <text:p>Wellington</text:p>
          </table:table-cell>
          <table:table-cell office:value-type="string" calcext:value-type="string">
            <text:p>Reception</text:p>
          </table:table-cell>
          <table:table-cell office:value-type="string" calcext:value-type="string">
            <text:p>2 bedroom townhouse with 1 bathroom.2 bedroom townhouse with open plan living with flow to deck at the front. <text:s/>One double and one large single, <text:s/>both with built in wardrobes. Spacious bathroom with shower over bath, and separate toilet. <text:s/>Separate laundry room with extra space, and front loader washing machine/dryer included. Garage is auto with internal access. Cats may be considered on a case by case basis. To book a viewing of this property click on the Viewing Tracker box, or go to www.quinovicjohnsonville.viewingtracker.com (please copy and paste the link). Note that you must pre book to attend a viewing as numbers are limited for each appointment. The property may be occupied so please do not go on the property without the viewing agent.Suitable for up to 3 tenants.Pets OK, no smokers.Agency reference #: JV120193</text:p>
          </table:table-cell>
          <table:table-cell office:value-type="float" office:value="1361" calcext:value-type="float">
            <text:p>1361</text:p>
          </table:table-cell>
          <table:table-cell office:value-type="string" calcext:value-type="string">
            <text:p>Sat 14 Jan</text:p>
          </table:table-cell>
          <table:table-cell office:value-type="string" calcext:value-type="string">
            <text:p>Front loader washing machine/dr­yer.</text:p>
          </table:table-cell>
          <table:table-cell table:number-columns-repeated="2"/>
          <table:table-cell office:value-type="string" calcext:value-type="string">
            <text:p>Single Single auto garage with intern</text:p>
          </table:table-cell>
          <table:table-cell office:value-type="string" calcext:value-type="string">
            <text:p>FCP675</text:p>
          </table:table-cell>
          <table:table-cell/>
          <table:table-cell office:value-type="float" office:value="1" calcext:value-type="float">
            <text:p>1</text:p>
          </table:table-cell>
          <table:table-cell office:value-type="float" office:value="2" calcext:value-type="float">
            <text:p>2</text:p>
          </table:table-cell>
        </table:table-row>
        <table:table-row table:style-name="ro6">
          <table:table-cell office:value-type="string" calcext:value-type="string">
            <text:p>Kelburn</text:p>
          </table:table-cell>
          <table:table-cell office:value-type="float" office:value="300" calcext:value-type="float">
            <text:p>300</text:p>
          </table:table-cell>
          <table:table-cell office:value-type="string" calcext:value-type="string">
            <text:p>Available Sun 8 Jan</text:p>
          </table:table-cell>
          <table:table-cell office:value-type="string" calcext:value-type="string">
            <text:p>Listed Sun, 8 Jan</text:p>
          </table:table-cell>
          <table:table-cell office:value-type="string" calcext:value-type="string">
            <text:p>http://www.trademe.co.nz/property/residential-property-to-rent/auction-1237623314.htm</text:p>
          </table:table-cell>
          <table:table-cell office:value-type="string" calcext:value-type="string">
            <text:p>Kelburn, Wellington</text:p>
          </table:table-cell>
          <table:table-cell office:value-type="string" calcext:value-type="string">
            <text:p>Kelburn</text:p>
            <text:p>Wellington</text:p>
            <text:p>Wellington</text:p>
          </table:table-cell>
          <table:table-cell/>
          <table:table-cell office:value-type="string" calcext:value-type="string">
            <text:p>1 bedroom apartment with 1 bathroom.Bedsit for rent. Suit single person. Separate kitchen, storage room, bathroom/laundry. Separate entrance from rest of house. Most windows double insulated. Walls and ceiling insulated. Instant gas water heating and power included.Suitable for up to 2 tenants.No pets or smokers.</text:p>
          </table:table-cell>
          <table:table-cell office:value-type="float" office:value="1336" calcext:value-type="float">
            <text:p>1336</text:p>
          </table:table-cell>
          <table:table-cell office:value-type="string" calcext:value-type="string">
            <text:p>Sun 8 Jan</text:p>
          </table:table-cell>
          <table:table-cell office:value-type="string" calcext:value-type="string">
            <text:p>Stove, refrigerat­or, microwave, washing machine, dryer provided.</text:p>
          </table:table-cell>
          <table:table-cell office:value-type="string" calcext:value-type="string">
            <text:p>Single profession­al</text:p>
          </table:table-cell>
          <table:table-cell office:value-type="string" calcext:value-type="string">
            <text:p>Walking distance to university­, Kelburn shops, cable car, Botanical Gardens, Kelburn School</text:p>
          </table:table-cell>
          <table:table-cell office:value-type="string" calcext:value-type="string">
            <text:p>On street parking only</text:p>
          </table:table-cell>
          <table:table-cell office:value-type="string" calcext:value-type="string">
            <text:p>FCN909</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6">
          <table:table-cell office:value-type="string" calcext:value-type="string">
            <text:p>Featherston</text:p>
          </table:table-cell>
          <table:table-cell office:value-type="float" office:value="320" calcext:value-type="float">
            <text:p>320</text:p>
          </table:table-cell>
          <table:table-cell office:value-type="string" calcext:value-type="string">
            <text:p>Available Tue 28 Feb</text:p>
          </table:table-cell>
          <table:table-cell office:value-type="string" calcext:value-type="string">
            <text:p>Listed Sat, 7 Jan</text:p>
          </table:table-cell>
          <table:table-cell office:value-type="string" calcext:value-type="string">
            <text:p>http://www.trademe.co.nz/property/residential-property-to-rent/auction-1236987940.htm</text:p>
          </table:table-cell>
          <table:table-cell office:value-type="string" calcext:value-type="string">
            <text:p>Featherston, South Wairarapa</text:p>
          </table:table-cell>
          <table:table-cell office:value-type="string" calcext:value-type="string">
            <text:p>Featherston</text:p>
            <text:p>South Wairarapa</text:p>
            <text:p>Wellington</text:p>
          </table:table-cell>
          <table:table-cell/>
          <table:table-cell office:value-type="string" calcext:value-type="string">
            <text:p>2 bedroom house with 1 bathroom.New build 2015. Double glazed and fully insulated. <text:s/>2 bedrooms, with large open plan kitchen/diner/lounge. <text:s/>Large fully fenced rear garden. Elegant, period- looking house with all modern fittings - lovely freestanding bath with overhead rainforest shower. On a quiet residential road with long-standing resident neighbours. Primary school and shops within walking distance. Train station in town, with Wellington only 1 hr away. Photos shown taken from recent sales brochure (2016). Maximum tenants 3 adults or 2 adults, 2 children under 16.Can be left furnished with large sofa, coffee table, TV stand, small kitchen table and 4 chairs, fridge/freezer, microwave, cutlery, crockery, Queen bed, bureau, Queen bed, small chest of drawers for $350pw (furnishings not as pictured - photos taken from recent sales brochure in 2016) - just bring your bedding, towels and washing machine. Would be happy to negotiate for shorter-term stays. Or unfurnished for $320.Open homes will be conducted at some point in late Jan/early Feb. If interested, please send us your details and we will contact you.Currently run as a holiday rental, it is solidly booked through Jan and Feb. Please do not trespass on the property outside of open home periods, as there will be guests in situ.Suitable for up to 3 tenants.Pets negotiable, no smokers.</text:p>
          </table:table-cell>
          <table:table-cell office:value-type="float" office:value="1326" calcext:value-type="float">
            <text:p>1326</text:p>
          </table:table-cell>
          <table:table-cell office:value-type="string" calcext:value-type="string">
            <text:p>Tue 28 Feb</text:p>
          </table:table-cell>
          <table:table-cell office:value-type="string" calcext:value-type="string">
            <text:p>Unfurnishe­d for $320 or furnished (without washing machine/dr­yer-tenant to provide own) for $350pw</text:p>
          </table:table-cell>
          <table:table-cell office:value-type="string" calcext:value-type="string">
            <text:p>Reliable with proven income source</text:p>
          </table:table-cell>
          <table:table-cell office:value-type="string" calcext:value-type="string">
            <text:p>Prinary school, variety of local shops, super value supermarke­t, kiwibank, post office, cafes</text:p>
          </table:table-cell>
          <table:table-cell office:value-type="string" calcext:value-type="string">
            <text:p>Off street parking</text:p>
          </table:table-cell>
          <table:table-cell office:value-type="string" calcext:value-type="string">
            <text:p>FCN699</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2/51 Admas Terrace</text:p>
          </table:table-cell>
          <table:table-cell office:value-type="float" office:value="350" calcext:value-type="float">
            <text:p>350</text:p>
          </table:table-cell>
          <table:table-cell office:value-type="string" calcext:value-type="string">
            <text:p>Available Fri 10 Feb</text:p>
          </table:table-cell>
          <table:table-cell office:value-type="string" calcext:value-type="string">
            <text:p>Listed Tue, 3 Jan</text:p>
          </table:table-cell>
          <table:table-cell office:value-type="string" calcext:value-type="string">
            <text:p>http://www.trademe.co.nz/property/residential-property-to-rent/auction-1234361896.htm</text:p>
          </table:table-cell>
          <table:table-cell office:value-type="string" calcext:value-type="string">
            <text:p>Kelburn, Wellington</text:p>
          </table:table-cell>
          <table:table-cell office:value-type="string" calcext:value-type="string">
            <text:p>2/51 Admas Terrace</text:p>
            <text:p>Kelburn</text:p>
            <text:p>Wellington</text:p>
            <text:p>Wellington</text:p>
          </table:table-cell>
          <table:table-cell/>
          <table:table-cell office:value-type="string" calcext:value-type="string">
            <text:p>1 bedroom apartment with 1 bathroom.Tidy and clean one bed room apartment Seperate living room, kitchen and bedroomRecently refurbished and furnished with all essential furniture and white wareGood day light and Close to Vic UniversityAn easy walk to bus stop and city centreGreat for someone seeking a quiet space Fixed one year agreement Open Home:12:00 <text:s text:c="3"/>Jan 14th <text:s text:c="2"/>(Saturday) <text:s text:c="3"/>2017Other viewing time could be arranged, please feel free to text me on 0276232218Suitable for up to 2 tenants.No pets or smokers.</text:p>
          </table:table-cell>
          <table:table-cell office:value-type="float" office:value="1301" calcext:value-type="float">
            <text:p>1301</text:p>
          </table:table-cell>
          <table:table-cell office:value-type="string" calcext:value-type="string">
            <text:p>Fri 10 Feb</text:p>
          </table:table-cell>
          <table:table-cell office:value-type="string" calcext:value-type="string">
            <text:p>Double bed, dinning table and chair, stove, microwave, fridge, washing machine and dryer</text:p>
          </table:table-cell>
          <table:table-cell office:value-type="string" calcext:value-type="string">
            <text:p>Profession­al couple or mature students</text:p>
          </table:table-cell>
          <table:table-cell office:value-type="string" calcext:value-type="string">
            <text:p>Victoria University­, Te Aro Village, kindergart­en , rec center, bus stop</text:p>
          </table:table-cell>
          <table:table-cell office:value-type="string" calcext:value-type="string">
            <text:p>off street parking</text:p>
          </table:table-cell>
          <table:table-cell office:value-type="string" calcext:value-type="string">
            <text:p>FCL337</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43 Epuni St</text:p>
          </table:table-cell>
          <table:table-cell office:value-type="float" office:value="325" calcext:value-type="float">
            <text:p>325</text:p>
          </table:table-cell>
          <table:table-cell office:value-type="string" calcext:value-type="string">
            <text:p>Available Wed 1 Feb</text:p>
          </table:table-cell>
          <table:table-cell office:value-type="string" calcext:value-type="string">
            <text:p>Listed Fri, 6 Jan</text:p>
          </table:table-cell>
          <table:table-cell office:value-type="string" calcext:value-type="string">
            <text:p>http://www.trademe.co.nz/property/residential-property-to-rent/auction-1236540464.htm</text:p>
          </table:table-cell>
          <table:table-cell office:value-type="string" calcext:value-type="string">
            <text:p>Aro Valley, Wellington</text:p>
          </table:table-cell>
          <table:table-cell office:value-type="string" calcext:value-type="string">
            <text:p>43 Epuni St</text:p>
            <text:p>Aro Valley</text:p>
            <text:p>Wellington</text:p>
            <text:p>Wellington</text:p>
          </table:table-cell>
          <table:table-cell office:value-type="string" calcext:value-type="string">
            <text:p>Anna</text:p>
          </table:table-cell>
          <table:table-cell office:value-type="string" calcext:value-type="string">
            <text:p>1 bedroom unit with 1 bathroom.Tidy back flat in a good location - easy walk to Uni/ Wellington City.Double bedroom with wardrobe, separate lounge with adjoining kitchen. The bathroom has shower and toilet.Outside laundry.Please book in through viewing tracker to view the property.Suitable for up to 2 tenants.No pets or smokers.</text:p>
          </table:table-cell>
          <table:table-cell office:value-type="float" office:value="1262" calcext:value-type="float">
            <text:p>1262</text:p>
          </table:table-cell>
          <table:table-cell office:value-type="string" calcext:value-type="string">
            <text:p>Wed 1 Feb</text:p>
          </table:table-cell>
          <table:table-cell office:value-type="string" calcext:value-type="string">
            <text:p>Oven</text:p>
          </table:table-cell>
          <table:table-cell table:number-columns-repeated="3"/>
          <table:table-cell office:value-type="string" calcext:value-type="string">
            <text:p>FCN344</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85a Todman Street</text:p>
          </table:table-cell>
          <table:table-cell office:value-type="float" office:value="320" calcext:value-type="float">
            <text:p>320</text:p>
          </table:table-cell>
          <table:table-cell office:value-type="string" calcext:value-type="string">
            <text:p>Available Thu 2 Feb</text:p>
          </table:table-cell>
          <table:table-cell office:value-type="string" calcext:value-type="string">
            <text:p>Listed Thu, 5 Jan</text:p>
          </table:table-cell>
          <table:table-cell office:value-type="string" calcext:value-type="string">
            <text:p>http://www.trademe.co.nz/property/residential-property-to-rent/auction-1235784953.htm</text:p>
          </table:table-cell>
          <table:table-cell office:value-type="string" calcext:value-type="string">
            <text:p>Brooklyn, Wellington</text:p>
          </table:table-cell>
          <table:table-cell office:value-type="string" calcext:value-type="string">
            <text:p>85a Todman Street</text:p>
            <text:p>Brooklyn</text:p>
            <text:p>Wellington</text:p>
            <text:p>Wellington</text:p>
          </table:table-cell>
          <table:table-cell office:value-type="string" calcext:value-type="string">
            <text:p>Jeff Dorresteyn</text:p>
          </table:table-cell>
          <table:table-cell office:value-type="string" calcext:value-type="string">
            <text:p>1 bedroom unit with 1 bathroom.This property is a tidy 1 bedroom flat which is perfectly positioned for sun, walking distance to the Brooklyn shops and the CBD. <text:s/>This property offers:* A cosy open plan lounge and kitchen area with french doors opening out onto a small decking area. <text:s/>The kitchen is modern and comes with a fridge/ freezer and oven. A front loader washing machine is also located in this area.* 1x bathroom with stand alone shower, toilet and wash basin.* Large double bedroom with a built in wardrobe and bay window overlooking the east of Wellington.* Plenty of morning to mid afternoon sun.* 2 minute walk to the Brooklyn shopping area and a short stroll to the CBD* On bus route* Privately positionedViewing times for this property will be scheduled for Wednesdays and Saturdays only until the current lease has ended. To book a viewing please visit our website http://www.fullhousemanagement.co.nz/properties-fo r-rentSuitable for up to 2 tenants.No pets or smokers.Agency reference #: AFH1160</text:p>
          </table:table-cell>
          <table:table-cell office:value-type="float" office:value="1241" calcext:value-type="float">
            <text:p>1241</text:p>
          </table:table-cell>
          <table:table-cell office:value-type="string" calcext:value-type="string">
            <text:p>Thu 2 Feb</text:p>
          </table:table-cell>
          <table:table-cell office:value-type="string" calcext:value-type="string">
            <text:p>Fridge/Freezer, Oven &amp;amp; Washing Machine</text:p>
          </table:table-cell>
          <table:table-cell/>
          <table:table-cell office:value-type="string" calcext:value-type="string">
            <text:p>Close to Brookyln shops - dairy, pub &amp;amp; cinema. 20 min walk to CBD.</text:p>
          </table:table-cell>
          <table:table-cell office:value-type="string" calcext:value-type="string">
            <text:p>Plenty of off street parking.</text:p>
          </table:table-cell>
          <table:table-cell table:number-columns-repeated="2"/>
          <table:table-cell table:number-columns-repeated="2" office:value-type="float" office:value="1" calcext:value-type="float">
            <text:p>1</text:p>
          </table:table-cell>
        </table:table-row>
        <table:table-row table:style-name="ro6">
          <table:table-cell office:value-type="string" calcext:value-type="string">
            <text:p>Trentham</text:p>
          </table:table-cell>
          <table:table-cell office:value-type="float" office:value="270" calcext:value-type="float">
            <text:p>270</text:p>
          </table:table-cell>
          <table:table-cell office:value-type="string" calcext:value-type="string">
            <text:p>Available Sat 7 Jan</text:p>
          </table:table-cell>
          <table:table-cell office:value-type="string" calcext:value-type="string">
            <text:p>Listed Wed, 4 Jan</text:p>
          </table:table-cell>
          <table:table-cell office:value-type="string" calcext:value-type="string">
            <text:p>http://www.trademe.co.nz/property/residential-property-to-rent/auction-1235147835.htm</text:p>
          </table:table-cell>
          <table:table-cell office:value-type="string" calcext:value-type="string">
            <text:p>Trentham, Upper Hutt</text:p>
          </table:table-cell>
          <table:table-cell office:value-type="string" calcext:value-type="string">
            <text:p>Trentham</text:p>
            <text:p>Upper Hutt</text:p>
            <text:p>Wellington</text:p>
          </table:table-cell>
          <table:table-cell office:value-type="string" calcext:value-type="string">
            <text:p>Paul</text:p>
          </table:table-cell>
          <table:table-cell office:value-type="string" calcext:value-type="string">
            <text:p>2 bedroom townhouse with 1 bathroom.Quiet 2 bedroom townhouse with bedrooms and bathroom upstairs and kitchen, lounge, laundry and second toilet downstairs Small backyard with shed for storage Close to all amenities.For an appointment to view go to www.homeads.co.nz and enter ID number: 101552Letting fee appliesJust Realty Ltd - HomeAdsLicensed Agent (REAA 2008)Suitable for up to 2 tenants.No pets or smokers.Agency reference #: 101552</text:p>
          </table:table-cell>
          <table:table-cell office:value-type="float" office:value="1234" calcext:value-type="float">
            <text:p>1234</text:p>
          </table:table-cell>
          <table:table-cell office:value-type="string" calcext:value-type="string">
            <text:p>Sat 7 Jan</text:p>
          </table:table-cell>
          <table:table-cell office:value-type="string" calcext:value-type="string">
            <text:p>Unfurnishe­d</text:p>
          </table:table-cell>
          <table:table-cell table:number-columns-repeated="2"/>
          <table:table-cell office:value-type="string" calcext:value-type="string">
            <text:p>Off street parking</text:p>
          </table:table-cell>
          <table:table-cell office:value-type="string" calcext:value-type="string">
            <text:p>FCL852</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Te Manuao</text:p>
          </table:table-cell>
          <table:table-cell office:value-type="float" office:value="280" calcext:value-type="float">
            <text:p>280</text:p>
          </table:table-cell>
          <table:table-cell office:value-type="string" calcext:value-type="string">
            <text:p>Available Fri 27 Jan</text:p>
          </table:table-cell>
          <table:table-cell office:value-type="string" calcext:value-type="string">
            <text:p>Listed Wed, 4 Jan</text:p>
          </table:table-cell>
          <table:table-cell office:value-type="string" calcext:value-type="string">
            <text:p>http://www.trademe.co.nz/property/residential-property-to-rent/auction-1235110360.htm</text:p>
          </table:table-cell>
          <table:table-cell office:value-type="string" calcext:value-type="string">
            <text:p>Otaki Beach, Kapiti Coast</text:p>
          </table:table-cell>
          <table:table-cell office:value-type="string" calcext:value-type="string">
            <text:p>Te Manuao</text:p>
            <text:p>Otaki Beach</text:p>
            <text:p>Kapiti Coast</text:p>
            <text:p>Wellington</text:p>
          </table:table-cell>
          <table:table-cell office:value-type="string" calcext:value-type="string">
            <text:p>Rebecca</text:p>
          </table:table-cell>
          <table:table-cell office:value-type="string" calcext:value-type="string">
            <text:p>2 bedroom house with 1 bathroom.This very quirky two bedroom home also come with an added bonus of a loft that would be suitable as a third bedroom, office or extra lounge space.Both bedrooms are good in size and very tidy.Bathroom consist or shower over bath, vanity and toilet. <text:s/>Laundry space in the bathroom.Open plan kitchen and living area.New carpet throughout the house.Fully fenced back yard.Suitable for up to 2 tenants.No pets or smokers.Agency reference #: 20TM</text:p>
          </table:table-cell>
          <table:table-cell office:value-type="float" office:value="1231" calcext:value-type="float">
            <text:p>1231</text:p>
          </table:table-cell>
          <table:table-cell office:value-type="string" calcext:value-type="string">
            <text:p>Fri 27 Jan</text:p>
          </table:table-cell>
          <table:table-cell/>
          <table:table-cell office:value-type="string" calcext:value-type="string">
            <text:p>Single person or couple</text:p>
          </table:table-cell>
          <table:table-cell office:value-type="string" calcext:value-type="string">
            <text:p>Close to school</text:p>
          </table:table-cell>
          <table:table-cell office:value-type="string" calcext:value-type="string">
            <text:p>Off Street Parking</text:p>
          </table:table-cell>
          <table:table-cell office:value-type="string" calcext:value-type="string">
            <text:p>FCL751</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208/169 The Terrace</text:p>
          </table:table-cell>
          <table:table-cell office:value-type="float" office:value="260" calcext:value-type="float">
            <text:p>260</text:p>
          </table:table-cell>
          <table:table-cell office:value-type="string" calcext:value-type="string">
            <text:p>Available Wed 8 Feb</text:p>
          </table:table-cell>
          <table:table-cell office:value-type="string" calcext:value-type="string">
            <text:p>Listed Thu, 5 Jan</text:p>
          </table:table-cell>
          <table:table-cell office:value-type="string" calcext:value-type="string">
            <text:p>http://www.trademe.co.nz/property/residential-property-to-rent/auction-1235788680.htm</text:p>
          </table:table-cell>
          <table:table-cell office:value-type="string" calcext:value-type="string">
            <text:p>Te Aro, Wellington</text:p>
          </table:table-cell>
          <table:table-cell office:value-type="string" calcext:value-type="string">
            <text:p>208/169 The Terrace</text:p>
            <text:p>Te Aro</text:p>
            <text:p>Wellington</text:p>
            <text:p>Wellington</text:p>
          </table:table-cell>
          <table:table-cell office:value-type="string" calcext:value-type="string">
            <text:p>Ashleigh Fedorenko </text:p>
          </table:table-cell>
          <table:table-cell office:value-type="string" calcext:value-type="string">
            <text:p>1 bedroom apartment with 1 bathroom.This immaculately presented fully furnished studio apartment is situated in a great location, close to the CBD, both Massey and Victoria Universities and on the bus route. <text:s/>This property offers: <text:s/>* Open-plan living areas with good furnishings provided* Modern kitchen with electric cooking facilities and fridge/freezer provided* Modern bathroom with a stand alone shower* Great sun* Excellent Security* Shared laundry facilities* Walking distance to everywhere in the CBD!Viewing times for this property will be scheduled for Wednesdays and Saturdays only until the current lease has ended. To book a viewing please visit our website http://www.fullhousemanagement.co.nz/properties-fo r-rentNo pets or smokers.Agency reference #: AFH1713</text:p>
          </table:table-cell>
          <table:table-cell office:value-type="float" office:value="1180" calcext:value-type="float">
            <text:p>1180</text:p>
          </table:table-cell>
          <table:table-cell office:value-type="string" calcext:value-type="string">
            <text:p>Wed 8 Feb</text:p>
          </table:table-cell>
          <table:table-cell office:value-type="string" calcext:value-type="string">
            <text:p>Some furnishing­s are provided. Bar fridge and oven + shared washing machine and dryer</text:p>
          </table:table-cell>
          <table:table-cell/>
          <table:table-cell office:value-type="string" calcext:value-type="string">
            <text:p>Victoria University­, CBD, Parliament and local transporta­tion routes</text:p>
          </table:table-cell>
          <table:table-cell office:value-type="string" calcext:value-type="string">
            <text:p>No Parking</text:p>
          </table:table-cell>
          <table:table-cell office:value-type="string" calcext:value-type="string">
            <text:p>FCM530</text:p>
          </table:table-cell>
          <table:table-cell/>
          <table:table-cell table:number-columns-repeated="2" office:value-type="float" office:value="1" calcext:value-type="float">
            <text:p>1</text:p>
          </table:table-cell>
        </table:table-row>
        <table:table-row table:style-name="ro5">
          <table:table-cell office:value-type="string" calcext:value-type="string">
            <text:p>21/318 Willis Street</text:p>
          </table:table-cell>
          <table:table-cell office:value-type="float" office:value="195" calcext:value-type="float">
            <text:p>195</text:p>
          </table:table-cell>
          <table:table-cell office:value-type="string" calcext:value-type="string">
            <text:p>Available Fri 16 Dec</text:p>
          </table:table-cell>
          <table:table-cell office:value-type="string" calcext:value-type="string">
            <text:p>Listed Fri, 16 Dec</text:p>
          </table:table-cell>
          <table:table-cell office:value-type="string" calcext:value-type="string">
            <text:p>http://www.trademe.co.nz/property/residential-property-to-rent/auction-1223474697.htm</text:p>
          </table:table-cell>
          <table:table-cell office:value-type="string" calcext:value-type="string">
            <text:p>Wellington Central, Wellington</text:p>
          </table:table-cell>
          <table:table-cell office:value-type="string" calcext:value-type="string">
            <text:p>21/318 Willis Street</text:p>
            <text:p>Wellington Central</text:p>
            <text:p>Wellington</text:p>
            <text:p>Wellington</text:p>
          </table:table-cell>
          <table:table-cell office:value-type="string" calcext:value-type="string">
            <text:p>PMW</text:p>
          </table:table-cell>
          <table:table-cell office:value-type="string" calcext:value-type="string">
            <text:p>1 bedroom townhouse with 1 bathroom.Located at the top end of Willis St, this property is handy to town, bus stops, university and ideal for professionals working in town. The property has 3 levels, with communal lounge, kitchen and laundry on the ground level, and rooms situated on levels 2 and 3.The Kitchen has all the necessary requirements for meal preparation and cooking. The lounge has sky TV and couches for your enjoyment.Each room can come either unfurnished or furnished. Furniture packages include Queen size beds, draws, tables, chairs. TV’s, Fridges etc, and each are $5 per week. (eg Queen bed is $5per week).Expenses are $35 per week per person and cover, Power &amp; Gas, Common Area Cleaning Service (twice a week), Sky TV, Wireless Internet (10gb per month per person), Common local phone line, Rubbish Removal and General Consumables – ie Kitchen soaps, powders, clothes, scrubbing brushes etcThere are car parks on site that can be rented at $29 + GST per week and are subject to availability.FeaturesAmazing City LocationBrand New Room 2014Large double roomAll facilities provided including wifiAvailableImmediately.Rent and BondRent: $195 room rate + $35 expenses per person *Bond: 3 x Weekly rental paymentLetting Fee: 1 x Weekly rental payment * Plus any other additional services such as carparks, furniture, etc.Suitable for up to 2 tenants.No pets.Agency reference #: 35/021</text:p>
          </table:table-cell>
          <table:table-cell office:value-type="float" office:value="1164" calcext:value-type="float">
            <text:p>1164</text:p>
          </table:table-cell>
          <table:table-cell office:value-type="string" calcext:value-type="string">
            <text:p>Fri 16 Dec</text:p>
          </table:table-cell>
          <table:table-cell table:number-columns-repeated="4"/>
          <table:table-cell office:value-type="string" calcext:value-type="string">
            <text:p>FCE122</text:p>
          </table:table-cell>
          <table:table-cell/>
          <table:table-cell table:number-columns-repeated="2" office:value-type="float" office:value="1" calcext:value-type="float">
            <text:p>1</text:p>
          </table:table-cell>
        </table:table-row>
        <table:table-row table:style-name="ro5">
          <table:table-cell office:value-type="string" calcext:value-type="string">
            <text:p>15/18 Sussex Street</text:p>
          </table:table-cell>
          <table:table-cell office:value-type="float" office:value="295" calcext:value-type="float">
            <text:p>295</text:p>
          </table:table-cell>
          <table:table-cell office:value-type="string" calcext:value-type="string">
            <text:p>Available Wed 18 Jan</text:p>
          </table:table-cell>
          <table:table-cell office:value-type="string" calcext:value-type="string">
            <text:p>Listed Fri, 6 Jan</text:p>
          </table:table-cell>
          <table:table-cell office:value-type="string" calcext:value-type="string">
            <text:p>http://www.trademe.co.nz/property/residential-property-to-rent/auction-1236466928.htm</text:p>
          </table:table-cell>
          <table:table-cell office:value-type="string" calcext:value-type="string">
            <text:p>Te Aro, Wellington</text:p>
          </table:table-cell>
          <table:table-cell office:value-type="string" calcext:value-type="string">
            <text:p>15/18 Sussex Street</text:p>
            <text:p>Te Aro</text:p>
            <text:p>Wellington</text:p>
            <text:p>Wellington</text:p>
          </table:table-cell>
          <table:table-cell office:value-type="string" calcext:value-type="string">
            <text:p>Jeff Dorresteyn</text:p>
          </table:table-cell>
          <table:table-cell office:value-type="string" calcext:value-type="string">
            <text:p>1 bedroom apartment with 1 bathroom.This fully furnished studio apartment is in the heart of Wellington with everything you need to move in and enjoy. The apartment is centrally located and is within easy walking distance to all the cafes, clubs and restaurants.- Open plan living throughout the apartment.- 2x single beds and wardrobes are provided - Neat and tidy kitchen with a bar fridge, some utensils, cutlery, pots and pans provided.- Brand new bathroom with shower cubicle- Pay as you go power- Shared laundry area. Please note it is $4.00 per load that is doneTo book in to see this property, please email us below Suitable for up to 2 tenants.No pets or smokers.Agency reference #: AFH1593</text:p>
          </table:table-cell>
          <table:table-cell office:value-type="float" office:value="1140" calcext:value-type="float">
            <text:p>1140</text:p>
          </table:table-cell>
          <table:table-cell office:value-type="string" calcext:value-type="string">
            <text:p>Wed 18 Jan</text:p>
          </table:table-cell>
          <table:table-cell office:value-type="string" calcext:value-type="string">
            <text:p>Fully furnished. Shared laundry area</text:p>
          </table:table-cell>
          <table:table-cell/>
          <table:table-cell office:value-type="string" calcext:value-type="string">
            <text:p>Walking distance to Courtenay Place, Supermarke­ts, transport</text:p>
          </table:table-cell>
          <table:table-cell office:value-type="string" calcext:value-type="string">
            <text:p>Coupon parking available upon request</text:p>
          </table:table-cell>
          <table:table-cell table:number-columns-repeated="2"/>
          <table:table-cell table:number-columns-repeated="2" office:value-type="float" office:value="1" calcext:value-type="float">
            <text:p>1</text:p>
          </table:table-cell>
        </table:table-row>
        <table:table-row table:style-name="ro5">
          <table:table-cell office:value-type="string" calcext:value-type="string">
            <text:p>13 Gillespie Street</text:p>
          </table:table-cell>
          <table:table-cell office:value-type="float" office:value="340" calcext:value-type="float">
            <text:p>340</text:p>
          </table:table-cell>
          <table:table-cell office:value-type="string" calcext:value-type="string">
            <text:p>Available Mon 6 Feb</text:p>
          </table:table-cell>
          <table:table-cell office:value-type="string" calcext:value-type="string">
            <text:p>Listed Sun, 8 Jan</text:p>
          </table:table-cell>
          <table:table-cell office:value-type="string" calcext:value-type="string">
            <text:p>http://www.trademe.co.nz/property/residential-property-to-rent/auction-1237871034.htm</text:p>
          </table:table-cell>
          <table:table-cell office:value-type="string" calcext:value-type="string">
            <text:p>Taita, Lower Hutt</text:p>
          </table:table-cell>
          <table:table-cell office:value-type="string" calcext:value-type="string">
            <text:p>13 Gillespie Street</text:p>
            <text:p>Taita</text:p>
            <text:p>Lower Hutt</text:p>
            <text:p>Wellington</text:p>
          </table:table-cell>
          <table:table-cell/>
          <table:table-cell office:value-type="string" calcext:value-type="string">
            <text:p>2 bedroom house with 1 bathroom.Great sunny two bedroom house on flat fenced section with large back yard.Two double bedrooms with large lounge separate kitchen and laundry.Shower over bath.Viewing Details:6pm to 7pm Thursday 12 January. You do not need to advise me just turn up. No viewing outside this time.No letting fee.$1020 bound. Two weeks in advance.Pets negotiable, no smokers.</text:p>
          </table:table-cell>
          <table:table-cell office:value-type="float" office:value="1140" calcext:value-type="float">
            <text:p>1140</text:p>
          </table:table-cell>
          <table:table-cell office:value-type="string" calcext:value-type="string">
            <text:p>Mon 6 Feb</text:p>
          </table:table-cell>
          <table:table-cell office:value-type="string" calcext:value-type="string">
            <text:p>Oven</text:p>
          </table:table-cell>
          <table:table-cell/>
          <table:table-cell office:value-type="string" calcext:value-type="string">
            <text:p>Handy to local shops, schools and transport.</text:p>
          </table:table-cell>
          <table:table-cell office:value-type="string" calcext:value-type="string">
            <text:p>One off street and ample street parking</text:p>
          </table:table-cell>
          <table:table-cell office:value-type="string" calcext:value-type="string">
            <text:p>FCP042</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17 Baffin Grove</text:p>
          </table:table-cell>
          <table:table-cell office:value-type="float" office:value="320" calcext:value-type="float">
            <text:p>320</text:p>
          </table:table-cell>
          <table:table-cell office:value-type="string" calcext:value-type="string">
            <text:p>Available Tue 17 Jan</text:p>
          </table:table-cell>
          <table:table-cell office:value-type="string" calcext:value-type="string">
            <text:p>Listed Today</text:p>
          </table:table-cell>
          <table:table-cell office:value-type="string" calcext:value-type="string">
            <text:p>http://www.trademe.co.nz/property/residential-property-to-rent/auction-1238837088.htm</text:p>
          </table:table-cell>
          <table:table-cell office:value-type="string" calcext:value-type="string">
            <text:p>Kingston, Wellington</text:p>
          </table:table-cell>
          <table:table-cell office:value-type="string" calcext:value-type="string">
            <text:p>17 Baffin Grove</text:p>
            <text:p>Kingston</text:p>
            <text:p>Wellington</text:p>
            <text:p>Wellington</text:p>
          </table:table-cell>
          <table:table-cell/>
          <table:table-cell office:value-type="string" calcext:value-type="string">
            <text:p>2 bedroom house with 1 bathroom.Great easy care sunny double bedroom house. Close to Brooklyn shops, great schools, bus stop to town at end of the street. Town within walking distance.Off street parking, quiet street, nice views to the coast.Looking for reliable tenants who are wanting a place to call home. Fantastic price for a 2 bedroom house this close to town!Call Caroline now to arrange a viewing.Suitable for up to 2 tenants.No pets.</text:p>
          </table:table-cell>
          <table:table-cell office:value-type="float" office:value="1121" calcext:value-type="float">
            <text:p>1121</text:p>
          </table:table-cell>
          <table:table-cell office:value-type="string" calcext:value-type="string">
            <text:p>Tue 17 Jan</text:p>
          </table:table-cell>
          <table:table-cell/>
          <table:table-cell office:value-type="string" calcext:value-type="string">
            <text:p>a couple, single person, small family or students</text:p>
          </table:table-cell>
          <table:table-cell office:value-type="string" calcext:value-type="string">
            <text:p>Brooklyn shops, ridgeway school, town</text:p>
          </table:table-cell>
          <table:table-cell office:value-type="string" calcext:value-type="string">
            <text:p>Off street parking</text:p>
          </table:table-cell>
          <table:table-cell office:value-type="string" calcext:value-type="string">
            <text:p>FCQ478</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314/5 Aitken Street</text:p>
          </table:table-cell>
          <table:table-cell office:value-type="float" office:value="300" calcext:value-type="float">
            <text:p>300</text:p>
          </table:table-cell>
          <table:table-cell office:value-type="string" calcext:value-type="string">
            <text:p>Available Mon 16 Jan</text:p>
          </table:table-cell>
          <table:table-cell office:value-type="string" calcext:value-type="string">
            <text:p>Listed Yesterday</text:p>
          </table:table-cell>
          <table:table-cell office:value-type="string" calcext:value-type="string">
            <text:p>http://www.trademe.co.nz/property/residential-property-to-rent/auction-1238211054.htm</text:p>
          </table:table-cell>
          <table:table-cell office:value-type="string" calcext:value-type="string">
            <text:p>Wellington Central, Wellington</text:p>
          </table:table-cell>
          <table:table-cell office:value-type="string" calcext:value-type="string">
            <text:p>314/5 Aitken Street</text:p>
            <text:p>Wellington Central</text:p>
            <text:p>Wellington</text:p>
            <text:p>Wellington</text:p>
          </table:table-cell>
          <table:table-cell/>
          <table:table-cell office:value-type="string" calcext:value-type="string">
            <text:p>1 bedroom apartment with 1 bathroom.Wellington CBDAitken on Mulgrave apartmentsMuch sort after Self contained partially furnished studio flat in superb location. Wellington on your doorstep! <text:s/>Near Archives and Beehive a hop skip and jump away.Recently brand new bed and state of the art washer dryer and new appliances. <text:s/>Bedding not included.Heating and lighting not included.Please no smokers or pets.This will not last long so be quick.Suitable for up to 2 tenants.No pets or smokers.</text:p>
          </table:table-cell>
          <table:table-cell office:value-type="float" office:value="1119" calcext:value-type="float">
            <text:p>1119</text:p>
          </table:table-cell>
          <table:table-cell office:value-type="string" calcext:value-type="string">
            <text:p>Mon 16 Jan</text:p>
          </table:table-cell>
          <table:table-cell office:value-type="string" calcext:value-type="string">
            <text:p>Dish washer <text:s text:c="2"/>Oven/hob (elec) <text:s text:c="2"/>insinker­ator <text:s text:c="2"/>washer/d­ryer <text:s text:c="2"/>microwav­e/ <text:s text:c="2"/>kettle <text:s text:c="2"/>toaster <text:s text:c="2"/>tv <text:s text:c="2"/>blu ray</text:p>
          </table:table-cell>
          <table:table-cell office:value-type="string" calcext:value-type="string">
            <text:p>single</text:p>
          </table:table-cell>
          <table:table-cell office:value-type="string" calcext:value-type="string">
            <text:p>Welington</text:p>
          </table:table-cell>
          <table:table-cell/>
          <table:table-cell office:value-type="string" calcext:value-type="string">
            <text:p>FCP308</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806a/170 Taranaki Street</text:p>
          </table:table-cell>
          <table:table-cell office:value-type="float" office:value="350" calcext:value-type="float">
            <text:p>350</text:p>
          </table:table-cell>
          <table:table-cell office:value-type="string" calcext:value-type="string">
            <text:p>Available Sun 12 Feb</text:p>
          </table:table-cell>
          <table:table-cell office:value-type="string" calcext:value-type="string">
            <text:p>Listed Wed, 4 Jan</text:p>
          </table:table-cell>
          <table:table-cell office:value-type="string" calcext:value-type="string">
            <text:p>http://www.trademe.co.nz/property/residential-property-to-rent/auction-1235206503.htm</text:p>
          </table:table-cell>
          <table:table-cell office:value-type="string" calcext:value-type="string">
            <text:p>Te Aro, Wellington</text:p>
          </table:table-cell>
          <table:table-cell office:value-type="string" calcext:value-type="string">
            <text:p>806a/170 Taranaki Street</text:p>
            <text:p>Te Aro</text:p>
            <text:p>Wellington</text:p>
            <text:p>Wellington</text:p>
          </table:table-cell>
          <table:table-cell office:value-type="string" calcext:value-type="string">
            <text:p>Sandra Crews</text:p>
          </table:table-cell>
          <table:table-cell office:value-type="string" calcext:value-type="string">
            <text:p>1 bedroom apartment with 1 bathroom.**This is a Studio Apartment, there is no separate bedroom****Furnished studio apartment in great location. <text:s text:c="2"/>Down the end of the street is an alleyway to Cuba Street. <text:s text:c="2"/>Open plan kitchen/dining/sleeping area. <text:s/>TV, full whiteware, bed, vacuum cleaner and heater available. <text:s/>Secure apartment living. <text:s/>Shared door with larger one bedroom flat. <text:s text:c="3"/>Modern facilities, a deck looking out over Taranaki St.Please note the photos are similar to existing flat.Suitable for up to 2 tenants.No pets or smokers.Agency reference #: the Peaks</text:p>
          </table:table-cell>
          <table:table-cell office:value-type="float" office:value="1116" calcext:value-type="float">
            <text:p>1116</text:p>
          </table:table-cell>
          <table:table-cell office:value-type="string" calcext:value-type="string">
            <text:p>Sun 12 Feb</text:p>
          </table:table-cell>
          <table:table-cell office:value-type="string" calcext:value-type="string">
            <text:p>TV, microwave, dishwasher­, fridge/fre­ezer, washing machine/dr­yer, bed, vacuum, heater</text:p>
          </table:table-cell>
          <table:table-cell office:value-type="string" calcext:value-type="string">
            <text:p>clean and tidy</text:p>
          </table:table-cell>
          <table:table-cell office:value-type="string" calcext:value-type="string">
            <text:p>Cafes, bars, library, city amenities</text:p>
          </table:table-cell>
          <table:table-cell office:value-type="string" calcext:value-type="string">
            <text:p>No parking in building.  Restricted parking see www.wcc.go</text:p>
            <text:p>vt.nz/park</text:p>
            <text:p>ing</text:p>
          </table:table-cell>
          <table:table-cell office:value-type="string" calcext:value-type="string">
            <text:p>FCL966</text:p>
          </table:table-cell>
          <table:table-cell office:value-type="string" calcext:value-type="string">
            <text:p>No</text:p>
          </table:table-cell>
          <table:table-cell table:number-columns-repeated="2" office:value-type="float" office:value="1" calcext:value-type="float">
            <text:p>1</text:p>
          </table:table-cell>
        </table:table-row>
        <table:table-row table:style-name="ro5">
          <table:table-cell office:value-type="string" calcext:value-type="string">
            <text:p>39B Mount Pleasant Road</text:p>
          </table:table-cell>
          <table:table-cell office:value-type="float" office:value="300" calcext:value-type="float">
            <text:p>300</text:p>
          </table:table-cell>
          <table:table-cell office:value-type="string" calcext:value-type="string">
            <text:p>Available Tue 31 Jan</text:p>
          </table:table-cell>
          <table:table-cell office:value-type="string" calcext:value-type="string">
            <text:p>Listed Yesterday</text:p>
          </table:table-cell>
          <table:table-cell office:value-type="string" calcext:value-type="string">
            <text:p>http://www.trademe.co.nz/property/residential-property-to-rent/auction-1238389485.htm</text:p>
          </table:table-cell>
          <table:table-cell office:value-type="string" calcext:value-type="string">
            <text:p>Aro Valley, Wellington</text:p>
          </table:table-cell>
          <table:table-cell office:value-type="string" calcext:value-type="string">
            <text:p>39B Mount Pleasant Road</text:p>
            <text:p>Aro Valley</text:p>
            <text:p>Wellington</text:p>
            <text:p>Wellington</text:p>
          </table:table-cell>
          <table:table-cell office:value-type="string" calcext:value-type="string">
            <text:p>Jeff Dorresteyn</text:p>
          </table:table-cell>
          <table:table-cell office:value-type="string" calcext:value-type="string">
            <text:p>1 bedroom house with 1 bathroom.Unfurnished, renovated one bedroom flat.Great location at the top of Aro Valley, not too far from Vic University. Enjoy fabulous views over native bush. Private and serene. <text:s/>The place is kept cosy with a heat pump and heat circulation system. Fridge/freezer, washing machine, and dryer included. Newly carpeted and re painted. Parking on street only.To book go to our website below, find the property and click "book a viewing" http://www.fullhousemanagement.co.nz/properties- for-rentSuitable for up to 2 tenants.No pets or smokers.Agency reference #: AFH1423</text:p>
          </table:table-cell>
          <table:table-cell office:value-type="float" office:value="1105" calcext:value-type="float">
            <text:p>1105</text:p>
          </table:table-cell>
          <table:table-cell office:value-type="string" calcext:value-type="string">
            <text:p>Tue 31 Jan</text:p>
          </table:table-cell>
          <table:table-cell office:value-type="string" calcext:value-type="string">
            <text:p>Washing Machine, Dryer, Fridge/Fre­ezer, Oven, Heatpump and DVS System</text:p>
          </table:table-cell>
          <table:table-cell/>
          <table:table-cell office:value-type="string" calcext:value-type="string">
            <text:p>Located right inbetween Kelburn and Aro Villages. Minutes to either.</text:p>
          </table:table-cell>
          <table:table-cell office:value-type="string" calcext:value-type="string">
            <text:p>Plenty of on street available.</text:p>
          </table:table-cell>
          <table:table-cell table:number-columns-repeated="2"/>
          <table:table-cell table:number-columns-repeated="2" office:value-type="float" office:value="1" calcext:value-type="float">
            <text:p>1</text:p>
          </table:table-cell>
        </table:table-row>
        <table:table-row table:style-name="ro5">
          <table:table-cell office:value-type="string" calcext:value-type="string">
            <text:p>12A Moana Road</text:p>
          </table:table-cell>
          <table:table-cell office:value-type="float" office:value="350" calcext:value-type="float">
            <text:p>350</text:p>
          </table:table-cell>
          <table:table-cell office:value-type="string" calcext:value-type="string">
            <text:p>Available Mon 23 Jan</text:p>
          </table:table-cell>
          <table:table-cell office:value-type="string" calcext:value-type="string">
            <text:p>Listed Wed, 4 Jan</text:p>
          </table:table-cell>
          <table:table-cell office:value-type="string" calcext:value-type="string">
            <text:p>http://www.trademe.co.nz/property/residential-property-to-rent/auction-1235241267.htm</text:p>
          </table:table-cell>
          <table:table-cell office:value-type="string" calcext:value-type="string">
            <text:p>Plimmerton, Porirua</text:p>
          </table:table-cell>
          <table:table-cell office:value-type="string" calcext:value-type="string">
            <text:p>12A Moana Road</text:p>
            <text:p>Plimmerton</text:p>
            <text:p>Porirua</text:p>
            <text:p>Wellington</text:p>
          </table:table-cell>
          <table:table-cell office:value-type="string" calcext:value-type="string">
            <text:p>Dani McIvor</text:p>
          </table:table-cell>
          <table:table-cell office:value-type="string" calcext:value-type="string">
            <text:p>1 bedroom unit with 1 bathroom.**To view this property you must book in at www.teamgrouprentals.viewingtracker.com(please copy and paste the link)****When viewing the property please DO NOT park in the driveway.**Who can resist the beach? This little gem is across the road from the beach. - One double bedroom studio and a bathroom with a separate shower and toilet.- Open plan living area and a kitchen that includes electric cooking, pantry space and fridge.- Separate laundry in downstairs garage.- Partly furnished with deck around for private enjoyment.Don't miss out on this one.6 Month Fixed Term Preferred No pets. Smoking outside only. Breakdown of move in costs: 4 weeks bond, 1 weeks rent in advance plus a letting fee of 1 weeks rent + GST.All viewings must be made by prior appointment.Smokers OK, no petsAgency reference #: CHR1633</text:p>
          </table:table-cell>
          <table:table-cell office:value-type="float" office:value="1094" calcext:value-type="float">
            <text:p>1094</text:p>
          </table:table-cell>
          <table:table-cell office:value-type="string" calcext:value-type="string">
            <text:p>Mon 23 Jan</text:p>
          </table:table-cell>
          <table:table-cell table:number-columns-repeated="4"/>
          <table:table-cell office:value-type="string" calcext:value-type="string">
            <text:p>FCM089</text:p>
          </table:table-cell>
          <table:table-cell/>
          <table:table-cell table:number-columns-repeated="2" office:value-type="float" office:value="1" calcext:value-type="float">
            <text:p>1</text:p>
          </table:table-cell>
        </table:table-row>
        <table:table-row table:style-name="ro5">
          <table:table-cell office:value-type="string" calcext:value-type="string">
            <text:p>01/29 Webb Street</text:p>
          </table:table-cell>
          <table:table-cell office:value-type="float" office:value="285" calcext:value-type="float">
            <text:p>285</text:p>
          </table:table-cell>
          <table:table-cell office:value-type="string" calcext:value-type="string">
            <text:p>Available Tue 31 Jan</text:p>
          </table:table-cell>
          <table:table-cell office:value-type="string" calcext:value-type="string">
            <text:p>Listed Thu, 5 Jan</text:p>
          </table:table-cell>
          <table:table-cell office:value-type="string" calcext:value-type="string">
            <text:p>http://www.trademe.co.nz/property/residential-property-to-rent/auction-1235784344.htm</text:p>
          </table:table-cell>
          <table:table-cell office:value-type="string" calcext:value-type="string">
            <text:p>Mount Cook, Wellington</text:p>
          </table:table-cell>
          <table:table-cell office:value-type="string" calcext:value-type="string">
            <text:p>01/29 Webb Street</text:p>
            <text:p>Mount Cook</text:p>
            <text:p>Wellington</text:p>
            <text:p>Wellington</text:p>
          </table:table-cell>
          <table:table-cell office:value-type="string" calcext:value-type="string">
            <text:p>Ashleigh Fedorenko </text:p>
          </table:table-cell>
          <table:table-cell office:value-type="string" calcext:value-type="string">
            <text:p>1 bedroom apartment with 1 bathroom.Studio Apartment, 1 BathroomThis immaculate studio apartment is situated at the top end of Cuba Street, close to the CBD, both Massey and Victoria Universities and the bus routes- Open-plan living areas- Modern kitchen with dishwasher and fridge/freezer- Modern bathroom- Front-loading washing machine provided- Gas hot water included in rentViewing times for this property will be scheduled for Wednesdays and Saturdays only until the current lease has ended. To book a viewing please visit our website http://www.fullhousemanagement.co.nz/properties-fo r-rentNo pets or smokers.Agency reference #: AFH400</text:p>
          </table:table-cell>
          <table:table-cell office:value-type="float" office:value="1055" calcext:value-type="float">
            <text:p>1055</text:p>
          </table:table-cell>
          <table:table-cell office:value-type="string" calcext:value-type="string">
            <text:p>Tue 31 Jan</text:p>
          </table:table-cell>
          <table:table-cell office:value-type="string" calcext:value-type="string">
            <text:p>Washing Machine, Fridge Freezer</text:p>
          </table:table-cell>
          <table:table-cell/>
          <table:table-cell office:value-type="string" calcext:value-type="string">
            <text:p>Located at the Top end of Cuba Street</text:p>
          </table:table-cell>
          <table:table-cell office:value-type="string" calcext:value-type="string">
            <text:p>No parking</text:p>
          </table:table-cell>
          <table:table-cell table:number-columns-repeated="2"/>
          <table:table-cell table:number-columns-repeated="2" office:value-type="float" office:value="1" calcext:value-type="float">
            <text:p>1</text:p>
          </table:table-cell>
        </table:table-row>
        <table:table-row table:style-name="ro5">
          <table:table-cell office:value-type="string" calcext:value-type="string">
            <text:p>90 Wilkie Crescent</text:p>
          </table:table-cell>
          <table:table-cell office:value-type="float" office:value="340" calcext:value-type="float">
            <text:p>340</text:p>
          </table:table-cell>
          <table:table-cell office:value-type="string" calcext:value-type="string">
            <text:p>Available Tue 7 Feb</text:p>
          </table:table-cell>
          <table:table-cell office:value-type="string" calcext:value-type="string">
            <text:p>Listed Fri, 6 Jan</text:p>
          </table:table-cell>
          <table:table-cell office:value-type="string" calcext:value-type="string">
            <text:p>http://www.trademe.co.nz/property/residential-property-to-rent/auction-1236605439.htm</text:p>
          </table:table-cell>
          <table:table-cell office:value-type="string" calcext:value-type="string">
            <text:p>Naenae, Lower Hutt</text:p>
          </table:table-cell>
          <table:table-cell office:value-type="string" calcext:value-type="string">
            <text:p>90 Wilkie Crescent</text:p>
            <text:p>Naenae</text:p>
            <text:p>Lower Hutt</text:p>
            <text:p>Wellington</text:p>
          </table:table-cell>
          <table:table-cell office:value-type="string" calcext:value-type="string">
            <text:p>Charlie Goodall</text:p>
          </table:table-cell>
          <table:table-cell office:value-type="string" calcext:value-type="string">
            <text:p>2 bedroom house with 1 bathroom.Well presented home for you.This sunny and warm, well insulated, two bedroom home has a great feel with lots of sun in the large windows facing the back yard, and privacy from the street.Lounge room is a good sized, and tenants love the amazing sunshine this room gets. <text:s/>Heatpump for heating in winter and cooling in summer.Both bedrooms are doubles with built in wardrobes.Bathroom has a bath, and separate toilet room. <text:s/>Separate laundry.Kitchen has plenty of cupboards and is combined with the dining room, which overlooks the back yard.Grounds are fenced, easy care, and feature native trees to attract birdlife.Insulation at the property meets current requirements. ***** VIRTUAL TOUR *****See if the property is what you are seeking. <text:s/>Copy the link into your browser to view our virtual tour on you tube: http://youtu.be/xHKoIWj1QFk?list=PLPyHWx7hVdI8NA zO7fFHJ9elgR_a_9RmJ***** TO VIEW  *****To view this property use our online booking system on bottom right corner of this page.  Can't see the form?  Download the "Trademe Property App" to get it.  If you cannot make the listed times tell us what time(s) suit you and we will try to schedule accordingly.  Out of respect to current tenants, we try to show properties between 8 am and 6:30 pm, Monday to Friday.Please respect the security of this property and neighbours by not going onto the property unless accompanied by us at the appointment to view.***** APPLY *****Get an application from Viewing Tracker when you book in to view this property. The property manager will be available to answer your questions at the viewing.This property not for you? Check out our other listings. "Save this seller" to see new properties as they come available.Suitable for up to 4 tenants.No pets or smokers.Agency reference #: RRS5</text:p>
          </table:table-cell>
          <table:table-cell office:value-type="float" office:value="1040" calcext:value-type="float">
            <text:p>1040</text:p>
          </table:table-cell>
          <table:table-cell office:value-type="string" calcext:value-type="string">
            <text:p>Tue 7 Feb</text:p>
          </table:table-cell>
          <table:table-cell office:value-type="string" calcext:value-type="string">
            <text:p>Heatpump</text:p>
          </table:table-cell>
          <table:table-cell/>
          <table:table-cell office:value-type="string" calcext:value-type="string">
            <text:p>In zone for St Orans, Naenae college only 1.6km away. <text:s/>Four Square close by.</text:p>
          </table:table-cell>
          <table:table-cell office:value-type="string" calcext:value-type="string">
            <text:p>Off street</text:p>
          </table:table-cell>
          <table:table-cell office:value-type="string" calcext:value-type="string">
            <text:p>FCN482</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3b Kopara Grove</text:p>
          </table:table-cell>
          <table:table-cell office:value-type="float" office:value="310" calcext:value-type="float">
            <text:p>310</text:p>
          </table:table-cell>
          <table:table-cell office:value-type="string" calcext:value-type="string">
            <text:p>Available Tue 10 Jan</text:p>
          </table:table-cell>
          <table:table-cell office:value-type="string" calcext:value-type="string">
            <text:p>Listed Yesterday</text:p>
          </table:table-cell>
          <table:table-cell office:value-type="string" calcext:value-type="string">
            <text:p>http://www.trademe.co.nz/property/residential-property-to-rent/auction-1238290837.htm</text:p>
          </table:table-cell>
          <table:table-cell office:value-type="string" calcext:value-type="string">
            <text:p>Stokes Valley, Lower Hutt</text:p>
          </table:table-cell>
          <table:table-cell office:value-type="string" calcext:value-type="string">
            <text:p>3b Kopara Grove</text:p>
            <text:p>Stokes Valley</text:p>
            <text:p>Lower Hutt</text:p>
            <text:p>Wellington</text:p>
          </table:table-cell>
          <table:table-cell/>
          <table:table-cell office:value-type="string" calcext:value-type="string">
            <text:p>2 bedroom townhouse with 1 bathroom.VIEWING TIME THURSDAY 12TH JANUARY 2017 @ 6:00PM.This townhouse is located in a cul-de-sak grove. Features 2 bedrooms, (one single &amp; one double). The property is single level living with off street parking, close to public transport, park and Tawhai school. Low maintenance section. One off street park provided. A garden shed is provided.My ideal tenant will have a history of keeping a flat tidy and paying the rent on time every time.STRICTLY NO DOGS OR CATS.Normal credit, tenancy and history checks apply.Suitable for up to 2 tenants.No pets or smokers.</text:p>
          </table:table-cell>
          <table:table-cell office:value-type="float" office:value="1030" calcext:value-type="float">
            <text:p>1030</text:p>
          </table:table-cell>
          <table:table-cell office:value-type="string" calcext:value-type="string">
            <text:p>Tue 10 Jan</text:p>
          </table:table-cell>
          <table:table-cell table:number-columns-repeated="4"/>
          <table:table-cell office:value-type="string" calcext:value-type="string">
            <text:p>FCP591</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6">
          <table:table-cell office:value-type="string" calcext:value-type="string">
            <text:p>Silverstream</text:p>
          </table:table-cell>
          <table:table-cell office:value-type="float" office:value="150" calcext:value-type="float">
            <text:p>150</text:p>
          </table:table-cell>
          <table:table-cell office:value-type="string" calcext:value-type="string">
            <text:p>Available Fri 6 Jan</text:p>
          </table:table-cell>
          <table:table-cell office:value-type="string" calcext:value-type="string">
            <text:p>Listed Fri, 6 Jan</text:p>
          </table:table-cell>
          <table:table-cell office:value-type="string" calcext:value-type="string">
            <text:p>http://www.trademe.co.nz/property/residential-property-to-rent/auction-1236710539.htm</text:p>
          </table:table-cell>
          <table:table-cell office:value-type="string" calcext:value-type="string">
            <text:p>Silverstream, Upper Hutt</text:p>
          </table:table-cell>
          <table:table-cell office:value-type="string" calcext:value-type="string">
            <text:p>Silverstream</text:p>
            <text:p>Upper Hutt</text:p>
            <text:p>Wellington</text:p>
          </table:table-cell>
          <table:table-cell/>
          <table:table-cell office:value-type="string" calcext:value-type="string">
            <text:p>2 bedroom house with 1 bathroom.Share a Beautiful <text:s/>house location in Pinehaven with 1 other tenant, 2 bedrooms available.Away from the cityTravelling in New Zealand?Minimum stay 3 monthsRoom for rent in <text:s/>fully equipped house in peaceful surroundings$150p/w per person excluding power.1 week in advance + 1 Month BondText 027 2836325 or email garbo282000@yahoo.co.nzNo pets or smokers.</text:p>
          </table:table-cell>
          <table:table-cell office:value-type="float" office:value="1020" calcext:value-type="float">
            <text:p>1020</text:p>
          </table:table-cell>
          <table:table-cell office:value-type="string" calcext:value-type="string">
            <text:p>Fri 6 Jan</text:p>
          </table:table-cell>
          <table:table-cell table:number-columns-repeated="3"/>
          <table:table-cell office:value-type="string" calcext:value-type="string">
            <text:p>off street parking</text:p>
          </table:table-cell>
          <table:table-cell office:value-type="string" calcext:value-type="string">
            <text:p>FCN603</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12 Hiwi Crescent</text:p>
          </table:table-cell>
          <table:table-cell office:value-type="float" office:value="340" calcext:value-type="float">
            <text:p>340</text:p>
          </table:table-cell>
          <table:table-cell office:value-type="string" calcext:value-type="string">
            <text:p>Available Sun 15 Jan</text:p>
          </table:table-cell>
          <table:table-cell office:value-type="string" calcext:value-type="string">
            <text:p>Listed Yesterday</text:p>
          </table:table-cell>
          <table:table-cell office:value-type="string" calcext:value-type="string">
            <text:p>http://www.trademe.co.nz/property/residential-property-to-rent/auction-1238246029.htm</text:p>
          </table:table-cell>
          <table:table-cell office:value-type="string" calcext:value-type="string">
            <text:p>Titahi Bay, Porirua</text:p>
          </table:table-cell>
          <table:table-cell office:value-type="string" calcext:value-type="string">
            <text:p>12 Hiwi Crescent</text:p>
            <text:p>Titahi Bay</text:p>
            <text:p>Porirua</text:p>
            <text:p>Wellington</text:p>
          </table:table-cell>
          <table:table-cell office:value-type="string" calcext:value-type="string">
            <text:p>Robert Hansen</text:p>
          </table:table-cell>
          <table:table-cell office:value-type="string" calcext:value-type="string">
            <text:p>2 bedroom unit with 1 bathroom.**To see this property please book in at www.lpm.viewingtracker.com (copy and paste this link).**This two bedroom house has amazing views over the surrounding area. The property receives great sun and has an easily maintained lawn for enjoying the summer weather. The property has an open plan kitchen and dining area, a large lounge and a bathroom with a shower over the bath and a separate toilet.Additional features include a night store heater, great storage space throughout and there is a car pad with space for vehicles to park off the street.Apply online www.lpmproperty.co.nz**To see this property please book in at www.lpm.viewingtracker.com (copy and paste this link).**Suitable for up to 2 tenants.No pets or smokers.Agency reference #: WLP1164</text:p>
          </table:table-cell>
          <table:table-cell office:value-type="float" office:value="1019" calcext:value-type="float">
            <text:p>1019</text:p>
          </table:table-cell>
          <table:table-cell office:value-type="string" calcext:value-type="string">
            <text:p>Sun 15 Jan</text:p>
          </table:table-cell>
          <table:table-cell office:value-type="string" calcext:value-type="string">
            <text:p>Heater</text:p>
          </table:table-cell>
          <table:table-cell table:number-columns-repeated="2"/>
          <table:table-cell office:value-type="string" calcext:value-type="string">
            <text:p>Car pad</text:p>
          </table:table-cell>
          <table:table-cell office:value-type="string" calcext:value-type="string">
            <text:p>FCP419</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78 Reynolds Street</text:p>
          </table:table-cell>
          <table:table-cell office:value-type="float" office:value="340" calcext:value-type="float">
            <text:p>340</text:p>
          </table:table-cell>
          <table:table-cell office:value-type="string" calcext:value-type="string">
            <text:p>Available Mon 9 Jan</text:p>
          </table:table-cell>
          <table:table-cell office:value-type="string" calcext:value-type="string">
            <text:p>Listed Fri, 6 Jan</text:p>
          </table:table-cell>
          <table:table-cell office:value-type="string" calcext:value-type="string">
            <text:p>http://www.trademe.co.nz/property/residential-property-to-rent/auction-1236707660.htm</text:p>
          </table:table-cell>
          <table:table-cell office:value-type="string" calcext:value-type="string">
            <text:p>Taita, Lower Hutt</text:p>
          </table:table-cell>
          <table:table-cell office:value-type="string" calcext:value-type="string">
            <text:p>78 Reynolds Street</text:p>
            <text:p>Taita</text:p>
            <text:p>Lower Hutt</text:p>
            <text:p>Wellington</text:p>
          </table:table-cell>
          <table:table-cell office:value-type="string" calcext:value-type="string">
            <text:p>Charlie Goodall</text:p>
          </table:table-cell>
          <table:table-cell office:value-type="string" calcext:value-type="string">
            <text:p>2 bedroom house with 1 bathroom.This standalone cottage with two good sized bedrooms and a generous family room facing west, this home gets excellent afternoon sun and is available now. The solid brick construction will help you stay cool in summer and hold onto the heat through the winter months. <text:s text:c="2"/>Insulation in both ceiling and floor, and a heat pump to keep you comfortable no matter what the weather. There’s a functional eat-in-kitchen, with plenty of storage, so you can keep your pantry stocked full, along with your pots, pans and even those random Tupperware lids. Separate toilet and bathroom and full sized bath. Plus there is a self contained laundry off the kitchen, with direct access to the back yard. <text:s text:c="2"/>The section is huge, plenty of room for a BBQ and a game of backyard cricket. Flat, mowing will be a breeze, and hedged with trees you’ll still get plenty of privacy. There’s off street parking on a quiet street, and all this is located just a few minutes’ walk from the local shops, cafes and train station. There are also regular bus services. There is a wide variety of schools in the area to choose from and the neighbourhood is vibrant each weekend with a range of sports regularly taking place at Fraser Park. There are also relaxing walking and cycling trails to enjoy along the Hutt River. Insulation at the property meets current requirements. ***** TO VIEW  *****To view this property use our online booking system on bottom right corner of this page.  Can't see the form?  Download the "Trademe Property App" to get it.  If you cannot make the listed times tell us what time(s) suit you and we will try to schedule accordingly.  Out of respect to current tenants, we try to show properties between 8 am and 6:30 pm, Monday to Friday.Please respect the security of this property and neighbours by not going onto the property unless accompanied by us at the appointment to view.***** APPLY *****Get an application from Viewing Tracker when you book in to view thSuitable for up to 3 tenants.No pets or smokers.Agency reference #: RRS543</text:p>
          </table:table-cell>
          <table:table-cell office:value-type="float" office:value="1013" calcext:value-type="float">
            <text:p>1013</text:p>
          </table:table-cell>
          <table:table-cell office:value-type="string" calcext:value-type="string">
            <text:p>Mon 9 Jan</text:p>
          </table:table-cell>
          <table:table-cell office:value-type="string" calcext:value-type="string">
            <text:p>Heatpump, Insulated Floor and Ceiling.</text:p>
          </table:table-cell>
          <table:table-cell table:number-columns-repeated="2"/>
          <table:table-cell office:value-type="string" calcext:value-type="string">
            <text:p>Off Street parking for one vehicle</text:p>
          </table:table-cell>
          <table:table-cell office:value-type="string" calcext:value-type="string">
            <text:p>FCN600</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Rm 4/1-126 <text:s/>Moxham Ave</text:p>
          </table:table-cell>
          <table:table-cell office:value-type="float" office:value="180" calcext:value-type="float">
            <text:p>180</text:p>
          </table:table-cell>
          <table:table-cell office:value-type="string" calcext:value-type="string">
            <text:p>Available Tue 10 Jan</text:p>
          </table:table-cell>
          <table:table-cell office:value-type="string" calcext:value-type="string">
            <text:p>Listed Yesterday</text:p>
          </table:table-cell>
          <table:table-cell office:value-type="string" calcext:value-type="string">
            <text:p>http://www.trademe.co.nz/property/residential-property-to-rent/auction-1238404199.htm</text:p>
          </table:table-cell>
          <table:table-cell office:value-type="string" calcext:value-type="string">
            <text:p>Hataitai, Wellington</text:p>
          </table:table-cell>
          <table:table-cell office:value-type="string" calcext:value-type="string">
            <text:p>Rm 4/1-126  Moxham Ave</text:p>
            <text:p>Hataitai</text:p>
            <text:p>Wellington</text:p>
            <text:p>Wellington</text:p>
          </table:table-cell>
          <table:table-cell office:value-type="string" calcext:value-type="string">
            <text:p>Lydia Deakin</text:p>
          </table:table-cell>
          <table:table-cell office:value-type="string" calcext:value-type="string">
            <text:p>1 bedroom house with 1 bathroom.Conveniently located in Hataitai within easy walk of shops and bus stop is this 1 x double bedroom available in this shared house (Boarding house). Would suit single here on work visa or extended holiday.Board includes: * 1 double bedroom furnished* shared living / kitchen* cleaner cleans common areas every two weeks* use of sunny garden area* house has 6 bedroomsOther tenants are a mixture of ages and from a good mix of countries. Preferred tenant would be over 25 years old.Suitable for one tenant.No pets or smokers.Agency reference #: RYP378</text:p>
          </table:table-cell>
          <table:table-cell office:value-type="float" office:value="1008" calcext:value-type="float">
            <text:p>1008</text:p>
          </table:table-cell>
          <table:table-cell office:value-type="string" calcext:value-type="string">
            <text:p>Tue 10 Jan</text:p>
          </table:table-cell>
          <table:table-cell office:value-type="string" calcext:value-type="string">
            <text:p>Furniture included</text:p>
          </table:table-cell>
          <table:table-cell/>
          <table:table-cell office:value-type="string" calcext:value-type="string">
            <text:p>Close to all amenities</text:p>
          </table:table-cell>
          <table:table-cell/>
          <table:table-cell office:value-type="string" calcext:value-type="string">
            <text:p>FCQ064</text:p>
          </table:table-cell>
          <table:table-cell/>
          <table:table-cell table:number-columns-repeated="2" office:value-type="float" office:value="1" calcext:value-type="float">
            <text:p>1</text:p>
          </table:table-cell>
        </table:table-row>
        <table:table-row table:style-name="ro5">
          <table:table-cell office:value-type="string" calcext:value-type="string">
            <text:p>13A Plunket Street</text:p>
          </table:table-cell>
          <table:table-cell office:value-type="float" office:value="280" calcext:value-type="float">
            <text:p>280</text:p>
          </table:table-cell>
          <table:table-cell office:value-type="string" calcext:value-type="string">
            <text:p>Available Mon 16 Jan</text:p>
          </table:table-cell>
          <table:table-cell office:value-type="string" calcext:value-type="string">
            <text:p>Listed Yesterday</text:p>
          </table:table-cell>
          <table:table-cell office:value-type="string" calcext:value-type="string">
            <text:p>http://www.trademe.co.nz/property/residential-property-to-rent/auction-1238388995.htm</text:p>
          </table:table-cell>
          <table:table-cell office:value-type="string" calcext:value-type="string">
            <text:p>Kelburn, Wellington</text:p>
          </table:table-cell>
          <table:table-cell office:value-type="string" calcext:value-type="string">
            <text:p>13A Plunket Street</text:p>
            <text:p>Kelburn</text:p>
            <text:p>Wellington</text:p>
            <text:p>Wellington</text:p>
          </table:table-cell>
          <table:table-cell/>
          <table:table-cell office:value-type="string" calcext:value-type="string">
            <text:p>1 bedroom unit with 1 bathroom.This is a recently renovated self-contained, stand-alone studio.It has a separate modern bathroom, kitchenette, washing machine and fridge.There is a large deck out the front for great indoor/outdoor living.Fits a double bed, small sofa and some furniture/desk.30 second walk to Kelburn shops, 10 minute walk to Victoria University and 20 minutes to CBD.Quiet, peaceful, off the road location.Call now to view!Suitable for up to 2 tenants.No pets or smokers.</text:p>
          </table:table-cell>
          <table:table-cell office:value-type="float" office:value="1003" calcext:value-type="float">
            <text:p>1003</text:p>
          </table:table-cell>
          <table:table-cell office:value-type="string" calcext:value-type="string">
            <text:p>Mon 16 Jan</text:p>
          </table:table-cell>
          <table:table-cell office:value-type="string" calcext:value-type="string">
            <text:p>Washing Machine, Fridge, Small Stove and Bench-Top Oven</text:p>
          </table:table-cell>
          <table:table-cell office:value-type="string" calcext:value-type="string">
            <text:p>Profession­al Couple or Individual­, Mature Student.</text:p>
          </table:table-cell>
          <table:table-cell office:value-type="string" calcext:value-type="string">
            <text:p>Close to CBD, Bus Stops, Cable Car, Shops, Schools and Victoria University</text:p>
          </table:table-cell>
          <table:table-cell office:value-type="string" calcext:value-type="string">
            <text:p>Resident and Coupon Parking available on Plunket St.</text:p>
          </table:table-cell>
          <table:table-cell office:value-type="string" calcext:value-type="string">
            <text:p>FCQ002</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308/5 Aitken Street</text:p>
          </table:table-cell>
          <table:table-cell office:value-type="float" office:value="265" calcext:value-type="float">
            <text:p>265</text:p>
          </table:table-cell>
          <table:table-cell office:value-type="string" calcext:value-type="string">
            <text:p>Available Thu 26 Jan</text:p>
          </table:table-cell>
          <table:table-cell office:value-type="string" calcext:value-type="string">
            <text:p>Listed Fri, 6 Jan</text:p>
          </table:table-cell>
          <table:table-cell office:value-type="string" calcext:value-type="string">
            <text:p>http://www.trademe.co.nz/property/residential-property-to-rent/auction-1236596124.htm</text:p>
          </table:table-cell>
          <table:table-cell office:value-type="string" calcext:value-type="string">
            <text:p>Thorndon, Wellington</text:p>
          </table:table-cell>
          <table:table-cell office:value-type="string" calcext:value-type="string">
            <text:p>308/5 Aitken Street</text:p>
            <text:p>Thorndon</text:p>
            <text:p>Wellington</text:p>
            <text:p>Wellington</text:p>
          </table:table-cell>
          <table:table-cell office:value-type="string" calcext:value-type="string">
            <text:p>Robert Hansen</text:p>
          </table:table-cell>
          <table:table-cell office:value-type="string" calcext:value-type="string">
            <text:p>1 bedroom apartment with 1 bathroom.**To view this property please book in at www.lpm.viewingtracker.com (please copy and paste this link).**Modern, partly-furnished studio apartment available in Thorndon on the corner of Aitken and Mulgrave Street. <text:s/>This studio comes with a TV and cabinet, washer/dryer, mini-fridge, single-drawer dishwasher, oven, jug and microwave. You will need to bring your own bed.Just around the corner from the Railway Station, close to Parliament and Lambton Quay; this will be a great base for a busy professional. **To view this property please book in at www.lpm.viewingtracker.com (please copy and paste this link).**Apply online at www.lpmproperty.co.nzSuitable for up to 2 tenants.No pets or smokers.Agency reference #: WLP1888</text:p>
          </table:table-cell>
          <table:table-cell office:value-type="float" office:value="959" calcext:value-type="float">
            <text:p>959</text:p>
          </table:table-cell>
          <table:table-cell office:value-type="string" calcext:value-type="string">
            <text:p>Thu 26 Jan</text:p>
          </table:table-cell>
          <table:table-cell office:value-type="string" calcext:value-type="string">
            <text:p>Partly Furnished</text:p>
          </table:table-cell>
          <table:table-cell/>
          <table:table-cell office:value-type="string" calcext:value-type="string">
            <text:p>Only two minutes walk to Lambton Quay and right opposite the National Library</text:p>
          </table:table-cell>
          <table:table-cell/>
          <table:table-cell office:value-type="string" calcext:value-type="string">
            <text:p>FCN454</text:p>
          </table:table-cell>
          <table:table-cell/>
          <table:table-cell table:number-columns-repeated="2" office:value-type="float" office:value="1" calcext:value-type="float">
            <text:p>1</text:p>
          </table:table-cell>
        </table:table-row>
        <table:table-row table:style-name="ro5">
          <table:table-cell office:value-type="string" calcext:value-type="string">
            <text:p>1 Collina Terrace</text:p>
          </table:table-cell>
          <table:table-cell office:value-type="float" office:value="200" calcext:value-type="float">
            <text:p>200</text:p>
          </table:table-cell>
          <table:table-cell office:value-type="string" calcext:value-type="string">
            <text:p>Available Tue 10 Jan</text:p>
          </table:table-cell>
          <table:table-cell office:value-type="string" calcext:value-type="string">
            <text:p>Listed Yesterday</text:p>
          </table:table-cell>
          <table:table-cell office:value-type="string" calcext:value-type="string">
            <text:p>http://www.trademe.co.nz/property/residential-property-to-rent/auction-1238349594.htm</text:p>
          </table:table-cell>
          <table:table-cell office:value-type="string" calcext:value-type="string">
            <text:p>Thorndon, Wellington</text:p>
          </table:table-cell>
          <table:table-cell office:value-type="string" calcext:value-type="string">
            <text:p>1 Collina Terrace</text:p>
            <text:p>Thorndon</text:p>
            <text:p>Wellington</text:p>
            <text:p>Wellington</text:p>
          </table:table-cell>
          <table:table-cell office:value-type="string" calcext:value-type="string">
            <text:p>Jamie</text:p>
          </table:table-cell>
          <table:table-cell office:value-type="string" calcext:value-type="string">
            <text:p>1 bedroom house with 3 bathrooms.This 11 bedroom Boarding House is perfectly located in the heart of Thorndon and enjoys all day sun.Set back from the street it offers privacy in a relaxed living environment.Due to this property being within the Cordon from the 14 November quakes there are now 5 rooms available ranging in price from just $200 per week through to $260 per week (add $20 for a 2nd occupant in a room). <text:s/>The rent includes electricity and hot water in addition to wifi.The rooms range in size and all include a bar fridge and can be fully furnished or empty. <text:s/>The generous common areas are well appointed for shared living.Coin laundry - No Letting Fee - No fixed term*** <text:s/>CALL 021 455 902 TO VIEW <text:s/>***Suitable for up to 2 tenants.No pets or smokers.Agency reference #: 1 COLLINA TCE</text:p>
          </table:table-cell>
          <table:table-cell office:value-type="float" office:value="952" calcext:value-type="float">
            <text:p>952</text:p>
          </table:table-cell>
          <table:table-cell office:value-type="string" calcext:value-type="string">
            <text:p>Tue 10 Jan</text:p>
          </table:table-cell>
          <table:table-cell office:value-type="string" calcext:value-type="string">
            <text:p>furnished room including bar fridge. <text:s/>Landlord can add/subtra­ct furniture as required</text:p>
          </table:table-cell>
          <table:table-cell office:value-type="string" calcext:value-type="string">
            <text:p>Profession­al</text:p>
          </table:table-cell>
          <table:table-cell office:value-type="string" calcext:value-type="string">
            <text:p>In the heart of the Thorndon village, close to New World, Thorndon Summer Pool and local shops</text:p>
          </table:table-cell>
          <table:table-cell office:value-type="string" calcext:value-type="string">
            <text:p>Street</text:p>
          </table:table-cell>
          <table:table-cell office:value-type="string" calcext:value-type="string">
            <text:p>FCP788</text:p>
          </table:table-cell>
          <table:table-cell office:value-type="string" calcext:value-type="string">
            <text:p>Yes</text:p>
          </table:table-cell>
          <table:table-cell office:value-type="float" office:value="3" calcext:value-type="float">
            <text:p>3</text:p>
          </table:table-cell>
          <table:table-cell office:value-type="float" office:value="1" calcext:value-type="float">
            <text:p>1</text:p>
          </table:table-cell>
        </table:table-row>
        <table:table-row table:style-name="ro5">
          <table:table-cell office:value-type="string" calcext:value-type="string">
            <text:p>Dunstan Street</text:p>
          </table:table-cell>
          <table:table-cell office:value-type="float" office:value="200" calcext:value-type="float">
            <text:p>200</text:p>
          </table:table-cell>
          <table:table-cell office:value-type="string" calcext:value-type="string">
            <text:p>Available Now</text:p>
          </table:table-cell>
          <table:table-cell office:value-type="string" calcext:value-type="string">
            <text:p>Listed Wed, 4 Jan</text:p>
          </table:table-cell>
          <table:table-cell office:value-type="string" calcext:value-type="string">
            <text:p>http://www.trademe.co.nz/property/residential-property-to-rent/auction-1235308497.htm</text:p>
          </table:table-cell>
          <table:table-cell office:value-type="string" calcext:value-type="string">
            <text:p>Otaki, Kapiti Coast</text:p>
          </table:table-cell>
          <table:table-cell office:value-type="string" calcext:value-type="string">
            <text:p>Dunstan Street</text:p>
            <text:p>Otaki</text:p>
            <text:p>Kapiti Coast</text:p>
            <text:p>Wellington</text:p>
          </table:table-cell>
          <table:table-cell office:value-type="string" calcext:value-type="string">
            <text:p>Reception</text:p>
          </table:table-cell>
          <table:table-cell office:value-type="string" calcext:value-type="string">
            <text:p>1 bedroom unit with 1 bathroom.Studio flat 1 block from to Otaki SH1 shops. <text:s/>Very handy quiet and away from the road. <text:s/>Will suit a single person working in Otaki.*** Rent includes power &amp; water plus fridge and benchtop oven ***Suitable for one tenant.No pets or smokers.Agency reference #: KP110951</text:p>
          </table:table-cell>
          <table:table-cell office:value-type="float" office:value="929" calcext:value-type="float">
            <text:p>929</text:p>
          </table:table-cell>
          <table:table-cell office:value-type="float" office:value="869" calcext:value-type="float">
            <text:p>869</text:p>
          </table:table-cell>
          <table:table-cell office:value-type="string" calcext:value-type="string">
            <text:p>Now</text:p>
          </table:table-cell>
          <table:table-cell office:value-type="string" calcext:value-type="string">
            <text:p>Above-benc­h toaster-ov­en, and under-benc­h fridge.</text:p>
          </table:table-cell>
          <table:table-cell table:number-columns-repeated="2"/>
          <table:table-cell office:value-type="string" calcext:value-type="string">
            <text:p>Not Specified 1 off-street park</text:p>
          </table:table-cell>
          <table:table-cell table:number-columns-repeated="2"/>
          <table:table-cell office:value-type="float" office:value="1" calcext:value-type="float">
            <text:p>1</text:p>
          </table:table-cell>
        </table:table-row>
        <table:table-row table:style-name="ro5">
          <table:table-cell office:value-type="string" calcext:value-type="string">
            <text:p>203/169 The Terrace</text:p>
          </table:table-cell>
          <table:table-cell office:value-type="float" office:value="295" calcext:value-type="float">
            <text:p>295</text:p>
          </table:table-cell>
          <table:table-cell office:value-type="string" calcext:value-type="string">
            <text:p>Available Sat 28 Jan</text:p>
          </table:table-cell>
          <table:table-cell office:value-type="string" calcext:value-type="string">
            <text:p>Listed Wed, 4 Jan</text:p>
          </table:table-cell>
          <table:table-cell office:value-type="string" calcext:value-type="string">
            <text:p>http://www.trademe.co.nz/property/residential-property-to-rent/auction-1235043868.htm</text:p>
          </table:table-cell>
          <table:table-cell office:value-type="string" calcext:value-type="string">
            <text:p>Wellington Central, Wellington</text:p>
          </table:table-cell>
          <table:table-cell office:value-type="string" calcext:value-type="string">
            <text:p>203/169 The Terrace</text:p>
            <text:p>Wellington Central</text:p>
            <text:p>Wellington</text:p>
            <text:p>Wellington</text:p>
          </table:table-cell>
          <table:table-cell office:value-type="string" calcext:value-type="string">
            <text:p>Jeff Dorresteyn</text:p>
          </table:table-cell>
          <table:table-cell office:value-type="string" calcext:value-type="string">
            <text:p>1 bedroom apartment with 1 bathroom.This immaculately presented fully furnished studio apartment is situated in a great location, close to the CBD, both Massey and Victoria Universities and on the bus route. <text:s/>This property offers: <text:s/>* Open-plan living areas with good furnishings provided* Modern kitchen with electric cooking facilities and fridge/freezer provided* Modern bathroom with a stand alone shower* Privately positioned* Excellent Security* Shared laundry facilities* Walking distance to everywhere in the CBD!* Newly re painted.To view please book please email us below.Suitable for up to 2 tenants.No pets or smokers.Agency reference #: AFH1550</text:p>
          </table:table-cell>
          <table:table-cell office:value-type="float" office:value="924" calcext:value-type="float">
            <text:p>924</text:p>
          </table:table-cell>
          <table:table-cell office:value-type="string" calcext:value-type="string">
            <text:p>Sat 28 Jan</text:p>
          </table:table-cell>
          <table:table-cell office:value-type="string" calcext:value-type="string">
            <text:p>Fully furnished apartment</text:p>
          </table:table-cell>
          <table:table-cell/>
          <table:table-cell office:value-type="string" calcext:value-type="string">
            <text:p>Located on The Tce so minutes to CBD, VUW and all surroundin­g areas.</text:p>
          </table:table-cell>
          <table:table-cell office:value-type="string" calcext:value-type="string">
            <text:p>No parking provided.</text:p>
          </table:table-cell>
          <table:table-cell office:value-type="string" calcext:value-type="string">
            <text:p>FCL611</text:p>
          </table:table-cell>
          <table:table-cell/>
          <table:table-cell table:number-columns-repeated="2" office:value-type="float" office:value="1" calcext:value-type="float">
            <text:p>1</text:p>
          </table:table-cell>
        </table:table-row>
        <table:table-row table:style-name="ro5">
          <table:table-cell office:value-type="string" calcext:value-type="string">
            <text:p>5/36 Rata Road</text:p>
          </table:table-cell>
          <table:table-cell office:value-type="float" office:value="255" calcext:value-type="float">
            <text:p>255</text:p>
          </table:table-cell>
          <table:table-cell office:value-type="string" calcext:value-type="string">
            <text:p>Available Sat 18 Feb</text:p>
          </table:table-cell>
          <table:table-cell office:value-type="string" calcext:value-type="string">
            <text:p>Listed Yesterday</text:p>
          </table:table-cell>
          <table:table-cell office:value-type="string" calcext:value-type="string">
            <text:p>http://www.trademe.co.nz/property/residential-property-to-rent/auction-1238369969.htm</text:p>
          </table:table-cell>
          <table:table-cell office:value-type="string" calcext:value-type="string">
            <text:p>Hataitai, Wellington</text:p>
          </table:table-cell>
          <table:table-cell office:value-type="string" calcext:value-type="string">
            <text:p>5/36 Rata Road</text:p>
            <text:p>Hataitai</text:p>
            <text:p>Wellington</text:p>
            <text:p>Wellington</text:p>
          </table:table-cell>
          <table:table-cell office:value-type="string" calcext:value-type="string">
            <text:p>Amber Carr</text:p>
          </table:table-cell>
          <table:table-cell office:value-type="string" calcext:value-type="string">
            <text:p>1 bedroom house with 1 bathroom.__________________Please do not view the flat outside of the viewing times as it is currently tenanted, thanks!__________________This is a spacious bedsit (combined bedroom and lounge), not a separate 1 bedroom. The bedroom/living area is large, approximately 6.5m x 3.5m (or 23 sq metres). Features of this flat include:If you desire separate bedroom and living areas, you could easily partition the space with screens or a curtain. <text:s/>The bedroom area is large enough to fit a double bed and tables or drawers, while the lounge area is large enough to fit a sofa, TV, bookshelves, and a desk or dining table. This flat has plenty of storage space: two large storage cupboardsSeparate kitchen with lots of cupboards and shelf spaceSeparate bathroom/laundry with the washing machine tucked awayThe grounds and lawns are maintained by the property managerSecurity keys for added peace of mindThis property is being offered on a fixed-term tenancy until February 2018. If a tenancy has worked well we are in the practice of offering a further fixed-term tenancy at the new market rent.__________________MOVE-IN COSTS:Bond: <text:tab/><text:tab/><text:tab/>$765.00 (3 weeks rent)Rent in advance: <text:tab/>$510.00 (2 weeks rent, paid in adv)No letting feesApply online at http://www.housingplus.co.nz/application-form/. Feel free to apply before viewing the property to speed up the process.__________________Suitable for up to 2 tenants.No pets or smokers.Agency reference #: HOU35</text:p>
          </table:table-cell>
          <table:table-cell office:value-type="float" office:value="923" calcext:value-type="float">
            <text:p>923</text:p>
          </table:table-cell>
          <table:table-cell office:value-type="string" calcext:value-type="string">
            <text:p>Sat 18 Feb</text:p>
          </table:table-cell>
          <table:table-cell office:value-type="string" calcext:value-type="string">
            <text:p>Fridge/freezer &amp;amp</text:p>
          </table:table-cell>
          <table:table-cell office:value-type="string" calcext:value-type="string">
            <text:p><text:s/>washing machine incl. in rent</text:p>
          </table:table-cell>
          <table:table-cell/>
          <table:table-cell office:value-type="string" calcext:value-type="string">
            <text:p>Pedestrian shortcut to Hataitai shops close by, <text:s/>bus routes close by &amp;amp; a 5 min walk to Hataitai beac</text:p>
          </table:table-cell>
          <table:table-cell office:value-type="string" calcext:value-type="string">
            <text:p>There is a possibilit­y for an off-street Park for an extra $5 per week, ple</text:p>
          </table:table-cell>
          <table:table-cell office:value-type="string" calcext:value-type="string">
            <text:p>FCP929</text:p>
          </table:table-cell>
          <table:table-cell/>
          <table:table-cell office:value-type="float" office:value="1" calcext:value-type="float">
            <text:p>1</text:p>
          </table:table-cell>
        </table:table-row>
        <table:table-row table:style-name="ro5">
          <table:table-cell office:value-type="string" calcext:value-type="string">
            <text:p>5/223 The Terrace</text:p>
          </table:table-cell>
          <table:table-cell office:value-type="float" office:value="270" calcext:value-type="float">
            <text:p>270</text:p>
          </table:table-cell>
          <table:table-cell office:value-type="string" calcext:value-type="string">
            <text:p>Available Fri 10 Feb</text:p>
          </table:table-cell>
          <table:table-cell office:value-type="string" calcext:value-type="string">
            <text:p>Listed Yesterday</text:p>
          </table:table-cell>
          <table:table-cell office:value-type="string" calcext:value-type="string">
            <text:p>http://www.trademe.co.nz/property/residential-property-to-rent/auction-1238362686.htm</text:p>
          </table:table-cell>
          <table:table-cell office:value-type="string" calcext:value-type="string">
            <text:p>Te Aro, Wellington</text:p>
          </table:table-cell>
          <table:table-cell office:value-type="string" calcext:value-type="string">
            <text:p>5/223 The Terrace</text:p>
            <text:p>Te Aro</text:p>
            <text:p>Wellington</text:p>
            <text:p>Wellington</text:p>
          </table:table-cell>
          <table:table-cell office:value-type="string" calcext:value-type="string">
            <text:p>Sandra Crews</text:p>
          </table:table-cell>
          <table:table-cell office:value-type="string" calcext:value-type="string">
            <text:p>1 bedroom apartment with 1 bathroom.*This does not have one bedroom it is a studio flat i.e. open plan bedroom/lounge/kitchen.*Prime location perfect for professional or student. <text:s text:c="2"/>Next to Allenby steps to Boulcott &amp; Willis Streets. <text:s/>Handy to VUW and all city amenities.Tidy, clean apartment with shared balcony. <text:s/>Good condition, kitchenette with small fridge. <text:s/>Access to shared (coin operated) laundry room with washing machine and dryer.Great tenants throughout this building of 9 apartments. <text:s/>Secure front door with combination. <text:s/>There is also a car park available at front door for an extra $35 per week.To book a viewing time for this property please use the Viewing Tracker link above, or go to www.niceplace.viewingtracker.comSuitable for one tenant.No pets or smokers.Agency reference #: Terrace</text:p>
          </table:table-cell>
          <table:table-cell office:value-type="float" office:value="919" calcext:value-type="float">
            <text:p>919</text:p>
          </table:table-cell>
          <table:table-cell office:value-type="string" calcext:value-type="string">
            <text:p>Fri 10 Feb</text:p>
          </table:table-cell>
          <table:table-cell office:value-type="string" calcext:value-type="string">
            <text:p>Fridge, rangehood and stove</text:p>
          </table:table-cell>
          <table:table-cell office:value-type="string" calcext:value-type="string">
            <text:p>Clean and tidy</text:p>
          </table:table-cell>
          <table:table-cell office:value-type="string" calcext:value-type="string">
            <text:p>Victoria University­, The Terrace, CBD</text:p>
          </table:table-cell>
          <table:table-cell office:value-type="string" calcext:value-type="string">
            <text:p>On Street Parking, On site car park available for $35 per week</text:p>
          </table:table-cell>
          <table:table-cell office:value-type="string" calcext:value-type="string">
            <text:p>FCP836</text:p>
          </table:table-cell>
          <table:table-cell/>
          <table:table-cell table:number-columns-repeated="2" office:value-type="float" office:value="1" calcext:value-type="float">
            <text:p>1</text:p>
          </table:table-cell>
        </table:table-row>
        <table:table-row table:style-name="ro5">
          <table:table-cell office:value-type="string" calcext:value-type="string">
            <text:p>4/11 Stafford Street</text:p>
          </table:table-cell>
          <table:table-cell office:value-type="float" office:value="190" calcext:value-type="float">
            <text:p>190</text:p>
          </table:table-cell>
          <table:table-cell office:value-type="string" calcext:value-type="string">
            <text:p>Available Tue 24 Jan</text:p>
          </table:table-cell>
          <table:table-cell office:value-type="string" calcext:value-type="string">
            <text:p>Listed Thu, 5 Jan</text:p>
          </table:table-cell>
          <table:table-cell office:value-type="string" calcext:value-type="string">
            <text:p>http://www.trademe.co.nz/property/residential-property-to-rent/auction-1235811205.htm</text:p>
          </table:table-cell>
          <table:table-cell office:value-type="string" calcext:value-type="string">
            <text:p>Trentham, Upper Hutt</text:p>
          </table:table-cell>
          <table:table-cell office:value-type="string" calcext:value-type="string">
            <text:p>4/11 Stafford Street</text:p>
            <text:p>Trentham</text:p>
            <text:p>Upper Hutt</text:p>
            <text:p>Wellington</text:p>
          </table:table-cell>
          <table:table-cell office:value-type="string" calcext:value-type="string">
            <text:p>Catherine Beal</text:p>
          </table:table-cell>
          <table:table-cell office:value-type="string" calcext:value-type="string">
            <text:p>1 bedroom unit with 1 bathroom.This one bedroom unit is in a handy location nearly straight across from Trentham Train Station. <text:s/>The unit is also located near the Camp Street local shops and local bus route. The unit comes with a heatpump which will keep you warm on those winter nights and cooler in the summer months. <text:s/>This complex has good neighbours.To make an enquiry or to book an appointment to view, simply click on the Viewing tracker link and follow the prompts.Suitable for one tenant.No pets or smokers.Agency reference #: OXY8602</text:p>
          </table:table-cell>
          <table:table-cell office:value-type="float" office:value="918" calcext:value-type="float">
            <text:p>918</text:p>
          </table:table-cell>
          <table:table-cell office:value-type="string" calcext:value-type="string">
            <text:p>Tue 24 Jan</text:p>
          </table:table-cell>
          <table:table-cell table:number-columns-repeated="3"/>
          <table:table-cell office:value-type="string" calcext:value-type="string">
            <text:p>Off Street Parking</text:p>
          </table:table-cell>
          <table:table-cell office:value-type="string" calcext:value-type="string">
            <text:p>FCM606</text:p>
          </table:table-cell>
          <table:table-cell/>
          <table:table-cell table:number-columns-repeated="2" office:value-type="float" office:value="1" calcext:value-type="float">
            <text:p>1</text:p>
          </table:table-cell>
        </table:table-row>
        <table:table-row table:style-name="ro5">
          <table:table-cell office:value-type="string" calcext:value-type="string">
            <text:p>Dunstan Street</text:p>
          </table:table-cell>
          <table:table-cell office:value-type="float" office:value="300" calcext:value-type="float">
            <text:p>300</text:p>
          </table:table-cell>
          <table:table-cell office:value-type="string" calcext:value-type="string">
            <text:p>Available Now</text:p>
          </table:table-cell>
          <table:table-cell office:value-type="string" calcext:value-type="string">
            <text:p>Listed Wed, 4 Jan</text:p>
          </table:table-cell>
          <table:table-cell office:value-type="string" calcext:value-type="string">
            <text:p>http://www.trademe.co.nz/property/residential-property-to-rent/auction-1235308544.htm</text:p>
          </table:table-cell>
          <table:table-cell office:value-type="string" calcext:value-type="string">
            <text:p>Otaki, Kapiti Coast</text:p>
          </table:table-cell>
          <table:table-cell office:value-type="string" calcext:value-type="string">
            <text:p>Dunstan Street</text:p>
            <text:p>Otaki</text:p>
            <text:p>Kapiti Coast</text:p>
            <text:p>Wellington</text:p>
          </table:table-cell>
          <table:table-cell office:value-type="string" calcext:value-type="string">
            <text:p>Reception</text:p>
          </table:table-cell>
          <table:table-cell office:value-type="string" calcext:value-type="string">
            <text:p>2 bedroom unit with 1 bathroom.Very roomy 1 to 2 bedroom flat, one street back from Otaki SH1 shops. <text:s/>Very handy; quiet and away from the road. <text:s/>Will suit a couple working in Otaki. <text:s/>This flat is easily configured to the way you want it. <text:s/>It has a huge multi-purpose living space in addition to main bedroom and kitchen / dining / lounge. *** Rent includes water charges ***Suitable for one tenant.No pets or smokers.Agency reference #: KP110952</text:p>
          </table:table-cell>
          <table:table-cell office:value-type="float" office:value="918" calcext:value-type="float">
            <text:p>918</text:p>
          </table:table-cell>
          <table:table-cell office:value-type="string" calcext:value-type="string">
            <text:p>Now</text:p>
          </table:table-cell>
          <table:table-cell office:value-type="string" calcext:value-type="string">
            <text:p>Heat pump, oven.</text:p>
          </table:table-cell>
          <table:table-cell table:number-columns-repeated="2"/>
          <table:table-cell office:value-type="string" calcext:value-type="string">
            <text:p>Not Specified 1 off-street car park</text:p>
          </table:table-cell>
          <table:table-cell table:number-columns-repeated="2"/>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1002a/170 Taranaki Street</text:p>
          </table:table-cell>
          <table:table-cell office:value-type="float" office:value="335" calcext:value-type="float">
            <text:p>335</text:p>
          </table:table-cell>
          <table:table-cell office:value-type="string" calcext:value-type="string">
            <text:p>Available Wed 15 Feb</text:p>
          </table:table-cell>
          <table:table-cell office:value-type="string" calcext:value-type="string">
            <text:p>Listed Thu, 5 Jan</text:p>
          </table:table-cell>
          <table:table-cell office:value-type="string" calcext:value-type="string">
            <text:p>http://www.trademe.co.nz/property/residential-property-to-rent/auction-1235910990.htm</text:p>
          </table:table-cell>
          <table:table-cell office:value-type="string" calcext:value-type="string">
            <text:p>Te Aro, Wellington</text:p>
          </table:table-cell>
          <table:table-cell office:value-type="string" calcext:value-type="string">
            <text:p>1002a/170 Taranaki Street</text:p>
            <text:p>Te Aro</text:p>
            <text:p>Wellington</text:p>
            <text:p>Wellington</text:p>
          </table:table-cell>
          <table:table-cell office:value-type="string" calcext:value-type="string">
            <text:p>Awhina Karawana</text:p>
          </table:table-cell>
          <table:table-cell office:value-type="string" calcext:value-type="string">
            <text:p>1 bedroom apartment with 1 bathroom.Furnished studio apartment in the Peak Apartments on Taranaki St. <text:s/>The Peak consists of 54 one bedroom apartments and 54 studio apartments. There are only 6 studios and 6 apartments on each floor. This studio apartment is located on level 10. <text:s text:c="3"/>Washing machine/dryer, fridge, electric hobs, oven and extractor fan are in the apartment. Furnishings including double bed and TV etc and kitchenware is also provided. <text:s/>The apartment is very close to Courtenay Place and city life. <text:s/>A nicely presented studio apartment and well worth a look. <text:s/>No pets, no smoking, semi- furnished, power is included in the rent, internet is not included in the rent. <text:s/>Maximum 2 occupants <text:s/>No parking available with this apartment. To make an enquiry or to book an appointment, simply click on the Viewing Tracker link and follow the promptsSuitable for up to 2 tenants.No pets or smokers.Agency reference #: OXY7206</text:p>
          </table:table-cell>
          <table:table-cell office:value-type="float" office:value="907" calcext:value-type="float">
            <text:p>907</text:p>
          </table:table-cell>
          <table:table-cell office:value-type="string" calcext:value-type="string">
            <text:p>Wed 15 Feb</text:p>
          </table:table-cell>
          <table:table-cell office:value-type="string" calcext:value-type="string">
            <text:p>As per attached list</text:p>
          </table:table-cell>
          <table:table-cell table:number-columns-repeated="2"/>
          <table:table-cell office:value-type="string" calcext:value-type="string">
            <text:p>Not available</text:p>
          </table:table-cell>
          <table:table-cell office:value-type="string" calcext:value-type="string">
            <text:p>FCM827</text:p>
          </table:table-cell>
          <table:table-cell/>
          <table:table-cell table:number-columns-repeated="2" office:value-type="float" office:value="1" calcext:value-type="float">
            <text:p>1</text:p>
          </table:table-cell>
        </table:table-row>
        <table:table-row table:style-name="ro5">
          <table:table-cell office:value-type="string" calcext:value-type="string">
            <text:p>6/768 Fergusson Drive</text:p>
          </table:table-cell>
          <table:table-cell office:value-type="float" office:value="290" calcext:value-type="float">
            <text:p>290</text:p>
          </table:table-cell>
          <table:table-cell office:value-type="string" calcext:value-type="string">
            <text:p>Available Sat 7 Jan</text:p>
          </table:table-cell>
          <table:table-cell office:value-type="string" calcext:value-type="string">
            <text:p>Listed Wed, 4 Jan</text:p>
          </table:table-cell>
          <table:table-cell office:value-type="string" calcext:value-type="string">
            <text:p>http://www.trademe.co.nz/property/residential-property-to-rent/auction-1235039138.htm</text:p>
          </table:table-cell>
          <table:table-cell office:value-type="string" calcext:value-type="string">
            <text:p>Elderslea, Upper Hutt</text:p>
          </table:table-cell>
          <table:table-cell office:value-type="string" calcext:value-type="string">
            <text:p>6/768 Fergusson Drive</text:p>
            <text:p>Elderslea</text:p>
            <text:p>Upper Hutt</text:p>
            <text:p>Wellington</text:p>
          </table:table-cell>
          <table:table-cell office:value-type="string" calcext:value-type="string">
            <text:p>Amy Jordan</text:p>
          </table:table-cell>
          <table:table-cell office:value-type="string" calcext:value-type="string">
            <text:p>2 bedroom unit with 1 bathroom.You should view the property before making an application so book in to the next viewing here:www.managemypropertyhuttvalley.viewingtracker.co mIf there are no times available on Trade Me, please check the advert on Tuesday afternoon to book a weekday viewing, or Friday afternoon for the weekend viewing. Viewing times outside those already available on the advert are not possible.This 2 bedroom unit is ideally located in central Upper hutt. Close to public transport, primary schools and the CBD. A tidy unit with 1 off street park, this property won't be around long.The property at a glance:2 bedroomsInsulation - Roofspace1 off street parkShower over bathLawns/gardens – maintained by the ownerPets – noYour moving in costs:Bond required: 4 weeks rentLetting fee: 1 weeks rent (inc gst)Rent in advance: 1 weekOnce you’ve seen the property at a viewing, you can apply online at www.apply.net.nzThe managemyproperty team are approachable and reliable landlords. We keep up our end of the deal and fix any problems that may come up, and it's easy to get in touch.No pets or smokers.Agency reference #: HUT2462</text:p>
          </table:table-cell>
          <table:table-cell office:value-type="float" office:value="903" calcext:value-type="float">
            <text:p>903</text:p>
          </table:table-cell>
          <table:table-cell office:value-type="string" calcext:value-type="string">
            <text:p>Sat 7 Jan</text:p>
          </table:table-cell>
          <table:table-cell office:value-type="string" calcext:value-type="string">
            <text:p>Oven</text:p>
          </table:table-cell>
          <table:table-cell/>
          <table:table-cell office:value-type="string" calcext:value-type="string">
            <text:p>Close to town, Bus Stops, Upper Hutt Primary School</text:p>
          </table:table-cell>
          <table:table-cell office:value-type="string" calcext:value-type="string">
            <text:p>1 OSP</text:p>
          </table:table-cell>
          <table:table-cell office:value-type="string" calcext:value-type="string">
            <text:p>FCL602</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4A Flock Grove</text:p>
          </table:table-cell>
          <table:table-cell office:value-type="float" office:value="315" calcext:value-type="float">
            <text:p>315</text:p>
          </table:table-cell>
          <table:table-cell office:value-type="string" calcext:value-type="string">
            <text:p>Available Sat 14 Jan</text:p>
          </table:table-cell>
          <table:table-cell office:value-type="string" calcext:value-type="string">
            <text:p>Listed Sun, 8 Jan</text:p>
          </table:table-cell>
          <table:table-cell office:value-type="string" calcext:value-type="string">
            <text:p>http://www.trademe.co.nz/property/residential-property-to-rent/auction-1237792176.htm</text:p>
          </table:table-cell>
          <table:table-cell office:value-type="string" calcext:value-type="string">
            <text:p>Fairfield, Lower Hutt</text:p>
          </table:table-cell>
          <table:table-cell office:value-type="string" calcext:value-type="string">
            <text:p>4A Flock Grove</text:p>
            <text:p>Fairfield</text:p>
            <text:p>Lower Hutt</text:p>
            <text:p>Wellington</text:p>
          </table:table-cell>
          <table:table-cell/>
          <table:table-cell office:value-type="string" calcext:value-type="string">
            <text:p>2 bedroom unit with 1 bathroom.2 Bedroom Unit available on quiet street, ideally looking for young professional person(s)* Off Street Car Port Included* Lawns / Gardens are maintained* Ideally No Children* No PetsPlease note the photos are of the almost identical unit next door, newer photos will be loaded once the current tenant has removed the rest of their belongings.A viewing will be held on the 14th of 15th, time to be confirmed. <text:s/>Please send me a message through Trademe to confirm interest.Suitable for up to 2 tenants.</text:p>
          </table:table-cell>
          <table:table-cell office:value-type="float" office:value="860" calcext:value-type="float">
            <text:p>860</text:p>
          </table:table-cell>
          <table:table-cell office:value-type="string" calcext:value-type="string">
            <text:p>Sat 14 Jan</text:p>
          </table:table-cell>
          <table:table-cell/>
          <table:table-cell office:value-type="string" calcext:value-type="string">
            <text:p>Young profession­al single or couple</text:p>
          </table:table-cell>
          <table:table-cell office:value-type="string" calcext:value-type="string">
            <text:p>Schools, Public Transport, Shops</text:p>
          </table:table-cell>
          <table:table-cell office:value-type="string" calcext:value-type="string">
            <text:p>Carport</text:p>
          </table:table-cell>
          <table:table-cell office:value-type="string" calcext:value-type="string">
            <text:p>FCP013</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28A Dunns Street</text:p>
          </table:table-cell>
          <table:table-cell office:value-type="float" office:value="330" calcext:value-type="float">
            <text:p>330</text:p>
          </table:table-cell>
          <table:table-cell office:value-type="string" calcext:value-type="string">
            <text:p>Available Wed 1 Feb</text:p>
          </table:table-cell>
          <table:table-cell office:value-type="string" calcext:value-type="string">
            <text:p>Listed Yesterday</text:p>
          </table:table-cell>
          <table:table-cell office:value-type="string" calcext:value-type="string">
            <text:p>http://www.trademe.co.nz/property/residential-property-to-rent/auction-1238218777.htm</text:p>
          </table:table-cell>
          <table:table-cell office:value-type="string" calcext:value-type="string">
            <text:p>Silverstream, Upper Hutt</text:p>
          </table:table-cell>
          <table:table-cell office:value-type="string" calcext:value-type="string">
            <text:p>28A Dunns Street</text:p>
            <text:p>Silverstream</text:p>
            <text:p>Upper Hutt</text:p>
            <text:p>Wellington</text:p>
          </table:table-cell>
          <table:table-cell/>
          <table:table-cell office:value-type="string" calcext:value-type="string">
            <text:p>2 bedroom unit with 1 bathroom.This is a two bedroom home in excellent condition, in a quiet cul de sac in a very popular neighborhood. It is a semi detached property of a back section and is private with the feel of a stand alone home. The house is within walking distance to the shops, cafes and restaurants of Silverstream Village, and is close to public transport. The property has a good sized lawn and a small garden that are maintained by the landlord. This house was fully renovated last year - with a new kitchen and bathroom, new curtains and new carpets, and a full repaint throughout in neutral colours.This property is very warm, with ceiling insulation, a DVS system and a heat pump, as well as good placement for all day sun.There is a garden shed and a carport which gives off street parking for two cars. This property is being let unfurnished.Suitable for up to 2 tenants.No pets or smokers.</text:p>
          </table:table-cell>
          <table:table-cell office:value-type="float" office:value="844" calcext:value-type="float">
            <text:p>844</text:p>
          </table:table-cell>
          <table:table-cell office:value-type="string" calcext:value-type="string">
            <text:p>Wed 1 Feb</text:p>
          </table:table-cell>
          <table:table-cell office:value-type="string" calcext:value-type="string">
            <text:p>Dishwasher­, DVS and heat pump.</text:p>
          </table:table-cell>
          <table:table-cell office:value-type="string" calcext:value-type="string">
            <text:p>Suitable for up to 2 tenants,</text:p>
          </table:table-cell>
          <table:table-cell/>
          <table:table-cell office:value-type="string" calcext:value-type="string">
            <text:p>Carport with space for 2 cars off sreet</text:p>
          </table:table-cell>
          <table:table-cell office:value-type="string" calcext:value-type="string">
            <text:p>FCP343</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Lemon St</text:p>
          </table:table-cell>
          <table:table-cell office:value-type="float" office:value="290" calcext:value-type="float">
            <text:p>290</text:p>
          </table:table-cell>
          <table:table-cell office:value-type="string" calcext:value-type="string">
            <text:p>Available Mon 23 Jan</text:p>
          </table:table-cell>
          <table:table-cell office:value-type="string" calcext:value-type="string">
            <text:p>Listed Wed, 4 Jan</text:p>
          </table:table-cell>
          <table:table-cell office:value-type="string" calcext:value-type="string">
            <text:p>http://www.trademe.co.nz/property/residential-property-to-rent/auction-1235098153.htm</text:p>
          </table:table-cell>
          <table:table-cell office:value-type="string" calcext:value-type="string">
            <text:p>Otaki, Kapiti Coast</text:p>
          </table:table-cell>
          <table:table-cell office:value-type="string" calcext:value-type="string">
            <text:p>Lemon St</text:p>
            <text:p>Otaki</text:p>
            <text:p>Kapiti Coast</text:p>
            <text:p>Wellington</text:p>
          </table:table-cell>
          <table:table-cell office:value-type="string" calcext:value-type="string">
            <text:p>Rebecca</text:p>
          </table:table-cell>
          <table:table-cell office:value-type="string" calcext:value-type="string">
            <text:p>2 bedroom house with 1 bathroom.This very tidy, quiet two bedroom home is perfect if you want comfort and to be close to town.Kitchen is open plan into the dining area.Separate lounge area off the dinning with heat pump.Both bedrooms are of a good size and very tidy.Modern bathroom with shower, toilet and vanity.Separate laundry area.Easy care gardens to maintain.No pets or smokers.Agency reference #: 3L</text:p>
          </table:table-cell>
          <table:table-cell office:value-type="float" office:value="837" calcext:value-type="float">
            <text:p>837</text:p>
          </table:table-cell>
          <table:table-cell office:value-type="string" calcext:value-type="string">
            <text:p>Mon 23 Jan</text:p>
          </table:table-cell>
          <table:table-cell/>
          <table:table-cell office:value-type="string" calcext:value-type="string">
            <text:p>Perfect for a retired couple or single person</text:p>
          </table:table-cell>
          <table:table-cell office:value-type="string" calcext:value-type="string">
            <text:p>Close to town, school and kindergart­en.</text:p>
          </table:table-cell>
          <table:table-cell office:value-type="string" calcext:value-type="string">
            <text:p>Single garage</text:p>
          </table:table-cell>
          <table:table-cell office:value-type="string" calcext:value-type="string">
            <text:p>FCL735</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1/98 Pharazyn Street</text:p>
          </table:table-cell>
          <table:table-cell office:value-type="float" office:value="310" calcext:value-type="float">
            <text:p>310</text:p>
          </table:table-cell>
          <table:table-cell office:value-type="string" calcext:value-type="string">
            <text:p>Available Sun 29 Jan</text:p>
          </table:table-cell>
          <table:table-cell office:value-type="string" calcext:value-type="string">
            <text:p>Listed Sat, 7 Jan</text:p>
          </table:table-cell>
          <table:table-cell office:value-type="string" calcext:value-type="string">
            <text:p>http://www.trademe.co.nz/property/residential-property-to-rent/auction-1237057124.htm</text:p>
          </table:table-cell>
          <table:table-cell office:value-type="string" calcext:value-type="string">
            <text:p>Melling, Lower Hutt</text:p>
          </table:table-cell>
          <table:table-cell office:value-type="string" calcext:value-type="string">
            <text:p>1/98 Pharazyn Street</text:p>
            <text:p>Melling</text:p>
            <text:p>Lower Hutt</text:p>
            <text:p>Wellington</text:p>
          </table:table-cell>
          <table:table-cell/>
          <table:table-cell office:value-type="string" calcext:value-type="string">
            <text:p>1 bedroom unit with 2 bathrooms.It's a one bedroom fully furnished property, with kitchen, lounge and main bathroom downstairs and extra large bedroom &amp; 2nd shower upstairs. Off street parking for 1 vehicle.Shared laundry with washing machine and dryerPreferably no smoking but can smoke outsideFour weeks bond + 1 week rent in advanceFixed term till Feb'2018No pets or smokers.</text:p>
          </table:table-cell>
          <table:table-cell office:value-type="float" office:value="832" calcext:value-type="float">
            <text:p>832</text:p>
          </table:table-cell>
          <table:table-cell office:value-type="string" calcext:value-type="string">
            <text:p>Sun 29 Jan</text:p>
          </table:table-cell>
          <table:table-cell office:value-type="string" calcext:value-type="string">
            <text:p>Fully furnished</text:p>
          </table:table-cell>
          <table:table-cell/>
          <table:table-cell office:value-type="string" calcext:value-type="string">
            <text:p>Next to day care, close to melling station, 2 min drive to farmers market and lower hutt CBD</text:p>
          </table:table-cell>
          <table:table-cell office:value-type="string" calcext:value-type="string">
            <text:p>Off street parking for 1 vehicle.</text:p>
          </table:table-cell>
          <table:table-cell office:value-type="string" calcext:value-type="string">
            <text:p>FCN747</text:p>
          </table:table-cell>
          <table:table-cell office:value-type="string" calcext:value-type="string">
            <text:p>Yes</text:p>
          </table:table-cell>
          <table:table-cell office:value-type="float" office:value="2" calcext:value-type="float">
            <text:p>2</text:p>
          </table:table-cell>
          <table:table-cell office:value-type="float" office:value="1" calcext:value-type="float">
            <text:p>1</text:p>
          </table:table-cell>
        </table:table-row>
        <table:table-row table:style-name="ro5">
          <table:table-cell office:value-type="string" calcext:value-type="string">
            <text:p>2/147 Dowse Drive</text:p>
          </table:table-cell>
          <table:table-cell office:value-type="float" office:value="170" calcext:value-type="float">
            <text:p>170</text:p>
          </table:table-cell>
          <table:table-cell office:value-type="string" calcext:value-type="string">
            <text:p>Available Wed 4 Jan</text:p>
          </table:table-cell>
          <table:table-cell office:value-type="string" calcext:value-type="string">
            <text:p>Listed Wed, 4 Jan</text:p>
          </table:table-cell>
          <table:table-cell office:value-type="string" calcext:value-type="string">
            <text:p>http://www.trademe.co.nz/property/residential-property-to-rent/auction-1235271465.htm</text:p>
          </table:table-cell>
          <table:table-cell office:value-type="string" calcext:value-type="string">
            <text:p>Maungaraki, Lower Hutt</text:p>
          </table:table-cell>
          <table:table-cell office:value-type="string" calcext:value-type="string">
            <text:p>2/147 Dowse Drive</text:p>
            <text:p>Maungaraki</text:p>
            <text:p>Lower Hutt</text:p>
            <text:p>Wellington</text:p>
          </table:table-cell>
          <table:table-cell office:value-type="string" calcext:value-type="string">
            <text:p>Louise Head</text:p>
          </table:table-cell>
          <table:table-cell office:value-type="string" calcext:value-type="string">
            <text:p>1 bedroom house with 4 bathrooms.This lovely good size semi furnished room has some views and included in the rent is the power and 1 GB of internet with an option of paying extra for internet and extra for Sky in your room if required.There is a large lounge/dining area with a 50" TV and Sky to enjoy, shared kitchen with the great views, four bathrooms with one including the laundry. It is in a great location being above Maungaraki shops, a gym for you to join, on a bus route, minutes to Petone or Central Hutt plus the motorway straight into Wellington. To make an enquiry or to book an appointment, simply click on the Viewing Tracker link and follow the prompts.Be in quick before this goes!No pets or smokers.Agency reference #: OXY3025</text:p>
          </table:table-cell>
          <table:table-cell office:value-type="float" office:value="831" calcext:value-type="float">
            <text:p>831</text:p>
          </table:table-cell>
          <table:table-cell office:value-type="string" calcext:value-type="string">
            <text:p>Wed 4 Jan</text:p>
          </table:table-cell>
          <table:table-cell office:value-type="string" calcext:value-type="string">
            <text:p>Paritally Furnished</text:p>
          </table:table-cell>
          <table:table-cell table:number-columns-repeated="2"/>
          <table:table-cell office:value-type="string" calcext:value-type="string">
            <text:p>On the Road</text:p>
          </table:table-cell>
          <table:table-cell table:number-columns-repeated="2"/>
          <table:table-cell office:value-type="float" office:value="4" calcext:value-type="float">
            <text:p>4</text:p>
          </table:table-cell>
          <table:table-cell office:value-type="float" office:value="1" calcext:value-type="float">
            <text:p>1</text:p>
          </table:table-cell>
        </table:table-row>
        <table:table-row table:style-name="ro5">
          <table:table-cell office:value-type="string" calcext:value-type="string">
            <text:p>1/39A Heretaunga Square</text:p>
          </table:table-cell>
          <table:table-cell office:value-type="float" office:value="345" calcext:value-type="float">
            <text:p>345</text:p>
          </table:table-cell>
          <table:table-cell office:value-type="string" calcext:value-type="string">
            <text:p>Available Sat 25 Feb</text:p>
          </table:table-cell>
          <table:table-cell office:value-type="string" calcext:value-type="string">
            <text:p>Listed Thu, 5 Jan</text:p>
          </table:table-cell>
          <table:table-cell office:value-type="string" calcext:value-type="string">
            <text:p>http://www.trademe.co.nz/property/residential-property-to-rent/auction-1235714114.htm</text:p>
          </table:table-cell>
          <table:table-cell office:value-type="string" calcext:value-type="string">
            <text:p>Heretaunga, Upper Hutt</text:p>
          </table:table-cell>
          <table:table-cell office:value-type="string" calcext:value-type="string">
            <text:p>1/39A Heretaunga Square</text:p>
            <text:p>Heretaunga</text:p>
            <text:p>Upper Hutt</text:p>
            <text:p>Wellington</text:p>
          </table:table-cell>
          <table:table-cell office:value-type="string" calcext:value-type="string">
            <text:p>Reception</text:p>
          </table:table-cell>
          <table:table-cell office:value-type="string" calcext:value-type="string">
            <text:p>2 bedroom townhouse with 1 bathroom.This is a wonderful 2 bedroom home in a quiet and very popular neighborhood. Its is a semi detached property but is completely private and has the feel of a stand alone home. <text:s/>It is walking distance to the railway station, <text:s/>Silver stream primary school and the village shopping area. <text:s/>The property has lovely flat lawns and gardens, both of which are maintained on your behalf. <text:s/>There is a single garage with plenty of room for storage, a garden shed <text:s/>and off street parking for 2 vehicles if required. <text:s/>This home has 2 bedrooms and a very tidy kitchen &amp; bathroom, a heat pump and insulation. <text:s/>It is sited really well for the sun, so being cold will not be an issue.Book a viewing to see this property NOW as this home <text:s/>will not stay unrented for long.No pets or smokers.Agency reference #: HV120565</text:p>
          </table:table-cell>
          <table:table-cell office:value-type="float" office:value="827" calcext:value-type="float">
            <text:p>827</text:p>
          </table:table-cell>
          <table:table-cell office:value-type="string" calcext:value-type="string">
            <text:p>Sat 25 Feb</text:p>
          </table:table-cell>
          <table:table-cell office:value-type="string" calcext:value-type="string">
            <text:p>Electric Oven</text:p>
          </table:table-cell>
          <table:table-cell table:number-columns-repeated="2"/>
          <table:table-cell office:value-type="string" calcext:value-type="string">
            <text:p>Large Single</text:p>
          </table:table-cell>
          <table:table-cell office:value-type="string" calcext:value-type="string">
            <text:p>FCM349</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10A Gordon Street</text:p>
          </table:table-cell>
          <table:table-cell office:value-type="float" office:value="345" calcext:value-type="float">
            <text:p>345</text:p>
          </table:table-cell>
          <table:table-cell office:value-type="string" calcext:value-type="string">
            <text:p>Available Sat 18 Feb</text:p>
          </table:table-cell>
          <table:table-cell office:value-type="string" calcext:value-type="string">
            <text:p>Listed Today</text:p>
          </table:table-cell>
          <table:table-cell office:value-type="string" calcext:value-type="string">
            <text:p>http://www.trademe.co.nz/property/residential-property-to-rent/auction-1238923544.htm</text:p>
          </table:table-cell>
          <table:table-cell office:value-type="string" calcext:value-type="string">
            <text:p>Newtown, Wellington</text:p>
          </table:table-cell>
          <table:table-cell office:value-type="string" calcext:value-type="string">
            <text:p>10A Gordon Street</text:p>
            <text:p>Newtown</text:p>
            <text:p>Wellington</text:p>
            <text:p>Wellington</text:p>
          </table:table-cell>
          <table:table-cell office:value-type="string" calcext:value-type="string">
            <text:p>Reception</text:p>
          </table:table-cell>
          <table:table-cell office:value-type="string" calcext:value-type="string">
            <text:p>2 bedroom unit with 1 bathroom.Centrally located in Newtown this two bedroom home with open-plan living has been Insulated to meet current code.Sporting two queen bedrooms and high ceilings, this upstairs unit is looking for someone to call it home. The property features a spacious bathroom/laundry, as well as gas hot water and stove. Close to local amenities and transport, get in touch now to secure an appointment to view before it's gone.Book to view via viewing tracker or call our office on 04 4990100.Suitable for up to 3 tenants.No pets or smokers.Agency reference #: LQ110051</text:p>
          </table:table-cell>
          <table:table-cell office:value-type="float" office:value="821" calcext:value-type="float">
            <text:p>821</text:p>
          </table:table-cell>
          <table:table-cell office:value-type="string" calcext:value-type="string">
            <text:p>Sat 18 Feb</text:p>
          </table:table-cell>
          <table:table-cell table:number-columns-repeated="3"/>
          <table:table-cell office:value-type="string" calcext:value-type="string">
            <text:p>(None)</text:p>
          </table:table-cell>
          <table:table-cell table:number-columns-repeated="2"/>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21A CONSTABLE ST <text:s/>NEWTOWN</text:p>
          </table:table-cell>
          <table:table-cell office:value-type="float" office:value="310" calcext:value-type="float">
            <text:p>310</text:p>
          </table:table-cell>
          <table:table-cell office:value-type="string" calcext:value-type="string">
            <text:p>Available Sun 12 Feb</text:p>
          </table:table-cell>
          <table:table-cell office:value-type="string" calcext:value-type="string">
            <text:p>Listed Today</text:p>
          </table:table-cell>
          <table:table-cell office:value-type="string" calcext:value-type="string">
            <text:p>http://www.trademe.co.nz/property/residential-property-to-rent/auction-1238946152.htm</text:p>
          </table:table-cell>
          <table:table-cell office:value-type="string" calcext:value-type="string">
            <text:p>Newtown, Wellington</text:p>
          </table:table-cell>
          <table:table-cell office:value-type="string" calcext:value-type="string">
            <text:p>21A CONSTABLE ST  NEWTOWN</text:p>
            <text:p>Newtown</text:p>
            <text:p>Wellington</text:p>
            <text:p>Wellington</text:p>
          </table:table-cell>
          <table:table-cell/>
          <table:table-cell office:value-type="string" calcext:value-type="string">
            <text:p>1 bedroom unit with 1 bathroom.Location location location! 21A Constable Street, Newtown, Studio, 1-year Fixed-term, Available from 12-2-17 (Negotiable)Freestanding, compact and neat self-contained studio behind house. Sunny and very warm, close to local shops and cafés, library, supermarkets and fresh produce market every Saturday.Partly furnished with washing machine, Fridge ,microwave, hob, table, 2chairs, and wardrobe. Near new quality property with double glazed windows and strong hot water pressure. Separate courtyard for privacy.Enjoy certainty with 1 year fixed lease at $310 per week Negotiable . Bond of 4 weeks is required. No letting fees. Bus stop just across the road (routes: 3, 11, 18, 44). And only minutes to the city. <text:s/>On-street resident parking available. Will suit single professional/couple. Prefer non-smoker with no pets.For viewing, phone or message: Ray 0272894600Viewings Avail mainly <text:s/>at pre-organised times .eg Tues 7-8pm , Thurs 6-7pm - <text:s/>but other timesSuitable for up to 2 tenants.No pets or smokers.</text:p>
          </table:table-cell>
          <table:table-cell office:value-type="float" office:value="816" calcext:value-type="float">
            <text:p>816</text:p>
          </table:table-cell>
          <table:table-cell office:value-type="string" calcext:value-type="string">
            <text:p>Sun 12 Feb</text:p>
          </table:table-cell>
          <table:table-cell office:value-type="string" calcext:value-type="string">
            <text:p>Partly furnished with washing machine, Fridge ,microwave­, hob, table, 2chairs, and wardrobe.</text:p>
          </table:table-cell>
          <table:table-cell office:value-type="string" calcext:value-type="string">
            <text:p>Will suit single profession­al/couple. Prefer non-smoker with no pets.</text:p>
          </table:table-cell>
          <table:table-cell office:value-type="string" calcext:value-type="string">
            <text:p>close to local shops and cafés, library, supermarkets, banks and fresh produce market every Saturday</text:p>
          </table:table-cell>
          <table:table-cell office:value-type="string" calcext:value-type="string">
            <text:p>On street parking with Council permits avail.</text:p>
          </table:table-cell>
          <table:table-cell office:value-type="string" calcext:value-type="string">
            <text:p>FCQ903</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238/217 The Terrace</text:p>
          </table:table-cell>
          <table:table-cell office:value-type="float" office:value="310" calcext:value-type="float">
            <text:p>310</text:p>
          </table:table-cell>
          <table:table-cell office:value-type="string" calcext:value-type="string">
            <text:p>Available Tue 14 Feb</text:p>
          </table:table-cell>
          <table:table-cell office:value-type="string" calcext:value-type="string">
            <text:p>Listed Fri, 6 Jan</text:p>
          </table:table-cell>
          <table:table-cell office:value-type="string" calcext:value-type="string">
            <text:p>http://www.trademe.co.nz/property/residential-property-to-rent/auction-1236483366.htm</text:p>
          </table:table-cell>
          <table:table-cell office:value-type="string" calcext:value-type="string">
            <text:p>Wellington Central, Wellington</text:p>
          </table:table-cell>
          <table:table-cell office:value-type="string" calcext:value-type="string">
            <text:p>238/217 The Terrace</text:p>
            <text:p>Wellington Central</text:p>
            <text:p>Wellington</text:p>
            <text:p>Wellington</text:p>
          </table:table-cell>
          <table:table-cell office:value-type="string" calcext:value-type="string">
            <text:p>Reception</text:p>
          </table:table-cell>
          <table:table-cell office:value-type="string" calcext:value-type="string">
            <text:p>1 bedroom apartment with 1 bathroom.This STUDIO apartment is in a secure building in the heart of the city, just a short walk to the city, Parliament. <text:s text:c="2"/>It comes furnished. Nice views over the city. Suitable for one tenant.No pets or smokers.Agency reference #: TN150214</text:p>
          </table:table-cell>
          <table:table-cell office:value-type="float" office:value="802" calcext:value-type="float">
            <text:p>802</text:p>
          </table:table-cell>
          <table:table-cell office:value-type="string" calcext:value-type="string">
            <text:p>Tue 14 Feb</text:p>
          </table:table-cell>
          <table:table-cell office:value-type="string" calcext:value-type="string">
            <text:p>Washer Dryer, fidge/free­zer, microwave</text:p>
          </table:table-cell>
          <table:table-cell table:number-columns-repeated="2"/>
          <table:table-cell office:value-type="string" calcext:value-type="string">
            <text:p>Not Specified</text:p>
          </table:table-cell>
          <table:table-cell office:value-type="string" calcext:value-type="string">
            <text:p>FCN237</text:p>
          </table:table-cell>
          <table:table-cell/>
          <table:table-cell table:number-columns-repeated="2" office:value-type="float" office:value="1" calcext:value-type="float">
            <text:p>1</text:p>
          </table:table-cell>
        </table:table-row>
        <table:table-row table:style-name="ro5">
          <table:table-cell office:value-type="string" calcext:value-type="string">
            <text:p>615/5 Aitken Street</text:p>
          </table:table-cell>
          <table:table-cell office:value-type="float" office:value="300" calcext:value-type="float">
            <text:p>300</text:p>
          </table:table-cell>
          <table:table-cell office:value-type="string" calcext:value-type="string">
            <text:p>Available Tue 10 Jan</text:p>
          </table:table-cell>
          <table:table-cell office:value-type="string" calcext:value-type="string">
            <text:p>Listed Thu, 5 Jan</text:p>
          </table:table-cell>
          <table:table-cell office:value-type="string" calcext:value-type="string">
            <text:p>http://www.trademe.co.nz/property/residential-property-to-rent/auction-1235739491.htm</text:p>
          </table:table-cell>
          <table:table-cell office:value-type="string" calcext:value-type="string">
            <text:p>Thorndon, Wellington</text:p>
          </table:table-cell>
          <table:table-cell office:value-type="string" calcext:value-type="string">
            <text:p>615/5 Aitken Street</text:p>
            <text:p>Thorndon</text:p>
            <text:p>Wellington</text:p>
            <text:p>Wellington</text:p>
          </table:table-cell>
          <table:table-cell office:value-type="string" calcext:value-type="string">
            <text:p>Aaron Simpson</text:p>
          </table:table-cell>
          <table:table-cell office:value-type="string" calcext:value-type="string">
            <text:p>1 bedroom apartment with 1 bathroom.Furnished one bedroom studio apartment in the heart of the business district Modern kitchen with good bench and storage space. All appliances including dishdraw. Clean and tidy bathroom with shower, good water pressure and free hot water. Secure building with swipe card access from the front entrance.If you wish to view please book in via viewing tracker.No pets or smokers.</text:p>
          </table:table-cell>
          <table:table-cell office:value-type="float" office:value="797" calcext:value-type="float">
            <text:p>797</text:p>
          </table:table-cell>
          <table:table-cell office:value-type="string" calcext:value-type="string">
            <text:p>Tue 10 Jan</text:p>
          </table:table-cell>
          <table:table-cell office:value-type="string" calcext:value-type="string">
            <text:p>Fully furnished</text:p>
          </table:table-cell>
          <table:table-cell/>
          <table:table-cell office:value-type="string" calcext:value-type="string">
            <text:p>Everything that Central Wellington has to offer.</text:p>
          </table:table-cell>
          <table:table-cell/>
          <table:table-cell office:value-type="string" calcext:value-type="string">
            <text:p>FCM415</text:p>
          </table:table-cell>
          <table:table-cell/>
          <table:table-cell table:number-columns-repeated="2" office:value-type="float" office:value="1" calcext:value-type="float">
            <text:p>1</text:p>
          </table:table-cell>
        </table:table-row>
        <table:table-row table:style-name="ro6">
          <table:table-cell office:value-type="string" calcext:value-type="string">
            <text:p>25 Wyndham Street</text:p>
          </table:table-cell>
          <table:table-cell office:value-type="float" office:value="330" calcext:value-type="float">
            <text:p>330</text:p>
          </table:table-cell>
          <table:table-cell office:value-type="string" calcext:value-type="string">
            <text:p>Available Sat 28 Jan</text:p>
          </table:table-cell>
          <table:table-cell office:value-type="string" calcext:value-type="string">
            <text:p>Listed Sun, 8 Jan</text:p>
          </table:table-cell>
          <table:table-cell office:value-type="string" calcext:value-type="string">
            <text:p>http://www.trademe.co.nz/property/residential-property-to-rent/auction-1237981048.htm</text:p>
          </table:table-cell>
          <table:table-cell office:value-type="string" calcext:value-type="string">
            <text:p>Carterton, Carterton</text:p>
          </table:table-cell>
          <table:table-cell office:value-type="string" calcext:value-type="string">
            <text:p>25 Wyndham Street</text:p>
            <text:p>Carterton</text:p>
            <text:p>Wellington</text:p>
          </table:table-cell>
          <table:table-cell/>
          <table:table-cell office:value-type="string" calcext:value-type="string">
            <text:p>3 bedroom house with 1 bathroom.The house is art deco style and has recently been redecorated with an open plan kitchen dining area and separate lounge.Re-roofing has recently been completed and insulation installed in both the ceiling and underfloor. <text:s/>The lounge has a modern fire box.The house is north west facing with large back yard and separate garage and workshop.Rent = $330 per weekBond = $1,200Four weeks advance payment = $1,240Rental property comes with a lawn mower and we are expecting gardens to be maintainedSuitable for up to 4 tenants.No pets or smokers.</text:p>
          </table:table-cell>
          <table:table-cell office:value-type="float" office:value="790" calcext:value-type="float">
            <text:p>790</text:p>
          </table:table-cell>
          <table:table-cell office:value-type="string" calcext:value-type="string">
            <text:p>Sat 28 Jan</text:p>
          </table:table-cell>
          <table:table-cell/>
          <table:table-cell office:value-type="string" calcext:value-type="string">
            <text:p>Family</text:p>
          </table:table-cell>
          <table:table-cell office:value-type="string" calcext:value-type="string">
            <text:p>Within easy walking distance to the Railway Station, schools and shops.</text:p>
          </table:table-cell>
          <table:table-cell office:value-type="string" calcext:value-type="string">
            <text:p>Private drive way, with off street parking and large garage.</text:p>
          </table:table-cell>
          <table:table-cell office:value-type="string" calcext:value-type="string">
            <text:p>FCP085</text:p>
          </table:table-cell>
          <table:table-cell office:value-type="string" calcext:value-type="string">
            <text:p>Yes</text:p>
          </table:table-cell>
          <table:table-cell office:value-type="float" office:value="1" calcext:value-type="float">
            <text:p>1</text:p>
          </table:table-cell>
          <table:table-cell office:value-type="float" office:value="3" calcext:value-type="float">
            <text:p>3</text:p>
          </table:table-cell>
        </table:table-row>
        <table:table-row table:style-name="ro5">
          <table:table-cell office:value-type="string" calcext:value-type="string">
            <text:p>20B Vancouver Street</text:p>
          </table:table-cell>
          <table:table-cell office:value-type="float" office:value="290" calcext:value-type="float">
            <text:p>290</text:p>
          </table:table-cell>
          <table:table-cell office:value-type="string" calcext:value-type="string">
            <text:p>Available Sat 18 Feb</text:p>
          </table:table-cell>
          <table:table-cell office:value-type="string" calcext:value-type="string">
            <text:p>Listed Yesterday</text:p>
          </table:table-cell>
          <table:table-cell office:value-type="string" calcext:value-type="string">
            <text:p>http://www.trademe.co.nz/property/residential-property-to-rent/auction-1238383148.htm</text:p>
          </table:table-cell>
          <table:table-cell office:value-type="string" calcext:value-type="string">
            <text:p>Kingston, Wellington</text:p>
          </table:table-cell>
          <table:table-cell office:value-type="string" calcext:value-type="string">
            <text:p>20B Vancouver Street</text:p>
            <text:p>Kingston</text:p>
            <text:p>Wellington</text:p>
            <text:p>Wellington</text:p>
          </table:table-cell>
          <table:table-cell office:value-type="string" calcext:value-type="string">
            <text:p>Amber Carr</text:p>
          </table:table-cell>
          <table:table-cell office:value-type="string" calcext:value-type="string">
            <text:p>2 bedroom house with 1 bathroom.Please do not view the flat outside of the viewing times as it is currently tenanted, thanks!Vancouver is a no exit street, the flat is on a shared driveway on the right, with 4 other houses. Please park at the end of Vancouver and walk up the steps.__________________This downstairs flat of two receives great sun, has lush bush surroundings, and is only a 5 minutes’ walk to Kingston buses and shops, with the #7 running to the CBD every 20 mins. Features of this flat include:1x large double room with double wardrobe and 1x double bedroom with single wardrobeLots of storage, including 2 wardrobes in the hallway and a separate laundry/storage area next to the bathroomThe living area is large with north and west facing windows and receives plenty of sunSome outdoor space around the back for you to keep a few plantsThis flat has security keys for added peace of mindThe lawns are maintained by the property managerThis flat is being offered on a one year fixed term tenancy until the mid-February 2017. If a tenancy has worked well we are in the practice of offering a further fixed term tenancy._______MOVE-IN COSTS:Bond: <text:tab/><text:tab/><text:tab/>$870.00 Rent in advance:<text:tab/>$580.00 No letting fee______Apply online at www.housingplus.co.nz. Feel free to apply before the viewing as this may speed up the process for you.Suitable for up to 4 tenants.No pets or smokers.Agency reference #: HOU42</text:p>
          </table:table-cell>
          <table:table-cell office:value-type="float" office:value="771" calcext:value-type="float">
            <text:p>771</text:p>
          </table:table-cell>
          <table:table-cell office:value-type="string" calcext:value-type="string">
            <text:p>Sat 18 Feb</text:p>
          </table:table-cell>
          <table:table-cell office:value-type="string" calcext:value-type="string">
            <text:p>Whiteware can be provided for an extra cost per week/per item</text:p>
          </table:table-cell>
          <table:table-cell/>
          <table:table-cell office:value-type="string" calcext:value-type="string">
            <text:p>5 minutes from Kingston shops and bus route</text:p>
          </table:table-cell>
          <table:table-cell office:value-type="string" calcext:value-type="string">
            <text:p>Off street parking next to flat</text:p>
          </table:table-cell>
          <table:table-cell office:value-type="string" calcext:value-type="string">
            <text:p>FCP971</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606/12 Martin Square</text:p>
          </table:table-cell>
          <table:table-cell office:value-type="float" office:value="285" calcext:value-type="float">
            <text:p>285</text:p>
          </table:table-cell>
          <table:table-cell office:value-type="string" calcext:value-type="string">
            <text:p>Available Tue 17 Jan</text:p>
          </table:table-cell>
          <table:table-cell office:value-type="string" calcext:value-type="string">
            <text:p>Listed Thu, 5 Jan</text:p>
          </table:table-cell>
          <table:table-cell office:value-type="string" calcext:value-type="string">
            <text:p>http://www.trademe.co.nz/property/residential-property-to-rent/auction-1235736265.htm</text:p>
          </table:table-cell>
          <table:table-cell office:value-type="string" calcext:value-type="string">
            <text:p>Te Aro, Wellington</text:p>
          </table:table-cell>
          <table:table-cell office:value-type="string" calcext:value-type="string">
            <text:p>606/12 Martin Square</text:p>
            <text:p>Te Aro</text:p>
            <text:p>Wellington</text:p>
            <text:p>Wellington</text:p>
          </table:table-cell>
          <table:table-cell office:value-type="string" calcext:value-type="string">
            <text:p>AJ</text:p>
          </table:table-cell>
          <table:table-cell office:value-type="string" calcext:value-type="string">
            <text:p>1 bedroom apartment with 1 bathroom.Fully furnished 6th floor studio apartment with balcony.The apartment has two single beds with two wardrobes, two desks, two chairs, vacuum cleaner, heater, kitchen with electric cooktop, microwave, fridge, pots, pans and cutlery.The bathroom has a wet floor type shower, basin and toilet. There is coupon parking on the street.This apartment is located behind Z Petrol Station on Taranaki Street - very close to all Wellington has to offer.Please click on the link at the top of the advertisement that says "Email the Agent" to book a viewing through Viewing Tracker.Suitable for up to 2 tenants.No pets or smokers.Agency reference #: MSQ606</text:p>
          </table:table-cell>
          <table:table-cell office:value-type="float" office:value="764" calcext:value-type="float">
            <text:p>764</text:p>
          </table:table-cell>
          <table:table-cell office:value-type="string" calcext:value-type="string">
            <text:p>Tue 17 Jan</text:p>
          </table:table-cell>
          <table:table-cell office:value-type="string" calcext:value-type="string">
            <text:p>microwave, fridge, electric cooktop, pots, pans and cutlery.</text:p>
          </table:table-cell>
          <table:table-cell office:value-type="string" calcext:value-type="string">
            <text:p>Anyone considered­.</text:p>
          </table:table-cell>
          <table:table-cell office:value-type="string" calcext:value-type="string">
            <text:p>Mt Cook school, Massey University­, cafes, restaurant­s and shopping.</text:p>
          </table:table-cell>
          <table:table-cell office:value-type="string" calcext:value-type="string">
            <text:p>Coupon parking</text:p>
          </table:table-cell>
          <table:table-cell office:value-type="string" calcext:value-type="string">
            <text:p>FCM406</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1/27 Rhine Street</text:p>
          </table:table-cell>
          <table:table-cell office:value-type="float" office:value="240" calcext:value-type="float">
            <text:p>240</text:p>
          </table:table-cell>
          <table:table-cell office:value-type="string" calcext:value-type="string">
            <text:p>Available Sat 4 Mar</text:p>
          </table:table-cell>
          <table:table-cell office:value-type="string" calcext:value-type="string">
            <text:p>Listed Yesterday</text:p>
          </table:table-cell>
          <table:table-cell office:value-type="string" calcext:value-type="string">
            <text:p>http://www.trademe.co.nz/property/residential-property-to-rent/auction-1238308888.htm</text:p>
          </table:table-cell>
          <table:table-cell office:value-type="string" calcext:value-type="string">
            <text:p>Island Bay, Wellington</text:p>
          </table:table-cell>
          <table:table-cell office:value-type="string" calcext:value-type="string">
            <text:p>1/27 Rhine Street</text:p>
            <text:p>Island Bay</text:p>
            <text:p>Wellington</text:p>
            <text:p>Wellington</text:p>
          </table:table-cell>
          <table:table-cell office:value-type="string" calcext:value-type="string">
            <text:p>Reception</text:p>
          </table:table-cell>
          <table:table-cell office:value-type="string" calcext:value-type="string">
            <text:p>1 bedroom apartment with 1 bathroom.Solid, large studio unit in a very quiet street and is a <text:s/>short walk to the beach, with all amenities in walking distance and 15 minutes drive to CBD.To book a viewing of this property, go to http://www.quinovickt.viewingtracker.com (please copy and paste the link) or Click on the 'Book a Viewing' option if you have a Trade Me log in. Suitable for up to 2 tenants.No pets or smokers.Agency reference #: KT150828</text:p>
          </table:table-cell>
          <table:table-cell office:value-type="float" office:value="752" calcext:value-type="float">
            <text:p>752</text:p>
          </table:table-cell>
          <table:table-cell office:value-type="string" calcext:value-type="string">
            <text:p>Sat 4 Mar</text:p>
          </table:table-cell>
          <table:table-cell office:value-type="string" calcext:value-type="string">
            <text:p>Oven</text:p>
          </table:table-cell>
          <table:table-cell table:number-columns-repeated="2"/>
          <table:table-cell office:value-type="string" calcext:value-type="string">
            <text:p>(None)</text:p>
          </table:table-cell>
          <table:table-cell office:value-type="string" calcext:value-type="string">
            <text:p>FCP656</text:p>
          </table:table-cell>
          <table:table-cell/>
          <table:table-cell table:number-columns-repeated="2" office:value-type="float" office:value="1" calcext:value-type="float">
            <text:p>1</text:p>
          </table:table-cell>
        </table:table-row>
        <table:table-row table:style-name="ro5">
          <table:table-cell office:value-type="string" calcext:value-type="string">
            <text:p>706/5 Aitken Street</text:p>
          </table:table-cell>
          <table:table-cell office:value-type="float" office:value="295" calcext:value-type="float">
            <text:p>295</text:p>
          </table:table-cell>
          <table:table-cell office:value-type="string" calcext:value-type="string">
            <text:p>Available Mon 9 Jan</text:p>
          </table:table-cell>
          <table:table-cell office:value-type="string" calcext:value-type="string">
            <text:p>Listed Fri, 6 Jan</text:p>
          </table:table-cell>
          <table:table-cell office:value-type="string" calcext:value-type="string">
            <text:p>http://www.trademe.co.nz/property/residential-property-to-rent/auction-1236413819.htm</text:p>
          </table:table-cell>
          <table:table-cell office:value-type="string" calcext:value-type="string">
            <text:p>Thorndon, Wellington</text:p>
          </table:table-cell>
          <table:table-cell office:value-type="string" calcext:value-type="string">
            <text:p>706/5 Aitken Street</text:p>
            <text:p>Thorndon</text:p>
            <text:p>Wellington</text:p>
            <text:p>Wellington</text:p>
          </table:table-cell>
          <table:table-cell office:value-type="string" calcext:value-type="string">
            <text:p>Awhina Karawana</text:p>
          </table:table-cell>
          <table:table-cell office:value-type="string" calcext:value-type="string">
            <text:p>1 bedroom apartment with 1 bathroom.This purpose-built, secure, furnished studio-apartment, in Central Wellington is in the ideal location for anyone who is working in or looking to work in, this white-collar district. Overlooking Aitken Street, this apartment comes with a fully equipped kitchen including white ware. The bathroom has a shower, toilet and vanity. A full chattels list is available on application.To make an enquiry or to book an appointment to view, simply click on the viewing tracker link and follow the prompts. No pets or smokers.Agency reference #: OXY1097</text:p>
          </table:table-cell>
          <table:table-cell office:value-type="float" office:value="742" calcext:value-type="float">
            <text:p>742</text:p>
          </table:table-cell>
          <table:table-cell office:value-type="string" calcext:value-type="string">
            <text:p>Mon 9 Jan</text:p>
          </table:table-cell>
          <table:table-cell office:value-type="string" calcext:value-type="string">
            <text:p>Includes whiteware, and kitchen ware</text:p>
          </table:table-cell>
          <table:table-cell/>
          <table:table-cell office:value-type="string" calcext:value-type="string">
            <text:p>Close to the central CBD, Victoria Uni, local supermarke­ts, and all Central Wellington has to offer</text:p>
          </table:table-cell>
          <table:table-cell office:value-type="string" calcext:value-type="string">
            <text:p>Not entered</text:p>
          </table:table-cell>
          <table:table-cell office:value-type="string" calcext:value-type="string">
            <text:p>FCN098</text:p>
          </table:table-cell>
          <table:table-cell/>
          <table:table-cell table:number-columns-repeated="2" office:value-type="float" office:value="1" calcext:value-type="float">
            <text:p>1</text:p>
          </table:table-cell>
        </table:table-row>
        <table:table-row table:style-name="ro5">
          <table:table-cell office:value-type="string" calcext:value-type="string">
            <text:p>106/35 Abel Smith Street</text:p>
          </table:table-cell>
          <table:table-cell office:value-type="float" office:value="280" calcext:value-type="float">
            <text:p>280</text:p>
          </table:table-cell>
          <table:table-cell office:value-type="string" calcext:value-type="string">
            <text:p>Available Mon 6 Feb</text:p>
          </table:table-cell>
          <table:table-cell office:value-type="string" calcext:value-type="string">
            <text:p>Listed Yesterday</text:p>
          </table:table-cell>
          <table:table-cell office:value-type="string" calcext:value-type="string">
            <text:p>http://www.trademe.co.nz/property/residential-property-to-rent/auction-1238259711.htm</text:p>
          </table:table-cell>
          <table:table-cell office:value-type="string" calcext:value-type="string">
            <text:p>Wellington Central, Wellington</text:p>
          </table:table-cell>
          <table:table-cell office:value-type="string" calcext:value-type="string">
            <text:p>106/35 Abel Smith Street</text:p>
            <text:p>Wellington Central</text:p>
            <text:p>Wellington</text:p>
            <text:p>Wellington</text:p>
          </table:table-cell>
          <table:table-cell office:value-type="string" calcext:value-type="string">
            <text:p>Natalie Depczynski</text:p>
          </table:table-cell>
          <table:table-cell office:value-type="string" calcext:value-type="string">
            <text:p>1 bedroom apartment with 1 bathroom.Great studio unit available in the Southern Cross Apartment block.Photo is of a similar unit.Available for a 12 month lease only.Suitable for 1x tenant.Contact me for a viewing.No pets or smokers.Agency reference #: CGF3188</text:p>
          </table:table-cell>
          <table:table-cell office:value-type="float" office:value="733" calcext:value-type="float">
            <text:p>733</text:p>
          </table:table-cell>
          <table:table-cell office:value-type="string" calcext:value-type="string">
            <text:p>Mon 6 Feb</text:p>
          </table:table-cell>
          <table:table-cell office:value-type="string" calcext:value-type="string">
            <text:p>Furnished</text:p>
          </table:table-cell>
          <table:table-cell table:number-columns-repeated="5"/>
          <table:table-cell table:number-columns-repeated="2" office:value-type="float" office:value="1" calcext:value-type="float">
            <text:p>1</text:p>
          </table:table-cell>
        </table:table-row>
        <table:table-row table:style-name="ro5">
          <table:table-cell office:value-type="string" calcext:value-type="string">
            <text:p>63B Reuben Avenue</text:p>
          </table:table-cell>
          <table:table-cell office:value-type="float" office:value="325" calcext:value-type="float">
            <text:p>325</text:p>
          </table:table-cell>
          <table:table-cell office:value-type="string" calcext:value-type="string">
            <text:p>Available Sat 11 Feb</text:p>
          </table:table-cell>
          <table:table-cell office:value-type="string" calcext:value-type="string">
            <text:p>Listed Yesterday</text:p>
          </table:table-cell>
          <table:table-cell office:value-type="string" calcext:value-type="string">
            <text:p>http://www.trademe.co.nz/property/residential-property-to-rent/auction-1238386395.htm</text:p>
          </table:table-cell>
          <table:table-cell office:value-type="string" calcext:value-type="string">
            <text:p>Brooklyn, Wellington</text:p>
          </table:table-cell>
          <table:table-cell office:value-type="string" calcext:value-type="string">
            <text:p>63B Reuben Avenue</text:p>
            <text:p>Brooklyn</text:p>
            <text:p>Wellington</text:p>
            <text:p>Wellington</text:p>
          </table:table-cell>
          <table:table-cell office:value-type="string" calcext:value-type="string">
            <text:p>Amber Carr</text:p>
          </table:table-cell>
          <table:table-cell office:value-type="string" calcext:value-type="string">
            <text:p>1 bedroom house with 1 bathroom.__________________To book in to see this property, please click on the “book a viewing tab above”.Please do not view the flat outside of the viewing times as it is currently tenanted, thanks!__________________This one bedroom downstairs flat was recently renovated and has been well maintained. It is private and quiet (except for birdsong) in a beautiful part of Wellington. Great for those wanting privacy, bush surroundings and shelter. This flat also has great indoor/outdoor flow onto a deck and then onto a lawn (which is for this flat only). Other features include:Double glazed windowsExcellent morning sunHeat pump in kitchen/ lounge (also warms the bathroom and bedroom as they are interconnected by very short hallway Neutral décor throughoutModern bathroom includes a washing machine and dryerModern galley styled kitchen which includes an electric oven, dishwasher, fridge freezer and plenty of storageSpacious <text:s/>double bedroom and although this is a downstairs flat, the bedroom is an extension on the back of the building and so has its own roof in other words the upstairs flat is not above the bedroom Large bedroom window looks out on the lawn which only this flat has access toThe access path to the flat is for this flat only adding to the sense of privacy6 min walk to Brooklyn shops, 20 min walk/10 min drive to Massey or CBDEvery time we visit there is always on-street parking availableWashing line for this flat’s use onlyThe lawn is maintained by the Property ManagerSecurity keys for added peace of mindThis property is being offered on a fixed-term tenancy until Mid-February 2015. If a tenancy has worked well we are in the practice of offering a further fixed-term tenancy at the new market rent.__________________Bond:<text:tab/><text:tab/><text:tab/>$975.00Rent in advance:<text:tab/>$650.00No letting fee______Apply online at www.housingplus.co.nz. Feel free to apply before the viewing as this may speed up the process for you.All applNo pets or smokers.Agency reference #: HOU36</text:p>
          </table:table-cell>
          <table:table-cell office:value-type="float" office:value="729" calcext:value-type="float">
            <text:p>729</text:p>
          </table:table-cell>
          <table:table-cell office:value-type="string" calcext:value-type="string">
            <text:p>Sat 11 Feb</text:p>
          </table:table-cell>
          <table:table-cell office:value-type="string" calcext:value-type="string">
            <text:p>Fridge/freezer, dishwasher, washing machine, clothes dryer &amp;amp; heat pump</text:p>
          </table:table-cell>
          <table:table-cell/>
          <table:table-cell office:value-type="string" calcext:value-type="string">
            <text:p>Brooklyn shops, movies, bus route &amp;amp; parks</text:p>
          </table:table-cell>
          <table:table-cell office:value-type="string" calcext:value-type="string">
            <text:p>Free on street</text:p>
          </table:table-cell>
          <table:table-cell office:value-type="string" calcext:value-type="string">
            <text:p><text:s/>one of the best free parking streets within 2k's of CBD</text:p>
          </table:table-cell>
          <table:table-cell office:value-type="string" calcext:value-type="string">
            <text:p>FCP989</text:p>
          </table:table-cell>
          <table:table-cell/>
          <table:table-cell office:value-type="float" office:value="1" calcext:value-type="float">
            <text:p>1</text:p>
          </table:table-cell>
        </table:table-row>
        <table:table-row table:style-name="ro5">
          <table:table-cell office:value-type="string" calcext:value-type="string">
            <text:p>4/22 Dellar Grove</text:p>
          </table:table-cell>
          <table:table-cell office:value-type="float" office:value="300" calcext:value-type="float">
            <text:p>300</text:p>
          </table:table-cell>
          <table:table-cell office:value-type="string" calcext:value-type="string">
            <text:p>Available Mon 9 Jan</text:p>
          </table:table-cell>
          <table:table-cell office:value-type="string" calcext:value-type="string">
            <text:p>Listed Yesterday</text:p>
          </table:table-cell>
          <table:table-cell office:value-type="string" calcext:value-type="string">
            <text:p>http://www.trademe.co.nz/property/residential-property-to-rent/auction-1238301047.htm</text:p>
          </table:table-cell>
          <table:table-cell office:value-type="string" calcext:value-type="string">
            <text:p>Silverstream, Upper Hutt</text:p>
          </table:table-cell>
          <table:table-cell office:value-type="string" calcext:value-type="string">
            <text:p>4/22 Dellar Grove</text:p>
            <text:p>Silverstream</text:p>
            <text:p>Upper Hutt</text:p>
            <text:p>Wellington</text:p>
          </table:table-cell>
          <table:table-cell office:value-type="string" calcext:value-type="string">
            <text:p>Catherine Beal</text:p>
          </table:table-cell>
          <table:table-cell office:value-type="string" calcext:value-type="string">
            <text:p>2 bedroom house with 1 bathroom.This unit is one of 4 and very spacious for a 2 bedroom. Recently painted throughout, this property is in a very tidy condition. One very large double bedroom and a large single which would fit a double bed.Spacious kitchen/dining offering an electric stove. The bathroom offers a shower over the bath. The property is insulated in the ceiling and underfloor along with an electric fan heater which keeps the winter chills away. Off street parking. No pets. To make an enquiry or to book an appointment to view, simply click on the Viewing Tracker link and follow the prompts.No pets or smokers.Agency reference #: OXY46493</text:p>
          </table:table-cell>
          <table:table-cell office:value-type="float" office:value="724" calcext:value-type="float">
            <text:p>724</text:p>
          </table:table-cell>
          <table:table-cell office:value-type="string" calcext:value-type="string">
            <text:p>Mon 9 Jan</text:p>
          </table:table-cell>
          <table:table-cell table:number-columns-repeated="4"/>
          <table:table-cell office:value-type="string" calcext:value-type="string">
            <text:p>FCP626</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226/318 Willis Street</text:p>
          </table:table-cell>
          <table:table-cell office:value-type="float" office:value="225" calcext:value-type="float">
            <text:p>225</text:p>
          </table:table-cell>
          <table:table-cell office:value-type="string" calcext:value-type="string">
            <text:p>Available Mon 9 Jan</text:p>
          </table:table-cell>
          <table:table-cell office:value-type="string" calcext:value-type="string">
            <text:p>Listed Yesterday</text:p>
          </table:table-cell>
          <table:table-cell office:value-type="string" calcext:value-type="string">
            <text:p>http://www.trademe.co.nz/property/residential-property-to-rent/auction-1238156540.htm</text:p>
          </table:table-cell>
          <table:table-cell office:value-type="string" calcext:value-type="string">
            <text:p>Wellington Central, Wellington</text:p>
          </table:table-cell>
          <table:table-cell office:value-type="string" calcext:value-type="string">
            <text:p>226/318 Willis Street</text:p>
            <text:p>Wellington Central</text:p>
            <text:p>Wellington</text:p>
            <text:p>Wellington</text:p>
          </table:table-cell>
          <table:table-cell office:value-type="string" calcext:value-type="string">
            <text:p>Property Management Wellington</text:p>
          </table:table-cell>
          <table:table-cell office:value-type="string" calcext:value-type="string">
            <text:p>1 bedroom townhouse with 1 bathroom.Located at the top end of Willis St, this property is handy to town, bus stops, university and ideal for professionals working in town. The property has 3 levels, with communal lounge, kitchen and laundry on the ground level, and rooms situated on levels 2 and 3.The Kitchen has all the necessary requirements for meal preparation and cooking. The lounge has sky TV and couches for your enjoyment.Each room can come either unfurnished or furnished. Furniture packages include Queen size beds, draws, tables, chairs. TV’s, Fridges etc, and each are $5 per week. (eg Queen bed is $5per week).Expenses are $35 per week per person and cover, Power &amp; Gas, Common Area Cleaning Service (twice a week), Sky TV, Wireless Internet (10gb per month per person), Common local phone line, Rubbish Removal and General Consumables – ie Kitchen soaps, powders, clothes, scrubbing brushes etcThere are car parks on site that can be rented at $29 + GST per week and are subject to availability.FeaturesAmazing City LocationBrand New Room 2014Large double roomAll facilities provided including wifiAvailableImmediately.Rent and BondRent: $225 room rate + $35 expenses per person *Bond: 3 x Weekly rental paymentLetting Fee: 1 x Weekly rental payment * Plus any other additional services such as carparks, furniture, etc.Suitable for up to 2 tenants.No pets.Agency reference #: 35/226</text:p>
          </table:table-cell>
          <table:table-cell office:value-type="float" office:value="694" calcext:value-type="float">
            <text:p>694</text:p>
          </table:table-cell>
          <table:table-cell office:value-type="string" calcext:value-type="string">
            <text:p>Mon 9 Jan</text:p>
          </table:table-cell>
          <table:table-cell table:number-columns-repeated="4"/>
          <table:table-cell office:value-type="string" calcext:value-type="string">
            <text:p>FCP152</text:p>
          </table:table-cell>
          <table:table-cell/>
          <table:table-cell table:number-columns-repeated="2" office:value-type="float" office:value="1" calcext:value-type="float">
            <text:p>1</text:p>
          </table:table-cell>
        </table:table-row>
        <table:table-row table:style-name="ro5">
          <table:table-cell office:value-type="string" calcext:value-type="string">
            <text:p>5/25 Waripori St</text:p>
          </table:table-cell>
          <table:table-cell office:value-type="float" office:value="280" calcext:value-type="float">
            <text:p>280</text:p>
          </table:table-cell>
          <table:table-cell office:value-type="string" calcext:value-type="string">
            <text:p>Available Sat 18 Feb</text:p>
          </table:table-cell>
          <table:table-cell office:value-type="string" calcext:value-type="string">
            <text:p>Listed Today</text:p>
          </table:table-cell>
          <table:table-cell office:value-type="string" calcext:value-type="string">
            <text:p>http://www.trademe.co.nz/property/residential-property-to-rent/auction-1238930937.htm</text:p>
          </table:table-cell>
          <table:table-cell office:value-type="string" calcext:value-type="string">
            <text:p>Berhampore, Wellington</text:p>
          </table:table-cell>
          <table:table-cell office:value-type="string" calcext:value-type="string">
            <text:p>5/25 Waripori St</text:p>
            <text:p>Berhampore</text:p>
            <text:p>Wellington</text:p>
            <text:p>Wellington</text:p>
          </table:table-cell>
          <table:table-cell office:value-type="string" calcext:value-type="string">
            <text:p>Reception</text:p>
          </table:table-cell>
          <table:table-cell office:value-type="string" calcext:value-type="string">
            <text:p>2 bedroom unit with 1 bathroom.Berhampore - 2 bedroom flat in Waripori St (between Russell Tce and Rintoul St). <text:s/>Car park space. Close to the shops, public transport etc.No pets or smokers.Agency reference #: LQ120255</text:p>
          </table:table-cell>
          <table:table-cell office:value-type="float" office:value="686" calcext:value-type="float">
            <text:p>686</text:p>
          </table:table-cell>
          <table:table-cell office:value-type="string" calcext:value-type="string">
            <text:p>Sat 18 Feb</text:p>
          </table:table-cell>
          <table:table-cell office:value-type="string" calcext:value-type="string">
            <text:p>Oven &amp;amp</text:p>
          </table:table-cell>
          <table:table-cell office:value-type="string" calcext:value-type="string">
            <text:p><text:s/>Dryer</text:p>
          </table:table-cell>
          <table:table-cell table:number-columns-repeated="2"/>
          <table:table-cell office:value-type="string" calcext:value-type="string">
            <text:p>No Garage 1 Car Park</text:p>
          </table:table-cell>
          <table:table-cell table:number-columns-repeated="2"/>
          <table:table-cell office:value-type="float" office:value="1" calcext:value-type="float">
            <text:p>1</text:p>
          </table:table-cell>
        </table:table-row>
        <table:table-row table:style-name="ro5">
          <table:table-cell office:value-type="string" calcext:value-type="string">
            <text:p>2/1341 High Street</text:p>
          </table:table-cell>
          <table:table-cell office:value-type="float" office:value="170" calcext:value-type="float">
            <text:p>170</text:p>
          </table:table-cell>
          <table:table-cell office:value-type="string" calcext:value-type="string">
            <text:p>Available Fri 27 Jan</text:p>
          </table:table-cell>
          <table:table-cell office:value-type="string" calcext:value-type="string">
            <text:p>Listed Wed, 4 Jan</text:p>
          </table:table-cell>
          <table:table-cell office:value-type="string" calcext:value-type="string">
            <text:p>http://www.trademe.co.nz/property/residential-property-to-rent/auction-1235240925.htm</text:p>
          </table:table-cell>
          <table:table-cell office:value-type="string" calcext:value-type="string">
            <text:p>Taita, Lower Hutt</text:p>
          </table:table-cell>
          <table:table-cell office:value-type="string" calcext:value-type="string">
            <text:p>2/1341 High Street</text:p>
            <text:p>Taita</text:p>
            <text:p>Lower Hutt</text:p>
            <text:p>Wellington</text:p>
          </table:table-cell>
          <table:table-cell office:value-type="string" calcext:value-type="string">
            <text:p>Jenny Burns</text:p>
          </table:table-cell>
          <table:table-cell office:value-type="string" calcext:value-type="string">
            <text:p>1 bedroom house with 1 bathroom.Cosy bedsit .Come home to this cosy bedsit with separate kitchen, shower, and toilet. This tidy bedsit is in the front block and close to bus and train, handy to shops. <text:s/>gardens and lawns maintained by the owner. <text:s/>To book a viewing click on the viewing tracker link and follow the prompts.* Photos are generic and may differ slightlyNo pets or smokers.Agency reference #: OXY4476</text:p>
          </table:table-cell>
          <table:table-cell office:value-type="float" office:value="671" calcext:value-type="float">
            <text:p>671</text:p>
          </table:table-cell>
          <table:table-cell office:value-type="string" calcext:value-type="string">
            <text:p>Fri 27 Jan</text:p>
          </table:table-cell>
          <table:table-cell table:number-columns-repeated="2"/>
          <table:table-cell office:value-type="string" calcext:value-type="string">
            <text:p>Corner shop</text:p>
          </table:table-cell>
          <table:table-cell office:value-type="string" calcext:value-type="string">
            <text:p>Off Street Parking</text:p>
          </table:table-cell>
          <table:table-cell office:value-type="string" calcext:value-type="string">
            <text:p>FCM088</text:p>
          </table:table-cell>
          <table:table-cell/>
          <table:table-cell table:number-columns-repeated="2" office:value-type="float" office:value="1" calcext:value-type="float">
            <text:p>1</text:p>
          </table:table-cell>
        </table:table-row>
        <table:table-row table:style-name="ro5">
          <table:table-cell office:value-type="string" calcext:value-type="string">
            <text:p>Cypress Drive</text:p>
          </table:table-cell>
          <table:table-cell office:value-type="float" office:value="340" calcext:value-type="float">
            <text:p>340</text:p>
          </table:table-cell>
          <table:table-cell office:value-type="string" calcext:value-type="string">
            <text:p>Available Sun 22 Jan</text:p>
          </table:table-cell>
          <table:table-cell office:value-type="string" calcext:value-type="string">
            <text:p>Listed Sun, 8 Jan</text:p>
          </table:table-cell>
          <table:table-cell office:value-type="string" calcext:value-type="string">
            <text:p>http://www.trademe.co.nz/property/residential-property-to-rent/auction-1237816907.htm</text:p>
          </table:table-cell>
          <table:table-cell office:value-type="string" calcext:value-type="string">
            <text:p>Maungaraki, Lower Hutt</text:p>
          </table:table-cell>
          <table:table-cell office:value-type="string" calcext:value-type="string">
            <text:p>Cypress Drive</text:p>
            <text:p>Maungaraki</text:p>
            <text:p>Lower Hutt</text:p>
            <text:p>Wellington</text:p>
          </table:table-cell>
          <table:table-cell/>
          <table:table-cell office:value-type="string" calcext:value-type="string">
            <text:p>1 bedroom townhouse with 1 bathroom.Sunny and warm 1 bedroom townhouse with harbour views from kitchen and living area. <text:s text:c="2"/>Recently fully insulated. Good sized rooms. Bathroom has shower over bath.Lawns are mowed for you and covered by the rent.Suitable for up to 2 tenants.No pets.</text:p>
          </table:table-cell>
          <table:table-cell office:value-type="float" office:value="670" calcext:value-type="float">
            <text:p>670</text:p>
          </table:table-cell>
          <table:table-cell office:value-type="string" calcext:value-type="string">
            <text:p>Sun 22 Jan</text:p>
          </table:table-cell>
          <table:table-cell/>
          <table:table-cell office:value-type="string" calcext:value-type="string">
            <text:p>Single person or couple.</text:p>
          </table:table-cell>
          <table:table-cell office:value-type="string" calcext:value-type="string">
            <text:p>Maungaraki shopping centre. <text:s/>Bus stop nearby,</text:p>
          </table:table-cell>
          <table:table-cell office:value-type="string" calcext:value-type="string">
            <text:p>Single garage and OSP for 1 car.</text:p>
          </table:table-cell>
          <table:table-cell office:value-type="string" calcext:value-type="string">
            <text:p>FCP025</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1A Zohrab St</text:p>
          </table:table-cell>
          <table:table-cell office:value-type="float" office:value="280" calcext:value-type="float">
            <text:p>280</text:p>
          </table:table-cell>
          <table:table-cell office:value-type="string" calcext:value-type="string">
            <text:p>Available Fri 3 Feb</text:p>
          </table:table-cell>
          <table:table-cell office:value-type="string" calcext:value-type="string">
            <text:p>Listed Yesterday</text:p>
          </table:table-cell>
          <table:table-cell office:value-type="string" calcext:value-type="string">
            <text:p>http://www.trademe.co.nz/property/residential-property-to-rent/auction-1238310032.htm</text:p>
          </table:table-cell>
          <table:table-cell office:value-type="string" calcext:value-type="string">
            <text:p>Hataitai, Wellington</text:p>
          </table:table-cell>
          <table:table-cell office:value-type="string" calcext:value-type="string">
            <text:p>1A Zohrab St</text:p>
            <text:p>Hataitai</text:p>
            <text:p>Wellington</text:p>
            <text:p>Wellington</text:p>
          </table:table-cell>
          <table:table-cell office:value-type="string" calcext:value-type="string">
            <text:p>Philippa Parsons</text:p>
          </table:table-cell>
          <table:table-cell office:value-type="string" calcext:value-type="string">
            <text:p>1 bedroom unit with 1 bathroom.This older style home has been divided into 3 flats. <text:s/>This one bedroom flat is on the north side and comes with a washing machine. <text:s/>There is a separate kitchen, separate bathroom and large living area.Share the backyard and clotheslines.Suitable for up to 2 tenants.No pets or smokers.Agency reference #: zohrab</text:p>
          </table:table-cell>
          <table:table-cell office:value-type="float" office:value="638" calcext:value-type="float">
            <text:p>638</text:p>
          </table:table-cell>
          <table:table-cell office:value-type="string" calcext:value-type="string">
            <text:p>Fri 3 Feb</text:p>
          </table:table-cell>
          <table:table-cell office:value-type="string" calcext:value-type="string">
            <text:p>Washing machine, stove(new 2015)</text:p>
          </table:table-cell>
          <table:table-cell office:value-type="string" calcext:value-type="string">
            <text:p>Single or couple</text:p>
          </table:table-cell>
          <table:table-cell office:value-type="string" calcext:value-type="string">
            <text:p>Walking distance to the Hataitai shops, buses are handy, the south coast is a short drive away.</text:p>
          </table:table-cell>
          <table:table-cell/>
          <table:table-cell office:value-type="string" calcext:value-type="string">
            <text:p>FCP658</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1/36 Rata Road</text:p>
          </table:table-cell>
          <table:table-cell office:value-type="float" office:value="345" calcext:value-type="float">
            <text:p>345</text:p>
          </table:table-cell>
          <table:table-cell office:value-type="string" calcext:value-type="string">
            <text:p>Available Wed 15 Feb</text:p>
          </table:table-cell>
          <table:table-cell office:value-type="string" calcext:value-type="string">
            <text:p>Listed Yesterday</text:p>
          </table:table-cell>
          <table:table-cell office:value-type="string" calcext:value-type="string">
            <text:p>http://www.trademe.co.nz/property/residential-property-to-rent/auction-1238354518.htm</text:p>
          </table:table-cell>
          <table:table-cell office:value-type="string" calcext:value-type="string">
            <text:p>Hataitai, Wellington</text:p>
          </table:table-cell>
          <table:table-cell office:value-type="string" calcext:value-type="string">
            <text:p>1/36 Rata Road</text:p>
            <text:p>Hataitai</text:p>
            <text:p>Wellington</text:p>
            <text:p>Wellington</text:p>
          </table:table-cell>
          <table:table-cell office:value-type="string" calcext:value-type="string">
            <text:p>Amber Carr</text:p>
          </table:table-cell>
          <table:table-cell office:value-type="string" calcext:value-type="string">
            <text:p>1 bedroom house with 1 bathroom.__________________To book in to see this property, please click on the “book a viewing tab above”.Please do not view the flat outside of the viewing times as it is currently tenanted, thanks!__________________This well maintained flat features 1 double bedroom and an open plan spacious lounge and kitchen with west facing windows. Other features of this flat include:Heat pump keeps the whole flat warm and dry in winter at very little costA well-proportioned double bedroom with a built in wardrobeGalley style west facing kitchen which receives plenty of light and sunBathroom comes with a washing machine, dryer and has a shower over bathLounge area has enough space for a separate dining area as well as a couch/lounge areaThere is security keys for added peace of mindThis property is being offered on a fixed-term tenancy until February 2018. If a tenancy has worked well we are in the practice of offering a further fixed-term tenancy at the new market rent.__________________MOVE-IN COSTS:Bond: <text:tab/><text:tab/><text:tab/>$1,035.00 (three weeks rent)Rent in advance:<text:tab/>$785.00 (paid fortnightly in adv)No letting fee!__________________Apply online at http://www.housingplus.co.nz/application-form/. Feel free to apply before viewing the property to speed up the process.All applications welcomeSuitable for up to 2 tenants.No pets or smokers.Agency reference #: HOU31</text:p>
          </table:table-cell>
          <table:table-cell office:value-type="float" office:value="637" calcext:value-type="float">
            <text:p>637</text:p>
          </table:table-cell>
          <table:table-cell office:value-type="string" calcext:value-type="string">
            <text:p>Wed 15 Feb</text:p>
          </table:table-cell>
          <table:table-cell office:value-type="string" calcext:value-type="string">
            <text:p>Fridge/freezer, washing machine, dryer, &amp;amp; heat pump incl in rent</text:p>
          </table:table-cell>
          <table:table-cell/>
          <table:table-cell office:value-type="string" calcext:value-type="string">
            <text:p>Pedestrian shortcut to Hataitai shops close by, <text:s/>bus routes close by &amp;amp; a 5 min walk to Hataitai beac</text:p>
          </table:table-cell>
          <table:table-cell office:value-type="string" calcext:value-type="string">
            <text:p>There is a possibilit­y for an off-street Park for an extra $5 per week, ple</text:p>
          </table:table-cell>
          <table:table-cell office:value-type="string" calcext:value-type="string">
            <text:p>FCP802</text:p>
          </table:table-cell>
          <table:table-cell/>
          <table:table-cell table:number-columns-repeated="2" office:value-type="float" office:value="1" calcext:value-type="float">
            <text:p>1</text:p>
          </table:table-cell>
        </table:table-row>
        <table:table-row table:style-name="ro5">
          <table:table-cell office:value-type="string" calcext:value-type="string">
            <text:p>2/43 Leighton Avenue</text:p>
          </table:table-cell>
          <table:table-cell office:value-type="float" office:value="320" calcext:value-type="float">
            <text:p>320</text:p>
          </table:table-cell>
          <table:table-cell office:value-type="string" calcext:value-type="string">
            <text:p>Available Mon 6 Feb</text:p>
          </table:table-cell>
          <table:table-cell office:value-type="string" calcext:value-type="string">
            <text:p>Listed Today</text:p>
          </table:table-cell>
          <table:table-cell office:value-type="string" calcext:value-type="string">
            <text:p>http://www.trademe.co.nz/property/residential-property-to-rent/auction-1238928609.htm</text:p>
          </table:table-cell>
          <table:table-cell office:value-type="string" calcext:value-type="string">
            <text:p>Waiwhetu, Lower Hutt</text:p>
          </table:table-cell>
          <table:table-cell office:value-type="string" calcext:value-type="string">
            <text:p>2/43 Leighton Avenue</text:p>
            <text:p>Waiwhetu</text:p>
            <text:p>Lower Hutt</text:p>
            <text:p>Wellington</text:p>
          </table:table-cell>
          <table:table-cell office:value-type="string" calcext:value-type="string">
            <text:p>Michelle Hibbs</text:p>
          </table:table-cell>
          <table:table-cell office:value-type="string" calcext:value-type="string">
            <text:p>2 bedroom house with 1 bathroom.You should view the property before making an application so book in to the next viewing here:www.managemypropertyhuttvalley.viewingtracker.co mIf there are no times available on Trade Me, please check the advert on Tuesday afternoon to book a weekday viewing, or Friday afternoon for the weekend viewing. Viewing times outside those already available on the advert are not possible.This nicely presented low maintenance warm 2 bedroom unit is a must see! Situated close to the train, bus stops, the local Primary School, parks, golf course, supermarket, river and Central Lower Hutt is all within walking distance.This sunny property is in great condition. The kitchen and dining area is a cosy space offering electric cooking as well as room for a small dining table. The master is a good size sunny room with a double built in wardrobe and the second is also a double.There is a small outdoor area suitable for a BBQ and small table. <text:s/>The fully fenced back yard is so peaceful! <text:s/>The property at a glance:•<text:tab/>2 bedrooms•<text:tab/>Insulation in ceiling and underfloor•<text:tab/>Heatpump•<text:tab/>Whiteware – fridge/washing machine/dryer available to purchase•<text:tab/>Parking for 1•<text:tab/>Garden Shed•<text:tab/>Electric Hot water•<text:tab/>Wet room shower/bathroom•<text:tab/>gardens – maintained by tenant•<text:tab/>Pets – noYour moving in costs:Bond required: 4 weeks rentLetting fee: 1 weeks rent (inc gst)Rent in advance: 1 weekOnce you’ve seen the property at a viewing, you can apply online at www.apply.net.nzThe managemyproperty team are approachable and reliable landlords. We keep up our end of the deal and fix any problems that may come up, and it's easy to get in touch.No pets or smokers.Agency reference #: HUT2463</text:p>
          </table:table-cell>
          <table:table-cell office:value-type="float" office:value="627" calcext:value-type="float">
            <text:p>627</text:p>
          </table:table-cell>
          <table:table-cell office:value-type="string" calcext:value-type="string">
            <text:p>Mon 6 Feb</text:p>
          </table:table-cell>
          <table:table-cell table:number-columns-repeated="6"/>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6 Fire Station Lane</text:p>
          </table:table-cell>
          <table:table-cell office:value-type="float" office:value="345" calcext:value-type="float">
            <text:p>345</text:p>
          </table:table-cell>
          <table:table-cell office:value-type="string" calcext:value-type="string">
            <text:p>Available Mon 23 Jan</text:p>
          </table:table-cell>
          <table:table-cell office:value-type="string" calcext:value-type="string">
            <text:p>Listed Thu, 5 Jan</text:p>
          </table:table-cell>
          <table:table-cell office:value-type="string" calcext:value-type="string">
            <text:p>http://www.trademe.co.nz/property/residential-property-to-rent/auction-1235742893.htm</text:p>
          </table:table-cell>
          <table:table-cell office:value-type="string" calcext:value-type="string">
            <text:p>Trentham, Upper Hutt</text:p>
          </table:table-cell>
          <table:table-cell office:value-type="string" calcext:value-type="string">
            <text:p>6 Fire Station Lane</text:p>
            <text:p>Trentham</text:p>
            <text:p>Upper Hutt</text:p>
            <text:p>Wellington</text:p>
          </table:table-cell>
          <table:table-cell office:value-type="string" calcext:value-type="string">
            <text:p>Janine Tweedale</text:p>
          </table:table-cell>
          <table:table-cell office:value-type="string" calcext:value-type="string">
            <text:p>3 bedroom house with 1 bathroom.This tidy three bedroom unit is situated in Trentham and comes with the following features,- three good size bedrooms- bathroom has shower/bath, hand basin, and toilet- separate lounge with heat pump- separate dinning room and kitchen- off street parking for two vehicles- close to all amenitiesCall Janine on 04 212 4715 for a viewingAgency reference #: UPH20736</text:p>
          </table:table-cell>
          <table:table-cell office:value-type="float" office:value="614" calcext:value-type="float">
            <text:p>614</text:p>
          </table:table-cell>
          <table:table-cell office:value-type="string" calcext:value-type="string">
            <text:p>Mon 23 Jan</text:p>
          </table:table-cell>
          <table:table-cell table:number-columns-repeated="3"/>
          <table:table-cell office:value-type="string" calcext:value-type="string">
            <text:p>2 car spaces</text:p>
          </table:table-cell>
          <table:table-cell office:value-type="string" calcext:value-type="string">
            <text:p>FCM421</text:p>
          </table:table-cell>
          <table:table-cell/>
          <table:table-cell office:value-type="float" office:value="1" calcext:value-type="float">
            <text:p>1</text:p>
          </table:table-cell>
          <table:table-cell office:value-type="float" office:value="3" calcext:value-type="float">
            <text:p>3</text:p>
          </table:table-cell>
        </table:table-row>
        <table:table-row table:style-name="ro6">
          <table:table-cell office:value-type="string" calcext:value-type="string">
            <text:p>Northland</text:p>
          </table:table-cell>
          <table:table-cell office:value-type="float" office:value="350" calcext:value-type="float">
            <text:p>350</text:p>
          </table:table-cell>
          <table:table-cell office:value-type="string" calcext:value-type="string">
            <text:p>Available Sat 28 Jan</text:p>
          </table:table-cell>
          <table:table-cell office:value-type="string" calcext:value-type="string">
            <text:p>Listed Yesterday</text:p>
          </table:table-cell>
          <table:table-cell office:value-type="string" calcext:value-type="string">
            <text:p>http://www.trademe.co.nz/property/residential-property-to-rent/auction-1238572971.htm</text:p>
          </table:table-cell>
          <table:table-cell office:value-type="string" calcext:value-type="string">
            <text:p>Northland, Wellington</text:p>
          </table:table-cell>
          <table:table-cell office:value-type="string" calcext:value-type="string">
            <text:p>Northland</text:p>
            <text:p>Wellington</text:p>
            <text:p>Wellington</text:p>
          </table:table-cell>
          <table:table-cell/>
          <table:table-cell office:value-type="string" calcext:value-type="string">
            <text:p>1 bedroom apartment with 1 bathroom.A great cozy, quiet, one bedroom apartment within easy walking distance to parliament/ Wellington CBD.Included is a one car shared garage directly below the apartment. <text:s text:c="2"/>The apartmenthas a modern kitchen and bathroom ,(including bath), , and has a heat pump for efficient warmth ( and summer cooling). <text:s/>Tennis courts are across the road, and local shops are approximately 300m away at the end of the street. <text:s/>Suitable for a single, or a couple.Please call to arrange an application to rent, and <text:s/>viewing. <text:s/>021615608Suitable for up to 2 tenants.No pets or smokers.</text:p>
          </table:table-cell>
          <table:table-cell office:value-type="float" office:value="609" calcext:value-type="float">
            <text:p>609</text:p>
          </table:table-cell>
          <table:table-cell office:value-type="string" calcext:value-type="string">
            <text:p>Sat 28 Jan</text:p>
          </table:table-cell>
          <table:table-cell/>
          <table:table-cell office:value-type="string" calcext:value-type="string">
            <text:p>profession­als</text:p>
          </table:table-cell>
          <table:table-cell office:value-type="string" calcext:value-type="string">
            <text:p>tennis courts CBD shops, Parliament­, Thorndon New World, Train, bus transport, botanical gardens.</text:p>
          </table:table-cell>
          <table:table-cell office:value-type="string" calcext:value-type="string">
            <text:p>garage</text:p>
          </table:table-cell>
          <table:table-cell office:value-type="string" calcext:value-type="string">
            <text:p>FCQ212</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4/36 Rata Road</text:p>
          </table:table-cell>
          <table:table-cell office:value-type="float" office:value="315" calcext:value-type="float">
            <text:p>315</text:p>
          </table:table-cell>
          <table:table-cell office:value-type="string" calcext:value-type="string">
            <text:p>Available Sat 4 Feb</text:p>
          </table:table-cell>
          <table:table-cell office:value-type="string" calcext:value-type="string">
            <text:p>Listed Yesterday</text:p>
          </table:table-cell>
          <table:table-cell office:value-type="string" calcext:value-type="string">
            <text:p>http://www.trademe.co.nz/property/residential-property-to-rent/auction-1238357163.htm</text:p>
          </table:table-cell>
          <table:table-cell office:value-type="string" calcext:value-type="string">
            <text:p>Hataitai, Wellington</text:p>
          </table:table-cell>
          <table:table-cell office:value-type="string" calcext:value-type="string">
            <text:p>4/36 Rata Road</text:p>
            <text:p>Hataitai</text:p>
            <text:p>Wellington</text:p>
            <text:p>Wellington</text:p>
          </table:table-cell>
          <table:table-cell office:value-type="string" calcext:value-type="string">
            <text:p>Amber Carr</text:p>
          </table:table-cell>
          <table:table-cell office:value-type="string" calcext:value-type="string">
            <text:p>1 bedroom house with 1 bathroom.To book in to see this property, please click on the “book a viewing tab above”. Please do not view the flat outside of the viewing times as it is currently tenanted, thanks!__________________This is a spacious flat with 1 double bedroom, large lounge, separate kitchen and 1 bathroom. It is situated at the bottom left of a large house. Features of this property include:Separate kitchen connected to dining area and loungeWell proportion lounge with space for dining areaSpacious double bedroom with built in wardrobePlenty of storage space DVS system installedSecurity keys for added peace of mindGrounds are maintained by the property manager5 minute walk to Hataitai beachWashing lines situated at back of property for communal useThis property is being offered on a fixed-term tenancy until early February 2018. If a tenancy has worked well we are in the practice of offering a further fixed-term tenancy at the new market rent.__________________MOVE-IN COSTS:Bond: <text:tab/><text:tab/><text:tab/>$945.000 (three weeks rent)Rent in advance:<text:tab/>$630.00 (paid fortnightly in adv)No letting fee!__________________Apply online at http://www.housingplus.co.nz/application-form/. Feel free to apply before viewing the property to speed up the process.Suitable for up to 2 tenants.No pets or smokers.Agency reference #: HOU34</text:p>
          </table:table-cell>
          <table:table-cell office:value-type="float" office:value="594" calcext:value-type="float">
            <text:p>594</text:p>
          </table:table-cell>
          <table:table-cell office:value-type="string" calcext:value-type="string">
            <text:p>Sat 4 Feb</text:p>
          </table:table-cell>
          <table:table-cell office:value-type="string" calcext:value-type="string">
            <text:p>DVS System, Fridge/Freezer, Washing Machine &amp;amp; Dryer</text:p>
          </table:table-cell>
          <table:table-cell/>
          <table:table-cell office:value-type="string" calcext:value-type="string">
            <text:p>Pedestrian shortcut to Hataitai shops close by, <text:s/>bus routes close by &amp;amp; a 5 min walk to Hataitai beac</text:p>
          </table:table-cell>
          <table:table-cell office:value-type="string" calcext:value-type="string">
            <text:p>Possibilit­y for an off-street Park for an extra $5 per week, please enquire</text:p>
          </table:table-cell>
          <table:table-cell office:value-type="string" calcext:value-type="string">
            <text:p>FCP808</text:p>
          </table:table-cell>
          <table:table-cell/>
          <table:table-cell table:number-columns-repeated="2" office:value-type="float" office:value="1" calcext:value-type="float">
            <text:p>1</text:p>
          </table:table-cell>
        </table:table-row>
        <table:table-row table:style-name="ro5">
          <table:table-cell office:value-type="string" calcext:value-type="string">
            <text:p>37b Cornford Street</text:p>
          </table:table-cell>
          <table:table-cell office:value-type="float" office:value="280" calcext:value-type="float">
            <text:p>280</text:p>
          </table:table-cell>
          <table:table-cell office:value-type="string" calcext:value-type="string">
            <text:p>Available Fri 20 Jan</text:p>
          </table:table-cell>
          <table:table-cell office:value-type="string" calcext:value-type="string">
            <text:p>Listed Today</text:p>
          </table:table-cell>
          <table:table-cell office:value-type="string" calcext:value-type="string">
            <text:p>http://www.trademe.co.nz/property/residential-property-to-rent/auction-1238960098.htm</text:p>
          </table:table-cell>
          <table:table-cell office:value-type="string" calcext:value-type="string">
            <text:p>Karori, Wellington</text:p>
          </table:table-cell>
          <table:table-cell office:value-type="string" calcext:value-type="string">
            <text:p>37b Cornford Street</text:p>
            <text:p>Karori</text:p>
            <text:p>Wellington</text:p>
            <text:p>Wellington</text:p>
          </table:table-cell>
          <table:table-cell office:value-type="string" calcext:value-type="string">
            <text:p>Robert Hansen</text:p>
          </table:table-cell>
          <table:table-cell office:value-type="string" calcext:value-type="string">
            <text:p>2 bedroom unit with 1 bathroom.**To view this property please book in at www.lpm.viewingtracker.com (copy &amp; paste this link).**Featuring a large open plan lounge and kitchen. North facing windows, great for making the most of the sun. Ranch slider door for access to the front lawn and parking spaces.Both the bedrooms are a very good size with built in double wardrobes.Bathroom with shower over the small bath.There are two large storage spaces in the hallway as well.Apply online www.lpmproperty.co.nz**To view this property please book in at www.lpm.viewingtracker.com (copy &amp; paste this link).**Suitable for up to 3 tenants.No pets or smokers.Agency reference #: WLP1900</text:p>
          </table:table-cell>
          <table:table-cell office:value-type="float" office:value="590" calcext:value-type="float">
            <text:p>590</text:p>
          </table:table-cell>
          <table:table-cell office:value-type="string" calcext:value-type="string">
            <text:p>Fri 20 Jan</text:p>
          </table:table-cell>
          <table:table-cell table:number-columns-repeated="2"/>
          <table:table-cell office:value-type="string" calcext:value-type="string">
            <text:p>Only minutes to the central Karori shopping center, public transport, library etc.</text:p>
          </table:table-cell>
          <table:table-cell/>
          <table:table-cell office:value-type="string" calcext:value-type="string">
            <text:p>FCQ946</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56A Raroa Rd (Downstairs)</text:p>
          </table:table-cell>
          <table:table-cell office:value-type="float" office:value="255" calcext:value-type="float">
            <text:p>255</text:p>
          </table:table-cell>
          <table:table-cell office:value-type="string" calcext:value-type="string">
            <text:p>Available Sat 18 Feb</text:p>
          </table:table-cell>
          <table:table-cell office:value-type="string" calcext:value-type="string">
            <text:p>Listed Today</text:p>
          </table:table-cell>
          <table:table-cell office:value-type="string" calcext:value-type="string">
            <text:p>http://www.trademe.co.nz/property/residential-property-to-rent/auction-1238924032.htm</text:p>
          </table:table-cell>
          <table:table-cell office:value-type="string" calcext:value-type="string">
            <text:p>Kelburn, Wellington</text:p>
          </table:table-cell>
          <table:table-cell office:value-type="string" calcext:value-type="string">
            <text:p>56A Raroa Rd (Downstairs)</text:p>
            <text:p>Kelburn</text:p>
            <text:p>Wellington</text:p>
            <text:p>Wellington</text:p>
          </table:table-cell>
          <table:table-cell office:value-type="string" calcext:value-type="string">
            <text:p>Reception</text:p>
          </table:table-cell>
          <table:table-cell office:value-type="string" calcext:value-type="string">
            <text:p>1 bedroom house with 1 bathroom.This bedsit unit is in a fantastic location - cozy and private with a large separate kitchen and bathroom. Located close to varsity and the Kelburn shops. Please phone 499 0100 to make an appointment to view this property or Book to view via viewing tracker. Suitable for up to 4 tenants.No pets or smokers.Agency reference #: LQ110778</text:p>
          </table:table-cell>
          <table:table-cell office:value-type="float" office:value="585" calcext:value-type="float">
            <text:p>585</text:p>
          </table:table-cell>
          <table:table-cell office:value-type="string" calcext:value-type="string">
            <text:p>Sat 18 Feb</text:p>
          </table:table-cell>
          <table:table-cell office:value-type="string" calcext:value-type="string">
            <text:p>Oven, Fridge, Washing Machine</text:p>
          </table:table-cell>
          <table:table-cell table:number-columns-repeated="2"/>
          <table:table-cell office:value-type="string" calcext:value-type="string">
            <text:p>Not Specified</text:p>
          </table:table-cell>
          <table:table-cell table:number-columns-repeated="2"/>
          <table:table-cell table:number-columns-repeated="2" office:value-type="float" office:value="1" calcext:value-type="float">
            <text:p>1</text:p>
          </table:table-cell>
        </table:table-row>
        <table:table-row table:style-name="ro5">
          <table:table-cell office:value-type="string" calcext:value-type="string">
            <text:p>3/116 Hataitai Road</text:p>
          </table:table-cell>
          <table:table-cell office:value-type="float" office:value="310" calcext:value-type="float">
            <text:p>310</text:p>
          </table:table-cell>
          <table:table-cell office:value-type="string" calcext:value-type="string">
            <text:p>Available Sat 4 Mar</text:p>
          </table:table-cell>
          <table:table-cell office:value-type="string" calcext:value-type="string">
            <text:p>Listed Today</text:p>
          </table:table-cell>
          <table:table-cell office:value-type="string" calcext:value-type="string">
            <text:p>http://www.trademe.co.nz/property/residential-property-to-rent/auction-1238996971.htm</text:p>
          </table:table-cell>
          <table:table-cell office:value-type="string" calcext:value-type="string">
            <text:p>Hataitai, Wellington</text:p>
          </table:table-cell>
          <table:table-cell office:value-type="string" calcext:value-type="string">
            <text:p>3/116 Hataitai Road</text:p>
            <text:p>Hataitai</text:p>
            <text:p>Wellington</text:p>
            <text:p>Wellington</text:p>
          </table:table-cell>
          <table:table-cell office:value-type="string" calcext:value-type="string">
            <text:p>Reception</text:p>
          </table:table-cell>
          <table:table-cell office:value-type="string" calcext:value-type="string">
            <text:p>2 bedroom apartment with 1 bathroom.This lovely double bedroom flat is located in popular Hataitai. It boasts polished floors and the grounds are maintained. The <text:s/>property gets good afternoon sun and is handy to bus transport and all amenities. To book a viewing of this property; click on the Viewing Tracker box, or go to www.quinovickt.viewingtracker.com (please copy and paste the link).Note that you must pre-book to attend a viewing as numbers are limited for each appointment. The property may be occupied so please do not go on the property without the viewing agent.Suitable for up to 2 tenants.No pets or smokers.Agency reference #: KT110473</text:p>
          </table:table-cell>
          <table:table-cell office:value-type="float" office:value="559" calcext:value-type="float">
            <text:p>559</text:p>
          </table:table-cell>
          <table:table-cell office:value-type="string" calcext:value-type="string">
            <text:p>Sat 4 Mar</text:p>
          </table:table-cell>
          <table:table-cell office:value-type="string" calcext:value-type="string">
            <text:p>Electric oven, electric hobs, washing machine.</text:p>
          </table:table-cell>
          <table:table-cell table:number-columns-repeated="2"/>
          <table:table-cell office:value-type="string" calcext:value-type="string">
            <text:p>(None)</text:p>
          </table:table-cell>
          <table:table-cell office:value-type="string" calcext:value-type="string">
            <text:p>FCR081</text:p>
          </table:table-cell>
          <table:table-cell/>
          <table:table-cell office:value-type="float" office:value="1" calcext:value-type="float">
            <text:p>1</text:p>
          </table:table-cell>
          <table:table-cell office:value-type="float" office:value="2" calcext:value-type="float">
            <text:p>2</text:p>
          </table:table-cell>
        </table:table-row>
        <table:table-row table:style-name="ro6">
          <table:table-cell office:value-type="string" calcext:value-type="string">
            <text:p>Tawa</text:p>
          </table:table-cell>
          <table:table-cell office:value-type="float" office:value="300" calcext:value-type="float">
            <text:p>300</text:p>
          </table:table-cell>
          <table:table-cell office:value-type="string" calcext:value-type="string">
            <text:p>Available Mon 6 Feb</text:p>
          </table:table-cell>
          <table:table-cell office:value-type="string" calcext:value-type="string">
            <text:p>Listed Today</text:p>
          </table:table-cell>
          <table:table-cell office:value-type="string" calcext:value-type="string">
            <text:p>http://www.trademe.co.nz/property/residential-property-to-rent/auction-1238811706.htm</text:p>
          </table:table-cell>
          <table:table-cell office:value-type="string" calcext:value-type="string">
            <text:p>Tawa, Wellington</text:p>
          </table:table-cell>
          <table:table-cell office:value-type="string" calcext:value-type="string">
            <text:p>Tawa</text:p>
            <text:p>Wellington</text:p>
            <text:p>Wellington</text:p>
          </table:table-cell>
          <table:table-cell office:value-type="string" calcext:value-type="string">
            <text:p>Paul</text:p>
          </table:table-cell>
          <table:table-cell office:value-type="string" calcext:value-type="string">
            <text:p>2 bedroom unit with 1 bathroom.Redecorated 2brm unit with off street parkingSunny, ground floor unit.Open plan kitchen dinning area.Handy to local shops and school and transport services.References please.For an appointment to view go to www.homeads.co.nz and enter ID number: 95846Letting fee appliesJust Realty Ltd - HomeAdsLicensed Agent (REAA 2008)Suitable for up to 4 tenants.No pets or smokers.Agency reference #: 95846</text:p>
          </table:table-cell>
          <table:table-cell office:value-type="float" office:value="554" calcext:value-type="float">
            <text:p>554</text:p>
          </table:table-cell>
          <table:table-cell office:value-type="string" calcext:value-type="string">
            <text:p>Mon 6 Feb</text:p>
          </table:table-cell>
          <table:table-cell office:value-type="string" calcext:value-type="string">
            <text:p>Unfurnishe­d</text:p>
          </table:table-cell>
          <table:table-cell table:number-columns-repeated="2"/>
          <table:table-cell office:value-type="string" calcext:value-type="string">
            <text:p>Off street parking</text:p>
          </table:table-cell>
          <table:table-cell office:value-type="string" calcext:value-type="string">
            <text:p>FCQ403</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504/169 The Terrace</text:p>
          </table:table-cell>
          <table:table-cell office:value-type="float" office:value="295" calcext:value-type="float">
            <text:p>295</text:p>
          </table:table-cell>
          <table:table-cell office:value-type="string" calcext:value-type="string">
            <text:p>Available Sat 31 Dec</text:p>
          </table:table-cell>
          <table:table-cell office:value-type="string" calcext:value-type="string">
            <text:p>Listed Yesterday</text:p>
          </table:table-cell>
          <table:table-cell office:value-type="string" calcext:value-type="string">
            <text:p>http://www.trademe.co.nz/property/residential-property-to-rent/auction-1238251273.htm</text:p>
          </table:table-cell>
          <table:table-cell office:value-type="string" calcext:value-type="string">
            <text:p>Wellington Central, Wellington</text:p>
          </table:table-cell>
          <table:table-cell office:value-type="string" calcext:value-type="string">
            <text:p>504/169 The Terrace</text:p>
            <text:p>Wellington Central</text:p>
            <text:p>Wellington</text:p>
            <text:p>Wellington</text:p>
          </table:table-cell>
          <table:table-cell office:value-type="string" calcext:value-type="string">
            <text:p>Natalie Depczynski</text:p>
          </table:table-cell>
          <table:table-cell office:value-type="string" calcext:value-type="string">
            <text:p>1 bedroom apartment with 1 bathroom.Highly sough after studio unit in the Vic Central Apartments on The Terrace.Furnished 1 double bedroom studio apt on the Terrace - bed has 2 single bedsOpen plan Kitchen/Living area/bedroom areaModern kitchen Separate BathroomLaundry facilities on each floorAvailable for a periodic lease only.No pets or smokers.Agency reference #: CGF3189</text:p>
          </table:table-cell>
          <table:table-cell office:value-type="float" office:value="551" calcext:value-type="float">
            <text:p>551</text:p>
          </table:table-cell>
          <table:table-cell office:value-type="string" calcext:value-type="string">
            <text:p>Sat 31 Dec</text:p>
          </table:table-cell>
          <table:table-cell office:value-type="string" calcext:value-type="string">
            <text:p>Furnished</text:p>
          </table:table-cell>
          <table:table-cell table:number-columns-repeated="3"/>
          <table:table-cell office:value-type="string" calcext:value-type="string">
            <text:p>FCP440</text:p>
          </table:table-cell>
          <table:table-cell/>
          <table:table-cell table:number-columns-repeated="2" office:value-type="float" office:value="1" calcext:value-type="float">
            <text:p>1</text:p>
          </table:table-cell>
        </table:table-row>
        <table:table-row table:style-name="ro5">
          <table:table-cell office:value-type="string" calcext:value-type="string">
            <text:p>29 Palmer Crescent</text:p>
          </table:table-cell>
          <table:table-cell office:value-type="float" office:value="200" calcext:value-type="float">
            <text:p>200</text:p>
          </table:table-cell>
          <table:table-cell office:value-type="string" calcext:value-type="string">
            <text:p>Available Mon 9 Jan</text:p>
          </table:table-cell>
          <table:table-cell office:value-type="string" calcext:value-type="string">
            <text:p>Listed Yesterday</text:p>
          </table:table-cell>
          <table:table-cell office:value-type="string" calcext:value-type="string">
            <text:p>http://www.trademe.co.nz/property/residential-property-to-rent/auction-1238323884.htm</text:p>
          </table:table-cell>
          <table:table-cell office:value-type="string" calcext:value-type="string">
            <text:p>Heretaunga, Upper Hutt</text:p>
          </table:table-cell>
          <table:table-cell office:value-type="string" calcext:value-type="string">
            <text:p>29 Palmer Crescent</text:p>
            <text:p>Heretaunga</text:p>
            <text:p>Upper Hutt</text:p>
            <text:p>Wellington</text:p>
          </table:table-cell>
          <table:table-cell office:value-type="string" calcext:value-type="string">
            <text:p>Courtney Johansen</text:p>
          </table:table-cell>
          <table:table-cell office:value-type="string" calcext:value-type="string">
            <text:p>1 bedroom unit with 1 bathroom.This modern self contained <text:s/>studio features large open plan area includes kitchen with washing machine and fridge.Separate bathroom with shower, vanity and toilet. Wardrobe.Small decking outside.This would suit a professional person/retiree/student. This would not be suitable for children. A cat maybe considered but NO Dogs <text:s/>please. No lawns or garden to be done.There is No Off Street parking.Good references and clean credit history essential.To view this property please click on icon Email the agent or if you are using a mobile device please go to www.rentalmanagers.viewingtracker.com (please copy and paste this link).** Stating your full name, age, occupation, contact details, who the tenants will be etc. We respond to all emails. All appointments to view are made via viewing tracker Not Trade Me. To see what other properties we have available, please go to www.rentalmanagers.co.nz/properties-for-rent Suitable for one tenant.No pets or smokers.Agency reference #: RML2099</text:p>
          </table:table-cell>
          <table:table-cell office:value-type="float" office:value="504" calcext:value-type="float">
            <text:p>504</text:p>
          </table:table-cell>
          <table:table-cell office:value-type="string" calcext:value-type="string">
            <text:p>Mon 9 Jan</text:p>
          </table:table-cell>
          <table:table-cell office:value-type="string" calcext:value-type="string">
            <text:p>Washing machine and fridge</text:p>
          </table:table-cell>
          <table:table-cell/>
          <table:table-cell office:value-type="string" calcext:value-type="string">
            <text:p>Walking distance to transport</text:p>
          </table:table-cell>
          <table:table-cell office:value-type="string" calcext:value-type="string">
            <text:p>No off street parking</text:p>
          </table:table-cell>
          <table:table-cell office:value-type="string" calcext:value-type="string">
            <text:p>FCP703</text:p>
          </table:table-cell>
          <table:table-cell/>
          <table:table-cell table:number-columns-repeated="2" office:value-type="float" office:value="1" calcext:value-type="float">
            <text:p>1</text:p>
          </table:table-cell>
        </table:table-row>
        <table:table-row table:style-name="ro5">
          <table:table-cell office:value-type="string" calcext:value-type="string">
            <text:p>Flat 2/218 Rintoul Street</text:p>
          </table:table-cell>
          <table:table-cell office:value-type="float" office:value="275" calcext:value-type="float">
            <text:p>275</text:p>
          </table:table-cell>
          <table:table-cell office:value-type="string" calcext:value-type="string">
            <text:p>Available Tue 10 Jan</text:p>
          </table:table-cell>
          <table:table-cell office:value-type="string" calcext:value-type="string">
            <text:p>Listed Today</text:p>
          </table:table-cell>
          <table:table-cell office:value-type="string" calcext:value-type="string">
            <text:p>http://www.trademe.co.nz/property/residential-property-to-rent/auction-1238923922.htm</text:p>
          </table:table-cell>
          <table:table-cell office:value-type="string" calcext:value-type="string">
            <text:p>Newtown, Wellington</text:p>
          </table:table-cell>
          <table:table-cell office:value-type="string" calcext:value-type="string">
            <text:p>Flat 2/218 Rintoul Street</text:p>
            <text:p>Newtown</text:p>
            <text:p>Wellington</text:p>
            <text:p>Wellington</text:p>
          </table:table-cell>
          <table:table-cell office:value-type="string" calcext:value-type="string">
            <text:p>Harriet Lee</text:p>
          </table:table-cell>
          <table:table-cell office:value-type="string" calcext:value-type="string">
            <text:p>1 bedroom unit with 1 bathroom.**To view this property please book in at www.lpm.viewingtracker.com (please copy and paste this link).**Sunny one bedroom upstairs flat, just minutes to the Newtown shops. Double bedrooms, well appointed kitchen which is open plan to the lounge. Modern bathroom.Shared back yard.Apply online at www.lpmproperty.co.nz**To view this property please book in at www.lpm.viewingtracker.com (please copy and paste this link).**Suitable for up to 2 tenants.No pets or smokers.Agency reference #: WLP112</text:p>
          </table:table-cell>
          <table:table-cell office:value-type="float" office:value="486" calcext:value-type="float">
            <text:p>486</text:p>
          </table:table-cell>
          <table:table-cell office:value-type="string" calcext:value-type="string">
            <text:p>Tue 10 Jan</text:p>
          </table:table-cell>
          <table:table-cell table:number-columns-repeated="2"/>
          <table:table-cell office:value-type="string" calcext:value-type="string">
            <text:p>Berhampore village shops, on bus route.</text:p>
          </table:table-cell>
          <table:table-cell table:number-columns-repeated="3"/>
          <table:table-cell table:number-columns-repeated="2" office:value-type="float" office:value="1" calcext:value-type="float">
            <text:p>1</text:p>
          </table:table-cell>
        </table:table-row>
        <table:table-row table:style-name="ro5">
          <table:table-cell office:value-type="string" calcext:value-type="string">
            <text:p>2B/49 Manners Street</text:p>
          </table:table-cell>
          <table:table-cell office:value-type="float" office:value="340" calcext:value-type="float">
            <text:p>340</text:p>
          </table:table-cell>
          <table:table-cell office:value-type="string" calcext:value-type="string">
            <text:p>Available Mon 16 Jan</text:p>
          </table:table-cell>
          <table:table-cell office:value-type="string" calcext:value-type="string">
            <text:p>Listed Yesterday</text:p>
          </table:table-cell>
          <table:table-cell office:value-type="string" calcext:value-type="string">
            <text:p>http://www.trademe.co.nz/property/residential-property-to-rent/auction-1238384923.htm</text:p>
          </table:table-cell>
          <table:table-cell office:value-type="string" calcext:value-type="string">
            <text:p>Wellington Central, Wellington</text:p>
          </table:table-cell>
          <table:table-cell office:value-type="string" calcext:value-type="string">
            <text:p>2B/49 Manners Street</text:p>
            <text:p>Wellington Central</text:p>
            <text:p>Wellington</text:p>
            <text:p>Wellington</text:p>
          </table:table-cell>
          <table:table-cell office:value-type="string" calcext:value-type="string">
            <text:p>Jerram Tuck</text:p>
          </table:table-cell>
          <table:table-cell office:value-type="string" calcext:value-type="string">
            <text:p>1 bedroom apartment with 1 bathroom.Regency ApartmentsFully furnished for your convenience.This apartment has an open plan lounge / kitchen with plenty of windows for the light.The bedroom comes with a queen bed and there is an ensuite with shower and toilet. Forget parking or the buses, this apartment is central and a short walk to everything Wellington has to offer. Decor is light and bright - ready for you to walk in with just your linen and clothes.Suitable for up to 2 tenants.No pets or smokers.</text:p>
          </table:table-cell>
          <table:table-cell office:value-type="float" office:value="465" calcext:value-type="float">
            <text:p>465</text:p>
          </table:table-cell>
          <table:table-cell office:value-type="string" calcext:value-type="string">
            <text:p>Mon 16 Jan</text:p>
          </table:table-cell>
          <table:table-cell office:value-type="string" calcext:value-type="string">
            <text:p>Fully furnished</text:p>
          </table:table-cell>
          <table:table-cell office:value-type="string" calcext:value-type="string">
            <text:p>Profession­als</text:p>
          </table:table-cell>
          <table:table-cell office:value-type="string" calcext:value-type="string">
            <text:p>CBD, Restaurants, Cafes &amp;amp; Shops</text:p>
          </table:table-cell>
          <table:table-cell/>
          <table:table-cell office:value-type="string" calcext:value-type="string">
            <text:p>FCP980</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310/11-21 Holland St</text:p>
          </table:table-cell>
          <table:table-cell office:value-type="float" office:value="340" calcext:value-type="float">
            <text:p>340</text:p>
          </table:table-cell>
          <table:table-cell office:value-type="string" calcext:value-type="string">
            <text:p>Available Tue 31 Jan</text:p>
          </table:table-cell>
          <table:table-cell office:value-type="string" calcext:value-type="string">
            <text:p>Listed Yesterday</text:p>
          </table:table-cell>
          <table:table-cell office:value-type="string" calcext:value-type="string">
            <text:p>http://www.trademe.co.nz/property/residential-property-to-rent/auction-1238252945.htm</text:p>
          </table:table-cell>
          <table:table-cell office:value-type="string" calcext:value-type="string">
            <text:p>Wellington Central, Wellington</text:p>
          </table:table-cell>
          <table:table-cell office:value-type="string" calcext:value-type="string">
            <text:p>310/11-21 Holland St</text:p>
            <text:p>Wellington Central</text:p>
            <text:p>Wellington</text:p>
            <text:p>Wellington</text:p>
          </table:table-cell>
          <table:table-cell office:value-type="string" calcext:value-type="string">
            <text:p>Peter</text:p>
          </table:table-cell>
          <table:table-cell office:value-type="string" calcext:value-type="string">
            <text:p>1 bedroom apartment with 1 bathroom.Fully furnished studio apartment in great location, handy to all amenities. Ideally suited for single professional.Just bring your own bedding, everything else is provided.Please see viewing times and add yourself using this link:http://www.arjay.viewingtracker.com/***No Letting Fee***Suitable for up to 2 tenants.Agency reference #: 1266</text:p>
          </table:table-cell>
          <table:table-cell office:value-type="float" office:value="465" calcext:value-type="float">
            <text:p>465</text:p>
          </table:table-cell>
          <table:table-cell office:value-type="string" calcext:value-type="string">
            <text:p>Tue 31 Jan</text:p>
          </table:table-cell>
          <table:table-cell office:value-type="string" calcext:value-type="string">
            <text:p>Dishwasher­, fridge/fre­ezer, washing-ma­chine/dryer, bed, tv, table, chairs</text:p>
          </table:table-cell>
          <table:table-cell office:value-type="string" calcext:value-type="string">
            <text:p>Reliable and responsibl­e</text:p>
          </table:table-cell>
          <table:table-cell office:value-type="string" calcext:value-type="string">
            <text:p>Courtenay Place, Oriental Bay, Moore Wilsons, CBD, Universiti­es</text:p>
          </table:table-cell>
          <table:table-cell/>
          <table:table-cell office:value-type="string" calcext:value-type="string">
            <text:p>FCP453</text:p>
          </table:table-cell>
          <table:table-cell/>
          <table:table-cell table:number-columns-repeated="2" office:value-type="float" office:value="1" calcext:value-type="float">
            <text:p>1</text:p>
          </table:table-cell>
        </table:table-row>
        <table:table-row table:style-name="ro5">
          <table:table-cell office:value-type="string" calcext:value-type="string">
            <text:p>155A Upland Road</text:p>
          </table:table-cell>
          <table:table-cell office:value-type="float" office:value="330" calcext:value-type="float">
            <text:p>330</text:p>
          </table:table-cell>
          <table:table-cell office:value-type="string" calcext:value-type="string">
            <text:p>Available Mon 23 Jan</text:p>
          </table:table-cell>
          <table:table-cell office:value-type="string" calcext:value-type="string">
            <text:p>Listed Today</text:p>
          </table:table-cell>
          <table:table-cell office:value-type="string" calcext:value-type="string">
            <text:p>http://www.trademe.co.nz/property/residential-property-to-rent/auction-1239140322.htm</text:p>
          </table:table-cell>
          <table:table-cell office:value-type="string" calcext:value-type="string">
            <text:p>Kelburn, Wellington</text:p>
          </table:table-cell>
          <table:table-cell office:value-type="string" calcext:value-type="string">
            <text:p>155A Upland Road</text:p>
            <text:p>Kelburn</text:p>
            <text:p>Wellington</text:p>
            <text:p>Wellington</text:p>
          </table:table-cell>
          <table:table-cell/>
          <table:table-cell office:value-type="string" calcext:value-type="string">
            <text:p>1 bedroom apartment with 1 bathroom.Charming one bedroom apartment with separate lounge off kitchen/dining area. Recently renovated, with a Heat Pump installed <text:s/>in 2016Very close to Kelburn village, Uni, and the city.Lovely afternoon sun with a small deck area at front of apartment and french doors to make the most of it.A quiet neighborhood with native trees and birds makes this apartment a delight to come home to.Demand for this apartment has historically been very strong.Open home Saturday 14th January 2017 2.30 to 3.30pmSuitable for up to 2 tenants.No pets or smokers.</text:p>
          </table:table-cell>
          <table:table-cell office:value-type="float" office:value="405" calcext:value-type="float">
            <text:p>405</text:p>
          </table:table-cell>
          <table:table-cell office:value-type="string" calcext:value-type="string">
            <text:p>Mon 23 Jan</text:p>
          </table:table-cell>
          <table:table-cell office:value-type="string" calcext:value-type="string">
            <text:p>Fridge freezer. Washing machine. Electric stove.</text:p>
          </table:table-cell>
          <table:table-cell office:value-type="string" calcext:value-type="string">
            <text:p>A profession­al couple or single person</text:p>
          </table:table-cell>
          <table:table-cell office:value-type="string" calcext:value-type="string">
            <text:p>Kelburn Village and cafes <text:s text:c="2"/>Botanica­l Gardens <text:s text:c="2"/>Cable Car <text:s text:c="2"/>Vic Uni <text:s text:c="2"/>Bus stop <text:s text:c="2"/>Wildlife sanctuary</text:p>
          </table:table-cell>
          <table:table-cell office:value-type="string" calcext:value-type="string">
            <text:p>Residents parking permit can be applied for if required.</text:p>
          </table:table-cell>
          <table:table-cell office:value-type="string" calcext:value-type="string">
            <text:p>FCR420</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315a Hebden Cres</text:p>
          </table:table-cell>
          <table:table-cell office:value-type="float" office:value="340" calcext:value-type="float">
            <text:p>340</text:p>
          </table:table-cell>
          <table:table-cell office:value-type="string" calcext:value-type="string">
            <text:p>Available Sun 29 Jan</text:p>
          </table:table-cell>
          <table:table-cell office:value-type="string" calcext:value-type="string">
            <text:p>Listed Today</text:p>
          </table:table-cell>
          <table:table-cell office:value-type="string" calcext:value-type="string">
            <text:p>http://www.trademe.co.nz/property/residential-property-to-rent/auction-1239111823.htm</text:p>
          </table:table-cell>
          <table:table-cell office:value-type="string" calcext:value-type="string">
            <text:p>Kelson, Lower Hutt</text:p>
          </table:table-cell>
          <table:table-cell office:value-type="string" calcext:value-type="string">
            <text:p>315a Hebden Cres</text:p>
            <text:p>Kelson</text:p>
            <text:p>Lower Hutt</text:p>
            <text:p>Wellington</text:p>
          </table:table-cell>
          <table:table-cell/>
          <table:table-cell office:value-type="string" calcext:value-type="string">
            <text:p>2 bedroom unit with 1 bathroom.This beautifully presented 2 bedroom flat is a hidden gem. <text:s/>Secluded from the hustle and bustle, yet easy access to the mortorway north and south.ABSOLUTELY NO PETS AND NO SMOKERS!Prefer tenant with only 1 carNo pets or smokers.</text:p>
          </table:table-cell>
          <table:table-cell office:value-type="float" office:value="399" calcext:value-type="float">
            <text:p>399</text:p>
          </table:table-cell>
          <table:table-cell office:value-type="string" calcext:value-type="string">
            <text:p>Sun 29 Jan</text:p>
          </table:table-cell>
          <table:table-cell office:value-type="string" calcext:value-type="string">
            <text:p>dvs type system, heat pump</text:p>
          </table:table-cell>
          <table:table-cell office:value-type="string" calcext:value-type="string">
            <text:p>Quiet, low maintenanc­e profession­al/s or small family.</text:p>
          </table:table-cell>
          <table:table-cell office:value-type="string" calcext:value-type="string">
            <text:p>close to all amenities, but you'll probably need a car</text:p>
          </table:table-cell>
          <table:table-cell office:value-type="string" calcext:value-type="string">
            <text:p>yes</text:p>
          </table:table-cell>
          <table:table-cell office:value-type="string" calcext:value-type="string">
            <text:p>FCR402</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Randwick Rd</text:p>
          </table:table-cell>
          <table:table-cell office:value-type="float" office:value="320" calcext:value-type="float">
            <text:p>320</text:p>
          </table:table-cell>
          <table:table-cell office:value-type="string" calcext:value-type="string">
            <text:p>Available Tue 17 Jan</text:p>
          </table:table-cell>
          <table:table-cell office:value-type="string" calcext:value-type="string">
            <text:p>Listed Today</text:p>
          </table:table-cell>
          <table:table-cell office:value-type="string" calcext:value-type="string">
            <text:p>http://www.trademe.co.nz/property/residential-property-to-rent/auction-1238924890.htm</text:p>
          </table:table-cell>
          <table:table-cell office:value-type="string" calcext:value-type="string">
            <text:p>Moera, Lower Hutt</text:p>
          </table:table-cell>
          <table:table-cell office:value-type="string" calcext:value-type="string">
            <text:p>Randwick Rd</text:p>
            <text:p>Moera</text:p>
            <text:p>Lower Hutt</text:p>
            <text:p>Wellington</text:p>
          </table:table-cell>
          <table:table-cell/>
          <table:table-cell office:value-type="string" calcext:value-type="string">
            <text:p>2 bedroom house with 1 bathroom.Tidy 2 bedroom semi detached house Partly renovated bathroom and new flooring in the kitchen.Boasts amazing afternoon sun into the lounge and front bedroom with morning sun streaming into the kitchenThe property has a small easy care section.Located on a main bus route for easy transport and just across the street from Zaney Zeuss and Blue Island Seafoods.Moera Library and playground within a 2 minute walk.Would suite a couple or 2 working singlesOff street parking for up to 3 carsSuitable for up to 3 tenants.No pets or smokers.</text:p>
          </table:table-cell>
          <table:table-cell office:value-type="float" office:value="388" calcext:value-type="float">
            <text:p>388</text:p>
          </table:table-cell>
          <table:table-cell office:value-type="string" calcext:value-type="string">
            <text:p>Tue 17 Jan</text:p>
          </table:table-cell>
          <table:table-cell office:value-type="string" calcext:value-type="string">
            <text:p>Washing machine <text:s text:c="2"/>Dryer</text:p>
          </table:table-cell>
          <table:table-cell office:value-type="string" calcext:value-type="string">
            <text:p>Would suite a couple or 2 working singles.</text:p>
          </table:table-cell>
          <table:table-cell office:value-type="string" calcext:value-type="string">
            <text:p>Across the street from Zaney Zeuss, Library, playground­, Randwick Primary School, Dairy, Pharmacy</text:p>
          </table:table-cell>
          <table:table-cell office:value-type="string" calcext:value-type="string">
            <text:p>Off street parking for up to 3 cars</text:p>
          </table:table-cell>
          <table:table-cell office:value-type="string" calcext:value-type="string">
            <text:p>FCQ838</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19 Mt View Terrace</text:p>
          </table:table-cell>
          <table:table-cell office:value-type="float" office:value="330" calcext:value-type="float">
            <text:p>330</text:p>
          </table:table-cell>
          <table:table-cell office:value-type="string" calcext:value-type="string">
            <text:p>Available Fri 13 Jan</text:p>
          </table:table-cell>
          <table:table-cell office:value-type="string" calcext:value-type="string">
            <text:p>Listed Yesterday</text:p>
          </table:table-cell>
          <table:table-cell office:value-type="string" calcext:value-type="string">
            <text:p>http://www.trademe.co.nz/property/residential-property-to-rent/auction-1238385783.htm</text:p>
          </table:table-cell>
          <table:table-cell office:value-type="string" calcext:value-type="string">
            <text:p>Otaki Beach, Kapiti Coast</text:p>
          </table:table-cell>
          <table:table-cell office:value-type="string" calcext:value-type="string">
            <text:p>19 Mt View Terrace</text:p>
            <text:p>Otaki Beach</text:p>
            <text:p>Kapiti Coast</text:p>
            <text:p>Wellington</text:p>
          </table:table-cell>
          <table:table-cell office:value-type="string" calcext:value-type="string">
            <text:p>Jenny Rogers</text:p>
          </table:table-cell>
          <table:table-cell office:value-type="string" calcext:value-type="string">
            <text:p>3 bedroom house with 1 bathroom.This lovely sunny <text:s/>3 bedroom home at Mt View beach subdivision has been extensively renovated: features include new kitchen, dishwasher, heatpump, carpet, newly painted interior - exterior decking, single garage with separate workshop, and tidy garden section.Would ideally suit a couple or small family. <text:s/>Must have excellent references.Please contact Jenny to arrange to view.Suitable for up to 3 tenants.No pets or smokers.Agency reference #: DWI637</text:p>
          </table:table-cell>
          <table:table-cell office:value-type="float" office:value="352" calcext:value-type="float">
            <text:p>352</text:p>
          </table:table-cell>
          <table:table-cell office:value-type="string" calcext:value-type="string">
            <text:p>Fri 13 Jan</text:p>
          </table:table-cell>
          <table:table-cell table:number-columns-repeated="4"/>
          <table:table-cell office:value-type="string" calcext:value-type="string">
            <text:p>FCP982</text:p>
          </table:table-cell>
          <table:table-cell/>
          <table:table-cell office:value-type="float" office:value="1" calcext:value-type="float">
            <text:p>1</text:p>
          </table:table-cell>
          <table:table-cell office:value-type="float" office:value="3" calcext:value-type="float">
            <text:p>3</text:p>
          </table:table-cell>
        </table:table-row>
        <table:table-row table:style-name="ro5">
          <table:table-cell office:value-type="string" calcext:value-type="string">
            <text:p>Matene</text:p>
          </table:table-cell>
          <table:table-cell office:value-type="float" office:value="255" calcext:value-type="float">
            <text:p>255</text:p>
          </table:table-cell>
          <table:table-cell office:value-type="string" calcext:value-type="string">
            <text:p>Available Mon 30 Jan</text:p>
          </table:table-cell>
          <table:table-cell office:value-type="string" calcext:value-type="string">
            <text:p>Listed Yesterday</text:p>
          </table:table-cell>
          <table:table-cell office:value-type="string" calcext:value-type="string">
            <text:p>http://www.trademe.co.nz/property/residential-property-to-rent/auction-1238251516.htm</text:p>
          </table:table-cell>
          <table:table-cell office:value-type="string" calcext:value-type="string">
            <text:p>Otaki, Kapiti Coast</text:p>
          </table:table-cell>
          <table:table-cell office:value-type="string" calcext:value-type="string">
            <text:p>Matene</text:p>
            <text:p>Otaki</text:p>
            <text:p>Kapiti Coast</text:p>
            <text:p>Wellington</text:p>
          </table:table-cell>
          <table:table-cell office:value-type="string" calcext:value-type="string">
            <text:p>Rebecca</text:p>
          </table:table-cell>
          <table:table-cell office:value-type="string" calcext:value-type="string">
            <text:p>2 bedroom house with 1 bathroom.This beautifully redecorated two bedroom home, in a cul de sac is ideal for a couple or single person. The house offers a tidy kitchen with living area.The living area has french doors that open out onto a deck area with a beautiful back yard and gardens to enjoy.One single bedroom and one double, both very tidy.Modern bathroom consists of shower, vanity and toilet.Fully fenced sectionViewing for this property will be held on Wednesday 18th at 12pm.Suitable for up to 3 tenants.No pets or smokers.Agency reference #: 10M</text:p>
          </table:table-cell>
          <table:table-cell office:value-type="float" office:value="344" calcext:value-type="float">
            <text:p>344</text:p>
          </table:table-cell>
          <table:table-cell office:value-type="string" calcext:value-type="string">
            <text:p>Mon 30 Jan</text:p>
          </table:table-cell>
          <table:table-cell table:number-columns-repeated="2"/>
          <table:table-cell office:value-type="string" calcext:value-type="string">
            <text:p>Close to town.</text:p>
          </table:table-cell>
          <table:table-cell office:value-type="string" calcext:value-type="string">
            <text:p>Single garage</text:p>
          </table:table-cell>
          <table:table-cell office:value-type="string" calcext:value-type="string">
            <text:p>FCP443</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407/142 Vivian Street</text:p>
          </table:table-cell>
          <table:table-cell office:value-type="float" office:value="320" calcext:value-type="float">
            <text:p>320</text:p>
          </table:table-cell>
          <table:table-cell office:value-type="string" calcext:value-type="string">
            <text:p>Available Sat 28 Jan</text:p>
          </table:table-cell>
          <table:table-cell office:value-type="string" calcext:value-type="string">
            <text:p>Listed Today</text:p>
          </table:table-cell>
          <table:table-cell office:value-type="string" calcext:value-type="string">
            <text:p>http://www.trademe.co.nz/property/residential-property-to-rent/auction-1238897771.htm</text:p>
          </table:table-cell>
          <table:table-cell office:value-type="string" calcext:value-type="string">
            <text:p>Wellington Central, Wellington</text:p>
          </table:table-cell>
          <table:table-cell office:value-type="string" calcext:value-type="string">
            <text:p>407/142 Vivian Street</text:p>
            <text:p>Wellington Central</text:p>
            <text:p>Wellington</text:p>
            <text:p>Wellington</text:p>
          </table:table-cell>
          <table:table-cell office:value-type="string" calcext:value-type="string">
            <text:p>Quinovic Vivian St</text:p>
          </table:table-cell>
          <table:table-cell office:value-type="string" calcext:value-type="string">
            <text:p>1 bedroom apartment with 1 bathroom.This modern fully furnished studio apartment is situated on Vivian Street in an apartment complex Duel on Vivian and is located within walking distance to all city amenities and the CBD. <text:s/>Features include fully furnished (including linen &amp; towels) to a high standard.Open plan living/dining/bedroom with a strip style kitchen with dishdrawer, under bench oven and ceramic hob and laundry alcove (combination washer, dryer).A separate bathroom and a Juliette balcony facing east for morning sun.Suitable for up to 2 tenants.No pets or smokers.Agency reference #: VS130094</text:p>
          </table:table-cell>
          <table:table-cell office:value-type="float" office:value="342" calcext:value-type="float">
            <text:p>342</text:p>
          </table:table-cell>
          <table:table-cell office:value-type="string" calcext:value-type="string">
            <text:p>Sat 28 Jan</text:p>
          </table:table-cell>
          <table:table-cell office:value-type="string" calcext:value-type="string">
            <text:p>Ceramic hob, under bench oven, d/washer, r/hood, fridge, insinkerat­or, combo wash dry</text:p>
          </table:table-cell>
          <table:table-cell table:number-columns-repeated="2"/>
          <table:table-cell office:value-type="string" calcext:value-type="string">
            <text:p>Not Specified</text:p>
          </table:table-cell>
          <table:table-cell office:value-type="string" calcext:value-type="string">
            <text:p>FCQ720</text:p>
          </table:table-cell>
          <table:table-cell/>
          <table:table-cell table:number-columns-repeated="2" office:value-type="float" office:value="1" calcext:value-type="float">
            <text:p>1</text:p>
          </table:table-cell>
        </table:table-row>
        <table:table-row table:style-name="ro5">
          <table:table-cell office:value-type="string" calcext:value-type="string">
            <text:p>1/255 Coutts</text:p>
          </table:table-cell>
          <table:table-cell office:value-type="float" office:value="275" calcext:value-type="float">
            <text:p>275</text:p>
          </table:table-cell>
          <table:table-cell office:value-type="string" calcext:value-type="string">
            <text:p>Available Sat 28 Jan</text:p>
          </table:table-cell>
          <table:table-cell office:value-type="string" calcext:value-type="string">
            <text:p>Listed Today</text:p>
          </table:table-cell>
          <table:table-cell office:value-type="string" calcext:value-type="string">
            <text:p>http://www.trademe.co.nz/property/residential-property-to-rent/auction-1239070245.htm</text:p>
          </table:table-cell>
          <table:table-cell office:value-type="string" calcext:value-type="string">
            <text:p>Kilbirnie, Wellington</text:p>
          </table:table-cell>
          <table:table-cell office:value-type="string" calcext:value-type="string">
            <text:p>1/255 Coutts</text:p>
            <text:p>Kilbirnie</text:p>
            <text:p>Wellington</text:p>
            <text:p>Wellington</text:p>
          </table:table-cell>
          <table:table-cell office:value-type="string" calcext:value-type="string">
            <text:p>Tracy Jamieson</text:p>
          </table:table-cell>
          <table:table-cell office:value-type="string" calcext:value-type="string">
            <text:p>1 bedroom unit with 1 bathroom.A downstairs one bedroom unit in a popular location.Suitable for a single person, non smoker and no pets.One double bedroom has wardrobe. <text:s/>Lounge area is open plan with kitchen, good space in the kitchen and lounge faces north west for good sun.Bathroom &amp; laundry combined. Shower over bath (low pressure hot water system)One off street car pad.Suitable for one tenant.No pets or smokers.Agency reference #: 255 Coutts</text:p>
          </table:table-cell>
          <table:table-cell office:value-type="float" office:value="334" calcext:value-type="float">
            <text:p>334</text:p>
          </table:table-cell>
          <table:table-cell office:value-type="string" calcext:value-type="string">
            <text:p>Sat 28 Jan</text:p>
          </table:table-cell>
          <table:table-cell office:value-type="string" calcext:value-type="string">
            <text:p>Unfurnishe­d</text:p>
          </table:table-cell>
          <table:table-cell office:value-type="string" calcext:value-type="string">
            <text:p>One person preferred</text:p>
          </table:table-cell>
          <table:table-cell office:value-type="string" calcext:value-type="string">
            <text:p>Near the beach, on the bus route and near the airport</text:p>
          </table:table-cell>
          <table:table-cell office:value-type="string" calcext:value-type="string">
            <text:p>One offstreet carpark beside the flat</text:p>
          </table:table-cell>
          <table:table-cell office:value-type="string" calcext:value-type="string">
            <text:p>FCR356</text:p>
          </table:table-cell>
          <table:table-cell/>
          <table:table-cell table:number-columns-repeated="2" office:value-type="float" office:value="1" calcext:value-type="float">
            <text:p>1</text:p>
          </table:table-cell>
        </table:table-row>
        <table:table-row table:style-name="ro5">
          <table:table-cell office:value-type="string" calcext:value-type="string">
            <text:p>1/4-18 Sussex Street</text:p>
          </table:table-cell>
          <table:table-cell office:value-type="float" office:value="270" calcext:value-type="float">
            <text:p>270</text:p>
          </table:table-cell>
          <table:table-cell office:value-type="string" calcext:value-type="string">
            <text:p>Available Mon 30 Jan</text:p>
          </table:table-cell>
          <table:table-cell office:value-type="string" calcext:value-type="string">
            <text:p>Listed Today</text:p>
          </table:table-cell>
          <table:table-cell office:value-type="string" calcext:value-type="string">
            <text:p>http://www.trademe.co.nz/property/residential-property-to-rent/auction-1239042643.htm</text:p>
          </table:table-cell>
          <table:table-cell office:value-type="string" calcext:value-type="string">
            <text:p>Mount Cook, Wellington</text:p>
          </table:table-cell>
          <table:table-cell office:value-type="string" calcext:value-type="string">
            <text:p>1/4-18 Sussex Street</text:p>
            <text:p>Mount Cook</text:p>
            <text:p>Wellington</text:p>
            <text:p>Wellington</text:p>
          </table:table-cell>
          <table:table-cell office:value-type="string" calcext:value-type="string">
            <text:p>Tracy Jamieson</text:p>
          </table:table-cell>
          <table:table-cell office:value-type="string" calcext:value-type="string">
            <text:p>1 bedroom apartment with 1 bathroom.In a great location is this fully furnished studio apartment located opposite the Basin Reserve on the ground floor.The apartment has an open plan living/study/bedroom area with a double bed (no linen supplied). <text:s/>The kitchen has an electric hob, fridge, microwave, pots and pans, toaster, jug and the basic utensils. <text:s/>The living space has two desks, two chairs, shelving and two wardrobes. The bathroom has a toilet, basin, shower cubicle and mirror.The complex has shared laundry facilities.There is no parking for cars in the complex but there is parking for a scooter or your bicycle. <text:s/>The apartment complex is very near Massey University, Countdown Supermarket, easy walking distance to the city and walking distance to the beach in Oriental Bay.To view please click on the Viewing Tracker link to register your interest and we will be in touch to arrange a time.No pets or smokers.Agency reference #: Basin 1</text:p>
          </table:table-cell>
          <table:table-cell office:value-type="float" office:value="329" calcext:value-type="float">
            <text:p>329</text:p>
          </table:table-cell>
          <table:table-cell office:value-type="string" calcext:value-type="string">
            <text:p>Mon 30 Jan</text:p>
          </table:table-cell>
          <table:table-cell office:value-type="string" calcext:value-type="string">
            <text:p>Fully Furnished</text:p>
          </table:table-cell>
          <table:table-cell office:value-type="string" calcext:value-type="string">
            <text:p>Anyone considered</text:p>
          </table:table-cell>
          <table:table-cell office:value-type="string" calcext:value-type="string">
            <text:p>All of the city's amenities</text:p>
          </table:table-cell>
          <table:table-cell office:value-type="string" calcext:value-type="string">
            <text:p>Coupon parking</text:p>
          </table:table-cell>
          <table:table-cell office:value-type="string" calcext:value-type="string">
            <text:p>FCR248</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7">
          <table:table-cell office:value-type="string" calcext:value-type="string">
            <text:p>Lower Hutt</text:p>
          </table:table-cell>
          <table:table-cell office:value-type="float" office:value="350" calcext:value-type="float">
            <text:p>350</text:p>
          </table:table-cell>
          <table:table-cell office:value-type="string" calcext:value-type="string">
            <text:p>Available Thu 9 Feb</text:p>
          </table:table-cell>
          <table:table-cell office:value-type="string" calcext:value-type="string">
            <text:p>Listed Today</text:p>
          </table:table-cell>
          <table:table-cell office:value-type="string" calcext:value-type="string">
            <text:p>http://www.trademe.co.nz/property/residential-property-to-rent/auction-1239219908.htm</text:p>
          </table:table-cell>
          <table:table-cell office:value-type="string" calcext:value-type="string">
            <text:p>Lower Hutt, Lower Hutt</text:p>
          </table:table-cell>
          <table:table-cell office:value-type="string" calcext:value-type="string">
            <text:p>Lower Hutt</text:p>
            <text:p>Wellington</text:p>
          </table:table-cell>
          <table:table-cell/>
          <table:table-cell office:value-type="string" calcext:value-type="string">
            <text:p>2 bedroom apartment with 1 bathroom.IT DOESNT GET MUCH BETTER THAN THIS......................Are you tired of looking at poorly maintained and overpriced properties? We'll here's a breath of fresh air that will certainly satisfy most!On offer here is an extremely well presented warm and sunny, modern 2 bedroom apartment located in a desirable part of Central Hutt.Renovated to a high standard everything is near new, from kitchen, bathroom right through to the carpet.Two great sized bedrooms with open plan living. Separate bathroom with shower over bath.A Heatpump will keep you warm throughout the cooler months.A unique feature of this apartment is that you will have access to an outdoor space which is shared. Perfect for those summer dinners!One off street park is included.Access to an outdoor shed is available subject to negotiation.You will love to call this place home!TO REGISTER YOUR INTEREST.......Please tell me the following about you and your situation.1- What are the full names of those proposing to reside at the apartment2- What are the occupations of each person/s3- What are the current addresses of each person and how long has that person resided at that address4- Your best contact phone numbervia EMAIL only:allan.davidson@nzrb.co.nzDue to anticipated demand, contact will only been made with those being successful in obtaining a viewing.NO LETTING FEE.............!!!Move in date could be brought forward if required.No pets or smokers.</text:p>
          </table:table-cell>
          <table:table-cell office:value-type="float" office:value="322" calcext:value-type="float">
            <text:p>322</text:p>
          </table:table-cell>
          <table:table-cell office:value-type="string" calcext:value-type="string">
            <text:p>Thu 9 Feb</text:p>
          </table:table-cell>
          <table:table-cell/>
          <table:table-cell office:value-type="string" calcext:value-type="string">
            <text:p>Profession­als</text:p>
          </table:table-cell>
          <table:table-cell office:value-type="string" calcext:value-type="string">
            <text:p>Mere minutes to Central Hutt. Close to Shops (and a very good Café) and Transport.</text:p>
          </table:table-cell>
          <table:table-cell office:value-type="string" calcext:value-type="string">
            <text:p>One off street park</text:p>
          </table:table-cell>
          <table:table-cell office:value-type="string" calcext:value-type="string">
            <text:p>FCR469</text:p>
          </table:table-cell>
          <table:table-cell office:value-type="string" calcext:value-type="string">
            <text:p>Yes</text:p>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Hardy St</text:p>
          </table:table-cell>
          <table:table-cell office:value-type="float" office:value="345" calcext:value-type="float">
            <text:p>345</text:p>
          </table:table-cell>
          <table:table-cell office:value-type="string" calcext:value-type="string">
            <text:p>Available Fri 10 Feb</text:p>
          </table:table-cell>
          <table:table-cell office:value-type="string" calcext:value-type="string">
            <text:p>Listed Today</text:p>
          </table:table-cell>
          <table:table-cell office:value-type="string" calcext:value-type="string">
            <text:p>http://www.trademe.co.nz/property/residential-property-to-rent/auction-1239211607.htm</text:p>
          </table:table-cell>
          <table:table-cell office:value-type="string" calcext:value-type="string">
            <text:p>Johnsonville, Wellington</text:p>
          </table:table-cell>
          <table:table-cell office:value-type="string" calcext:value-type="string">
            <text:p>Hardy St</text:p>
            <text:p>Johnsonville</text:p>
            <text:p>Wellington</text:p>
            <text:p>Wellington</text:p>
          </table:table-cell>
          <table:table-cell/>
          <table:table-cell office:value-type="string" calcext:value-type="string">
            <text:p>1 bedroom townhouse with 1 bathroom.Are you an exceptional tenant looking for an exceptional home?This stunning single level 1 bedroom townhouse (Side by side, not up &amp; down units) has been finished off to an extremely high standard.Very functional and spacious kitchen and bathroom that rivals those of larger 2 &amp; 3 bedroom homes.With Gas cooking and Endless (energy efficient) Gas Hot Water, you'll feel right at home while your Dishdraw does some nightly chores for you.The laundry is combined with the bathroom which also features a shower over bath, large vanity and storage nook.This home is Fully Insulated (including internal walls!), exceeding building code requirements, and has a very energy efficient quality Air conditioner/Heatpump (rated at 4.5 Stars, Hot &amp; Cold!)Facing North, for fantastic all day sun all year round, while being sheltered nicely from the wind, makes this truly a beautiful place to live and call home.Pre-wired with Quad Shield RG6 &amp; CAT6 cables to patch panel for Phone, Data, Internet, TV... and all your latest hi-tech needs.This executive style home has large format porcelain tiles throughout with plush carpet in the double bedroom.Great indoor/outdoor flow to your private, low maintenance, paved courtyard, with large roll-away clothesline. This easily accessed house is ideally situated on several bus routes and only 5 minutes walk to the Johnsonville CBD, with the main Train/Bus station, supermarkets, banks, takeaways, shops, swimming pool, gym, and everything else Johnsonville has to offer including the soon to be rebuilt Mall to rival that of Westfield Queensgate.This is even a completely smoke-free property for your enjoyment.Just because you are renting doesn't mean you can't live in a little bit of luxury :-)This property is not suitable for pets or children.Move in costs are:4 weeks Bond1 week in advance1 wk+ gst letting fee12 month minimum fixed term.Please note: Some photos are CGI for layout purposes.Suitable for one tenant.No pets or smokers.</text:p>
          </table:table-cell>
          <table:table-cell office:value-type="float" office:value="318" calcext:value-type="float">
            <text:p>318</text:p>
          </table:table-cell>
          <table:table-cell office:value-type="string" calcext:value-type="string">
            <text:p>Fri 10 Feb</text:p>
          </table:table-cell>
          <table:table-cell table:number-columns-repeated="2"/>
          <table:table-cell office:value-type="string" calcext:value-type="string">
            <text:p>everything Johnsonvil­le has to offer</text:p>
          </table:table-cell>
          <table:table-cell office:value-type="string" calcext:value-type="string">
            <text:p>optional</text:p>
          </table:table-cell>
          <table:table-cell office:value-type="string" calcext:value-type="string">
            <text:p>FCR466</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108/35 Abel Smith Street</text:p>
          </table:table-cell>
          <table:table-cell office:value-type="float" office:value="285" calcext:value-type="float">
            <text:p>285</text:p>
          </table:table-cell>
          <table:table-cell office:value-type="string" calcext:value-type="string">
            <text:p>Available Sat 28 Jan</text:p>
          </table:table-cell>
          <table:table-cell office:value-type="string" calcext:value-type="string">
            <text:p>Listed Today</text:p>
          </table:table-cell>
          <table:table-cell office:value-type="string" calcext:value-type="string">
            <text:p>http://www.trademe.co.nz/property/residential-property-to-rent/auction-1239005488.htm</text:p>
          </table:table-cell>
          <table:table-cell office:value-type="string" calcext:value-type="string">
            <text:p>Te Aro, Wellington</text:p>
          </table:table-cell>
          <table:table-cell office:value-type="string" calcext:value-type="string">
            <text:p>108/35 Abel Smith Street</text:p>
            <text:p>Te Aro</text:p>
            <text:p>Wellington</text:p>
            <text:p>Wellington</text:p>
          </table:table-cell>
          <table:table-cell office:value-type="string" calcext:value-type="string">
            <text:p>Quinovic Vivian St</text:p>
          </table:table-cell>
          <table:table-cell office:value-type="string" calcext:value-type="string">
            <text:p>1 bedroom apartment with 1 bathroom.This modern, sunny, fully furnished (no linen) 1st floor studio apartment is located in a secure building in Abel Smith Street.Facing east for good morning sun it is within an easy walk to the CBD, Cuba Street delights, public transport and all the best Wellington has to offer. <text:s/>Open plan living with adjacent kitchen including under bench oven, stove hobs, microwave and mini fridge, plus own ensuite bathroom. <text:s/>Shared laundry facilities onsite and roof deck is available to occupants.Power/Hot water on prepaid system.Suitable for up to 2 tenants.No pets or smokers.Agency reference #: VS130088</text:p>
          </table:table-cell>
          <table:table-cell office:value-type="float" office:value="313" calcext:value-type="float">
            <text:p>313</text:p>
          </table:table-cell>
          <table:table-cell office:value-type="string" calcext:value-type="string">
            <text:p>Sat 28 Jan</text:p>
          </table:table-cell>
          <table:table-cell office:value-type="string" calcext:value-type="string">
            <text:p>Under bench oven, range hood, bar fridge, x 2 burner electric hob, microwave</text:p>
          </table:table-cell>
          <table:table-cell table:number-columns-repeated="2"/>
          <table:table-cell office:value-type="string" calcext:value-type="string">
            <text:p>(None)</text:p>
          </table:table-cell>
          <table:table-cell office:value-type="string" calcext:value-type="string">
            <text:p>FCR106</text:p>
          </table:table-cell>
          <table:table-cell/>
          <table:table-cell table:number-columns-repeated="2" office:value-type="float" office:value="1" calcext:value-type="float">
            <text:p>1</text:p>
          </table:table-cell>
        </table:table-row>
        <table:table-row table:style-name="ro5">
          <table:table-cell office:value-type="string" calcext:value-type="string">
            <text:p>7C/126 The Terrace</text:p>
          </table:table-cell>
          <table:table-cell office:value-type="float" office:value="350" calcext:value-type="float">
            <text:p>350</text:p>
          </table:table-cell>
          <table:table-cell office:value-type="string" calcext:value-type="string">
            <text:p>Available Fri 17 Feb</text:p>
          </table:table-cell>
          <table:table-cell office:value-type="string" calcext:value-type="string">
            <text:p>Listed Today</text:p>
          </table:table-cell>
          <table:table-cell office:value-type="string" calcext:value-type="string">
            <text:p>http://www.trademe.co.nz/property/residential-property-to-rent/auction-1238923564.htm</text:p>
          </table:table-cell>
          <table:table-cell office:value-type="string" calcext:value-type="string">
            <text:p>Wellington Central, Wellington</text:p>
          </table:table-cell>
          <table:table-cell office:value-type="string" calcext:value-type="string">
            <text:p>7C/126 The Terrace</text:p>
            <text:p>Wellington Central</text:p>
            <text:p>Wellington</text:p>
            <text:p>Wellington</text:p>
          </table:table-cell>
          <table:table-cell office:value-type="string" calcext:value-type="string">
            <text:p>Reception</text:p>
          </table:table-cell>
          <table:table-cell office:value-type="string" calcext:value-type="string">
            <text:p>1 bedroom apartment with 1 bathroom.The Terrace - Fully furnished 1 double bedroom apartment. Excellent location,quiet, everything included - <text:s/>whiteware, cutlery, plates - just bring your linen. Book to view via viewing tracker or call our office on 04 4990100.Suitable for up to 2 tenants.No pets or smokers.Agency reference #: LQ110091</text:p>
          </table:table-cell>
          <table:table-cell office:value-type="float" office:value="304" calcext:value-type="float">
            <text:p>304</text:p>
          </table:table-cell>
          <table:table-cell office:value-type="string" calcext:value-type="string">
            <text:p>Fri 17 Feb</text:p>
          </table:table-cell>
          <table:table-cell office:value-type="string" calcext:value-type="string">
            <text:p>Washing/dr­ying machine,fr­idge/freezer, m/wave,TV, various other kitchen items.</text:p>
          </table:table-cell>
          <table:table-cell table:number-columns-repeated="2"/>
          <table:table-cell office:value-type="string" calcext:value-type="string">
            <text:p>(None)</text:p>
          </table:table-cell>
          <table:table-cell table:number-columns-repeated="2"/>
          <table:table-cell table:number-columns-repeated="2" office:value-type="float" office:value="1" calcext:value-type="float">
            <text:p>1</text:p>
          </table:table-cell>
        </table:table-row>
        <table:table-row table:style-name="ro5">
          <table:table-cell office:value-type="string" calcext:value-type="string">
            <text:p>5/1A Tocker Street</text:p>
          </table:table-cell>
          <table:table-cell office:value-type="float" office:value="180" calcext:value-type="float">
            <text:p>180</text:p>
          </table:table-cell>
          <table:table-cell office:value-type="string" calcext:value-type="string">
            <text:p>Available Tue 10 Jan</text:p>
          </table:table-cell>
          <table:table-cell office:value-type="string" calcext:value-type="string">
            <text:p>Listed Today</text:p>
          </table:table-cell>
          <table:table-cell office:value-type="string" calcext:value-type="string">
            <text:p>http://www.trademe.co.nz/property/residential-property-to-rent/auction-1238874473.htm</text:p>
          </table:table-cell>
          <table:table-cell office:value-type="string" calcext:value-type="string">
            <text:p>Taita, Lower Hutt</text:p>
          </table:table-cell>
          <table:table-cell office:value-type="string" calcext:value-type="string">
            <text:p>5/1A Tocker Street</text:p>
            <text:p>Taita</text:p>
            <text:p>Lower Hutt</text:p>
            <text:p>Wellington</text:p>
          </table:table-cell>
          <table:table-cell office:value-type="string" calcext:value-type="string">
            <text:p>Jenny Burns</text:p>
          </table:table-cell>
          <table:table-cell office:value-type="string" calcext:value-type="string">
            <text:p>1 bedroom unit with 1 bathroom.Spacious bedsit. This bedsit offers the best in bedsit living. Separate Kitchen, your own laundry and separate bathroom. Bathroom has a shower over the bath so best of both worlds.Located across the road from Sir Walter Nash stadium and in a beautifully maintained park. A hop skip and a jump from the train stations and Taita shops. To book a viewing click on the viewing tracker link and follow the prompts.Suitable for up to 2 tenants.No pets or smokers.Agency reference #: OXY46346</text:p>
          </table:table-cell>
          <table:table-cell office:value-type="float" office:value="301" calcext:value-type="float">
            <text:p>301</text:p>
          </table:table-cell>
          <table:table-cell office:value-type="string" calcext:value-type="string">
            <text:p>Tue 10 Jan</text:p>
          </table:table-cell>
          <table:table-cell office:value-type="string" calcext:value-type="string">
            <text:p>Stove, Light fittings,F­ixed floor finishings­, and window dressings.</text:p>
          </table:table-cell>
          <table:table-cell/>
          <table:table-cell office:value-type="string" calcext:value-type="string">
            <text:p>Close to Taita shops and train and bus stops.</text:p>
          </table:table-cell>
          <table:table-cell office:value-type="string" calcext:value-type="string">
            <text:p>On street and off street if available.</text:p>
          </table:table-cell>
          <table:table-cell office:value-type="string" calcext:value-type="string">
            <text:p>FCQ624</text:p>
          </table:table-cell>
          <table:table-cell/>
          <table:table-cell table:number-columns-repeated="2" office:value-type="float" office:value="1" calcext:value-type="float">
            <text:p>1</text:p>
          </table:table-cell>
        </table:table-row>
        <table:table-row table:style-name="ro5">
          <table:table-cell office:value-type="string" calcext:value-type="string">
            <text:p>165 Moxham Avenue</text:p>
          </table:table-cell>
          <table:table-cell office:value-type="float" office:value="195" calcext:value-type="float">
            <text:p>195</text:p>
          </table:table-cell>
          <table:table-cell office:value-type="string" calcext:value-type="string">
            <text:p>Available Tue 10 Jan</text:p>
          </table:table-cell>
          <table:table-cell office:value-type="string" calcext:value-type="string">
            <text:p>Listed Today</text:p>
          </table:table-cell>
          <table:table-cell office:value-type="string" calcext:value-type="string">
            <text:p>http://www.trademe.co.nz/property/residential-property-to-rent/auction-1238996096.htm</text:p>
          </table:table-cell>
          <table:table-cell office:value-type="string" calcext:value-type="string">
            <text:p>Hataitai, Wellington</text:p>
          </table:table-cell>
          <table:table-cell office:value-type="string" calcext:value-type="string">
            <text:p>165 Moxham Avenue</text:p>
            <text:p>Hataitai</text:p>
            <text:p>Wellington</text:p>
            <text:p>Wellington</text:p>
          </table:table-cell>
          <table:table-cell office:value-type="string" calcext:value-type="string">
            <text:p>Property Management Wellington</text:p>
          </table:table-cell>
          <table:table-cell office:value-type="string" calcext:value-type="string">
            <text:p>1 bedroom townhouse with 1 bathroom.165 Moxham Ave - Room 4Are you looking for; An amazing place to live?A place you can call homeA carefree lifestyle &amp; Stress Free living!A place where you have your own spaceA place where you room was big enough for everything you wantedNo need to worry about Finding Flatmates or Flatmates not paying their rent!Cleaners take care of the cleaning of all common areasThis lifestyle is just perfect!Do you want to be close to the city?Imagine if you could have all of this and more.165 Moxham Ave provides just that!Rent for room is $195 + $35 exp per Bookings to view are essentualThese rooms will rent very quickly!Fully furnished options availibleThe place has a professional, clean, mature and friendly environment.Benefits of 165 Moxham are; All day Sun3 story homeVery close to the cityIn one of Wellingtons top locationsA weekly Cleaner10GB Broadband Internet1 bathrooms42" Plasma Screen TVDish WasherLeather couchsBeautiful Timber dining tableExpenses Include:Power &amp; GasSKYBroadbandRubbish RemovalToilet PaperBasic maintanceSome other Basic suppliesDoes this sound like a lifestyle that you could get used to?To view the property call 04 384 7777 or go to www.portfolio.co.nzSuitable for one tenant.No pets.Agency reference #: 31/04</text:p>
          </table:table-cell>
          <table:table-cell office:value-type="float" office:value="289" calcext:value-type="float">
            <text:p>289</text:p>
          </table:table-cell>
          <table:table-cell office:value-type="string" calcext:value-type="string">
            <text:p>Tue 10 Jan</text:p>
          </table:table-cell>
          <table:table-cell office:value-type="string" calcext:value-type="string">
            <text:p>Fridge &amp;amp</text:p>
          </table:table-cell>
          <table:table-cell office:value-type="string" calcext:value-type="string">
            <text:p><text:s/>Washing Machine.</text:p>
          </table:table-cell>
          <table:table-cell office:value-type="string" calcext:value-type="string">
            <text:p>Profession­als or students.</text:p>
          </table:table-cell>
          <table:table-cell office:value-type="string" calcext:value-type="string">
            <text:p>- Good bus service in the area. <text:s text:c="2"/>- Close to shopping/r­etail area.</text:p>
          </table:table-cell>
          <table:table-cell/>
          <table:table-cell office:value-type="string" calcext:value-type="string">
            <text:p>FCR079</text:p>
          </table:table-cell>
          <table:table-cell office:value-type="string" calcext:value-type="string">
            <text:p>Yes</text:p>
          </table:table-cell>
          <table:table-cell office:value-type="float" office:value="1" calcext:value-type="float">
            <text:p>1</text:p>
          </table:table-cell>
        </table:table-row>
        <table:table-row table:style-name="ro5">
          <table:table-cell office:value-type="string" calcext:value-type="string">
            <text:p>30 Stockdale Street</text:p>
          </table:table-cell>
          <table:table-cell office:value-type="float" office:value="285" calcext:value-type="float">
            <text:p>285</text:p>
          </table:table-cell>
          <table:table-cell office:value-type="string" calcext:value-type="string">
            <text:p>Available Wed 29 Mar</text:p>
          </table:table-cell>
          <table:table-cell office:value-type="string" calcext:value-type="string">
            <text:p>Listed Today</text:p>
          </table:table-cell>
          <table:table-cell office:value-type="string" calcext:value-type="string">
            <text:p>http://www.trademe.co.nz/property/residential-property-to-rent/auction-1238979962.htm</text:p>
          </table:table-cell>
          <table:table-cell office:value-type="string" calcext:value-type="string">
            <text:p>Wainuiomata, Lower Hutt</text:p>
          </table:table-cell>
          <table:table-cell office:value-type="string" calcext:value-type="string">
            <text:p>30 Stockdale Street</text:p>
            <text:p>Wainuiomata</text:p>
            <text:p>Lower Hutt</text:p>
            <text:p>Wellington</text:p>
          </table:table-cell>
          <table:table-cell office:value-type="string" calcext:value-type="string">
            <text:p>Robert Hansen</text:p>
          </table:table-cell>
          <table:table-cell office:value-type="string" calcext:value-type="string">
            <text:p>2 bedroom house with 1 bathroom.**To view this property please book in at www.lpm.viewingtracker.com (please copy and paste this link).**This very tidy two bedroom unit has been well maintained. The property is one of just two units. The kitchen is spacious with plenty of storage and lots of bench space. <text:s/>There is a double and a single bedroom. The bathroom has a shower over the bath and there is a separate toilet. There is a separate laundry also. The property has been fully insulated.The outdoor area is low maintenance, there is a covered deck, and a single garage.Apply online www.lpmproperty.co.nz**To view this property please book in at www.lpm.viewingtracker.com (please copy and paste this link).**Suitable for up to 3 tenants.No pets or smokers.Agency reference #: WLP1831</text:p>
          </table:table-cell>
          <table:table-cell office:value-type="float" office:value="289" calcext:value-type="float">
            <text:p>289</text:p>
          </table:table-cell>
          <table:table-cell office:value-type="string" calcext:value-type="string">
            <text:p>Wed 29 Mar</text:p>
          </table:table-cell>
          <table:table-cell table:number-columns-repeated="3"/>
          <table:table-cell office:value-type="string" calcext:value-type="string">
            <text:p>Single garage</text:p>
          </table:table-cell>
          <table:table-cell office:value-type="string" calcext:value-type="string">
            <text:p>FCR002</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30 Chesterton Street</text:p>
          </table:table-cell>
          <table:table-cell office:value-type="float" office:value="290" calcext:value-type="float">
            <text:p>290</text:p>
          </table:table-cell>
          <table:table-cell office:value-type="string" calcext:value-type="string">
            <text:p>Available Sun 5 Feb</text:p>
          </table:table-cell>
          <table:table-cell office:value-type="string" calcext:value-type="string">
            <text:p>Listed Today</text:p>
          </table:table-cell>
          <table:table-cell office:value-type="string" calcext:value-type="string">
            <text:p>http://www.trademe.co.nz/property/residential-property-to-rent/auction-1239161232.htm</text:p>
          </table:table-cell>
          <table:table-cell office:value-type="string" calcext:value-type="string">
            <text:p>Johnsonville, Wellington</text:p>
          </table:table-cell>
          <table:table-cell office:value-type="string" calcext:value-type="string">
            <text:p>30 Chesterton Street</text:p>
            <text:p>Johnsonville</text:p>
            <text:p>Wellington</text:p>
            <text:p>Wellington</text:p>
          </table:table-cell>
          <table:table-cell/>
          <table:table-cell office:value-type="string" calcext:value-type="string">
            <text:p>1 bedroom unit with 1 bathroom.One bedroom unit downstairs with two french doors to a big deck from lounge and bedroom. Timber floor and beautiful view.Granny kitchen and bath room with shower box. Close to J'vill Mall, bus stop and train station.One car park at the door. Quiet and friendly environment.Call/text: Karen 027 8588979 to view. Please don't visit the place without arrangement as there's tenant living there now.No let fee.Suitable for one tenant.No pets or smokers.</text:p>
          </table:table-cell>
          <table:table-cell office:value-type="float" office:value="238" calcext:value-type="float">
            <text:p>238</text:p>
          </table:table-cell>
          <table:table-cell office:value-type="string" calcext:value-type="string">
            <text:p>Sun 5 Feb</text:p>
          </table:table-cell>
          <table:table-cell office:value-type="string" calcext:value-type="string">
            <text:p>Refrigerat­or</text:p>
          </table:table-cell>
          <table:table-cell office:value-type="string" calcext:value-type="string">
            <text:p><text:s/>Washing machine</text:p>
          </table:table-cell>
          <table:table-cell office:value-type="string" calcext:value-type="string">
            <text:p><text:s/>Microwave</text:p>
          </table:table-cell>
          <table:table-cell office:value-type="string" calcext:value-type="string">
            <text:p><text:s/>bed</text:p>
          </table:table-cell>
          <table:table-cell office:value-type="string" calcext:value-type="string">
            <text:p><text:s/>dinning table/chai­rs</text:p>
          </table:table-cell>
          <table:table-cell office:value-type="string" calcext:value-type="string">
            <text:p><text:s/>sofa</text:p>
          </table:table-cell>
          <table:table-cell office:value-type="string" calcext:value-type="string">
            <text:p><text:s/>fire alarm etc</text:p>
          </table:table-cell>
          <table:table-cell office:value-type="string" calcext:value-type="string">
            <text:p>Profession­al</text:p>
          </table:table-cell>
        </table:table-row>
        <table:table-row table:style-name="ro5">
          <table:table-cell office:value-type="string" calcext:value-type="string">
            <text:p>410/5 Aitken Street</text:p>
          </table:table-cell>
          <table:table-cell office:value-type="float" office:value="300" calcext:value-type="float">
            <text:p>300</text:p>
          </table:table-cell>
          <table:table-cell office:value-type="string" calcext:value-type="string">
            <text:p>Available Mon 16 Jan</text:p>
          </table:table-cell>
          <table:table-cell office:value-type="string" calcext:value-type="string">
            <text:p>Listed Today</text:p>
          </table:table-cell>
          <table:table-cell office:value-type="string" calcext:value-type="string">
            <text:p>http://www.trademe.co.nz/property/residential-property-to-rent/auction-1238779411.htm</text:p>
          </table:table-cell>
          <table:table-cell office:value-type="string" calcext:value-type="string">
            <text:p>Thorndon, Wellington</text:p>
          </table:table-cell>
          <table:table-cell office:value-type="string" calcext:value-type="string">
            <text:p>410/5 Aitken Street</text:p>
            <text:p>Thorndon</text:p>
            <text:p>Wellington</text:p>
            <text:p>Wellington</text:p>
          </table:table-cell>
          <table:table-cell office:value-type="string" calcext:value-type="string">
            <text:p>Awhina Karawana</text:p>
          </table:table-cell>
          <table:table-cell office:value-type="string" calcext:value-type="string">
            <text:p>1 bedroom apartment with 1 bathroom.This secure, fully furnished bedsit studio apartment, in Wellington's business hub, may just be what you are looking for. Furnished, with a sunny outlook on to Aitken Street, this apartment comes with a fully equipped kitchen, including whiteware, a combo washer/dryer, a double bed, small dresser and clothes hangar. <text:s/>The compact bathroom has a shower, with toilet and vanity. This apartment is located in a corporate area handy to Parliament, the bus and train station and all that the city has to offer.To make an enquiry or to book an appointment to view, simply click on the viewing tracker link and follow the prompts. Listing fee applies.Suitable for up to 2 tenants.No pets or smokers.Agency reference #: OXY1093</text:p>
          </table:table-cell>
          <table:table-cell office:value-type="float" office:value="238" calcext:value-type="float">
            <text:p>238</text:p>
          </table:table-cell>
          <table:table-cell office:value-type="string" calcext:value-type="string">
            <text:p>Mon 16 Jan</text:p>
          </table:table-cell>
          <table:table-cell office:value-type="string" calcext:value-type="string">
            <text:p>furnishing­s includes whiteware, combo washer/dry­er, double bed, small dresser and clothes hangar.</text:p>
          </table:table-cell>
          <table:table-cell/>
          <table:table-cell office:value-type="string" calcext:value-type="string">
            <text:p>Schools, government department­s, shops, new world supermarke­t, train station, CBD</text:p>
          </table:table-cell>
          <table:table-cell office:value-type="string" calcext:value-type="string">
            <text:p>Not entered</text:p>
          </table:table-cell>
          <table:table-cell table:number-columns-repeated="2"/>
          <table:table-cell table:number-columns-repeated="2" office:value-type="float" office:value="1" calcext:value-type="float">
            <text:p>1</text:p>
          </table:table-cell>
        </table:table-row>
        <table:table-row table:style-name="ro5">
          <table:table-cell office:value-type="string" calcext:value-type="string">
            <text:p>13b Karaka Street</text:p>
          </table:table-cell>
          <table:table-cell office:value-type="float" office:value="220" calcext:value-type="float">
            <text:p>220</text:p>
          </table:table-cell>
          <table:table-cell office:value-type="string" calcext:value-type="string">
            <text:p>Available Fri 17 Feb</text:p>
          </table:table-cell>
          <table:table-cell office:value-type="string" calcext:value-type="string">
            <text:p>Listed Today</text:p>
          </table:table-cell>
          <table:table-cell office:value-type="string" calcext:value-type="string">
            <text:p>http://www.trademe.co.nz/property/residential-property-to-rent/auction-1238933843.htm</text:p>
          </table:table-cell>
          <table:table-cell office:value-type="string" calcext:value-type="string">
            <text:p>Wainuiomata, Lower Hutt</text:p>
          </table:table-cell>
          <table:table-cell office:value-type="string" calcext:value-type="string">
            <text:p>13b Karaka Street</text:p>
            <text:p>Wainuiomata</text:p>
            <text:p>Lower Hutt</text:p>
            <text:p>Wellington</text:p>
          </table:table-cell>
          <table:table-cell office:value-type="string" calcext:value-type="string">
            <text:p>Robert Hansen</text:p>
          </table:table-cell>
          <table:table-cell office:value-type="string" calcext:value-type="string">
            <text:p>1 bedroom house with 1 bathroom.**To see this property please book in at www.lpm.viewingtracker.com (please copy and paste this link).** Spacious one bedroom middle unit. Separate kitchen, large lounge which receives plenty of natural light. <text:s/>Separate toilet and shower over bath. <text:s/>Built in wardrobe in the bedroom means there is plenty of space for your belongings and the DVS ventilation keeps you warm and dry!Apply online www.lpmproperty.co.nz**To see this property please book in at www.lpm.viewingtracker.com (please copy and paste this link).** Suitable for up to 2 tenants.No pets or smokers.Agency reference #: WLP1456</text:p>
          </table:table-cell>
          <table:table-cell office:value-type="float" office:value="205" calcext:value-type="float">
            <text:p>205</text:p>
          </table:table-cell>
          <table:table-cell office:value-type="string" calcext:value-type="string">
            <text:p>Fri 17 Feb</text:p>
          </table:table-cell>
          <table:table-cell table:number-columns-repeated="4"/>
          <table:table-cell office:value-type="string" calcext:value-type="string">
            <text:p>FCQ863</text:p>
          </table:table-cell>
          <table:table-cell/>
          <table:table-cell table:number-columns-repeated="2" office:value-type="float" office:value="1" calcext:value-type="float">
            <text:p>1</text:p>
          </table:table-cell>
        </table:table-row>
        <table:table-row table:style-name="ro5">
          <table:table-cell office:value-type="string" calcext:value-type="string">
            <text:p>713/35 Abel Smith Street</text:p>
          </table:table-cell>
          <table:table-cell office:value-type="float" office:value="295" calcext:value-type="float">
            <text:p>295</text:p>
          </table:table-cell>
          <table:table-cell office:value-type="string" calcext:value-type="string">
            <text:p>Available Fri 20 Jan</text:p>
          </table:table-cell>
          <table:table-cell office:value-type="string" calcext:value-type="string">
            <text:p>Listed Today</text:p>
          </table:table-cell>
          <table:table-cell office:value-type="string" calcext:value-type="string">
            <text:p>http://www.trademe.co.nz/property/residential-property-to-rent/auction-1239060723.htm</text:p>
          </table:table-cell>
          <table:table-cell office:value-type="string" calcext:value-type="string">
            <text:p>Te Aro, Wellington</text:p>
          </table:table-cell>
          <table:table-cell office:value-type="string" calcext:value-type="string">
            <text:p>713/35 Abel Smith Street</text:p>
            <text:p>Te Aro</text:p>
            <text:p>Wellington</text:p>
            <text:p>Wellington</text:p>
          </table:table-cell>
          <table:table-cell office:value-type="string" calcext:value-type="string">
            <text:p>Michael Daniel</text:p>
          </table:table-cell>
          <table:table-cell office:value-type="string" calcext:value-type="string">
            <text:p>1 bedroom apartment with 1 bathroom.**To view this property you must book in at www.teamgrouprentals.viewingtracker.com (please copy and paste the link)**This very tidy and fully furnished apartment in a great location. The apartment has recently been painted, it has a large bathroom with separate shower. Kitchen includes microwave and electric cooking.A self-service, coin operated washing machine and dryer are located within the apartment complex.Close to shops and transport.Break down of move in costs: 4 weeks bond, 1 weeks rent in advance and a letting fee of 1 weeks rent + GST**To view this property you must book in at www.teamgrouprentals.viewingtracker.com (please copy and paste the link)**No pets.Agency reference #: CHR672</text:p>
          </table:table-cell>
          <table:table-cell office:value-type="float" office:value="199" calcext:value-type="float">
            <text:p>199</text:p>
          </table:table-cell>
          <table:table-cell office:value-type="string" calcext:value-type="string">
            <text:p>Fri 20 Jan</text:p>
          </table:table-cell>
          <table:table-cell table:number-columns-repeated="4"/>
          <table:table-cell office:value-type="string" calcext:value-type="string">
            <text:p>FCR332</text:p>
          </table:table-cell>
          <table:table-cell/>
          <table:table-cell table:number-columns-repeated="2" office:value-type="float" office:value="1" calcext:value-type="float">
            <text:p>1</text:p>
          </table:table-cell>
        </table:table-row>
        <table:table-row table:style-name="ro5">
          <table:table-cell office:value-type="string" calcext:value-type="string">
            <text:p>Mill Rd</text:p>
          </table:table-cell>
          <table:table-cell office:value-type="float" office:value="320" calcext:value-type="float">
            <text:p>320</text:p>
          </table:table-cell>
          <table:table-cell office:value-type="string" calcext:value-type="string">
            <text:p>Available Fri 20 Jan</text:p>
          </table:table-cell>
          <table:table-cell office:value-type="string" calcext:value-type="string">
            <text:p>Listed Today</text:p>
          </table:table-cell>
          <table:table-cell office:value-type="string" calcext:value-type="string">
            <text:p>http://www.trademe.co.nz/property/residential-property-to-rent/auction-1238922681.htm</text:p>
          </table:table-cell>
          <table:table-cell office:value-type="string" calcext:value-type="string">
            <text:p>Otaki, Kapiti Coast</text:p>
          </table:table-cell>
          <table:table-cell office:value-type="string" calcext:value-type="string">
            <text:p>Mill Rd</text:p>
            <text:p>Otaki</text:p>
            <text:p>Kapiti Coast</text:p>
            <text:p>Wellington</text:p>
          </table:table-cell>
          <table:table-cell office:value-type="string" calcext:value-type="string">
            <text:p>Joanne Saunders</text:p>
          </table:table-cell>
          <table:table-cell office:value-type="string" calcext:value-type="string">
            <text:p>2 bedroom house with 1 bathroom.Two bedroom home with woodburner to keep you warm. <text:s/>Bath with shower. Kitchen with dining room. <text:s/>Large separate lounge. <text:s/>Numerous sheds. <text:s/>Fruit trees and vegetable garden. <text:s/>Water rates included.Walking distance to schools and other amenities.Good references required.Please email or ring to arrange a viewing.Agency reference #: Mill 121</text:p>
          </table:table-cell>
          <table:table-cell office:value-type="float" office:value="175" calcext:value-type="float">
            <text:p>175</text:p>
          </table:table-cell>
          <table:table-cell office:value-type="string" calcext:value-type="string">
            <text:p>Fri 20 Jan</text:p>
          </table:table-cell>
          <table:table-cell table:number-columns-repeated="4"/>
          <table:table-cell office:value-type="string" calcext:value-type="string">
            <text:p>FCQ818</text:p>
          </table:table-cell>
          <table:table-cell/>
          <table:table-cell office:value-type="float" office:value="1" calcext:value-type="float">
            <text:p>1</text:p>
          </table:table-cell>
          <table:table-cell office:value-type="float" office:value="2" calcext:value-type="float">
            <text:p>2</text:p>
          </table:table-cell>
        </table:table-row>
        <table:table-row table:style-name="ro5">
          <table:table-cell office:value-type="string" calcext:value-type="string">
            <text:p>3/35 Fitzherbert Street</text:p>
          </table:table-cell>
          <table:table-cell office:value-type="float" office:value="260" calcext:value-type="float">
            <text:p>260</text:p>
          </table:table-cell>
          <table:table-cell office:value-type="string" calcext:value-type="string">
            <text:p>Available Wed 25 Jan</text:p>
          </table:table-cell>
          <table:table-cell office:value-type="string" calcext:value-type="string">
            <text:p>Listed Today</text:p>
          </table:table-cell>
          <table:table-cell office:value-type="string" calcext:value-type="string">
            <text:p>http://www.trademe.co.nz/property/residential-property-to-rent/auction-1239030542.htm</text:p>
          </table:table-cell>
          <table:table-cell office:value-type="string" calcext:value-type="string">
            <text:p>Alicetown, Lower Hutt</text:p>
          </table:table-cell>
          <table:table-cell office:value-type="string" calcext:value-type="string">
            <text:p>3/35 Fitzherbert Street</text:p>
            <text:p>Alicetown</text:p>
            <text:p>Lower Hutt</text:p>
            <text:p>Wellington</text:p>
          </table:table-cell>
          <table:table-cell office:value-type="string" calcext:value-type="string">
            <text:p>Jenny Burns</text:p>
          </table:table-cell>
          <table:table-cell office:value-type="string" calcext:value-type="string">
            <text:p>1 bedroom unit with 1 bathroom.This neat and tidy 1 bedroom, ground floor flat is part of a well-maintained block in a good location.It's handy to 2 railway stations, buses, local shop, Hutt City, Petone and it has easy access to the Wellington motorway.It has a good sized bedroom, combined dining/living, a separate kitchen, a bathroom with shower box and a designated off street car park.It's perfect for you to commute to Wellington as it's a 2 minute walk to Ava station.Don't delay, make time to view this tidy flat today!To make an enquiry or to book an appointment to view, simply click on the Viewing Tracker link and follow the prompts.Suitable for up to 2 tenants.No pets or smokers.Agency reference #: OXY46495</text:p>
          </table:table-cell>
          <table:table-cell office:value-type="float" office:value="147" calcext:value-type="float">
            <text:p>147</text:p>
          </table:table-cell>
          <table:table-cell office:value-type="string" calcext:value-type="string">
            <text:p>Wed 25 Jan</text:p>
          </table:table-cell>
          <table:table-cell table:number-columns-repeated="4"/>
          <table:table-cell office:value-type="string" calcext:value-type="string">
            <text:p>FCR216</text:p>
          </table:table-cell>
          <table:table-cell/>
          <table:table-cell table:number-columns-repeated="2" office:value-type="float" office:value="1" calcext:value-type="float">
            <text:p>1</text:p>
          </table:table-cell>
        </table:table-row>
        <table:table-row table:style-name="ro5">
          <table:table-cell office:value-type="string" calcext:value-type="string">
            <text:p>517/12 Martin Sq</text:p>
          </table:table-cell>
          <table:table-cell office:value-type="float" office:value="310" calcext:value-type="float">
            <text:p>310</text:p>
          </table:table-cell>
          <table:table-cell office:value-type="string" calcext:value-type="string">
            <text:p>Available Sun 5 Feb</text:p>
          </table:table-cell>
          <table:table-cell office:value-type="string" calcext:value-type="string">
            <text:p>Listed Today</text:p>
          </table:table-cell>
          <table:table-cell office:value-type="string" calcext:value-type="string">
            <text:p>http://www.trademe.co.nz/property/residential-property-to-rent/auction-1239326646.htm</text:p>
          </table:table-cell>
          <table:table-cell office:value-type="string" calcext:value-type="string">
            <text:p>Mount Cook, Wellington</text:p>
          </table:table-cell>
          <table:table-cell office:value-type="string" calcext:value-type="string">
            <text:p>517/12 Martin Sq</text:p>
            <text:p>Mount Cook</text:p>
            <text:p>Wellington</text:p>
            <text:p>Wellington</text:p>
          </table:table-cell>
          <table:table-cell/>
          <table:table-cell office:value-type="string" calcext:value-type="string">
            <text:p>1 bedroom apartment with 1 bathroom.1 Room bed sit recently refurbished in desirable location, 5 mins walk to Courtney Place.Fully furnished, ensuite, 32inch wall mounted freeview TV, queen bed, storage cupboards wall mounted heater, two desks chairs, mini fridge, two ring hot plate, microwave, curtains. safe, secure building. Prefer long term tenants, 6 month minimum contract. Building is very multi cultural, close to both Massy and Vic UniProperty is controlled by a Bodycorp and all tenants are required to abide by all rules and regulations set out by the Bodycorp. <text:s/>A copy of Bodycorp Rules can be sent to perspective tenants if required. Viewing by appointment only as unit currently tenantedSuitable for up to 2 tenants.No pets or smokers.</text:p>
          </table:table-cell>
          <table:table-cell office:value-type="float" office:value="44" calcext:value-type="float">
            <text:p>44</text:p>
          </table:table-cell>
          <table:table-cell office:value-type="string" calcext:value-type="string">
            <text:p>Sun 5 Feb</text:p>
          </table:table-cell>
          <table:table-cell office:value-type="string" calcext:value-type="string">
            <text:p>Bond of $1240 to be held by Housing Nz Bond Services</text:p>
          </table:table-cell>
          <table:table-cell office:value-type="string" calcext:value-type="string">
            <text:p>Single profession­al or young couple</text:p>
          </table:table-cell>
          <table:table-cell office:value-type="string" calcext:value-type="string">
            <text:p>Shops, gas station, bars, restaurant­s, City!</text:p>
          </table:table-cell>
          <table:table-cell office:value-type="string" calcext:value-type="string">
            <text:p>on street parking only</text:p>
          </table:table-cell>
          <table:table-cell office:value-type="string" calcext:value-type="string">
            <text:p>FCR523</text:p>
          </table:table-cell>
          <table:table-cell office:value-type="string" calcext:value-type="string">
            <text:p>Yes</text:p>
          </table:table-cell>
          <table:table-cell table:number-columns-repeated="2" office:value-type="float" office:value="1" calcext:value-type="float">
            <text:p>1</text:p>
          </table:table-cell>
        </table:table-row>
        <table:table-row table:style-name="ro5">
          <table:table-cell office:value-type="string" calcext:value-type="string">
            <text:p>9/35 Campbell Terrace</text:p>
          </table:table-cell>
          <table:table-cell office:value-type="float" office:value="275" calcext:value-type="float">
            <text:p>275</text:p>
          </table:table-cell>
          <table:table-cell office:value-type="string" calcext:value-type="string">
            <text:p>Available Mon 30 Jan</text:p>
          </table:table-cell>
          <table:table-cell office:value-type="string" calcext:value-type="string">
            <text:p>Listed Today</text:p>
          </table:table-cell>
          <table:table-cell office:value-type="string" calcext:value-type="string">
            <text:p>http://www.trademe.co.nz/property/residential-property-to-rent/auction-1239324555.htm</text:p>
          </table:table-cell>
          <table:table-cell office:value-type="string" calcext:value-type="string">
            <text:p>Petone, Lower Hutt</text:p>
          </table:table-cell>
          <table:table-cell office:value-type="string" calcext:value-type="string">
            <text:p>9/35 Campbell Terrace</text:p>
            <text:p>Petone</text:p>
            <text:p>Lower Hutt</text:p>
            <text:p>Wellington</text:p>
          </table:table-cell>
          <table:table-cell office:value-type="string" calcext:value-type="string">
            <text:p>Karen McCrea</text:p>
          </table:table-cell>
          <table:table-cell office:value-type="string" calcext:value-type="string">
            <text:p>1 bedroom house with 1 bathroom.************To view this property you must book in at www.ascent.viewingtracker.com Please advise best day/time for viewing. **********Photos are indicative onlyFabulous and sunny upper floor flat in an extremely central location.This is in a quiet block of professional tenants. <text:s/>Separate kitchen and good size large lounge.This flat has a lovely double sized bedroom. The bathroom features a shower over the bath and vanity. <text:s/>The toilet is separate.This is an awesome location with everything accessible and within walking distance of all the cool dining and cafe experiences on Jackson Street. Close to the beach too for those early morning runs.12 month lease available.BOND $1100.00Letting fee $275.00First week rent in advanceTo view this property you must book in at www.ascent.viewingtracker.com Please be aware that the letting fee and one week rent in advance needs to be paid to secure the property and be removed from Trade Me.Suitable for up to 2 tenants.No pets or smokers.Agency reference #: ASN2152</text:p>
          </table:table-cell>
          <table:table-cell office:value-type="float" office:value="26" calcext:value-type="float">
            <text:p>26</text:p>
          </table:table-cell>
          <table:table-cell office:value-type="string" calcext:value-type="string">
            <text:p>Mon 30 Jan</text:p>
          </table:table-cell>
          <table:table-cell table:number-columns-repeated="6"/>
          <table:table-cell table:number-columns-repeated="2"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2">00/00/0000</text:date>, <text:time style:data-style-name="N2" text:time-value="09:27:47.35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12M11S</meta:editing-duration>
    <meta:editing-cycles>4</meta:editing-cycles>
    <meta:generator>LibreOffice/5.2.3.3$Windows_x86 LibreOffice_project/d54a8868f08a7b39642414cf2c8ef2f228f780cf</meta:generator>
    <dc:date>2017-01-12T10:44:48.154000000</dc:date>
    <meta:document-statistic meta:table-count="2" meta:cell-count="2625" meta:object-count="0"/>
    <meta:user-defined meta:name="Info 1"/>
    <meta:user-defined meta:name="Info 2"/>
    <meta:user-defined meta:name="Info 3"/>
    <meta:user-defined meta:name="Info 4"/>
  </office:meta>
</office:document-meta>
</file>